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 style:data-style-name="N121"/>
    <style:style style:name="ce7" style:family="table-cell" style:parent-style-name="Default" style:data-style-name="N0"/>
    <style:style style:name="ce8" style:family="table-cell" style:parent-style-name="Default" style:data-style-name="N124"/>
    <style:style style:name="ce9" style:family="table-cell" style:parent-style-name="Default" style:data-style-name="N128"/>
    <style:style style:name="ce10" style:family="table-cell" style:parent-style-name="Default" style:data-style-name="N130"/>
    <style:style style:name="ce11" style:family="table-cell" style:parent-style-name="Default" style:data-style-name="N132"/>
    <style:style style:name="ce13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2"/>
        <table:table-column table:style-name="co2" table:default-cell-style-name="ce8"/>
        <table:table-column table:style-name="co1" table:default-cell-style-name="ce12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ce10"/>
        <table:table-column table:style-name="co7" table:default-cell-style-name="ce11"/>
        <table:table-column table:style-name="co8" table:default-cell-style-name="ce12"/>
        <table:table-column table:style-name="co9" table:default-cell-style-name="ce11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velength(nm)</text:p>
          </table:table-cell>
          <table:table-cell table:style-name="Default" office:value-type="string" calcext:value-type="string">
            <text:p>rsLength</text:p>
          </table:table-cell>
          <table:table-cell office:value-type="string" calcext:value-type="string">
            <text:p>wavelength(nm)</text:p>
          </table:table-cell>
          <table:table-cell office:value-type="string" calcext:value-type="string">
            <text:p>absLength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refIndex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scntComp1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wlsComp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.0</text:p>
          </table:table-cell>
          <table:table-cell table:style-name="ce7" office:value-type="float" office:value="1935.36836111159" calcext:value-type="float">
            <text:p>1935.36836111159</text:p>
          </table:table-cell>
          <table:table-cell office:value-type="float" office:value="200" calcext:value-type="float">
            <text:p>200.0</text:p>
          </table:table-cell>
          <table:table-cell office:value-type="float" office:value="8.58570497950027" calcext:value-type="float">
            <text:p>8.58570497950027</text:p>
          </table:table-cell>
          <table:table-cell office:value-type="float" office:value="200" calcext:value-type="float">
            <text:p>200.00000</text:p>
          </table:table-cell>
          <table:table-cell office:value-type="float" office:value="1.43215704156193" calcext:value-type="float">
            <text:p>1.43216</text:p>
          </table:table-cell>
          <table:table-cell office:value-type="float" office:value="222" calcext:value-type="float">
            <text:p>222.0</text:p>
          </table:table-cell>
          <table:table-cell office:value-type="float" office:value="0.0360006124" calcext:value-type="float">
            <text:p>3.6001E-02</text:p>
          </table:table-cell>
          <table:table-cell table:style-name="ce10" office:value-type="float" office:value="222" calcext:value-type="float">
            <text:p>222.0</text:p>
          </table:table-cell>
          <table:table-cell office:value-type="float" office:value="0.0360006124" calcext:value-type="float">
            <text:p>3.6001E-02</text:p>
          </table:table-cell>
          <table:table-cell table:style-name="ce13"/>
          <table:table-cell/>
        </table:table-row>
        <table:table-row table:style-name="ro1">
          <table:table-cell office:value-type="float" office:value="204" calcext:value-type="float">
            <text:p>204.0</text:p>
          </table:table-cell>
          <table:table-cell table:style-name="ce7" office:value-type="float" office:value="2110.07446110442" calcext:value-type="float">
            <text:p>2110.07446110442</text:p>
          </table:table-cell>
          <table:table-cell office:value-type="float" office:value="204" calcext:value-type="float">
            <text:p>204.0</text:p>
          </table:table-cell>
          <table:table-cell office:value-type="float" office:value="8.56280581382851" calcext:value-type="float">
            <text:p>8.56280581382851</text:p>
          </table:table-cell>
          <table:table-cell office:value-type="float" office:value="203.015075376884" calcext:value-type="float">
            <text:p>203.01508</text:p>
          </table:table-cell>
          <table:table-cell office:value-type="float" office:value="1.42766873166627" calcext:value-type="float">
            <text:p>1.42767</text:p>
          </table:table-cell>
          <table:table-cell office:value-type="float" office:value="222.4" calcext:value-type="float">
            <text:p>222.4</text:p>
          </table:table-cell>
          <table:table-cell office:value-type="float" office:value="0.0434853417" calcext:value-type="float">
            <text:p>4.3485E-02</text:p>
          </table:table-cell>
          <table:table-cell table:style-name="ce10" office:value-type="float" office:value="222.4" calcext:value-type="float">
            <text:p>222.4</text:p>
          </table:table-cell>
          <table:table-cell office:value-type="float" office:value="0.0434853417" calcext:value-type="float">
            <text:p>4.3485E-02</text:p>
          </table:table-cell>
          <table:table-cell table:style-name="ce13"/>
          <table:table-cell/>
        </table:table-row>
        <table:table-row table:style-name="ro1">
          <table:table-cell office:value-type="float" office:value="208" calcext:value-type="float">
            <text:p>208.0</text:p>
          </table:table-cell>
          <table:table-cell table:style-name="ce7" office:value-type="float" office:value="2287.13406034563" calcext:value-type="float">
            <text:p>2287.13406034563</text:p>
          </table:table-cell>
          <table:table-cell office:value-type="float" office:value="208" calcext:value-type="float">
            <text:p>208.0</text:p>
          </table:table-cell>
          <table:table-cell office:value-type="float" office:value="8.52647652481817" calcext:value-type="float">
            <text:p>8.52647652481817</text:p>
          </table:table-cell>
          <table:table-cell office:value-type="float" office:value="206.030150753769" calcext:value-type="float">
            <text:p>206.03015</text:p>
          </table:table-cell>
          <table:table-cell office:value-type="float" office:value="1.42355518206515" calcext:value-type="float">
            <text:p>1.42356</text:p>
          </table:table-cell>
          <table:table-cell office:value-type="float" office:value="222.8" calcext:value-type="float">
            <text:p>222.8</text:p>
          </table:table-cell>
          <table:table-cell office:value-type="float" office:value="0.0432652238" calcext:value-type="float">
            <text:p>4.3265E-02</text:p>
          </table:table-cell>
          <table:table-cell table:style-name="ce10" office:value-type="float" office:value="222.8" calcext:value-type="float">
            <text:p>222.8</text:p>
          </table:table-cell>
          <table:table-cell office:value-type="float" office:value="0.0432652238" calcext:value-type="float">
            <text:p>4.3265E-02</text:p>
          </table:table-cell>
          <table:table-cell table:style-name="ce13"/>
          <table:table-cell/>
        </table:table-row>
        <table:table-row table:style-name="ro1">
          <table:table-cell office:value-type="float" office:value="212" calcext:value-type="float">
            <text:p>212.0</text:p>
          </table:table-cell>
          <table:table-cell table:style-name="ce7" office:value-type="float" office:value="2466.68787083002" calcext:value-type="float">
            <text:p>2466.68787083002</text:p>
          </table:table-cell>
          <table:table-cell office:value-type="float" office:value="212" calcext:value-type="float">
            <text:p>212.0</text:p>
          </table:table-cell>
          <table:table-cell office:value-type="float" office:value="8.48580995604083" calcext:value-type="float">
            <text:p>8.48580995604083</text:p>
          </table:table-cell>
          <table:table-cell office:value-type="float" office:value="209.045226130653" calcext:value-type="float">
            <text:p>209.04523</text:p>
          </table:table-cell>
          <table:table-cell office:value-type="float" office:value="1.41977084820727" calcext:value-type="float">
            <text:p>1.41977</text:p>
          </table:table-cell>
          <table:table-cell office:value-type="float" office:value="223.2" calcext:value-type="float">
            <text:p>223.2</text:p>
          </table:table-cell>
          <table:table-cell office:value-type="float" office:value="0.02600129" calcext:value-type="float">
            <text:p>2.6001E-02</text:p>
          </table:table-cell>
          <table:table-cell table:style-name="ce10" office:value-type="float" office:value="223.2" calcext:value-type="float">
            <text:p>223.2</text:p>
          </table:table-cell>
          <table:table-cell office:value-type="float" office:value="0.02600129" calcext:value-type="float">
            <text:p>2.6001E-02</text:p>
          </table:table-cell>
          <table:table-cell table:style-name="ce13"/>
          <table:table-cell/>
        </table:table-row>
        <table:table-row table:style-name="ro1">
          <table:table-cell office:value-type="float" office:value="216" calcext:value-type="float">
            <text:p>216.0</text:p>
          </table:table-cell>
          <table:table-cell table:style-name="ce7" office:value-type="float" office:value="2648.82538169275" calcext:value-type="float">
            <text:p>2648.82538169275</text:p>
          </table:table-cell>
          <table:table-cell office:value-type="float" office:value="216" calcext:value-type="float">
            <text:p>216.0</text:p>
          </table:table-cell>
          <table:table-cell office:value-type="float" office:value="8.44041011538743" calcext:value-type="float">
            <text:p>8.44041011538743</text:p>
          </table:table-cell>
          <table:table-cell office:value-type="float" office:value="212.060301507538" calcext:value-type="float">
            <text:p>212.06030</text:p>
          </table:table-cell>
          <table:table-cell office:value-type="float" office:value="1.41627635226467" calcext:value-type="float">
            <text:p>1.41628</text:p>
          </table:table-cell>
          <table:table-cell office:value-type="float" office:value="223.6" calcext:value-type="float">
            <text:p>223.6</text:p>
          </table:table-cell>
          <table:table-cell office:value-type="float" office:value="0.0233379271" calcext:value-type="float">
            <text:p>2.3338E-02</text:p>
          </table:table-cell>
          <table:table-cell table:style-name="ce10" office:value-type="float" office:value="223.6" calcext:value-type="float">
            <text:p>223.6</text:p>
          </table:table-cell>
          <table:table-cell office:value-type="float" office:value="0.0233379271" calcext:value-type="float">
            <text:p>2.3338E-02</text:p>
          </table:table-cell>
          <table:table-cell table:style-name="ce13"/>
          <table:table-cell/>
        </table:table-row>
        <table:table-row table:style-name="ro1">
          <table:table-cell office:value-type="float" office:value="220" calcext:value-type="float">
            <text:p>220.0</text:p>
          </table:table-cell>
          <table:table-cell table:style-name="ce7" office:value-type="float" office:value="2833.59348006602" calcext:value-type="float">
            <text:p>2833.59348006602</text:p>
          </table:table-cell>
          <table:table-cell office:value-type="float" office:value="220" calcext:value-type="float">
            <text:p>220.0</text:p>
          </table:table-cell>
          <table:table-cell office:value-type="float" office:value="8.38868522359733" calcext:value-type="float">
            <text:p>8.38868522359733</text:p>
          </table:table-cell>
          <table:table-cell office:value-type="float" office:value="215.075376884422" calcext:value-type="float">
            <text:p>215.07538</text:p>
          </table:table-cell>
          <table:table-cell office:value-type="float" office:value="1.41303666017151" calcext:value-type="float">
            <text:p>1.41304</text:p>
          </table:table-cell>
          <table:table-cell office:value-type="float" office:value="224" calcext:value-type="float">
            <text:p>224.0</text:p>
          </table:table-cell>
          <table:table-cell office:value-type="float" office:value="0.033721551" calcext:value-type="float">
            <text:p>3.3722E-02</text:p>
          </table:table-cell>
          <table:table-cell table:style-name="ce10" office:value-type="float" office:value="224" calcext:value-type="float">
            <text:p>224.0</text:p>
          </table:table-cell>
          <table:table-cell office:value-type="float" office:value="0.033721551" calcext:value-type="float">
            <text:p>3.3722E-02</text:p>
          </table:table-cell>
          <table:table-cell table:style-name="ce13"/>
          <table:table-cell/>
        </table:table-row>
        <table:table-row table:style-name="ro1">
          <table:table-cell office:value-type="float" office:value="224" calcext:value-type="float">
            <text:p>224.0</text:p>
          </table:table-cell>
          <table:table-cell table:style-name="ce7" office:value-type="float" office:value="3063.59824121194" calcext:value-type="float">
            <text:p>3063.59824121194</text:p>
          </table:table-cell>
          <table:table-cell office:value-type="float" office:value="224" calcext:value-type="float">
            <text:p>224.0</text:p>
          </table:table-cell>
          <table:table-cell office:value-type="float" office:value="8.33476903049581" calcext:value-type="float">
            <text:p>8.33476903049581</text:p>
          </table:table-cell>
          <table:table-cell office:value-type="float" office:value="218.090452261307" calcext:value-type="float">
            <text:p>218.09045</text:p>
          </table:table-cell>
          <table:table-cell office:value-type="float" office:value="1.40975277897201" calcext:value-type="float">
            <text:p>1.40975</text:p>
          </table:table-cell>
          <table:table-cell office:value-type="float" office:value="224.4" calcext:value-type="float">
            <text:p>224.4</text:p>
          </table:table-cell>
          <table:table-cell office:value-type="float" office:value="0.029973259" calcext:value-type="float">
            <text:p>2.9973E-02</text:p>
          </table:table-cell>
          <table:table-cell table:style-name="ce10" office:value-type="float" office:value="224.4" calcext:value-type="float">
            <text:p>224.4</text:p>
          </table:table-cell>
          <table:table-cell office:value-type="float" office:value="0.029973259" calcext:value-type="float">
            <text:p>2.9973E-02</text:p>
          </table:table-cell>
          <table:table-cell table:style-name="ce13"/>
          <table:table-cell/>
        </table:table-row>
        <table:table-row table:style-name="ro1">
          <table:table-cell office:value-type="float" office:value="228" calcext:value-type="float">
            <text:p>228.0</text:p>
          </table:table-cell>
          <table:table-cell table:style-name="ce7" office:value-type="float" office:value="3296.43816966641" calcext:value-type="float">
            <text:p>3296.43816966641</text:p>
          </table:table-cell>
          <table:table-cell office:value-type="float" office:value="228" calcext:value-type="float">
            <text:p>228.0</text:p>
          </table:table-cell>
          <table:table-cell office:value-type="float" office:value="8.27710484094689" calcext:value-type="float">
            <text:p>8.27710484094689</text:p>
          </table:table-cell>
          <table:table-cell office:value-type="float" office:value="221.105527638191" calcext:value-type="float">
            <text:p>221.10553</text:p>
          </table:table-cell>
          <table:table-cell office:value-type="float" office:value="1.40634755801055" calcext:value-type="float">
            <text:p>1.40635</text:p>
          </table:table-cell>
          <table:table-cell office:value-type="float" office:value="224.8" calcext:value-type="float">
            <text:p>224.8</text:p>
          </table:table-cell>
          <table:table-cell office:value-type="float" office:value="0.0334315864" calcext:value-type="float">
            <text:p>3.3432E-02</text:p>
          </table:table-cell>
          <table:table-cell table:style-name="ce10" office:value-type="float" office:value="224.8" calcext:value-type="float">
            <text:p>224.8</text:p>
          </table:table-cell>
          <table:table-cell office:value-type="float" office:value="0.0334315864" calcext:value-type="float">
            <text:p>3.3432E-02</text:p>
          </table:table-cell>
          <table:table-cell table:style-name="ce13"/>
          <table:table-cell/>
        </table:table-row>
        <table:table-row table:style-name="ro1">
          <table:table-cell office:value-type="float" office:value="232" calcext:value-type="float">
            <text:p>232.0</text:p>
          </table:table-cell>
          <table:table-cell table:style-name="ce7" office:value-type="float" office:value="3532.26510900587" calcext:value-type="float">
            <text:p>3532.26510900587</text:p>
          </table:table-cell>
          <table:table-cell office:value-type="float" office:value="232" calcext:value-type="float">
            <text:p>232.0</text:p>
          </table:table-cell>
          <table:table-cell office:value-type="float" office:value="8.21682943694721" calcext:value-type="float">
            <text:p>8.21682943694721</text:p>
          </table:table-cell>
          <table:table-cell office:value-type="float" office:value="224.120603015075" calcext:value-type="float">
            <text:p>224.12060</text:p>
          </table:table-cell>
          <table:table-cell office:value-type="float" office:value="1.40287324339518" calcext:value-type="float">
            <text:p>1.40287</text:p>
          </table:table-cell>
          <table:table-cell office:value-type="float" office:value="225.2" calcext:value-type="float">
            <text:p>225.2</text:p>
          </table:table-cell>
          <table:table-cell office:value-type="float" office:value="0.0189800738" calcext:value-type="float">
            <text:p>1.8980E-02</text:p>
          </table:table-cell>
          <table:table-cell table:style-name="ce10" office:value-type="float" office:value="225.2" calcext:value-type="float">
            <text:p>225.2</text:p>
          </table:table-cell>
          <table:table-cell office:value-type="float" office:value="0.0189800738" calcext:value-type="float">
            <text:p>1.8980E-02</text:p>
          </table:table-cell>
          <table:table-cell table:style-name="ce13"/>
          <table:table-cell/>
        </table:table-row>
        <table:table-row table:style-name="ro1">
          <table:table-cell office:value-type="float" office:value="236" calcext:value-type="float">
            <text:p>236.0</text:p>
          </table:table-cell>
          <table:table-cell table:style-name="ce7" office:value-type="float" office:value="3771.18015094153" calcext:value-type="float">
            <text:p>3771.18015094153</text:p>
          </table:table-cell>
          <table:table-cell office:value-type="float" office:value="236" calcext:value-type="float">
            <text:p>236.0</text:p>
          </table:table-cell>
          <table:table-cell office:value-type="float" office:value="8.15470277733356" calcext:value-type="float">
            <text:p>8.15470277733356</text:p>
          </table:table-cell>
          <table:table-cell office:value-type="float" office:value="227.13567839196" calcext:value-type="float">
            <text:p>227.13568</text:p>
          </table:table-cell>
          <table:table-cell office:value-type="float" office:value="1.3994782844787" calcext:value-type="float">
            <text:p>1.39948</text:p>
          </table:table-cell>
          <table:table-cell office:value-type="float" office:value="225.6" calcext:value-type="float">
            <text:p>225.6</text:p>
          </table:table-cell>
          <table:table-cell office:value-type="float" office:value="0.0388781665" calcext:value-type="float">
            <text:p>3.8878E-02</text:p>
          </table:table-cell>
          <table:table-cell table:style-name="ce10" office:value-type="float" office:value="225.6" calcext:value-type="float">
            <text:p>225.6</text:p>
          </table:table-cell>
          <table:table-cell office:value-type="float" office:value="0.0388781665" calcext:value-type="float">
            <text:p>3.8878E-02</text:p>
          </table:table-cell>
          <table:table-cell table:style-name="ce13"/>
          <table:table-cell/>
        </table:table-row>
        <table:table-row table:style-name="ro1">
          <table:table-cell office:value-type="float" office:value="240" calcext:value-type="float">
            <text:p>240.0</text:p>
          </table:table-cell>
          <table:table-cell table:style-name="ce7" office:value-type="float" office:value="4013.2411115258" calcext:value-type="float">
            <text:p>4013.2411115258</text:p>
          </table:table-cell>
          <table:table-cell office:value-type="float" office:value="240" calcext:value-type="float">
            <text:p>240.0</text:p>
          </table:table-cell>
          <table:table-cell office:value-type="float" office:value="8.09124655788053" calcext:value-type="float">
            <text:p>8.09124655788053</text:p>
          </table:table-cell>
          <table:table-cell office:value-type="float" office:value="230.150753768844" calcext:value-type="float">
            <text:p>230.15075</text:p>
          </table:table-cell>
          <table:table-cell office:value-type="float" office:value="1.39625809075064" calcext:value-type="float">
            <text:p>1.39626</text:p>
          </table:table-cell>
          <table:table-cell office:value-type="float" office:value="226" calcext:value-type="float">
            <text:p>226.0</text:p>
          </table:table-cell>
          <table:table-cell office:value-type="float" office:value="0.0361808399" calcext:value-type="float">
            <text:p>3.6181E-02</text:p>
          </table:table-cell>
          <table:table-cell table:style-name="ce10" office:value-type="float" office:value="226" calcext:value-type="float">
            <text:p>226.0</text:p>
          </table:table-cell>
          <table:table-cell office:value-type="float" office:value="0.0361808399" calcext:value-type="float">
            <text:p>3.6181E-02</text:p>
          </table:table-cell>
          <table:table-cell table:style-name="ce13"/>
          <table:table-cell/>
        </table:table-row>
        <table:table-row table:style-name="ro1">
          <table:table-cell office:value-type="float" office:value="244" calcext:value-type="float">
            <text:p>244.0</text:p>
          </table:table-cell>
          <table:table-cell table:style-name="ce7" office:value-type="float" office:value="4309.13287665175" calcext:value-type="float">
            <text:p>4309.13287665175</text:p>
          </table:table-cell>
          <table:table-cell office:value-type="float" office:value="244" calcext:value-type="float">
            <text:p>244.0</text:p>
          </table:table-cell>
          <table:table-cell office:value-type="float" office:value="8.02774679786984" calcext:value-type="float">
            <text:p>8.02774679786984</text:p>
          </table:table-cell>
          <table:table-cell office:value-type="float" office:value="233.165829145729" calcext:value-type="float">
            <text:p>233.16583</text:p>
          </table:table-cell>
          <table:table-cell office:value-type="float" office:value="1.39341612315222" calcext:value-type="float">
            <text:p>1.39342</text:p>
          </table:table-cell>
          <table:table-cell office:value-type="float" office:value="226.4" calcext:value-type="float">
            <text:p>226.4</text:p>
          </table:table-cell>
          <table:table-cell office:value-type="float" office:value="0.0330346063" calcext:value-type="float">
            <text:p>3.3035E-02</text:p>
          </table:table-cell>
          <table:table-cell table:style-name="ce10" office:value-type="float" office:value="226.4" calcext:value-type="float">
            <text:p>226.4</text:p>
          </table:table-cell>
          <table:table-cell office:value-type="float" office:value="0.0330346063" calcext:value-type="float">
            <text:p>3.3035E-02</text:p>
          </table:table-cell>
          <table:table-cell table:style-name="ce13"/>
          <table:table-cell/>
        </table:table-row>
        <table:table-row table:style-name="ro1">
          <table:table-cell office:value-type="float" office:value="248" calcext:value-type="float">
            <text:p>248.0</text:p>
          </table:table-cell>
          <table:table-cell table:style-name="ce7" office:value-type="float" office:value="4608.39305631486" calcext:value-type="float">
            <text:p>4608.39305631486</text:p>
          </table:table-cell>
          <table:table-cell office:value-type="float" office:value="248" calcext:value-type="float">
            <text:p>248.0</text:p>
          </table:table-cell>
          <table:table-cell office:value-type="float" office:value="7.9631010347125" calcext:value-type="float">
            <text:p>7.9631010347125</text:p>
          </table:table-cell>
          <table:table-cell office:value-type="float" office:value="236.180904522613" calcext:value-type="float">
            <text:p>236.18090</text:p>
          </table:table-cell>
          <table:table-cell office:value-type="float" office:value="1.39085621429493" calcext:value-type="float">
            <text:p>1.39086</text:p>
          </table:table-cell>
          <table:table-cell office:value-type="float" office:value="226.8" calcext:value-type="float">
            <text:p>226.8</text:p>
          </table:table-cell>
          <table:table-cell office:value-type="float" office:value="0.0294763364" calcext:value-type="float">
            <text:p>2.9476E-02</text:p>
          </table:table-cell>
          <table:table-cell table:style-name="ce10" office:value-type="float" office:value="226.8" calcext:value-type="float">
            <text:p>226.8</text:p>
          </table:table-cell>
          <table:table-cell office:value-type="float" office:value="0.0294763364" calcext:value-type="float">
            <text:p>2.9476E-02</text:p>
          </table:table-cell>
          <table:table-cell table:style-name="ce13"/>
          <table:table-cell/>
        </table:table-row>
        <table:table-row table:style-name="ro1">
          <table:table-cell office:value-type="float" office:value="252" calcext:value-type="float">
            <text:p>252.0</text:p>
          </table:table-cell>
          <table:table-cell table:style-name="ce7" office:value-type="float" office:value="4911.17722513323" calcext:value-type="float">
            <text:p>4911.17722513323</text:p>
          </table:table-cell>
          <table:table-cell office:value-type="float" office:value="252" calcext:value-type="float">
            <text:p>252.0</text:p>
          </table:table-cell>
          <table:table-cell office:value-type="float" office:value="7.8975848978656" calcext:value-type="float">
            <text:p>7.8975848978656</text:p>
          </table:table-cell>
          <table:table-cell office:value-type="float" office:value="239.195979899497" calcext:value-type="float">
            <text:p>239.19598</text:p>
          </table:table-cell>
          <table:table-cell office:value-type="float" office:value="1.3885151510231" calcext:value-type="float">
            <text:p>1.38852</text:p>
          </table:table-cell>
          <table:table-cell office:value-type="float" office:value="227.2" calcext:value-type="float">
            <text:p>227.2</text:p>
          </table:table-cell>
          <table:table-cell office:value-type="float" office:value="0.0412574183" calcext:value-type="float">
            <text:p>4.1257E-02</text:p>
          </table:table-cell>
          <table:table-cell table:style-name="ce10" office:value-type="float" office:value="227.2" calcext:value-type="float">
            <text:p>227.2</text:p>
          </table:table-cell>
          <table:table-cell office:value-type="float" office:value="0.0412574183" calcext:value-type="float">
            <text:p>4.1257E-02</text:p>
          </table:table-cell>
          <table:table-cell table:style-name="ce13"/>
          <table:table-cell/>
        </table:table-row>
        <table:table-row table:style-name="ro1">
          <table:table-cell office:value-type="float" office:value="256" calcext:value-type="float">
            <text:p>256.0</text:p>
          </table:table-cell>
          <table:table-cell table:style-name="ce7" office:value-type="float" office:value="5217.60170773722" calcext:value-type="float">
            <text:p>5217.60170773722</text:p>
          </table:table-cell>
          <table:table-cell office:value-type="float" office:value="256" calcext:value-type="float">
            <text:p>256.0</text:p>
          </table:table-cell>
          <table:table-cell office:value-type="float" office:value="7.83139272845674" calcext:value-type="float">
            <text:p>7.83139272845674</text:p>
          </table:table-cell>
          <table:table-cell office:value-type="float" office:value="242.211055276382" calcext:value-type="float">
            <text:p>242.21106</text:p>
          </table:table-cell>
          <table:table-cell office:value-type="float" office:value="1.38635381485846" calcext:value-type="float">
            <text:p>1.38635</text:p>
          </table:table-cell>
          <table:table-cell office:value-type="float" office:value="227.6" calcext:value-type="float">
            <text:p>227.6</text:p>
          </table:table-cell>
          <table:table-cell office:value-type="float" office:value="0.0198393893" calcext:value-type="float">
            <text:p>1.9839E-02</text:p>
          </table:table-cell>
          <table:table-cell table:style-name="ce10" office:value-type="float" office:value="227.6" calcext:value-type="float">
            <text:p>227.6</text:p>
          </table:table-cell>
          <table:table-cell office:value-type="float" office:value="0.0198393893" calcext:value-type="float">
            <text:p>1.9839E-02</text:p>
          </table:table-cell>
          <table:table-cell table:style-name="ce13"/>
          <table:table-cell/>
        </table:table-row>
        <table:table-row table:style-name="ro1">
          <table:table-cell office:value-type="float" office:value="260" calcext:value-type="float">
            <text:p>260.0</text:p>
          </table:table-cell>
          <table:table-cell table:style-name="ce7" office:value-type="float" office:value="5527.72418195956" calcext:value-type="float">
            <text:p>5527.72418195956</text:p>
          </table:table-cell>
          <table:table-cell office:value-type="float" office:value="260" calcext:value-type="float">
            <text:p>260.0</text:p>
          </table:table-cell>
          <table:table-cell office:value-type="float" office:value="7.76466556575007" calcext:value-type="float">
            <text:p>7.76466556575007</text:p>
          </table:table-cell>
          <table:table-cell office:value-type="float" office:value="245.226130653266" calcext:value-type="float">
            <text:p>245.22613</text:p>
          </table:table-cell>
          <table:table-cell office:value-type="float" office:value="1.38433808069098" calcext:value-type="float">
            <text:p>1.38434</text:p>
          </table:table-cell>
          <table:table-cell office:value-type="float" office:value="228" calcext:value-type="float">
            <text:p>228.0</text:p>
          </table:table-cell>
          <table:table-cell office:value-type="float" office:value="0.0250410021" calcext:value-type="float">
            <text:p>2.5041E-02</text:p>
          </table:table-cell>
          <table:table-cell table:style-name="ce10" office:value-type="float" office:value="228" calcext:value-type="float">
            <text:p>228.0</text:p>
          </table:table-cell>
          <table:table-cell office:value-type="float" office:value="0.0250410021" calcext:value-type="float">
            <text:p>2.5041E-02</text:p>
          </table:table-cell>
          <table:table-cell table:style-name="ce13"/>
          <table:table-cell/>
        </table:table-row>
        <table:table-row table:style-name="ro1">
          <table:table-cell office:value-type="float" office:value="264" calcext:value-type="float">
            <text:p>264.0</text:p>
          </table:table-cell>
          <table:table-cell table:style-name="ce7" office:value-type="float" office:value="5901.02236301748" calcext:value-type="float">
            <text:p>5901.02236301748</text:p>
          </table:table-cell>
          <table:table-cell office:value-type="float" office:value="264" calcext:value-type="float">
            <text:p>264.0</text:p>
          </table:table-cell>
          <table:table-cell office:value-type="float" office:value="7.69789629423016" calcext:value-type="float">
            <text:p>7.69789629423016</text:p>
          </table:table-cell>
          <table:table-cell office:value-type="float" office:value="248.241206030151" calcext:value-type="float">
            <text:p>248.24121</text:p>
          </table:table-cell>
          <table:table-cell office:value-type="float" office:value="1.38244880920629" calcext:value-type="float">
            <text:p>1.38245</text:p>
          </table:table-cell>
          <table:table-cell office:value-type="float" office:value="228.4" calcext:value-type="float">
            <text:p>228.4</text:p>
          </table:table-cell>
          <table:table-cell office:value-type="float" office:value="0.0380327292" calcext:value-type="float">
            <text:p>3.8033E-02</text:p>
          </table:table-cell>
          <table:table-cell table:style-name="ce10" office:value-type="float" office:value="228.4" calcext:value-type="float">
            <text:p>228.4</text:p>
          </table:table-cell>
          <table:table-cell office:value-type="float" office:value="0.0380327292" calcext:value-type="float">
            <text:p>3.8033E-02</text:p>
          </table:table-cell>
          <table:table-cell table:style-name="ce13"/>
          <table:table-cell/>
        </table:table-row>
        <table:table-row table:style-name="ro1">
          <table:table-cell office:value-type="float" office:value="268" calcext:value-type="float">
            <text:p>268.0</text:p>
          </table:table-cell>
          <table:table-cell table:style-name="ce7" office:value-type="float" office:value="6278.26273364901" calcext:value-type="float">
            <text:p>6278.26273364901</text:p>
          </table:table-cell>
          <table:table-cell office:value-type="float" office:value="268" calcext:value-type="float">
            <text:p>268.0</text:p>
          </table:table-cell>
          <table:table-cell office:value-type="float" office:value="7.63065303963057" calcext:value-type="float">
            <text:p>7.63065303963057</text:p>
          </table:table-cell>
          <table:table-cell office:value-type="float" office:value="251.256281407035" calcext:value-type="float">
            <text:p>251.25628</text:p>
          </table:table-cell>
          <table:table-cell office:value-type="float" office:value="1.38067179345188" calcext:value-type="float">
            <text:p>1.38067</text:p>
          </table:table-cell>
          <table:table-cell office:value-type="float" office:value="228.8" calcext:value-type="float">
            <text:p>228.8</text:p>
          </table:table-cell>
          <table:table-cell office:value-type="float" office:value="0.0330001248" calcext:value-type="float">
            <text:p>3.3000E-02</text:p>
          </table:table-cell>
          <table:table-cell table:style-name="ce10" office:value-type="float" office:value="228.8" calcext:value-type="float">
            <text:p>228.8</text:p>
          </table:table-cell>
          <table:table-cell office:value-type="float" office:value="0.0330001248" calcext:value-type="float">
            <text:p>3.3000E-02</text:p>
          </table:table-cell>
          <table:table-cell table:style-name="ce13"/>
          <table:table-cell/>
        </table:table-row>
        <table:table-row table:style-name="ro1">
          <table:table-cell office:value-type="float" office:value="272" calcext:value-type="float">
            <text:p>272.0</text:p>
          </table:table-cell>
          <table:table-cell table:style-name="ce7" office:value-type="float" office:value="6659.61569448467" calcext:value-type="float">
            <text:p>6659.61569448467</text:p>
          </table:table-cell>
          <table:table-cell office:value-type="float" office:value="272" calcext:value-type="float">
            <text:p>272.0</text:p>
          </table:table-cell>
          <table:table-cell office:value-type="float" office:value="7.56345746271535" calcext:value-type="float">
            <text:p>7.56345746271535</text:p>
          </table:table-cell>
          <table:table-cell office:value-type="float" office:value="254.27135678392" calcext:value-type="float">
            <text:p>254.27136</text:p>
          </table:table-cell>
          <table:table-cell office:value-type="float" office:value="1.37899365312583" calcext:value-type="float">
            <text:p>1.37899</text:p>
          </table:table-cell>
          <table:table-cell office:value-type="float" office:value="229.2" calcext:value-type="float">
            <text:p>229.2</text:p>
          </table:table-cell>
          <table:table-cell office:value-type="float" office:value="0.0312274783" calcext:value-type="float">
            <text:p>3.1227E-02</text:p>
          </table:table-cell>
          <table:table-cell table:style-name="ce10" office:value-type="float" office:value="229.2" calcext:value-type="float">
            <text:p>229.2</text:p>
          </table:table-cell>
          <table:table-cell office:value-type="float" office:value="0.0312274783" calcext:value-type="float">
            <text:p>3.1227E-02</text:p>
          </table:table-cell>
          <table:table-cell table:style-name="ce13"/>
          <table:table-cell/>
        </table:table-row>
        <table:table-row table:style-name="ro1">
          <table:table-cell office:value-type="float" office:value="276" calcext:value-type="float">
            <text:p>276.0</text:p>
          </table:table-cell>
          <table:table-cell table:style-name="ce7" office:value-type="float" office:value="7045.19780839149" calcext:value-type="float">
            <text:p>7045.19780839149</text:p>
          </table:table-cell>
          <table:table-cell office:value-type="float" office:value="276" calcext:value-type="float">
            <text:p>276.0</text:p>
          </table:table-cell>
          <table:table-cell office:value-type="float" office:value="7.49615518675096" calcext:value-type="float">
            <text:p>7.49615518675096</text:p>
          </table:table-cell>
          <table:table-cell office:value-type="float" office:value="257.286432160804" calcext:value-type="float">
            <text:p>257.28643</text:p>
          </table:table-cell>
          <table:table-cell office:value-type="float" office:value="1.37740725662339" calcext:value-type="float">
            <text:p>1.37741</text:p>
          </table:table-cell>
          <table:table-cell office:value-type="float" office:value="229.6" calcext:value-type="float">
            <text:p>229.6</text:p>
          </table:table-cell>
          <table:table-cell office:value-type="float" office:value="0.0213405995" calcext:value-type="float">
            <text:p>2.1341E-02</text:p>
          </table:table-cell>
          <table:table-cell table:style-name="ce10" office:value-type="float" office:value="229.6" calcext:value-type="float">
            <text:p>229.6</text:p>
          </table:table-cell>
          <table:table-cell office:value-type="float" office:value="0.0213405995" calcext:value-type="float">
            <text:p>2.1341E-02</text:p>
          </table:table-cell>
          <table:table-cell table:style-name="ce13"/>
          <table:table-cell/>
        </table:table-row>
        <table:table-row table:style-name="ro1">
          <table:table-cell office:value-type="float" office:value="280" calcext:value-type="float">
            <text:p>280.0</text:p>
          </table:table-cell>
          <table:table-cell table:style-name="ce7" office:value-type="float" office:value="7435.08517182336" calcext:value-type="float">
            <text:p>7435.08517182336</text:p>
          </table:table-cell>
          <table:table-cell office:value-type="float" office:value="280" calcext:value-type="float">
            <text:p>280.0</text:p>
          </table:table-cell>
          <table:table-cell office:value-type="float" office:value="7.42838324339461" calcext:value-type="float">
            <text:p>7.42838324339461</text:p>
          </table:table-cell>
          <table:table-cell office:value-type="float" office:value="260.301507537688" calcext:value-type="float">
            <text:p>260.30151</text:p>
          </table:table-cell>
          <table:table-cell office:value-type="float" office:value="1.37590153022259" calcext:value-type="float">
            <text:p>1.37590</text:p>
          </table:table-cell>
          <table:table-cell office:value-type="float" office:value="230" calcext:value-type="float">
            <text:p>230.0</text:p>
          </table:table-cell>
          <table:table-cell office:value-type="float" office:value="0.0327245914" calcext:value-type="float">
            <text:p>3.2725E-02</text:p>
          </table:table-cell>
          <table:table-cell table:style-name="ce10" office:value-type="float" office:value="230" calcext:value-type="float">
            <text:p>230.0</text:p>
          </table:table-cell>
          <table:table-cell office:value-type="float" office:value="0.0327245914" calcext:value-type="float">
            <text:p>3.2725E-02</text:p>
          </table:table-cell>
          <table:table-cell table:style-name="ce13"/>
          <table:table-cell/>
        </table:table-row>
        <table:table-row table:style-name="ro1">
          <table:table-cell office:value-type="float" office:value="284" calcext:value-type="float">
            <text:p>284.0</text:p>
          </table:table-cell>
          <table:table-cell table:style-name="ce7" office:value-type="float" office:value="7898.24363519064" calcext:value-type="float">
            <text:p>7898.24363519064</text:p>
          </table:table-cell>
          <table:table-cell office:value-type="float" office:value="284" calcext:value-type="float">
            <text:p>284.0</text:p>
          </table:table-cell>
          <table:table-cell office:value-type="float" office:value="7.36080799763759" calcext:value-type="float">
            <text:p>7.36080799763759</text:p>
          </table:table-cell>
          <table:table-cell office:value-type="float" office:value="263.316582914573" calcext:value-type="float">
            <text:p>263.31658</text:p>
          </table:table-cell>
          <table:table-cell office:value-type="float" office:value="1.37447315199717" calcext:value-type="float">
            <text:p>1.37447</text:p>
          </table:table-cell>
          <table:table-cell office:value-type="float" office:value="230.4" calcext:value-type="float">
            <text:p>230.4</text:p>
          </table:table-cell>
          <table:table-cell office:value-type="float" office:value="0.0291879874" calcext:value-type="float">
            <text:p>2.9188E-02</text:p>
          </table:table-cell>
          <table:table-cell table:style-name="ce10" office:value-type="float" office:value="230.4" calcext:value-type="float">
            <text:p>230.4</text:p>
          </table:table-cell>
          <table:table-cell office:value-type="float" office:value="0.0291879874" calcext:value-type="float">
            <text:p>2.9188E-02</text:p>
          </table:table-cell>
          <table:table-cell table:style-name="ce13"/>
          <table:table-cell/>
        </table:table-row>
        <table:table-row table:style-name="ro1">
          <table:table-cell office:value-type="float" office:value="288" calcext:value-type="float">
            <text:p>288.0</text:p>
          </table:table-cell>
          <table:table-cell table:style-name="ce7" office:value-type="float" office:value="8365.96959531508" calcext:value-type="float">
            <text:p>8365.96959531508</text:p>
          </table:table-cell>
          <table:table-cell office:value-type="float" office:value="288" calcext:value-type="float">
            <text:p>288.0</text:p>
          </table:table-cell>
          <table:table-cell office:value-type="float" office:value="7.2927387779566" calcext:value-type="float">
            <text:p>7.2927387779566</text:p>
          </table:table-cell>
          <table:table-cell office:value-type="float" office:value="266.331658291457" calcext:value-type="float">
            <text:p>266.33166</text:p>
          </table:table-cell>
          <table:table-cell office:value-type="float" office:value="1.3731128046249" calcext:value-type="float">
            <text:p>1.37311</text:p>
          </table:table-cell>
          <table:table-cell office:value-type="float" office:value="230.8" calcext:value-type="float">
            <text:p>230.8</text:p>
          </table:table-cell>
          <table:table-cell office:value-type="float" office:value="0.0225559679" calcext:value-type="float">
            <text:p>2.2556E-02</text:p>
          </table:table-cell>
          <table:table-cell table:style-name="ce10" office:value-type="float" office:value="230.8" calcext:value-type="float">
            <text:p>230.8</text:p>
          </table:table-cell>
          <table:table-cell office:value-type="float" office:value="0.0225559679" calcext:value-type="float">
            <text:p>2.2556E-02</text:p>
          </table:table-cell>
          <table:table-cell table:style-name="ce13"/>
          <table:table-cell/>
        </table:table-row>
        <table:table-row table:style-name="ro1">
          <table:table-cell office:value-type="float" office:value="292" calcext:value-type="float">
            <text:p>292.0</text:p>
          </table:table-cell>
          <table:table-cell table:style-name="ce7" office:value-type="float" office:value="8838.43343235891" calcext:value-type="float">
            <text:p>8838.43343235891</text:p>
          </table:table-cell>
          <table:table-cell office:value-type="float" office:value="292" calcext:value-type="float">
            <text:p>292.0</text:p>
          </table:table-cell>
          <table:table-cell office:value-type="float" office:value="7.2248296003304" calcext:value-type="float">
            <text:p>7.2248296003304</text:p>
          </table:table-cell>
          <table:table-cell office:value-type="float" office:value="269.346733668342" calcext:value-type="float">
            <text:p>269.34673</text:p>
          </table:table-cell>
          <table:table-cell office:value-type="float" office:value="1.37181838686405" calcext:value-type="float">
            <text:p>1.37182</text:p>
          </table:table-cell>
          <table:table-cell office:value-type="float" office:value="231.2" calcext:value-type="float">
            <text:p>231.2</text:p>
          </table:table-cell>
          <table:table-cell office:value-type="float" office:value="0.0286205731" calcext:value-type="float">
            <text:p>2.8621E-02</text:p>
          </table:table-cell>
          <table:table-cell table:style-name="ce10" office:value-type="float" office:value="231.2" calcext:value-type="float">
            <text:p>231.2</text:p>
          </table:table-cell>
          <table:table-cell office:value-type="float" office:value="0.0286205731" calcext:value-type="float">
            <text:p>2.8621E-02</text:p>
          </table:table-cell>
          <table:table-cell table:style-name="ce13"/>
          <table:table-cell/>
        </table:table-row>
        <table:table-row table:style-name="ro1">
          <table:table-cell office:value-type="float" office:value="296" calcext:value-type="float">
            <text:p>296.0</text:p>
          </table:table-cell>
          <table:table-cell table:style-name="ce7" office:value-type="float" office:value="9315.7668227282" calcext:value-type="float">
            <text:p>9315.7668227282</text:p>
          </table:table-cell>
          <table:table-cell office:value-type="float" office:value="296" calcext:value-type="float">
            <text:p>296.0</text:p>
          </table:table-cell>
          <table:table-cell office:value-type="float" office:value="7.15678323922953" calcext:value-type="float">
            <text:p>7.15678323922953</text:p>
          </table:table-cell>
          <table:table-cell office:value-type="float" office:value="272.361809045226" calcext:value-type="float">
            <text:p>272.36181</text:p>
          </table:table-cell>
          <table:table-cell office:value-type="float" office:value="1.37058239749245" calcext:value-type="float">
            <text:p>1.37058</text:p>
          </table:table-cell>
          <table:table-cell office:value-type="float" office:value="231.6" calcext:value-type="float">
            <text:p>231.6</text:p>
          </table:table-cell>
          <table:table-cell office:value-type="float" office:value="0.014180487" calcext:value-type="float">
            <text:p>1.4180E-02</text:p>
          </table:table-cell>
          <table:table-cell table:style-name="ce10" office:value-type="float" office:value="231.6" calcext:value-type="float">
            <text:p>231.6</text:p>
          </table:table-cell>
          <table:table-cell office:value-type="float" office:value="0.014180487" calcext:value-type="float">
            <text:p>1.4180E-02</text:p>
          </table:table-cell>
          <table:table-cell table:style-name="ce13"/>
          <table:table-cell/>
        </table:table-row>
        <table:table-row table:style-name="ro1">
          <table:table-cell office:value-type="float" office:value="300" calcext:value-type="float">
            <text:p>300.0</text:p>
          </table:table-cell>
          <table:table-cell table:style-name="ce7" office:value-type="float" office:value="9798.05317282477" calcext:value-type="float">
            <text:p>9798.05317282477</text:p>
          </table:table-cell>
          <table:table-cell office:value-type="float" office:value="300" calcext:value-type="float">
            <text:p>300.0</text:p>
          </table:table-cell>
          <table:table-cell office:value-type="float" office:value="7.08822231741989" calcext:value-type="float">
            <text:p>7.08822231741989</text:p>
          </table:table-cell>
          <table:table-cell office:value-type="float" office:value="275.376884422111" calcext:value-type="float">
            <text:p>275.37688</text:p>
          </table:table-cell>
          <table:table-cell office:value-type="float" office:value="1.36940329693244" calcext:value-type="float">
            <text:p>1.36940</text:p>
          </table:table-cell>
          <table:table-cell office:value-type="float" office:value="232" calcext:value-type="float">
            <text:p>232.0</text:p>
          </table:table-cell>
          <table:table-cell office:value-type="float" office:value="0.0120643174" calcext:value-type="float">
            <text:p>1.2064E-02</text:p>
          </table:table-cell>
          <table:table-cell table:style-name="ce10" office:value-type="float" office:value="232" calcext:value-type="float">
            <text:p>232.0</text:p>
          </table:table-cell>
          <table:table-cell office:value-type="float" office:value="0.0120643174" calcext:value-type="float">
            <text:p>1.2064E-02</text:p>
          </table:table-cell>
          <table:table-cell table:style-name="ce13"/>
          <table:table-cell/>
        </table:table-row>
        <table:table-row table:style-name="ro1">
          <table:table-cell office:value-type="float" office:value="304" calcext:value-type="float">
            <text:p>304.0</text:p>
          </table:table-cell>
          <table:table-cell table:style-name="ce7" office:value-type="float" office:value="10364.4531063815" calcext:value-type="float">
            <text:p>10364.4531063815</text:p>
          </table:table-cell>
          <table:table-cell office:value-type="float" office:value="304" calcext:value-type="float">
            <text:p>304.0</text:p>
          </table:table-cell>
          <table:table-cell office:value-type="float" office:value="7.01932285648909" calcext:value-type="float">
            <text:p>7.01932285648909</text:p>
          </table:table-cell>
          <table:table-cell office:value-type="float" office:value="278.391959798995" calcext:value-type="float">
            <text:p>278.39196</text:p>
          </table:table-cell>
          <table:table-cell office:value-type="float" office:value="1.36827489087303" calcext:value-type="float">
            <text:p>1.36827</text:p>
          </table:table-cell>
          <table:table-cell office:value-type="float" office:value="232.4" calcext:value-type="float">
            <text:p>232.4</text:p>
          </table:table-cell>
          <table:table-cell office:value-type="float" office:value="0.0321327344" calcext:value-type="float">
            <text:p>3.2133E-02</text:p>
          </table:table-cell>
          <table:table-cell table:style-name="ce10" office:value-type="float" office:value="232.4" calcext:value-type="float">
            <text:p>232.4</text:p>
          </table:table-cell>
          <table:table-cell office:value-type="float" office:value="0.0321327344" calcext:value-type="float">
            <text:p>3.2133E-02</text:p>
          </table:table-cell>
          <table:table-cell table:style-name="ce13"/>
          <table:table-cell/>
        </table:table-row>
        <table:table-row table:style-name="ro1">
          <table:table-cell office:value-type="float" office:value="308" calcext:value-type="float">
            <text:p>308.0</text:p>
          </table:table-cell>
          <table:table-cell table:style-name="ce7" office:value-type="float" office:value="10936.0826151267" calcext:value-type="float">
            <text:p>10936.0826151267</text:p>
          </table:table-cell>
          <table:table-cell office:value-type="float" office:value="308" calcext:value-type="float">
            <text:p>308.0</text:p>
          </table:table-cell>
          <table:table-cell office:value-type="float" office:value="6.95019133332875" calcext:value-type="float">
            <text:p>6.95019133332875</text:p>
          </table:table-cell>
          <table:table-cell office:value-type="float" office:value="281.407035175879" calcext:value-type="float">
            <text:p>281.40704</text:p>
          </table:table-cell>
          <table:table-cell office:value-type="float" office:value="1.36719650804774" calcext:value-type="float">
            <text:p>1.36720</text:p>
          </table:table-cell>
          <table:table-cell office:value-type="float" office:value="232.8" calcext:value-type="float">
            <text:p>232.8</text:p>
          </table:table-cell>
          <table:table-cell office:value-type="float" office:value="0.0208237731" calcext:value-type="float">
            <text:p>2.0824E-02</text:p>
          </table:table-cell>
          <table:table-cell table:style-name="ce10" office:value-type="float" office:value="232.8" calcext:value-type="float">
            <text:p>232.8</text:p>
          </table:table-cell>
          <table:table-cell office:value-type="float" office:value="0.0208237731" calcext:value-type="float">
            <text:p>2.0824E-02</text:p>
          </table:table-cell>
          <table:table-cell table:style-name="ce13"/>
          <table:table-cell/>
        </table:table-row>
        <table:table-row table:style-name="ro1">
          <table:table-cell office:value-type="float" office:value="312" calcext:value-type="float">
            <text:p>312.0</text:p>
          </table:table-cell>
          <table:table-cell table:style-name="ce7" office:value-type="float" office:value="11513.1306037988" calcext:value-type="float">
            <text:p>11513.1306037988</text:p>
          </table:table-cell>
          <table:table-cell office:value-type="float" office:value="312" calcext:value-type="float">
            <text:p>312.0</text:p>
          </table:table-cell>
          <table:table-cell office:value-type="float" office:value="6.8808803037718" calcext:value-type="float">
            <text:p>6.8808803037718</text:p>
          </table:table-cell>
          <table:table-cell office:value-type="float" office:value="284.422110552764" calcext:value-type="float">
            <text:p>284.42211</text:p>
          </table:table-cell>
          <table:table-cell office:value-type="float" office:value="1.36616209761823" calcext:value-type="float">
            <text:p>1.36616</text:p>
          </table:table-cell>
          <table:table-cell office:value-type="float" office:value="233.2" calcext:value-type="float">
            <text:p>233.2</text:p>
          </table:table-cell>
          <table:table-cell office:value-type="float" office:value="0.0223725" calcext:value-type="float">
            <text:p>2.2373E-02</text:p>
          </table:table-cell>
          <table:table-cell table:style-name="ce10" office:value-type="float" office:value="233.2" calcext:value-type="float">
            <text:p>233.2</text:p>
          </table:table-cell>
          <table:table-cell office:value-type="float" office:value="0.0223725" calcext:value-type="float">
            <text:p>2.2373E-02</text:p>
          </table:table-cell>
          <table:table-cell table:style-name="ce13"/>
          <table:table-cell/>
        </table:table-row>
        <table:table-row table:style-name="ro1">
          <table:table-cell office:value-type="float" office:value="316" calcext:value-type="float">
            <text:p>316.0</text:p>
          </table:table-cell>
          <table:table-cell table:style-name="ce7" office:value-type="float" office:value="12095.7289529533" calcext:value-type="float">
            <text:p>12095.7289529533</text:p>
          </table:table-cell>
          <table:table-cell office:value-type="float" office:value="316" calcext:value-type="float">
            <text:p>316.0</text:p>
          </table:table-cell>
          <table:table-cell office:value-type="float" office:value="6.81143615362148" calcext:value-type="float">
            <text:p>6.81143615362148</text:p>
          </table:table-cell>
          <table:table-cell office:value-type="float" office:value="287.437185929648" calcext:value-type="float">
            <text:p>287.43719</text:p>
          </table:table-cell>
          <table:table-cell office:value-type="float" office:value="1.36517224553043" calcext:value-type="float">
            <text:p>1.36517</text:p>
          </table:table-cell>
          <table:table-cell office:value-type="float" office:value="233.6" calcext:value-type="float">
            <text:p>233.6</text:p>
          </table:table-cell>
          <table:table-cell office:value-type="float" office:value="0.013792754" calcext:value-type="float">
            <text:p>1.3793E-02</text:p>
          </table:table-cell>
          <table:table-cell table:style-name="ce10" office:value-type="float" office:value="233.6" calcext:value-type="float">
            <text:p>233.6</text:p>
          </table:table-cell>
          <table:table-cell office:value-type="float" office:value="0.013792754" calcext:value-type="float">
            <text:p>1.3793E-02</text:p>
          </table:table-cell>
          <table:table-cell table:style-name="ce13"/>
          <table:table-cell/>
        </table:table-row>
        <table:table-row table:style-name="ro1">
          <table:table-cell office:value-type="float" office:value="320" calcext:value-type="float">
            <text:p>320.0</text:p>
          </table:table-cell>
          <table:table-cell table:style-name="ce7" office:value-type="float" office:value="12683.9757933236" calcext:value-type="float">
            <text:p>12683.9757933236</text:p>
          </table:table-cell>
          <table:table-cell office:value-type="float" office:value="320" calcext:value-type="float">
            <text:p>320.0</text:p>
          </table:table-cell>
          <table:table-cell office:value-type="float" office:value="7.85903801152689" calcext:value-type="float">
            <text:p>7.85903801152689</text:p>
          </table:table-cell>
          <table:table-cell office:value-type="float" office:value="290.452261306533" calcext:value-type="float">
            <text:p>290.45226</text:p>
          </table:table-cell>
          <table:table-cell office:value-type="float" office:value="1.36422056300544" calcext:value-type="float">
            <text:p>1.36422</text:p>
          </table:table-cell>
          <table:table-cell office:value-type="float" office:value="234" calcext:value-type="float">
            <text:p>234.0</text:p>
          </table:table-cell>
          <table:table-cell office:value-type="float" office:value="0.0152093082" calcext:value-type="float">
            <text:p>1.5209E-02</text:p>
          </table:table-cell>
          <table:table-cell table:style-name="ce10" office:value-type="float" office:value="234" calcext:value-type="float">
            <text:p>234.0</text:p>
          </table:table-cell>
          <table:table-cell office:value-type="float" office:value="0.0152093082" calcext:value-type="float">
            <text:p>1.5209E-02</text:p>
          </table:table-cell>
          <table:table-cell table:style-name="ce13"/>
          <table:table-cell/>
        </table:table-row>
        <table:table-row table:style-name="ro1">
          <table:table-cell office:value-type="float" office:value="324" calcext:value-type="float">
            <text:p>324.0</text:p>
          </table:table-cell>
          <table:table-cell table:style-name="ce7" office:value-type="float" office:value="13367.9261556279" calcext:value-type="float">
            <text:p>13367.9261556279</text:p>
          </table:table-cell>
          <table:table-cell office:value-type="float" office:value="324" calcext:value-type="float">
            <text:p>324.0</text:p>
          </table:table-cell>
          <table:table-cell office:value-type="float" office:value="10.5147279416919" calcext:value-type="float">
            <text:p>10.5147279416919</text:p>
          </table:table-cell>
          <table:table-cell office:value-type="float" office:value="293.467336683417" calcext:value-type="float">
            <text:p>293.46734</text:p>
          </table:table-cell>
          <table:table-cell office:value-type="float" office:value="1.36330842962742" calcext:value-type="float">
            <text:p>1.36331</text:p>
          </table:table-cell>
          <table:table-cell office:value-type="float" office:value="234.4" calcext:value-type="float">
            <text:p>234.4</text:p>
          </table:table-cell>
          <table:table-cell office:value-type="float" office:value="0.0163020561" calcext:value-type="float">
            <text:p>1.6302E-02</text:p>
          </table:table-cell>
          <table:table-cell table:style-name="ce10" office:value-type="float" office:value="234.4" calcext:value-type="float">
            <text:p>234.4</text:p>
          </table:table-cell>
          <table:table-cell office:value-type="float" office:value="0.0163020561" calcext:value-type="float">
            <text:p>1.6302E-02</text:p>
          </table:table-cell>
          <table:table-cell table:style-name="ce13"/>
          <table:table-cell/>
        </table:table-row>
        <table:table-row table:style-name="ro1">
          <table:table-cell office:value-type="float" office:value="328" calcext:value-type="float">
            <text:p>328.0</text:p>
          </table:table-cell>
          <table:table-cell table:style-name="ce7" office:value-type="float" office:value="14057.816056847" calcext:value-type="float">
            <text:p>14057.816056847</text:p>
          </table:table-cell>
          <table:table-cell office:value-type="float" office:value="328" calcext:value-type="float">
            <text:p>328.0</text:p>
          </table:table-cell>
          <table:table-cell office:value-type="float" office:value="13.0178733536665" calcext:value-type="float">
            <text:p>13.0178733536665</text:p>
          </table:table-cell>
          <table:table-cell office:value-type="float" office:value="296.482412060301" calcext:value-type="float">
            <text:p>296.48241</text:p>
          </table:table-cell>
          <table:table-cell office:value-type="float" office:value="1.36243038854963" calcext:value-type="float">
            <text:p>1.36243</text:p>
          </table:table-cell>
          <table:table-cell office:value-type="float" office:value="234.8" calcext:value-type="float">
            <text:p>234.8</text:p>
          </table:table-cell>
          <table:table-cell office:value-type="float" office:value="0.0241327549" calcext:value-type="float">
            <text:p>2.4133E-02</text:p>
          </table:table-cell>
          <table:table-cell table:style-name="ce10" office:value-type="float" office:value="234.8" calcext:value-type="float">
            <text:p>234.8</text:p>
          </table:table-cell>
          <table:table-cell office:value-type="float" office:value="0.0241327549" calcext:value-type="float">
            <text:p>2.4133E-02</text:p>
          </table:table-cell>
          <table:table-cell table:style-name="ce13"/>
          <table:table-cell/>
        </table:table-row>
        <table:table-row table:style-name="ro1">
          <table:table-cell office:value-type="float" office:value="332" calcext:value-type="float">
            <text:p>332.0</text:p>
          </table:table-cell>
          <table:table-cell table:style-name="ce7" office:value-type="float" office:value="14753.8454734961" calcext:value-type="float">
            <text:p>14753.8454734961</text:p>
          </table:table-cell>
          <table:table-cell office:value-type="float" office:value="332" calcext:value-type="float">
            <text:p>332.0</text:p>
          </table:table-cell>
          <table:table-cell office:value-type="float" office:value="14.6077485909434" calcext:value-type="float">
            <text:p>14.6077485909434</text:p>
          </table:table-cell>
          <table:table-cell office:value-type="float" office:value="299.497487437186" calcext:value-type="float">
            <text:p>299.49749</text:p>
          </table:table-cell>
          <table:table-cell office:value-type="float" office:value="1.36158727443038" calcext:value-type="float">
            <text:p>1.36159</text:p>
          </table:table-cell>
          <table:table-cell office:value-type="float" office:value="235.2" calcext:value-type="float">
            <text:p>235.2</text:p>
          </table:table-cell>
          <table:table-cell office:value-type="float" office:value="0.0203439666" calcext:value-type="float">
            <text:p>2.0344E-02</text:p>
          </table:table-cell>
          <table:table-cell table:style-name="ce10" office:value-type="float" office:value="235.2" calcext:value-type="float">
            <text:p>235.2</text:p>
          </table:table-cell>
          <table:table-cell office:value-type="float" office:value="0.0203439666" calcext:value-type="float">
            <text:p>2.0344E-02</text:p>
          </table:table-cell>
          <table:table-cell table:style-name="ce13"/>
          <table:table-cell/>
        </table:table-row>
        <table:table-row table:style-name="ro1">
          <table:table-cell office:value-type="float" office:value="336" calcext:value-type="float">
            <text:p>336.0</text:p>
          </table:table-cell>
          <table:table-cell table:style-name="ce7" office:value-type="float" office:value="15456.1538874165" calcext:value-type="float">
            <text:p>15456.1538874165</text:p>
          </table:table-cell>
          <table:table-cell office:value-type="float" office:value="336" calcext:value-type="float">
            <text:p>336.0</text:p>
          </table:table-cell>
          <table:table-cell office:value-type="float" office:value="18.7811252181089" calcext:value-type="float">
            <text:p>18.7811252181089</text:p>
          </table:table-cell>
          <table:table-cell office:value-type="float" office:value="302.51256281407" calcext:value-type="float">
            <text:p>302.51256</text:p>
          </table:table-cell>
          <table:table-cell office:value-type="float" office:value="1.36077462798377" calcext:value-type="float">
            <text:p>1.36077</text:p>
          </table:table-cell>
          <table:table-cell office:value-type="float" office:value="235.6" calcext:value-type="float">
            <text:p>235.6</text:p>
          </table:table-cell>
          <table:table-cell office:value-type="float" office:value="0.0313212988" calcext:value-type="float">
            <text:p>3.1321E-02</text:p>
          </table:table-cell>
          <table:table-cell table:style-name="ce10" office:value-type="float" office:value="235.6" calcext:value-type="float">
            <text:p>235.6</text:p>
          </table:table-cell>
          <table:table-cell office:value-type="float" office:value="0.0313212988" calcext:value-type="float">
            <text:p>3.1321E-02</text:p>
          </table:table-cell>
          <table:table-cell table:style-name="ce13"/>
          <table:table-cell/>
        </table:table-row>
        <table:table-row table:style-name="ro1">
          <table:table-cell office:value-type="float" office:value="340" calcext:value-type="float">
            <text:p>340.0</text:p>
          </table:table-cell>
          <table:table-cell table:style-name="ce7" office:value-type="float" office:value="16164.8504441516" calcext:value-type="float">
            <text:p>16164.8504441516</text:p>
          </table:table-cell>
          <table:table-cell office:value-type="float" office:value="340" calcext:value-type="float">
            <text:p>340.0</text:p>
          </table:table-cell>
          <table:table-cell office:value-type="float" office:value="75.462044261521" calcext:value-type="float">
            <text:p>75.462044261521</text:p>
          </table:table-cell>
          <table:table-cell office:value-type="float" office:value="305.527638190955" calcext:value-type="float">
            <text:p>305.52764</text:p>
          </table:table-cell>
          <table:table-cell office:value-type="float" office:value="1.35999350902222" calcext:value-type="float">
            <text:p>1.35999</text:p>
          </table:table-cell>
          <table:table-cell office:value-type="float" office:value="236" calcext:value-type="float">
            <text:p>236.0</text:p>
          </table:table-cell>
          <table:table-cell office:value-type="float" office:value="0.0245139201" calcext:value-type="float">
            <text:p>2.4514E-02</text:p>
          </table:table-cell>
          <table:table-cell table:style-name="ce10" office:value-type="float" office:value="236" calcext:value-type="float">
            <text:p>236.0</text:p>
          </table:table-cell>
          <table:table-cell office:value-type="float" office:value="0.0245139201" calcext:value-type="float">
            <text:p>2.4514E-02</text:p>
          </table:table-cell>
          <table:table-cell table:style-name="ce13"/>
          <table:table-cell/>
        </table:table-row>
        <table:table-row table:style-name="ro1">
          <table:table-cell office:value-type="float" office:value="344" calcext:value-type="float">
            <text:p>344.0</text:p>
          </table:table-cell>
          <table:table-cell table:style-name="ce7" office:value-type="float" office:value="16981.5982407722" calcext:value-type="float">
            <text:p>16981.5982407722</text:p>
          </table:table-cell>
          <table:table-cell office:value-type="float" office:value="344" calcext:value-type="float">
            <text:p>344.0</text:p>
          </table:table-cell>
          <table:table-cell office:value-type="float" office:value="654.357395324991" calcext:value-type="float">
            <text:p>654.357395324991</text:p>
          </table:table-cell>
          <table:table-cell office:value-type="float" office:value="308.542713567839" calcext:value-type="float">
            <text:p>308.54271</text:p>
          </table:table-cell>
          <table:table-cell office:value-type="float" office:value="1.35923919851884" calcext:value-type="float">
            <text:p>1.35924</text:p>
          </table:table-cell>
          <table:table-cell office:value-type="float" office:value="236.4" calcext:value-type="float">
            <text:p>236.4</text:p>
          </table:table-cell>
          <table:table-cell office:value-type="float" office:value="0.0269615847" calcext:value-type="float">
            <text:p>2.6962E-02</text:p>
          </table:table-cell>
          <table:table-cell table:style-name="ce10" office:value-type="float" office:value="236.4" calcext:value-type="float">
            <text:p>236.4</text:p>
          </table:table-cell>
          <table:table-cell office:value-type="float" office:value="0.0269615847" calcext:value-type="float">
            <text:p>2.6962E-02</text:p>
          </table:table-cell>
          <table:table-cell table:style-name="ce13"/>
          <table:table-cell/>
        </table:table-row>
        <table:table-row table:style-name="ro1">
          <table:table-cell office:value-type="float" office:value="348" calcext:value-type="float">
            <text:p>348.0</text:p>
          </table:table-cell>
          <table:table-cell table:style-name="ce7" office:value-type="float" office:value="17805.0433766499" calcext:value-type="float">
            <text:p>17805.0433766499</text:p>
          </table:table-cell>
          <table:table-cell office:value-type="float" office:value="348" calcext:value-type="float">
            <text:p>348.0</text:p>
          </table:table-cell>
          <table:table-cell office:value-type="float" office:value="2239.36556981668" calcext:value-type="float">
            <text:p>2239.36556981668</text:p>
          </table:table-cell>
          <table:table-cell office:value-type="float" office:value="311.557788944724" calcext:value-type="float">
            <text:p>311.55779</text:p>
          </table:table-cell>
          <table:table-cell office:value-type="float" office:value="1.35851361141007" calcext:value-type="float">
            <text:p>1.35851</text:p>
          </table:table-cell>
          <table:table-cell office:value-type="float" office:value="236.8" calcext:value-type="float">
            <text:p>236.8</text:p>
          </table:table-cell>
          <table:table-cell office:value-type="float" office:value="0.0282244522" calcext:value-type="float">
            <text:p>2.8224E-02</text:p>
          </table:table-cell>
          <table:table-cell table:style-name="ce10" office:value-type="float" office:value="236.8" calcext:value-type="float">
            <text:p>236.8</text:p>
          </table:table-cell>
          <table:table-cell office:value-type="float" office:value="0.0282244522" calcext:value-type="float">
            <text:p>2.8224E-02</text:p>
          </table:table-cell>
          <table:table-cell table:style-name="ce13"/>
          <table:table-cell/>
        </table:table-row>
        <table:table-row table:style-name="ro1">
          <table:table-cell office:value-type="float" office:value="352" calcext:value-type="float">
            <text:p>352.0</text:p>
          </table:table-cell>
          <table:table-cell table:style-name="ce7" office:value-type="float" office:value="18635.3932252746" calcext:value-type="float">
            <text:p>18635.3932252746</text:p>
          </table:table-cell>
          <table:table-cell office:value-type="float" office:value="352" calcext:value-type="float">
            <text:p>352.0</text:p>
          </table:table-cell>
          <table:table-cell office:value-type="float" office:value="5877.60741409532" calcext:value-type="float">
            <text:p>5877.60741409532</text:p>
          </table:table-cell>
          <table:table-cell office:value-type="float" office:value="314.572864321608" calcext:value-type="float">
            <text:p>314.57286</text:p>
          </table:table-cell>
          <table:table-cell office:value-type="float" office:value="1.35781193419094" calcext:value-type="float">
            <text:p>1.35781</text:p>
          </table:table-cell>
          <table:table-cell office:value-type="float" office:value="237.2" calcext:value-type="float">
            <text:p>237.2</text:p>
          </table:table-cell>
          <table:table-cell office:value-type="float" office:value="0.0113222609" calcext:value-type="float">
            <text:p>1.1322E-02</text:p>
          </table:table-cell>
          <table:table-cell table:style-name="ce10" office:value-type="float" office:value="237.2" calcext:value-type="float">
            <text:p>237.2</text:p>
          </table:table-cell>
          <table:table-cell office:value-type="float" office:value="0.0113222609" calcext:value-type="float">
            <text:p>1.1322E-02</text:p>
          </table:table-cell>
          <table:table-cell table:style-name="ce13"/>
          <table:table-cell/>
        </table:table-row>
        <table:table-row table:style-name="ro1">
          <table:table-cell office:value-type="float" office:value="356" calcext:value-type="float">
            <text:p>356.0</text:p>
          </table:table-cell>
          <table:table-cell table:style-name="ce7" office:value-type="float" office:value="19472.7985640043" calcext:value-type="float">
            <text:p>19472.7985640043</text:p>
          </table:table-cell>
          <table:table-cell office:value-type="float" office:value="356" calcext:value-type="float">
            <text:p>356.0</text:p>
          </table:table-cell>
          <table:table-cell office:value-type="float" office:value="13066.5683880035" calcext:value-type="float">
            <text:p>13066.5683880035</text:p>
          </table:table-cell>
          <table:table-cell office:value-type="float" office:value="317.587939698492" calcext:value-type="float">
            <text:p>317.58794</text:p>
          </table:table-cell>
          <table:table-cell office:value-type="float" office:value="1.35713623072328" calcext:value-type="float">
            <text:p>1.35714</text:p>
          </table:table-cell>
          <table:table-cell office:value-type="float" office:value="237.6" calcext:value-type="float">
            <text:p>237.6</text:p>
          </table:table-cell>
          <table:table-cell office:value-type="float" office:value="0.0161596889" calcext:value-type="float">
            <text:p>1.6160E-02</text:p>
          </table:table-cell>
          <table:table-cell table:style-name="ce10" office:value-type="float" office:value="237.6" calcext:value-type="float">
            <text:p>237.6</text:p>
          </table:table-cell>
          <table:table-cell office:value-type="float" office:value="0.0161596889" calcext:value-type="float">
            <text:p>1.6160E-02</text:p>
          </table:table-cell>
          <table:table-cell table:style-name="ce13"/>
          <table:table-cell/>
        </table:table-row>
        <table:table-row table:style-name="ro1">
          <table:table-cell office:value-type="float" office:value="360" calcext:value-type="float">
            <text:p>360.0</text:p>
          </table:table-cell>
          <table:table-cell table:style-name="ce7" office:value-type="float" office:value="20317.372184474" calcext:value-type="float">
            <text:p>20317.372184474</text:p>
          </table:table-cell>
          <table:table-cell office:value-type="float" office:value="360" calcext:value-type="float">
            <text:p>360.0</text:p>
          </table:table-cell>
          <table:table-cell office:value-type="float" office:value="21960.7209504752" calcext:value-type="float">
            <text:p>21960.7209504752</text:p>
          </table:table-cell>
          <table:table-cell office:value-type="float" office:value="320.603015075377" calcext:value-type="float">
            <text:p>320.60302</text:p>
          </table:table-cell>
          <table:table-cell office:value-type="float" office:value="1.35648209080115" calcext:value-type="float">
            <text:p>1.35648</text:p>
          </table:table-cell>
          <table:table-cell office:value-type="float" office:value="238" calcext:value-type="float">
            <text:p>238.0</text:p>
          </table:table-cell>
          <table:table-cell office:value-type="float" office:value="0.0232753016" calcext:value-type="float">
            <text:p>2.3275E-02</text:p>
          </table:table-cell>
          <table:table-cell table:style-name="ce10" office:value-type="float" office:value="238" calcext:value-type="float">
            <text:p>238.0</text:p>
          </table:table-cell>
          <table:table-cell office:value-type="float" office:value="0.0232753016" calcext:value-type="float">
            <text:p>2.3275E-02</text:p>
          </table:table-cell>
          <table:table-cell table:style-name="ce13"/>
          <table:table-cell/>
        </table:table-row>
        <table:table-row table:style-name="ro1">
          <table:table-cell office:value-type="float" office:value="364" calcext:value-type="float">
            <text:p>364.0</text:p>
          </table:table-cell>
          <table:table-cell table:style-name="ce7" office:value-type="float" office:value="21283.0649127534" calcext:value-type="float">
            <text:p>21283.0649127534</text:p>
          </table:table-cell>
          <table:table-cell office:value-type="float" office:value="364" calcext:value-type="float">
            <text:p>364.0</text:p>
          </table:table-cell>
          <table:table-cell office:value-type="float" office:value="27876.0282907923" calcext:value-type="float">
            <text:p>27876.0282907923</text:p>
          </table:table-cell>
          <table:table-cell office:value-type="float" office:value="323.618090452261" calcext:value-type="float">
            <text:p>323.61809</text:p>
          </table:table-cell>
          <table:table-cell office:value-type="float" office:value="1.35585130366824" calcext:value-type="float">
            <text:p>1.35585</text:p>
          </table:table-cell>
          <table:table-cell office:value-type="float" office:value="238.4" calcext:value-type="float">
            <text:p>238.4</text:p>
          </table:table-cell>
          <table:table-cell office:value-type="float" office:value="0.0228552515" calcext:value-type="float">
            <text:p>2.2855E-02</text:p>
          </table:table-cell>
          <table:table-cell table:style-name="ce10" office:value-type="float" office:value="238.4" calcext:value-type="float">
            <text:p>238.4</text:p>
          </table:table-cell>
          <table:table-cell office:value-type="float" office:value="0.0228552515" calcext:value-type="float">
            <text:p>2.2855E-02</text:p>
          </table:table-cell>
          <table:table-cell table:style-name="ce13"/>
          <table:table-cell/>
        </table:table-row>
        <table:table-row table:style-name="ro1">
          <table:table-cell office:value-type="float" office:value="368" calcext:value-type="float">
            <text:p>368.0</text:p>
          </table:table-cell>
          <table:table-cell table:style-name="ce7" office:value-type="float" office:value="22256.2570046811" calcext:value-type="float">
            <text:p>22256.2570046811</text:p>
          </table:table-cell>
          <table:table-cell office:value-type="float" office:value="368" calcext:value-type="float">
            <text:p>368.0</text:p>
          </table:table-cell>
          <table:table-cell office:value-type="float" office:value="31514.5493635373" calcext:value-type="float">
            <text:p>31514.5493635373</text:p>
          </table:table-cell>
          <table:table-cell office:value-type="float" office:value="326.633165829146" calcext:value-type="float">
            <text:p>326.63317</text:p>
          </table:table-cell>
          <table:table-cell office:value-type="float" office:value="1.35524021244287" calcext:value-type="float">
            <text:p>1.35524</text:p>
          </table:table-cell>
          <table:table-cell office:value-type="float" office:value="238.8" calcext:value-type="float">
            <text:p>238.8</text:p>
          </table:table-cell>
          <table:table-cell office:value-type="float" office:value="0.0183123106" calcext:value-type="float">
            <text:p>1.8312E-02</text:p>
          </table:table-cell>
          <table:table-cell table:style-name="ce10" office:value-type="float" office:value="238.8" calcext:value-type="float">
            <text:p>238.8</text:p>
          </table:table-cell>
          <table:table-cell office:value-type="float" office:value="0.0183123106" calcext:value-type="float">
            <text:p>1.8312E-02</text:p>
          </table:table-cell>
          <table:table-cell table:style-name="ce13"/>
          <table:table-cell/>
        </table:table-row>
        <table:table-row table:style-name="ro1">
          <table:table-cell office:value-type="float" office:value="372" calcext:value-type="float">
            <text:p>372.0</text:p>
          </table:table-cell>
          <table:table-cell table:style-name="ce7" office:value-type="float" office:value="23237.1631788928" calcext:value-type="float">
            <text:p>23237.1631788928</text:p>
          </table:table-cell>
          <table:table-cell office:value-type="float" office:value="372" calcext:value-type="float">
            <text:p>372.0</text:p>
          </table:table-cell>
          <table:table-cell office:value-type="float" office:value="43628.4078220178" calcext:value-type="float">
            <text:p>43628.4078220178</text:p>
          </table:table-cell>
          <table:table-cell office:value-type="float" office:value="329.64824120603" calcext:value-type="float">
            <text:p>329.64824</text:p>
          </table:table-cell>
          <table:table-cell office:value-type="float" office:value="1.35465014341333" calcext:value-type="float">
            <text:p>1.35465</text:p>
          </table:table-cell>
          <table:table-cell office:value-type="float" office:value="239.2" calcext:value-type="float">
            <text:p>239.2</text:p>
          </table:table-cell>
          <table:table-cell office:value-type="float" office:value="0.0216272449" calcext:value-type="float">
            <text:p>2.1627E-02</text:p>
          </table:table-cell>
          <table:table-cell table:style-name="ce10" office:value-type="float" office:value="239.2" calcext:value-type="float">
            <text:p>239.2</text:p>
          </table:table-cell>
          <table:table-cell office:value-type="float" office:value="0.0216272449" calcext:value-type="float">
            <text:p>2.1627E-02</text:p>
          </table:table-cell>
          <table:table-cell table:style-name="ce13"/>
          <table:table-cell/>
        </table:table-row>
        <table:table-row table:style-name="ro1">
          <table:table-cell office:value-type="float" office:value="376" calcext:value-type="float">
            <text:p>376.0</text:p>
          </table:table-cell>
          <table:table-cell table:style-name="ce7" office:value-type="float" office:value="24225.9454530547" calcext:value-type="float">
            <text:p>24225.9454530547</text:p>
          </table:table-cell>
          <table:table-cell office:value-type="float" office:value="376" calcext:value-type="float">
            <text:p>376.0</text:p>
          </table:table-cell>
          <table:table-cell office:value-type="float" office:value="64837.8646267015" calcext:value-type="float">
            <text:p>64837.8646267015</text:p>
          </table:table-cell>
          <table:table-cell office:value-type="float" office:value="332.663316582915" calcext:value-type="float">
            <text:p>332.66332</text:p>
          </table:table-cell>
          <table:table-cell office:value-type="float" office:value="1.35407805210422" calcext:value-type="float">
            <text:p>1.35408</text:p>
          </table:table-cell>
          <table:table-cell office:value-type="float" office:value="239.6" calcext:value-type="float">
            <text:p>239.6</text:p>
          </table:table-cell>
          <table:table-cell office:value-type="float" office:value="0.0131731662" calcext:value-type="float">
            <text:p>1.3173E-02</text:p>
          </table:table-cell>
          <table:table-cell table:style-name="ce10" office:value-type="float" office:value="239.6" calcext:value-type="float">
            <text:p>239.6</text:p>
          </table:table-cell>
          <table:table-cell office:value-type="float" office:value="0.0131731662" calcext:value-type="float">
            <text:p>1.3173E-02</text:p>
          </table:table-cell>
          <table:table-cell table:style-name="ce13"/>
          <table:table-cell/>
        </table:table-row>
        <table:table-row table:style-name="ro1">
          <table:table-cell office:value-type="float" office:value="380" calcext:value-type="float">
            <text:p>380.0</text:p>
          </table:table-cell>
          <table:table-cell table:style-name="ce7" office:value-type="float" office:value="25222.7276210841" calcext:value-type="float">
            <text:p>25222.7276210841</text:p>
          </table:table-cell>
          <table:table-cell office:value-type="float" office:value="380" calcext:value-type="float">
            <text:p>380.0</text:p>
          </table:table-cell>
          <table:table-cell office:value-type="float" office:value="85799.9891213379" calcext:value-type="float">
            <text:p>85799.9891213379</text:p>
          </table:table-cell>
          <table:table-cell office:value-type="float" office:value="335.678391959799" calcext:value-type="float">
            <text:p>335.67839</text:p>
          </table:table-cell>
          <table:table-cell office:value-type="float" office:value="1.35352523433865" calcext:value-type="float">
            <text:p>1.35353</text:p>
          </table:table-cell>
          <table:table-cell office:value-type="float" office:value="240" calcext:value-type="float">
            <text:p>240.0</text:p>
          </table:table-cell>
          <table:table-cell office:value-type="float" office:value="0.0232426199" calcext:value-type="float">
            <text:p>2.3243E-02</text:p>
          </table:table-cell>
          <table:table-cell table:style-name="ce10" office:value-type="float" office:value="240" calcext:value-type="float">
            <text:p>240.0</text:p>
          </table:table-cell>
          <table:table-cell office:value-type="float" office:value="0.0232426199" calcext:value-type="float">
            <text:p>2.3243E-02</text:p>
          </table:table-cell>
          <table:table-cell table:style-name="ce13"/>
          <table:table-cell/>
        </table:table-row>
        <table:table-row table:style-name="ro1">
          <table:table-cell office:value-type="float" office:value="384" calcext:value-type="float">
            <text:p>384.0</text:p>
          </table:table-cell>
          <table:table-cell table:style-name="ce7" office:value-type="float" office:value="26354.4520565317" calcext:value-type="float">
            <text:p>26354.4520565317</text:p>
          </table:table-cell>
          <table:table-cell office:value-type="float" office:value="384" calcext:value-type="float">
            <text:p>384.0</text:p>
          </table:table-cell>
          <table:table-cell office:value-type="float" office:value="99694.5274409526" calcext:value-type="float">
            <text:p>99694.5274409526</text:p>
          </table:table-cell>
          <table:table-cell office:value-type="float" office:value="338.693467336683" calcext:value-type="float">
            <text:p>338.69347</text:p>
          </table:table-cell>
          <table:table-cell office:value-type="float" office:value="1.35298849252624" calcext:value-type="float">
            <text:p>1.35299</text:p>
          </table:table-cell>
          <table:table-cell office:value-type="float" office:value="240.4" calcext:value-type="float">
            <text:p>240.4</text:p>
          </table:table-cell>
          <table:table-cell office:value-type="float" office:value="0.0240558187" calcext:value-type="float">
            <text:p>2.4056E-02</text:p>
          </table:table-cell>
          <table:table-cell table:style-name="ce10" office:value-type="float" office:value="240.4" calcext:value-type="float">
            <text:p>240.4</text:p>
          </table:table-cell>
          <table:table-cell office:value-type="float" office:value="0.0240558187" calcext:value-type="float">
            <text:p>2.4056E-02</text:p>
          </table:table-cell>
          <table:table-cell table:style-name="ce13"/>
          <table:table-cell/>
        </table:table-row>
        <table:table-row table:style-name="ro1">
          <table:table-cell office:value-type="float" office:value="388" calcext:value-type="float">
            <text:p>388.0</text:p>
          </table:table-cell>
          <table:table-cell table:style-name="ce7" office:value-type="float" office:value="27494.5257204732" calcext:value-type="float">
            <text:p>27494.5257204732</text:p>
          </table:table-cell>
          <table:table-cell office:value-type="float" office:value="388" calcext:value-type="float">
            <text:p>388.0</text:p>
          </table:table-cell>
          <table:table-cell office:value-type="float" office:value="107265.118428305" calcext:value-type="float">
            <text:p>107265.118428305</text:p>
          </table:table-cell>
          <table:table-cell office:value-type="float" office:value="341.708542713568" calcext:value-type="float">
            <text:p>341.70854</text:p>
          </table:table-cell>
          <table:table-cell office:value-type="float" office:value="1.35246958012763" calcext:value-type="float">
            <text:p>1.35247</text:p>
          </table:table-cell>
          <table:table-cell office:value-type="float" office:value="240.8" calcext:value-type="float">
            <text:p>240.8</text:p>
          </table:table-cell>
          <table:table-cell office:value-type="float" office:value="0.0257491667" calcext:value-type="float">
            <text:p>2.5749E-02</text:p>
          </table:table-cell>
          <table:table-cell table:style-name="ce10" office:value-type="float" office:value="240.8" calcext:value-type="float">
            <text:p>240.8</text:p>
          </table:table-cell>
          <table:table-cell office:value-type="float" office:value="0.0257491667" calcext:value-type="float">
            <text:p>2.5749E-02</text:p>
          </table:table-cell>
          <table:table-cell table:style-name="ce13"/>
          <table:table-cell/>
        </table:table-row>
        <table:table-row table:style-name="ro1">
          <table:table-cell office:value-type="float" office:value="392" calcext:value-type="float">
            <text:p>392.0</text:p>
          </table:table-cell>
          <table:table-cell table:style-name="ce7" office:value-type="float" office:value="28643.1632517084" calcext:value-type="float">
            <text:p>28643.1632517084</text:p>
          </table:table-cell>
          <table:table-cell office:value-type="float" office:value="392" calcext:value-type="float">
            <text:p>392.0</text:p>
          </table:table-cell>
          <table:table-cell office:value-type="float" office:value="116419.243178546" calcext:value-type="float">
            <text:p>116419.243178546</text:p>
          </table:table-cell>
          <table:table-cell office:value-type="float" office:value="344.723618090452" calcext:value-type="float">
            <text:p>344.72362</text:p>
          </table:table-cell>
          <table:table-cell office:value-type="float" office:value="1.35196545786964" calcext:value-type="float">
            <text:p>1.35197</text:p>
          </table:table-cell>
          <table:table-cell office:value-type="float" office:value="241.2" calcext:value-type="float">
            <text:p>241.2</text:p>
          </table:table-cell>
          <table:table-cell office:value-type="float" office:value="0.0219355412" calcext:value-type="float">
            <text:p>2.1936E-02</text:p>
          </table:table-cell>
          <table:table-cell table:style-name="ce10" office:value-type="float" office:value="241.2" calcext:value-type="float">
            <text:p>241.2</text:p>
          </table:table-cell>
          <table:table-cell office:value-type="float" office:value="0.0219355412" calcext:value-type="float">
            <text:p>2.1936E-02</text:p>
          </table:table-cell>
          <table:table-cell table:style-name="ce13"/>
          <table:table-cell/>
        </table:table-row>
        <table:table-row table:style-name="ro1">
          <table:table-cell office:value-type="float" office:value="396" calcext:value-type="float">
            <text:p>396.0</text:p>
          </table:table-cell>
          <table:table-cell table:style-name="ce7" office:value-type="float" office:value="29800.5489570262" calcext:value-type="float">
            <text:p>29800.5489570262</text:p>
          </table:table-cell>
          <table:table-cell office:value-type="float" office:value="396" calcext:value-type="float">
            <text:p>396.0</text:p>
          </table:table-cell>
          <table:table-cell office:value-type="float" office:value="121852.835373277" calcext:value-type="float">
            <text:p>121852.835373277</text:p>
          </table:table-cell>
          <table:table-cell office:value-type="float" office:value="347.738693467337" calcext:value-type="float">
            <text:p>347.73869</text:p>
          </table:table-cell>
          <table:table-cell office:value-type="float" office:value="1.35147773493162" calcext:value-type="float">
            <text:p>1.35148</text:p>
          </table:table-cell>
          <table:table-cell office:value-type="float" office:value="241.6" calcext:value-type="float">
            <text:p>241.6</text:p>
          </table:table-cell>
          <table:table-cell office:value-type="float" office:value="0.0240633542" calcext:value-type="float">
            <text:p>2.4063E-02</text:p>
          </table:table-cell>
          <table:table-cell table:style-name="ce10" office:value-type="float" office:value="241.6" calcext:value-type="float">
            <text:p>241.6</text:p>
          </table:table-cell>
          <table:table-cell office:value-type="float" office:value="0.0240633542" calcext:value-type="float">
            <text:p>2.4063E-02</text:p>
          </table:table-cell>
          <table:table-cell table:style-name="ce13"/>
          <table:table-cell/>
        </table:table-row>
        <table:table-row table:style-name="ro1">
          <table:table-cell office:value-type="float" office:value="400" calcext:value-type="float">
            <text:p>400.0</text:p>
          </table:table-cell>
          <table:table-cell table:style-name="ce7" office:value-type="float" office:value="30966.8028449277" calcext:value-type="float">
            <text:p>30966.8028449277</text:p>
          </table:table-cell>
          <table:table-cell office:value-type="float" office:value="400" calcext:value-type="float">
            <text:p>400.0</text:p>
          </table:table-cell>
          <table:table-cell office:value-type="float" office:value="145312.82965861" calcext:value-type="float">
            <text:p>145312.82965861</text:p>
          </table:table-cell>
          <table:table-cell office:value-type="float" office:value="350.753768844221" calcext:value-type="float">
            <text:p>350.75377</text:p>
          </table:table-cell>
          <table:table-cell office:value-type="float" office:value="1.35100322055151" calcext:value-type="float">
            <text:p>1.35100</text:p>
          </table:table-cell>
          <table:table-cell office:value-type="float" office:value="242" calcext:value-type="float">
            <text:p>242.0</text:p>
          </table:table-cell>
          <table:table-cell office:value-type="float" office:value="0.0163312953" calcext:value-type="float">
            <text:p>1.6331E-02</text:p>
          </table:table-cell>
          <table:table-cell table:style-name="ce10" office:value-type="float" office:value="242" calcext:value-type="float">
            <text:p>242.0</text:p>
          </table:table-cell>
          <table:table-cell office:value-type="float" office:value="0.0163312953" calcext:value-type="float">
            <text:p>1.6331E-02</text:p>
          </table:table-cell>
          <table:table-cell table:style-name="ce13"/>
          <table:table-cell/>
        </table:table-row>
        <table:table-row table:style-name="ro1">
          <table:table-cell office:value-type="float" office:value="404" calcext:value-type="float">
            <text:p>404.0</text:p>
          </table:table-cell>
          <table:table-cell table:style-name="ce7" office:value-type="float" office:value="32282.6173208339" calcext:value-type="float">
            <text:p>32282.6173208339</text:p>
          </table:table-cell>
          <table:table-cell office:value-type="float" office:value="404" calcext:value-type="float">
            <text:p>404.0</text:p>
          </table:table-cell>
          <table:table-cell office:value-type="float" office:value="175673.688853941" calcext:value-type="float">
            <text:p>175673.688853941</text:p>
          </table:table-cell>
          <table:table-cell office:value-type="float" office:value="353.768844221105" calcext:value-type="float">
            <text:p>353.76884</text:p>
          </table:table-cell>
          <table:table-cell office:value-type="float" office:value="1.35054356415473" calcext:value-type="float">
            <text:p>1.35054</text:p>
          </table:table-cell>
          <table:table-cell office:value-type="float" office:value="242.4" calcext:value-type="float">
            <text:p>242.4</text:p>
          </table:table-cell>
          <table:table-cell office:value-type="float" office:value="0.0224550606" calcext:value-type="float">
            <text:p>2.2455E-02</text:p>
          </table:table-cell>
          <table:table-cell table:style-name="ce10" office:value-type="float" office:value="242.4" calcext:value-type="float">
            <text:p>242.4</text:p>
          </table:table-cell>
          <table:table-cell office:value-type="float" office:value="0.0224550606" calcext:value-type="float">
            <text:p>2.2455E-02</text:p>
          </table:table-cell>
          <table:table-cell table:style-name="ce13"/>
          <table:table-cell/>
        </table:table-row>
        <table:table-row table:style-name="ro1">
          <table:table-cell office:value-type="float" office:value="408" calcext:value-type="float">
            <text:p>408.0</text:p>
          </table:table-cell>
          <table:table-cell table:style-name="ce7" office:value-type="float" office:value="33607.6712292068" calcext:value-type="float">
            <text:p>33607.6712292068</text:p>
          </table:table-cell>
          <table:table-cell office:value-type="float" office:value="408" calcext:value-type="float">
            <text:p>408.0</text:p>
          </table:table-cell>
          <table:table-cell office:value-type="float" office:value="193572.220529872" calcext:value-type="float">
            <text:p>193572.220529872</text:p>
          </table:table-cell>
          <table:table-cell office:value-type="float" office:value="356.78391959799" calcext:value-type="float">
            <text:p>356.78392</text:p>
          </table:table-cell>
          <table:table-cell office:value-type="float" office:value="1.35009613947752" calcext:value-type="float">
            <text:p>1.35010</text:p>
          </table:table-cell>
          <table:table-cell office:value-type="float" office:value="242.8" calcext:value-type="float">
            <text:p>242.8</text:p>
          </table:table-cell>
          <table:table-cell office:value-type="float" office:value="0.0228547663" calcext:value-type="float">
            <text:p>2.2855E-02</text:p>
          </table:table-cell>
          <table:table-cell table:style-name="ce10" office:value-type="float" office:value="242.8" calcext:value-type="float">
            <text:p>242.8</text:p>
          </table:table-cell>
          <table:table-cell office:value-type="float" office:value="0.0228547663" calcext:value-type="float">
            <text:p>2.2855E-02</text:p>
          </table:table-cell>
          <table:table-cell table:style-name="ce13"/>
          <table:table-cell/>
        </table:table-row>
        <table:table-row table:style-name="ro1">
          <table:table-cell office:value-type="float" office:value="412" calcext:value-type="float">
            <text:p>412.0</text:p>
          </table:table-cell>
          <table:table-cell table:style-name="ce7" office:value-type="float" office:value="34942.1940090089" calcext:value-type="float">
            <text:p>34942.1940090089</text:p>
          </table:table-cell>
          <table:table-cell office:value-type="float" office:value="412" calcext:value-type="float">
            <text:p>412.0</text:p>
          </table:table-cell>
          <table:table-cell office:value-type="float" office:value="209940.341045465" calcext:value-type="float">
            <text:p>209940.341045465</text:p>
          </table:table-cell>
          <table:table-cell office:value-type="float" office:value="359.798994974874" calcext:value-type="float">
            <text:p>359.79899</text:p>
          </table:table-cell>
          <table:table-cell office:value-type="float" office:value="1.34966267928942" calcext:value-type="float">
            <text:p>1.34966</text:p>
          </table:table-cell>
          <table:table-cell office:value-type="float" office:value="243.2" calcext:value-type="float">
            <text:p>243.2</text:p>
          </table:table-cell>
          <table:table-cell office:value-type="float" office:value="0.014236389" calcext:value-type="float">
            <text:p>1.4236E-02</text:p>
          </table:table-cell>
          <table:table-cell table:style-name="ce10" office:value-type="float" office:value="243.2" calcext:value-type="float">
            <text:p>243.2</text:p>
          </table:table-cell>
          <table:table-cell office:value-type="float" office:value="0.014236389" calcext:value-type="float">
            <text:p>1.4236E-02</text:p>
          </table:table-cell>
          <table:table-cell table:style-name="ce13"/>
          <table:table-cell/>
        </table:table-row>
        <table:table-row table:style-name="ro1">
          <table:table-cell office:value-type="float" office:value="416" calcext:value-type="float">
            <text:p>416.0</text:p>
          </table:table-cell>
          <table:table-cell table:style-name="ce7" office:value-type="float" office:value="36286.3738060963" calcext:value-type="float">
            <text:p>36286.3738060963</text:p>
          </table:table-cell>
          <table:table-cell office:value-type="float" office:value="416" calcext:value-type="float">
            <text:p>416.0</text:p>
          </table:table-cell>
          <table:table-cell office:value-type="float" office:value="218138.709069431" calcext:value-type="float">
            <text:p>218138.709069431</text:p>
          </table:table-cell>
          <table:table-cell office:value-type="float" office:value="362.814070351759" calcext:value-type="float">
            <text:p>362.81407</text:p>
          </table:table-cell>
          <table:table-cell office:value-type="float" office:value="1.34924049676519" calcext:value-type="float">
            <text:p>1.34924</text:p>
          </table:table-cell>
          <table:table-cell office:value-type="float" office:value="243.6" calcext:value-type="float">
            <text:p>243.6</text:p>
          </table:table-cell>
          <table:table-cell office:value-type="float" office:value="0.0183747492" calcext:value-type="float">
            <text:p>1.8375E-02</text:p>
          </table:table-cell>
          <table:table-cell table:style-name="ce10" office:value-type="float" office:value="243.6" calcext:value-type="float">
            <text:p>243.6</text:p>
          </table:table-cell>
          <table:table-cell office:value-type="float" office:value="0.0183747492" calcext:value-type="float">
            <text:p>1.8375E-02</text:p>
          </table:table-cell>
          <table:table-cell table:style-name="ce13"/>
          <table:table-cell/>
        </table:table-row>
        <table:table-row table:style-name="ro1">
          <table:table-cell office:value-type="float" office:value="420" calcext:value-type="float">
            <text:p>420.0</text:p>
          </table:table-cell>
          <table:table-cell table:style-name="ce7" office:value-type="float" office:value="37640.3453725653" calcext:value-type="float">
            <text:p>37640.3453725653</text:p>
          </table:table-cell>
          <table:table-cell office:value-type="float" office:value="420" calcext:value-type="float">
            <text:p>420.0</text:p>
          </table:table-cell>
          <table:table-cell office:value-type="float" office:value="211933.760416961" calcext:value-type="float">
            <text:p>211933.760416961</text:p>
          </table:table-cell>
          <table:table-cell office:value-type="float" office:value="365.829145728643" calcext:value-type="float">
            <text:p>365.82915</text:p>
          </table:table-cell>
          <table:table-cell office:value-type="float" office:value="1.34883103614257" calcext:value-type="float">
            <text:p>1.34883</text:p>
          </table:table-cell>
          <table:table-cell office:value-type="float" office:value="244" calcext:value-type="float">
            <text:p>244.0</text:p>
          </table:table-cell>
          <table:table-cell office:value-type="float" office:value="0.0210231048" calcext:value-type="float">
            <text:p>2.1023E-02</text:p>
          </table:table-cell>
          <table:table-cell table:style-name="ce10" office:value-type="float" office:value="244" calcext:value-type="float">
            <text:p>244.0</text:p>
          </table:table-cell>
          <table:table-cell office:value-type="float" office:value="0.0210231048" calcext:value-type="float">
            <text:p>2.1023E-02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.0</text:p>
          </table:table-cell>
          <table:table-cell table:style-name="ce7" office:value-type="float" office:value="39159.2023094492" calcext:value-type="float">
            <text:p>39159.2023094492</text:p>
          </table:table-cell>
          <table:table-cell office:value-type="float" office:value="424" calcext:value-type="float">
            <text:p>424.0</text:p>
          </table:table-cell>
          <table:table-cell office:value-type="float" office:value="202917.690014147" calcext:value-type="float">
            <text:p>202917.690014147</text:p>
          </table:table-cell>
          <table:table-cell office:value-type="float" office:value="368.844221105528" calcext:value-type="float">
            <text:p>368.84422</text:p>
          </table:table-cell>
          <table:table-cell office:value-type="float" office:value="1.34843164535186" calcext:value-type="float">
            <text:p>1.34843</text:p>
          </table:table-cell>
          <table:table-cell office:value-type="float" office:value="244.4" calcext:value-type="float">
            <text:p>244.4</text:p>
          </table:table-cell>
          <table:table-cell office:value-type="float" office:value="0.0172338015" calcext:value-type="float">
            <text:p>1.7234E-02</text:p>
          </table:table-cell>
          <table:table-cell table:style-name="ce10" office:value-type="float" office:value="244.4" calcext:value-type="float">
            <text:p>244.4</text:p>
          </table:table-cell>
          <table:table-cell office:value-type="float" office:value="0.0172338015" calcext:value-type="float">
            <text:p>1.7234E-02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.0</text:p>
          </table:table-cell>
          <table:table-cell table:style-name="ce7" office:value-type="float" office:value="40688.2367766939" calcext:value-type="float">
            <text:p>40688.2367766939</text:p>
          </table:table-cell>
          <table:table-cell office:value-type="float" office:value="428" calcext:value-type="float">
            <text:p>428.0</text:p>
          </table:table-cell>
          <table:table-cell office:value-type="float" office:value="200562.250957564" calcext:value-type="float">
            <text:p>200562.250957564</text:p>
          </table:table-cell>
          <table:table-cell office:value-type="float" office:value="371.859296482412" calcext:value-type="float">
            <text:p>371.85930</text:p>
          </table:table-cell>
          <table:table-cell office:value-type="float" office:value="1.34804444702277" calcext:value-type="float">
            <text:p>1.34804</text:p>
          </table:table-cell>
          <table:table-cell office:value-type="float" office:value="244.8" calcext:value-type="float">
            <text:p>244.8</text:p>
          </table:table-cell>
          <table:table-cell office:value-type="float" office:value="0.0166273682" calcext:value-type="float">
            <text:p>1.6627E-02</text:p>
          </table:table-cell>
          <table:table-cell table:style-name="ce10" office:value-type="float" office:value="244.8" calcext:value-type="float">
            <text:p>244.8</text:p>
          </table:table-cell>
          <table:table-cell office:value-type="float" office:value="0.0166273682" calcext:value-type="float">
            <text:p>1.6627E-02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.0</text:p>
          </table:table-cell>
          <table:table-cell table:style-name="ce7" office:value-type="float" office:value="42227.6930100197" calcext:value-type="float">
            <text:p>42227.6930100197</text:p>
          </table:table-cell>
          <table:table-cell office:value-type="float" office:value="432" calcext:value-type="float">
            <text:p>432.0</text:p>
          </table:table-cell>
          <table:table-cell office:value-type="float" office:value="193740.011605433" calcext:value-type="float">
            <text:p>193740.011605433</text:p>
          </table:table-cell>
          <table:table-cell office:value-type="float" office:value="374.874371859296" calcext:value-type="float">
            <text:p>374.87437</text:p>
          </table:table-cell>
          <table:table-cell office:value-type="float" office:value="1.34766625165715" calcext:value-type="float">
            <text:p>1.34767</text:p>
          </table:table-cell>
          <table:table-cell office:value-type="float" office:value="245.2" calcext:value-type="float">
            <text:p>245.2</text:p>
          </table:table-cell>
          <table:table-cell office:value-type="float" office:value="0.0108896025" calcext:value-type="float">
            <text:p>1.0890E-02</text:p>
          </table:table-cell>
          <table:table-cell table:style-name="ce10" office:value-type="float" office:value="245.2" calcext:value-type="float">
            <text:p>245.2</text:p>
          </table:table-cell>
          <table:table-cell office:value-type="float" office:value="0.0108896025" calcext:value-type="float">
            <text:p>1.0890E-02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.0</text:p>
          </table:table-cell>
          <table:table-cell table:style-name="ce7" office:value-type="float" office:value="43777.7555862035" calcext:value-type="float">
            <text:p>43777.7555862035</text:p>
          </table:table-cell>
          <table:table-cell office:value-type="float" office:value="436" calcext:value-type="float">
            <text:p>436.0</text:p>
          </table:table-cell>
          <table:table-cell office:value-type="float" office:value="176440.82520659" calcext:value-type="float">
            <text:p>176440.82520659</text:p>
          </table:table-cell>
          <table:table-cell office:value-type="float" office:value="377.889447236181" calcext:value-type="float">
            <text:p>377.88945</text:p>
          </table:table-cell>
          <table:table-cell office:value-type="float" office:value="1.3472994404447" calcext:value-type="float">
            <text:p>1.34730</text:p>
          </table:table-cell>
          <table:table-cell office:value-type="float" office:value="245.6" calcext:value-type="float">
            <text:p>245.6</text:p>
          </table:table-cell>
          <table:table-cell office:value-type="float" office:value="0.0124477094" calcext:value-type="float">
            <text:p>1.2448E-02</text:p>
          </table:table-cell>
          <table:table-cell table:style-name="ce10" office:value-type="float" office:value="245.6" calcext:value-type="float">
            <text:p>245.6</text:p>
          </table:table-cell>
          <table:table-cell office:value-type="float" office:value="0.0124477094" calcext:value-type="float">
            <text:p>1.2448E-02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.0</text:p>
          </table:table-cell>
          <table:table-cell table:style-name="ce7" office:value-type="float" office:value="45338.5777078364" calcext:value-type="float">
            <text:p>45338.5777078364</text:p>
          </table:table-cell>
          <table:table-cell office:value-type="float" office:value="440" calcext:value-type="float">
            <text:p>440.0</text:p>
          </table:table-cell>
          <table:table-cell office:value-type="float" office:value="154187.875142152" calcext:value-type="float">
            <text:p>154187.875142152</text:p>
          </table:table-cell>
          <table:table-cell office:value-type="float" office:value="380.904522613065" calcext:value-type="float">
            <text:p>380.90452</text:p>
          </table:table-cell>
          <table:table-cell office:value-type="float" office:value="1.34694135888215" calcext:value-type="float">
            <text:p>1.34694</text:p>
          </table:table-cell>
          <table:table-cell office:value-type="float" office:value="246" calcext:value-type="float">
            <text:p>246.0</text:p>
          </table:table-cell>
          <table:table-cell office:value-type="float" office:value="0.0247179195" calcext:value-type="float">
            <text:p>2.4718E-02</text:p>
          </table:table-cell>
          <table:table-cell table:style-name="ce10" office:value-type="float" office:value="246" calcext:value-type="float">
            <text:p>246.0</text:p>
          </table:table-cell>
          <table:table-cell office:value-type="float" office:value="0.0247179195" calcext:value-type="float">
            <text:p>2.4718E-02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.0</text:p>
          </table:table-cell>
          <table:table-cell table:style-name="ce7" office:value-type="float" office:value="47080.3311906438" calcext:value-type="float">
            <text:p>47080.3311906438</text:p>
          </table:table-cell>
          <table:table-cell office:value-type="float" office:value="444" calcext:value-type="float">
            <text:p>444.0</text:p>
          </table:table-cell>
          <table:table-cell office:value-type="float" office:value="135484.960671857" calcext:value-type="float">
            <text:p>135484.960671857</text:p>
          </table:table-cell>
          <table:table-cell office:value-type="float" office:value="383.91959798995" calcext:value-type="float">
            <text:p>383.91960</text:p>
          </table:table-cell>
          <table:table-cell office:value-type="float" office:value="1.34659325125005" calcext:value-type="float">
            <text:p>1.34659</text:p>
          </table:table-cell>
          <table:table-cell office:value-type="float" office:value="246.4" calcext:value-type="float">
            <text:p>246.4</text:p>
          </table:table-cell>
          <table:table-cell office:value-type="float" office:value="0.0263929167" calcext:value-type="float">
            <text:p>2.6393E-02</text:p>
          </table:table-cell>
          <table:table-cell table:style-name="ce10" office:value-type="float" office:value="246.4" calcext:value-type="float">
            <text:p>246.4</text:p>
          </table:table-cell>
          <table:table-cell office:value-type="float" office:value="0.0263929167" calcext:value-type="float">
            <text:p>2.6393E-02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.0</text:p>
          </table:table-cell>
          <table:table-cell table:style-name="ce7" office:value-type="float" office:value="48833.2482382543" calcext:value-type="float">
            <text:p>48833.2482382543</text:p>
          </table:table-cell>
          <table:table-cell office:value-type="float" office:value="448" calcext:value-type="float">
            <text:p>448.0</text:p>
          </table:table-cell>
          <table:table-cell office:value-type="float" office:value="117115.261120271" calcext:value-type="float">
            <text:p>117115.261120271</text:p>
          </table:table-cell>
          <table:table-cell office:value-type="float" office:value="386.934673366834" calcext:value-type="float">
            <text:p>386.93467</text:p>
          </table:table-cell>
          <table:table-cell office:value-type="float" office:value="1.34625320287779" calcext:value-type="float">
            <text:p>1.34625</text:p>
          </table:table-cell>
          <table:table-cell office:value-type="float" office:value="246.8" calcext:value-type="float">
            <text:p>246.8</text:p>
          </table:table-cell>
          <table:table-cell office:value-type="float" office:value="0.0159662121" calcext:value-type="float">
            <text:p>1.5966E-02</text:p>
          </table:table-cell>
          <table:table-cell table:style-name="ce10" office:value-type="float" office:value="246.8" calcext:value-type="float">
            <text:p>246.8</text:p>
          </table:table-cell>
          <table:table-cell office:value-type="float" office:value="0.0159662121" calcext:value-type="float">
            <text:p>1.5966E-02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.0</text:p>
          </table:table-cell>
          <table:table-cell table:style-name="ce7" office:value-type="float" office:value="50597.573029034" calcext:value-type="float">
            <text:p>50597.573029034</text:p>
          </table:table-cell>
          <table:table-cell office:value-type="float" office:value="452" calcext:value-type="float">
            <text:p>452.0</text:p>
          </table:table-cell>
          <table:table-cell office:value-type="float" office:value="103407.660576766" calcext:value-type="float">
            <text:p>103407.660576766</text:p>
          </table:table-cell>
          <table:table-cell office:value-type="float" office:value="389.949748743719" calcext:value-type="float">
            <text:p>389.94975</text:p>
          </table:table-cell>
          <table:table-cell office:value-type="float" office:value="1.34592270828901" calcext:value-type="float">
            <text:p>1.34592</text:p>
          </table:table-cell>
          <table:table-cell office:value-type="float" office:value="247.2" calcext:value-type="float">
            <text:p>247.2</text:p>
          </table:table-cell>
          <table:table-cell office:value-type="float" office:value="0.0103989794" calcext:value-type="float">
            <text:p>1.0399E-02</text:p>
          </table:table-cell>
          <table:table-cell table:style-name="ce10" office:value-type="float" office:value="247.2" calcext:value-type="float">
            <text:p>247.2</text:p>
          </table:table-cell>
          <table:table-cell office:value-type="float" office:value="0.0103989794" calcext:value-type="float">
            <text:p>1.0399E-02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.0</text:p>
          </table:table-cell>
          <table:table-cell table:style-name="ce7" office:value-type="float" office:value="52373.51238048" calcext:value-type="float">
            <text:p>52373.51238048</text:p>
          </table:table-cell>
          <table:table-cell office:value-type="float" office:value="456" calcext:value-type="float">
            <text:p>456.0</text:p>
          </table:table-cell>
          <table:table-cell office:value-type="float" office:value="103484.364473342" calcext:value-type="float">
            <text:p>103484.364473342</text:p>
          </table:table-cell>
          <table:table-cell office:value-type="float" office:value="392.964824120603" calcext:value-type="float">
            <text:p>392.96482</text:p>
          </table:table-cell>
          <table:table-cell office:value-type="float" office:value="1.34559972438454" calcext:value-type="float">
            <text:p>1.34560</text:p>
          </table:table-cell>
          <table:table-cell office:value-type="float" office:value="247.6" calcext:value-type="float">
            <text:p>247.6</text:p>
          </table:table-cell>
          <table:table-cell office:value-type="float" office:value="0.018283146" calcext:value-type="float">
            <text:p>1.8283E-02</text:p>
          </table:table-cell>
          <table:table-cell table:style-name="ce10" office:value-type="float" office:value="247.6" calcext:value-type="float">
            <text:p>247.6</text:p>
          </table:table-cell>
          <table:table-cell office:value-type="float" office:value="0.018283146" calcext:value-type="float">
            <text:p>1.8283E-02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.0</text:p>
          </table:table-cell>
          <table:table-cell table:style-name="ce7" office:value-type="float" office:value="54161.2157379197" calcext:value-type="float">
            <text:p>54161.2157379197</text:p>
          </table:table-cell>
          <table:table-cell office:value-type="float" office:value="460" calcext:value-type="float">
            <text:p>460.0</text:p>
          </table:table-cell>
          <table:table-cell office:value-type="float" office:value="101216.518588907" calcext:value-type="float">
            <text:p>101216.518588907</text:p>
          </table:table-cell>
          <table:table-cell office:value-type="float" office:value="395.979899497487" calcext:value-type="float">
            <text:p>395.97990</text:p>
          </table:table-cell>
          <table:table-cell office:value-type="float" office:value="1.34528553155942" calcext:value-type="float">
            <text:p>1.34529</text:p>
          </table:table-cell>
          <table:table-cell office:value-type="float" office:value="248" calcext:value-type="float">
            <text:p>248.0</text:p>
          </table:table-cell>
          <table:table-cell office:value-type="float" office:value="0.0144866189" calcext:value-type="float">
            <text:p>1.4487E-02</text:p>
          </table:table-cell>
          <table:table-cell table:style-name="ce10" office:value-type="float" office:value="248" calcext:value-type="float">
            <text:p>248.0</text:p>
          </table:table-cell>
          <table:table-cell office:value-type="float" office:value="0.0144866189" calcext:value-type="float">
            <text:p>1.4487E-02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.0</text:p>
          </table:table-cell>
          <table:table-cell table:style-name="ce7" office:value-type="float" office:value="56146.6952088423" calcext:value-type="float">
            <text:p>56146.6952088423</text:p>
          </table:table-cell>
          <table:table-cell office:value-type="float" office:value="464" calcext:value-type="float">
            <text:p>464.0</text:p>
          </table:table-cell>
          <table:table-cell office:value-type="float" office:value="98606.7421635491" calcext:value-type="float">
            <text:p>98606.7421635491</text:p>
          </table:table-cell>
          <table:table-cell office:value-type="float" office:value="398.994974874372" calcext:value-type="float">
            <text:p>398.99497</text:p>
          </table:table-cell>
          <table:table-cell office:value-type="float" office:value="1.34497834281624" calcext:value-type="float">
            <text:p>1.34498</text:p>
          </table:table-cell>
          <table:table-cell office:value-type="float" office:value="248.4" calcext:value-type="float">
            <text:p>248.4</text:p>
          </table:table-cell>
          <table:table-cell office:value-type="float" office:value="0.0222452145" calcext:value-type="float">
            <text:p>2.2245E-02</text:p>
          </table:table-cell>
          <table:table-cell table:style-name="ce10" office:value-type="float" office:value="248.4" calcext:value-type="float">
            <text:p>248.4</text:p>
          </table:table-cell>
          <table:table-cell office:value-type="float" office:value="0.0222452145" calcext:value-type="float">
            <text:p>2.2245E-02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.0</text:p>
          </table:table-cell>
          <table:table-cell table:style-name="ce7" office:value-type="float" office:value="58144.3572997875" calcext:value-type="float">
            <text:p>58144.3572997875</text:p>
          </table:table-cell>
          <table:table-cell office:value-type="float" office:value="468" calcext:value-type="float">
            <text:p>468.0</text:p>
          </table:table-cell>
          <table:table-cell office:value-type="float" office:value="96183.3669223369" calcext:value-type="float">
            <text:p>96183.3669223369</text:p>
          </table:table-cell>
          <table:table-cell office:value-type="float" office:value="402.010050251256" calcext:value-type="float">
            <text:p>402.01005</text:p>
          </table:table-cell>
          <table:table-cell office:value-type="float" office:value="1.34467922691642" calcext:value-type="float">
            <text:p>1.34468</text:p>
          </table:table-cell>
          <table:table-cell office:value-type="float" office:value="248.8" calcext:value-type="float">
            <text:p>248.8</text:p>
          </table:table-cell>
          <table:table-cell office:value-type="float" office:value="0.0210229354" calcext:value-type="float">
            <text:p>2.1023E-02</text:p>
          </table:table-cell>
          <table:table-cell table:style-name="ce10" office:value-type="float" office:value="248.8" calcext:value-type="float">
            <text:p>248.8</text:p>
          </table:table-cell>
          <table:table-cell office:value-type="float" office:value="0.0210229354" calcext:value-type="float">
            <text:p>2.1023E-02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.0</text:p>
          </table:table-cell>
          <table:table-cell table:style-name="ce7" office:value-type="float" office:value="60154.4720054629" calcext:value-type="float">
            <text:p>60154.4720054629</text:p>
          </table:table-cell>
          <table:table-cell office:value-type="float" office:value="472" calcext:value-type="float">
            <text:p>472.0</text:p>
          </table:table-cell>
          <table:table-cell office:value-type="float" office:value="91773.3514963193" calcext:value-type="float">
            <text:p>91773.3514963193</text:p>
          </table:table-cell>
          <table:table-cell office:value-type="float" office:value="405.025125628141" calcext:value-type="float">
            <text:p>405.02513</text:p>
          </table:table-cell>
          <table:table-cell office:value-type="float" office:value="1.34438630860449" calcext:value-type="float">
            <text:p>1.34439</text:p>
          </table:table-cell>
          <table:table-cell office:value-type="float" office:value="249.2" calcext:value-type="float">
            <text:p>249.2</text:p>
          </table:table-cell>
          <table:table-cell office:value-type="float" office:value="0.0225470392" calcext:value-type="float">
            <text:p>2.2547E-02</text:p>
          </table:table-cell>
          <table:table-cell table:style-name="ce10" office:value-type="float" office:value="249.2" calcext:value-type="float">
            <text:p>249.2</text:p>
          </table:table-cell>
          <table:table-cell office:value-type="float" office:value="0.0225470392" calcext:value-type="float">
            <text:p>2.2547E-02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.0</text:p>
          </table:table-cell>
          <table:table-cell table:style-name="ce7" office:value-type="float" office:value="62177.2425422627" calcext:value-type="float">
            <text:p>62177.2425422627</text:p>
          </table:table-cell>
          <table:table-cell office:value-type="float" office:value="476" calcext:value-type="float">
            <text:p>476.0</text:p>
          </table:table-cell>
          <table:table-cell office:value-type="float" office:value="85057.7715140951" calcext:value-type="float">
            <text:p>85057.7715140951</text:p>
          </table:table-cell>
          <table:table-cell office:value-type="float" office:value="408.040201005025" calcext:value-type="float">
            <text:p>408.04020</text:p>
          </table:table-cell>
          <table:table-cell office:value-type="float" office:value="1.344101499083" calcext:value-type="float">
            <text:p>1.34410</text:p>
          </table:table-cell>
          <table:table-cell office:value-type="float" office:value="249.6" calcext:value-type="float">
            <text:p>249.6</text:p>
          </table:table-cell>
          <table:table-cell office:value-type="float" office:value="0.0194418481" calcext:value-type="float">
            <text:p>1.9442E-02</text:p>
          </table:table-cell>
          <table:table-cell table:style-name="ce10" office:value-type="float" office:value="249.6" calcext:value-type="float">
            <text:p>249.6</text:p>
          </table:table-cell>
          <table:table-cell office:value-type="float" office:value="0.0194418481" calcext:value-type="float">
            <text:p>1.9442E-02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.0</text:p>
          </table:table-cell>
          <table:table-cell table:style-name="ce7" office:value-type="float" office:value="64212.8404550728" calcext:value-type="float">
            <text:p>64212.8404550728</text:p>
          </table:table-cell>
          <table:table-cell office:value-type="float" office:value="480" calcext:value-type="float">
            <text:p>480.0</text:p>
          </table:table-cell>
          <table:table-cell office:value-type="float" office:value="78275.3313396867" calcext:value-type="float">
            <text:p>78275.3313396867</text:p>
          </table:table-cell>
          <table:table-cell office:value-type="float" office:value="411.05527638191" calcext:value-type="float">
            <text:p>411.05528</text:p>
          </table:table-cell>
          <table:table-cell office:value-type="float" office:value="1.34382252400601" calcext:value-type="float">
            <text:p>1.34382</text:p>
          </table:table-cell>
          <table:table-cell office:value-type="float" office:value="250" calcext:value-type="float">
            <text:p>250.0</text:p>
          </table:table-cell>
          <table:table-cell office:value-type="float" office:value="0.0213026891" calcext:value-type="float">
            <text:p>2.1303E-02</text:p>
          </table:table-cell>
          <table:table-cell table:style-name="ce10" office:value-type="float" office:value="250" calcext:value-type="float">
            <text:p>250.0</text:p>
          </table:table-cell>
          <table:table-cell office:value-type="float" office:value="0.0213026891" calcext:value-type="float">
            <text:p>2.1303E-02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.0</text:p>
          </table:table-cell>
          <table:table-cell table:style-name="ce7" office:value-type="float" office:value="66463.8136756079" calcext:value-type="float">
            <text:p>66463.8136756079</text:p>
          </table:table-cell>
          <table:table-cell office:value-type="float" office:value="484" calcext:value-type="float">
            <text:p>484.0</text:p>
          </table:table-cell>
          <table:table-cell office:value-type="float" office:value="74508.6685890019" calcext:value-type="float">
            <text:p>74508.6685890019</text:p>
          </table:table-cell>
          <table:table-cell office:value-type="float" office:value="414.070351758794" calcext:value-type="float">
            <text:p>414.07035</text:p>
          </table:table-cell>
          <table:table-cell office:value-type="float" office:value="1.34355078191248" calcext:value-type="float">
            <text:p>1.34355</text:p>
          </table:table-cell>
          <table:table-cell office:value-type="float" office:value="250.4" calcext:value-type="float">
            <text:p>250.4</text:p>
          </table:table-cell>
          <table:table-cell office:value-type="float" office:value="0.0183083924" calcext:value-type="float">
            <text:p>1.8308E-02</text:p>
          </table:table-cell>
          <table:table-cell table:style-name="ce10" office:value-type="float" office:value="250.4" calcext:value-type="float">
            <text:p>250.4</text:p>
          </table:table-cell>
          <table:table-cell office:value-type="float" office:value="0.0183083924" calcext:value-type="float">
            <text:p>1.8308E-02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.0</text:p>
          </table:table-cell>
          <table:table-cell table:style-name="ce7" office:value-type="float" office:value="68728.0474563815" calcext:value-type="float">
            <text:p>68728.0474563815</text:p>
          </table:table-cell>
          <table:table-cell office:value-type="float" office:value="488" calcext:value-type="float">
            <text:p>488.0</text:p>
          </table:table-cell>
          <table:table-cell office:value-type="float" office:value="68807.6350577094" calcext:value-type="float">
            <text:p>68807.6350577094</text:p>
          </table:table-cell>
          <table:table-cell office:value-type="float" office:value="417.085427135678" calcext:value-type="float">
            <text:p>417.08543</text:p>
          </table:table-cell>
          <table:table-cell office:value-type="float" office:value="1.34328452970005" calcext:value-type="float">
            <text:p>1.34328</text:p>
          </table:table-cell>
          <table:table-cell office:value-type="float" office:value="250.8" calcext:value-type="float">
            <text:p>250.8</text:p>
          </table:table-cell>
          <table:table-cell office:value-type="float" office:value="0.0214327231" calcext:value-type="float">
            <text:p>2.1433E-02</text:p>
          </table:table-cell>
          <table:table-cell table:style-name="ce10" office:value-type="float" office:value="250.8" calcext:value-type="float">
            <text:p>250.8</text:p>
          </table:table-cell>
          <table:table-cell office:value-type="float" office:value="0.0214327231" calcext:value-type="float">
            <text:p>2.1433E-02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.0</text:p>
          </table:table-cell>
          <table:table-cell table:style-name="ce7" office:value-type="float" office:value="71005.8118083059" calcext:value-type="float">
            <text:p>71005.8118083059</text:p>
          </table:table-cell>
          <table:table-cell office:value-type="float" office:value="492" calcext:value-type="float">
            <text:p>492.0</text:p>
          </table:table-cell>
          <table:table-cell office:value-type="float" office:value="62580.4632417296" calcext:value-type="float">
            <text:p>62580.4632417296</text:p>
          </table:table-cell>
          <table:table-cell office:value-type="float" office:value="420.100502512563" calcext:value-type="float">
            <text:p>420.10050</text:p>
          </table:table-cell>
          <table:table-cell office:value-type="float" office:value="1.34302491786644" calcext:value-type="float">
            <text:p>1.34302</text:p>
          </table:table-cell>
          <table:table-cell office:value-type="float" office:value="251.2" calcext:value-type="float">
            <text:p>251.2</text:p>
          </table:table-cell>
          <table:table-cell office:value-type="float" office:value="0.0240548904" calcext:value-type="float">
            <text:p>2.4055E-02</text:p>
          </table:table-cell>
          <table:table-cell table:style-name="ce10" office:value-type="float" office:value="251.2" calcext:value-type="float">
            <text:p>251.2</text:p>
          </table:table-cell>
          <table:table-cell office:value-type="float" office:value="0.0240548904" calcext:value-type="float">
            <text:p>2.4055E-02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.0</text:p>
          </table:table-cell>
          <table:table-cell table:style-name="ce7" office:value-type="float" office:value="73297.3285236494" calcext:value-type="float">
            <text:p>73297.3285236494</text:p>
          </table:table-cell>
          <table:table-cell office:value-type="float" office:value="496" calcext:value-type="float">
            <text:p>496.0</text:p>
          </table:table-cell>
          <table:table-cell office:value-type="float" office:value="55633.2004274324" calcext:value-type="float">
            <text:p>55633.2004274324</text:p>
          </table:table-cell>
          <table:table-cell office:value-type="float" office:value="423.115577889447" calcext:value-type="float">
            <text:p>423.11558</text:p>
          </table:table-cell>
          <table:table-cell office:value-type="float" office:value="1.34277045642457" calcext:value-type="float">
            <text:p>1.34277</text:p>
          </table:table-cell>
          <table:table-cell office:value-type="float" office:value="251.6" calcext:value-type="float">
            <text:p>251.6</text:p>
          </table:table-cell>
          <table:table-cell office:value-type="float" office:value="0.0147433231" calcext:value-type="float">
            <text:p>1.4743E-02</text:p>
          </table:table-cell>
          <table:table-cell table:style-name="ce10" office:value-type="float" office:value="251.6" calcext:value-type="float">
            <text:p>251.6</text:p>
          </table:table-cell>
          <table:table-cell office:value-type="float" office:value="0.0147433231" calcext:value-type="float">
            <text:p>1.4743E-0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.0</text:p>
          </table:table-cell>
          <table:table-cell table:style-name="ce7" office:value-type="float" office:value="75602.769143617" calcext:value-type="float">
            <text:p>75602.769143617</text:p>
          </table:table-cell>
          <table:table-cell office:value-type="float" office:value="500" calcext:value-type="float">
            <text:p>500.0</text:p>
          </table:table-cell>
          <table:table-cell office:value-type="float" office:value="49139.1006070656" calcext:value-type="float">
            <text:p>49139.1006070656</text:p>
          </table:table-cell>
          <table:table-cell office:value-type="float" office:value="426.130653266332" calcext:value-type="float">
            <text:p>426.13065</text:p>
          </table:table-cell>
          <table:table-cell office:value-type="float" office:value="1.34252256594245" calcext:value-type="float">
            <text:p>1.34252</text:p>
          </table:table-cell>
          <table:table-cell office:value-type="float" office:value="252" calcext:value-type="float">
            <text:p>252.0</text:p>
          </table:table-cell>
          <table:table-cell office:value-type="float" office:value="0.0188857478" calcext:value-type="float">
            <text:p>1.8886E-02</text:p>
          </table:table-cell>
          <table:table-cell table:style-name="ce10" office:value-type="float" office:value="252" calcext:value-type="float">
            <text:p>252.0</text:p>
          </table:table-cell>
          <table:table-cell office:value-type="float" office:value="0.0188857478" calcext:value-type="float">
            <text:p>1.8886E-02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.0</text:p>
          </table:table-cell>
          <table:table-cell table:style-name="ce7" office:value-type="float" office:value="78141.8539269054" calcext:value-type="float">
            <text:p>78141.8539269054</text:p>
          </table:table-cell>
          <table:table-cell office:value-type="float" office:value="504" calcext:value-type="float">
            <text:p>504.0</text:p>
          </table:table-cell>
          <table:table-cell office:value-type="float" office:value="41087.8833429645" calcext:value-type="float">
            <text:p>41087.8833429645</text:p>
          </table:table-cell>
          <table:table-cell office:value-type="float" office:value="429.145728643216" calcext:value-type="float">
            <text:p>429.14573</text:p>
          </table:table-cell>
          <table:table-cell office:value-type="float" office:value="1.3422795755689" calcext:value-type="float">
            <text:p>1.34228</text:p>
          </table:table-cell>
          <table:table-cell office:value-type="float" office:value="252.4" calcext:value-type="float">
            <text:p>252.4</text:p>
          </table:table-cell>
          <table:table-cell office:value-type="float" office:value="0.0169836542" calcext:value-type="float">
            <text:p>1.6984E-02</text:p>
          </table:table-cell>
          <table:table-cell table:style-name="ce10" office:value-type="float" office:value="252.4" calcext:value-type="float">
            <text:p>252.4</text:p>
          </table:table-cell>
          <table:table-cell office:value-type="float" office:value="0.0169836542" calcext:value-type="float">
            <text:p>1.6984E-02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.0</text:p>
          </table:table-cell>
          <table:table-cell table:style-name="ce7" office:value-type="float" office:value="80695.3214626424" calcext:value-type="float">
            <text:p>80695.3214626424</text:p>
          </table:table-cell>
          <table:table-cell office:value-type="float" office:value="508" calcext:value-type="float">
            <text:p>508.0</text:p>
          </table:table-cell>
          <table:table-cell office:value-type="float" office:value="34870.0928701038" calcext:value-type="float">
            <text:p>34870.0928701038</text:p>
          </table:table-cell>
          <table:table-cell office:value-type="float" office:value="432.1608040201" calcext:value-type="float">
            <text:p>432.16080</text:p>
          </table:table-cell>
          <table:table-cell office:value-type="float" office:value="1.34204201754926" calcext:value-type="float">
            <text:p>1.34204</text:p>
          </table:table-cell>
          <table:table-cell office:value-type="float" office:value="252.8" calcext:value-type="float">
            <text:p>252.8</text:p>
          </table:table-cell>
          <table:table-cell office:value-type="float" office:value="0.0237993246" calcext:value-type="float">
            <text:p>2.3799E-02</text:p>
          </table:table-cell>
          <table:table-cell table:style-name="ce10" office:value-type="float" office:value="252.8" calcext:value-type="float">
            <text:p>252.8</text:p>
          </table:table-cell>
          <table:table-cell office:value-type="float" office:value="0.0237993246" calcext:value-type="float">
            <text:p>2.3799E-0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.0</text:p>
          </table:table-cell>
          <table:table-cell table:style-name="ce7" office:value-type="float" office:value="83263.4454054805" calcext:value-type="float">
            <text:p>83263.4454054805</text:p>
          </table:table-cell>
          <table:table-cell office:value-type="float" office:value="512" calcext:value-type="float">
            <text:p>512.0</text:p>
          </table:table-cell>
          <table:table-cell office:value-type="float" office:value="27847.9076131593" calcext:value-type="float">
            <text:p>27847.9076131593</text:p>
          </table:table-cell>
          <table:table-cell office:value-type="float" office:value="435.175879396985" calcext:value-type="float">
            <text:p>435.17588</text:p>
          </table:table-cell>
          <table:table-cell office:value-type="float" office:value="1.34180947913788" calcext:value-type="float">
            <text:p>1.34181</text:p>
          </table:table-cell>
          <table:table-cell office:value-type="float" office:value="253.2" calcext:value-type="float">
            <text:p>253.2</text:p>
          </table:table-cell>
          <table:table-cell office:value-type="float" office:value="0.0206549179" calcext:value-type="float">
            <text:p>2.0655E-02</text:p>
          </table:table-cell>
          <table:table-cell table:style-name="ce10" office:value-type="float" office:value="253.2" calcext:value-type="float">
            <text:p>253.2</text:p>
          </table:table-cell>
          <table:table-cell office:value-type="float" office:value="0.0206549179" calcext:value-type="float">
            <text:p>2.0655E-02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.0</text:p>
          </table:table-cell>
          <table:table-cell table:style-name="ce7" office:value-type="float" office:value="85846.4623568849" calcext:value-type="float">
            <text:p>85846.4623568849</text:p>
          </table:table-cell>
          <table:table-cell office:value-type="float" office:value="516" calcext:value-type="float">
            <text:p>516.0</text:p>
          </table:table-cell>
          <table:table-cell office:value-type="float" office:value="25318.7061994398" calcext:value-type="float">
            <text:p>25318.7061994398</text:p>
          </table:table-cell>
          <table:table-cell office:value-type="float" office:value="438.190954773869" calcext:value-type="float">
            <text:p>438.19095</text:p>
          </table:table-cell>
          <table:table-cell office:value-type="float" office:value="1.34158209740494" calcext:value-type="float">
            <text:p>1.34158</text:p>
          </table:table-cell>
          <table:table-cell office:value-type="float" office:value="253.6" calcext:value-type="float">
            <text:p>253.6</text:p>
          </table:table-cell>
          <table:table-cell office:value-type="float" office:value="0.0137782022" calcext:value-type="float">
            <text:p>1.3778E-02</text:p>
          </table:table-cell>
          <table:table-cell table:style-name="ce10" office:value-type="float" office:value="253.6" calcext:value-type="float">
            <text:p>253.6</text:p>
          </table:table-cell>
          <table:table-cell office:value-type="float" office:value="0.0137782022" calcext:value-type="float">
            <text:p>1.3778E-02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.0</text:p>
          </table:table-cell>
          <table:table-cell table:style-name="ce7" office:value-type="float" office:value="88444.547487265" calcext:value-type="float">
            <text:p>88444.547487265</text:p>
          </table:table-cell>
          <table:table-cell office:value-type="float" office:value="520" calcext:value-type="float">
            <text:p>520.0</text:p>
          </table:table-cell>
          <table:table-cell office:value-type="float" office:value="24594.5760272767" calcext:value-type="float">
            <text:p>24594.5760272767</text:p>
          </table:table-cell>
          <table:table-cell office:value-type="float" office:value="441.206030150754" calcext:value-type="float">
            <text:p>441.20603</text:p>
          </table:table-cell>
          <table:table-cell office:value-type="float" office:value="1.34135938853188" calcext:value-type="float">
            <text:p>1.34136</text:p>
          </table:table-cell>
          <table:table-cell office:value-type="float" office:value="254" calcext:value-type="float">
            <text:p>254.0</text:p>
          </table:table-cell>
          <table:table-cell office:value-type="float" office:value="0.0163379553" calcext:value-type="float">
            <text:p>1.6338E-02</text:p>
          </table:table-cell>
          <table:table-cell table:style-name="ce10" office:value-type="float" office:value="254" calcext:value-type="float">
            <text:p>254.0</text:p>
          </table:table-cell>
          <table:table-cell office:value-type="float" office:value="0.0163379553" calcext:value-type="float">
            <text:p>1.6338E-02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.0</text:p>
          </table:table-cell>
          <table:table-cell table:style-name="ce7" office:value-type="float" office:value="91295.3627929783" calcext:value-type="float">
            <text:p>91295.3627929783</text:p>
          </table:table-cell>
          <table:table-cell office:value-type="float" office:value="524" calcext:value-type="float">
            <text:p>524.0</text:p>
          </table:table-cell>
          <table:table-cell office:value-type="float" office:value="24162.1476576967" calcext:value-type="float">
            <text:p>24162.1476576967</text:p>
          </table:table-cell>
          <table:table-cell office:value-type="float" office:value="444.221105527638" calcext:value-type="float">
            <text:p>444.22111</text:p>
          </table:table-cell>
          <table:table-cell office:value-type="float" office:value="1.3411415208394" calcext:value-type="float">
            <text:p>1.34114</text:p>
          </table:table-cell>
          <table:table-cell office:value-type="float" office:value="254.4" calcext:value-type="float">
            <text:p>254.4</text:p>
          </table:table-cell>
          <table:table-cell office:value-type="float" office:value="0.0242911783" calcext:value-type="float">
            <text:p>2.4291E-02</text:p>
          </table:table-cell>
          <table:table-cell table:style-name="ce10" office:value-type="float" office:value="254.4" calcext:value-type="float">
            <text:p>254.4</text:p>
          </table:table-cell>
          <table:table-cell office:value-type="float" office:value="0.0242911783" calcext:value-type="float">
            <text:p>2.4291E-02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.0</text:p>
          </table:table-cell>
          <table:table-cell table:style-name="ce7" office:value-type="float" office:value="94161.7234415308" calcext:value-type="float">
            <text:p>94161.7234415308</text:p>
          </table:table-cell>
          <table:table-cell office:value-type="float" office:value="528" calcext:value-type="float">
            <text:p>528.0</text:p>
          </table:table-cell>
          <table:table-cell office:value-type="float" office:value="23435.7345938708" calcext:value-type="float">
            <text:p>23435.7345938708</text:p>
          </table:table-cell>
          <table:table-cell office:value-type="float" office:value="447.236180904523" calcext:value-type="float">
            <text:p>447.23618</text:p>
          </table:table-cell>
          <table:table-cell office:value-type="float" office:value="1.34092779043968" calcext:value-type="float">
            <text:p>1.34093</text:p>
          </table:table-cell>
          <table:table-cell office:value-type="float" office:value="254.8" calcext:value-type="float">
            <text:p>254.8</text:p>
          </table:table-cell>
          <table:table-cell office:value-type="float" office:value="0.0195608405" calcext:value-type="float">
            <text:p>1.9561E-02</text:p>
          </table:table-cell>
          <table:table-cell table:style-name="ce10" office:value-type="float" office:value="254.8" calcext:value-type="float">
            <text:p>254.8</text:p>
          </table:table-cell>
          <table:table-cell office:value-type="float" office:value="0.0195608405" calcext:value-type="float">
            <text:p>1.9561E-02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.0</text:p>
          </table:table-cell>
          <table:table-cell table:style-name="ce7" office:value-type="float" office:value="97043.9178280709" calcext:value-type="float">
            <text:p>97043.9178280709</text:p>
          </table:table-cell>
          <table:table-cell office:value-type="float" office:value="532" calcext:value-type="float">
            <text:p>532.0</text:p>
          </table:table-cell>
          <table:table-cell office:value-type="float" office:value="22633.0388815957" calcext:value-type="float">
            <text:p>22633.0388815957</text:p>
          </table:table-cell>
          <table:table-cell office:value-type="float" office:value="450.251256281407" calcext:value-type="float">
            <text:p>450.25126</text:p>
          </table:table-cell>
          <table:table-cell office:value-type="float" office:value="1.34071890601449" calcext:value-type="float">
            <text:p>1.34072</text:p>
          </table:table-cell>
          <table:table-cell office:value-type="float" office:value="255.2" calcext:value-type="float">
            <text:p>255.2</text:p>
          </table:table-cell>
          <table:table-cell office:value-type="float" office:value="0.0257604536" calcext:value-type="float">
            <text:p>2.5760E-02</text:p>
          </table:table-cell>
          <table:table-cell table:style-name="ce10" office:value-type="float" office:value="255.2" calcext:value-type="float">
            <text:p>255.2</text:p>
          </table:table-cell>
          <table:table-cell office:value-type="float" office:value="0.0257604536" calcext:value-type="float">
            <text:p>2.5760E-02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.0</text:p>
          </table:table-cell>
          <table:table-cell table:style-name="ce7" office:value-type="float" office:value="99942.182621828" calcext:value-type="float">
            <text:p>99942.182621828</text:p>
          </table:table-cell>
          <table:table-cell office:value-type="float" office:value="536" calcext:value-type="float">
            <text:p>536.0</text:p>
          </table:table-cell>
          <table:table-cell office:value-type="float" office:value="22010.9802532975" calcext:value-type="float">
            <text:p>22010.9802532975</text:p>
          </table:table-cell>
          <table:table-cell office:value-type="float" office:value="453.266331658292" calcext:value-type="float">
            <text:p>453.26633</text:p>
          </table:table-cell>
          <table:table-cell office:value-type="float" office:value="1.34051361233126" calcext:value-type="float">
            <text:p>1.34051</text:p>
          </table:table-cell>
          <table:table-cell office:value-type="float" office:value="255.6" calcext:value-type="float">
            <text:p>255.6</text:p>
          </table:table-cell>
          <table:table-cell office:value-type="float" office:value="0.0182903128" calcext:value-type="float">
            <text:p>1.8290E-02</text:p>
          </table:table-cell>
          <table:table-cell table:style-name="ce10" office:value-type="float" office:value="255.6" calcext:value-type="float">
            <text:p>255.6</text:p>
          </table:table-cell>
          <table:table-cell office:value-type="float" office:value="0.0182903128" calcext:value-type="float">
            <text:p>1.8290E-02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.0</text:p>
          </table:table-cell>
          <table:table-cell table:style-name="ce7" office:value-type="float" office:value="102856.71508744" calcext:value-type="float">
            <text:p>102856.71508744</text:p>
          </table:table-cell>
          <table:table-cell office:value-type="float" office:value="540" calcext:value-type="float">
            <text:p>540.0</text:p>
          </table:table-cell>
          <table:table-cell office:value-type="float" office:value="21240.0851247248" calcext:value-type="float">
            <text:p>21240.0851247248</text:p>
          </table:table-cell>
          <table:table-cell office:value-type="float" office:value="456.281407035176" calcext:value-type="float">
            <text:p>456.28141</text:p>
          </table:table-cell>
          <table:table-cell office:value-type="float" office:value="1.34031313326506" calcext:value-type="float">
            <text:p>1.34031</text:p>
          </table:table-cell>
          <table:table-cell office:value-type="float" office:value="256" calcext:value-type="float">
            <text:p>256.0</text:p>
          </table:table-cell>
          <table:table-cell office:value-type="float" office:value="0.0180349652" calcext:value-type="float">
            <text:p>1.8035E-02</text:p>
          </table:table-cell>
          <table:table-cell table:style-name="ce10" office:value-type="float" office:value="256" calcext:value-type="float">
            <text:p>256.0</text:p>
          </table:table-cell>
          <table:table-cell office:value-type="float" office:value="0.0180349652" calcext:value-type="float">
            <text:p>1.8035E-02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.0</text:p>
          </table:table-cell>
          <table:table-cell table:style-name="ce7" office:value-type="float" office:value="106043.799820505" calcext:value-type="float">
            <text:p>106043.799820505</text:p>
          </table:table-cell>
          <table:table-cell office:value-type="float" office:value="544" calcext:value-type="float">
            <text:p>544.0</text:p>
          </table:table-cell>
          <table:table-cell office:value-type="float" office:value="20063.4680443401" calcext:value-type="float">
            <text:p>20063.4680443401</text:p>
          </table:table-cell>
          <table:table-cell office:value-type="float" office:value="459.29648241206" calcext:value-type="float">
            <text:p>459.29648</text:p>
          </table:table-cell>
          <table:table-cell office:value-type="float" office:value="1.34011632679405" calcext:value-type="float">
            <text:p>1.34012</text:p>
          </table:table-cell>
          <table:table-cell office:value-type="float" office:value="256.4" calcext:value-type="float">
            <text:p>256.4</text:p>
          </table:table-cell>
          <table:table-cell office:value-type="float" office:value="0.0198893049" calcext:value-type="float">
            <text:p>1.9889E-02</text:p>
          </table:table-cell>
          <table:table-cell table:style-name="ce10" office:value-type="float" office:value="256.4" calcext:value-type="float">
            <text:p>256.4</text:p>
          </table:table-cell>
          <table:table-cell office:value-type="float" office:value="0.0198893049" calcext:value-type="float">
            <text:p>1.9889E-02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.0</text:p>
          </table:table-cell>
          <table:table-cell table:style-name="ce7" office:value-type="float" office:value="109247.640314737" calcext:value-type="float">
            <text:p>109247.640314737</text:p>
          </table:table-cell>
          <table:table-cell office:value-type="float" office:value="548" calcext:value-type="float">
            <text:p>548.0</text:p>
          </table:table-cell>
          <table:table-cell office:value-type="float" office:value="18588.2191217012" calcext:value-type="float">
            <text:p>18588.2191217012</text:p>
          </table:table-cell>
          <table:table-cell office:value-type="float" office:value="462.311557788945" calcext:value-type="float">
            <text:p>462.31156</text:p>
          </table:table-cell>
          <table:table-cell office:value-type="float" office:value="1.33992332138695" calcext:value-type="float">
            <text:p>1.33992</text:p>
          </table:table-cell>
          <table:table-cell office:value-type="float" office:value="256.8" calcext:value-type="float">
            <text:p>256.8</text:p>
          </table:table-cell>
          <table:table-cell office:value-type="float" office:value="0.014484403" calcext:value-type="float">
            <text:p>1.4484E-02</text:p>
          </table:table-cell>
          <table:table-cell table:style-name="ce10" office:value-type="float" office:value="256.8" calcext:value-type="float">
            <text:p>256.8</text:p>
          </table:table-cell>
          <table:table-cell office:value-type="float" office:value="0.014484403" calcext:value-type="float">
            <text:p>1.4484E-02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.0</text:p>
          </table:table-cell>
          <table:table-cell table:style-name="ce7" office:value-type="float" office:value="112468.5360266" calcext:value-type="float">
            <text:p>112468.5360266</text:p>
          </table:table-cell>
          <table:table-cell office:value-type="float" office:value="552" calcext:value-type="float">
            <text:p>552.0</text:p>
          </table:table-cell>
          <table:table-cell office:value-type="float" office:value="17159.3440193931" calcext:value-type="float">
            <text:p>17159.3440193931</text:p>
          </table:table-cell>
          <table:table-cell office:value-type="float" office:value="465.326633165829" calcext:value-type="float">
            <text:p>465.32663</text:p>
          </table:table-cell>
          <table:table-cell office:value-type="float" office:value="1.33973429767114" calcext:value-type="float">
            <text:p>1.33973</text:p>
          </table:table-cell>
          <table:table-cell office:value-type="float" office:value="257.2" calcext:value-type="float">
            <text:p>257.2</text:p>
          </table:table-cell>
          <table:table-cell office:value-type="float" office:value="0.0198167206" calcext:value-type="float">
            <text:p>1.9817E-02</text:p>
          </table:table-cell>
          <table:table-cell table:style-name="ce10" office:value-type="float" office:value="257.2" calcext:value-type="float">
            <text:p>257.2</text:p>
          </table:table-cell>
          <table:table-cell office:value-type="float" office:value="0.0198167206" calcext:value-type="float">
            <text:p>1.9817E-02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.0</text:p>
          </table:table-cell>
          <table:table-cell table:style-name="ce7" office:value-type="float" office:value="115706.727385537" calcext:value-type="float">
            <text:p>115706.727385537</text:p>
          </table:table-cell>
          <table:table-cell office:value-type="float" office:value="556" calcext:value-type="float">
            <text:p>556.0</text:p>
          </table:table-cell>
          <table:table-cell office:value-type="float" office:value="16795.2281633109" calcext:value-type="float">
            <text:p>16795.2281633109</text:p>
          </table:table-cell>
          <table:table-cell office:value-type="float" office:value="468.341708542714" calcext:value-type="float">
            <text:p>468.34171</text:p>
          </table:table-cell>
          <table:table-cell office:value-type="float" office:value="1.33954885050705" calcext:value-type="float">
            <text:p>1.33955</text:p>
          </table:table-cell>
          <table:table-cell office:value-type="float" office:value="257.6" calcext:value-type="float">
            <text:p>257.6</text:p>
          </table:table-cell>
          <table:table-cell office:value-type="float" office:value="0.0215331358" calcext:value-type="float">
            <text:p>2.1533E-02</text:p>
          </table:table-cell>
          <table:table-cell table:style-name="ce10" office:value-type="float" office:value="257.6" calcext:value-type="float">
            <text:p>257.6</text:p>
          </table:table-cell>
          <table:table-cell office:value-type="float" office:value="0.0215331358" calcext:value-type="float">
            <text:p>2.1533E-02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.0</text:p>
          </table:table-cell>
          <table:table-cell table:style-name="ce7" office:value-type="float" office:value="118962.422704088" calcext:value-type="float">
            <text:p>118962.422704088</text:p>
          </table:table-cell>
          <table:table-cell office:value-type="float" office:value="560" calcext:value-type="float">
            <text:p>560.0</text:p>
          </table:table-cell>
          <table:table-cell office:value-type="float" office:value="16278.9738135686" calcext:value-type="float">
            <text:p>16278.9738135686</text:p>
          </table:table-cell>
          <table:table-cell office:value-type="float" office:value="471.356783919598" calcext:value-type="float">
            <text:p>471.35678</text:p>
          </table:table-cell>
          <table:table-cell office:value-type="float" office:value="1.3393667112516" calcext:value-type="float">
            <text:p>1.33937</text:p>
          </table:table-cell>
          <table:table-cell office:value-type="float" office:value="258" calcext:value-type="float">
            <text:p>258.0</text:p>
          </table:table-cell>
          <table:table-cell office:value-type="float" office:value="0.0233024604" calcext:value-type="float">
            <text:p>2.3302E-02</text:p>
          </table:table-cell>
          <table:table-cell table:style-name="ce10" office:value-type="float" office:value="258" calcext:value-type="float">
            <text:p>258.0</text:p>
          </table:table-cell>
          <table:table-cell office:value-type="float" office:value="0.0233024604" calcext:value-type="float">
            <text:p>2.3302E-02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.0</text:p>
          </table:table-cell>
          <table:table-cell table:style-name="ce7" office:value-type="float" office:value="122511.2136957" calcext:value-type="float">
            <text:p>122511.2136957</text:p>
          </table:table-cell>
          <table:table-cell office:value-type="float" office:value="564" calcext:value-type="float">
            <text:p>564.0</text:p>
          </table:table-cell>
          <table:table-cell office:value-type="float" office:value="15720.1008452058" calcext:value-type="float">
            <text:p>15720.1008452058</text:p>
          </table:table-cell>
          <table:table-cell office:value-type="float" office:value="474.371859296482" calcext:value-type="float">
            <text:p>474.37186</text:p>
          </table:table-cell>
          <table:table-cell office:value-type="float" office:value="1.33918818962246" calcext:value-type="float">
            <text:p>1.33919</text:p>
          </table:table-cell>
          <table:table-cell office:value-type="float" office:value="258.4" calcext:value-type="float">
            <text:p>258.4</text:p>
          </table:table-cell>
          <table:table-cell office:value-type="float" office:value="0.0146517741" calcext:value-type="float">
            <text:p>1.4652E-02</text:p>
          </table:table-cell>
          <table:table-cell table:style-name="ce10" office:value-type="float" office:value="258.4" calcext:value-type="float">
            <text:p>258.4</text:p>
          </table:table-cell>
          <table:table-cell office:value-type="float" office:value="0.0146517741" calcext:value-type="float">
            <text:p>1.4652E-02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.0</text:p>
          </table:table-cell>
          <table:table-cell table:style-name="ce7" office:value-type="float" office:value="126078.018736206" calcext:value-type="float">
            <text:p>126078.018736206</text:p>
          </table:table-cell>
          <table:table-cell office:value-type="float" office:value="568" calcext:value-type="float">
            <text:p>568.0</text:p>
          </table:table-cell>
          <table:table-cell office:value-type="float" office:value="14905.7140387877" calcext:value-type="float">
            <text:p>14905.7140387877</text:p>
          </table:table-cell>
          <table:table-cell office:value-type="float" office:value="477.386934673367" calcext:value-type="float">
            <text:p>477.38693</text:p>
          </table:table-cell>
          <table:table-cell office:value-type="float" office:value="1.33901319055473" calcext:value-type="float">
            <text:p>1.33901</text:p>
          </table:table-cell>
          <table:table-cell office:value-type="float" office:value="258.8" calcext:value-type="float">
            <text:p>258.8</text:p>
          </table:table-cell>
          <table:table-cell office:value-type="float" office:value="0.0239295348" calcext:value-type="float">
            <text:p>2.3930E-02</text:p>
          </table:table-cell>
          <table:table-cell table:style-name="ce10" office:value-type="float" office:value="258.8" calcext:value-type="float">
            <text:p>258.8</text:p>
          </table:table-cell>
          <table:table-cell office:value-type="float" office:value="0.0239295348" calcext:value-type="float">
            <text:p>2.3930E-02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.0</text:p>
          </table:table-cell>
          <table:table-cell table:style-name="ce7" office:value-type="float" office:value="129663.137251167" calcext:value-type="float">
            <text:p>129663.137251167</text:p>
          </table:table-cell>
          <table:table-cell office:value-type="float" office:value="572" calcext:value-type="float">
            <text:p>572.0</text:p>
          </table:table-cell>
          <table:table-cell office:value-type="float" office:value="13910.9005542229" calcext:value-type="float">
            <text:p>13910.9005542229</text:p>
          </table:table-cell>
          <table:table-cell office:value-type="float" office:value="480.402010050251" calcext:value-type="float">
            <text:p>480.40201</text:p>
          </table:table-cell>
          <table:table-cell office:value-type="float" office:value="1.33884123732628" calcext:value-type="float">
            <text:p>1.33884</text:p>
          </table:table-cell>
          <table:table-cell office:value-type="float" office:value="259.2" calcext:value-type="float">
            <text:p>259.2</text:p>
          </table:table-cell>
          <table:table-cell office:value-type="float" office:value="0.0209897062" calcext:value-type="float">
            <text:p>2.0990E-02</text:p>
          </table:table-cell>
          <table:table-cell table:style-name="ce10" office:value-type="float" office:value="259.2" calcext:value-type="float">
            <text:p>259.2</text:p>
          </table:table-cell>
          <table:table-cell office:value-type="float" office:value="0.0209897062" calcext:value-type="float">
            <text:p>2.0990E-02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.0</text:p>
          </table:table-cell>
          <table:table-cell table:style-name="ce7" office:value-type="float" office:value="133266.831850746" calcext:value-type="float">
            <text:p>133266.831850746</text:p>
          </table:table-cell>
          <table:table-cell office:value-type="float" office:value="576" calcext:value-type="float">
            <text:p>576.0</text:p>
          </table:table-cell>
          <table:table-cell office:value-type="float" office:value="12667.1370316897" calcext:value-type="float">
            <text:p>12667.1370316897</text:p>
          </table:table-cell>
          <table:table-cell office:value-type="float" office:value="483.417085427136" calcext:value-type="float">
            <text:p>483.41709</text:p>
          </table:table-cell>
          <table:table-cell office:value-type="float" office:value="1.33867235243463" calcext:value-type="float">
            <text:p>1.33867</text:p>
          </table:table-cell>
          <table:table-cell office:value-type="float" office:value="259.6" calcext:value-type="float">
            <text:p>259.6</text:p>
          </table:table-cell>
          <table:table-cell office:value-type="float" office:value="0.0223609664" calcext:value-type="float">
            <text:p>2.2361E-02</text:p>
          </table:table-cell>
          <table:table-cell table:style-name="ce10" office:value-type="float" office:value="259.6" calcext:value-type="float">
            <text:p>259.6</text:p>
          </table:table-cell>
          <table:table-cell office:value-type="float" office:value="0.0223609664" calcext:value-type="float">
            <text:p>2.2361E-02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.0</text:p>
          </table:table-cell>
          <table:table-cell table:style-name="ce7" office:value-type="float" office:value="136889.307122253" calcext:value-type="float">
            <text:p>136889.307122253</text:p>
          </table:table-cell>
          <table:table-cell office:value-type="float" office:value="580" calcext:value-type="float">
            <text:p>580.0</text:p>
          </table:table-cell>
          <table:table-cell office:value-type="float" office:value="11265.3234739514" calcext:value-type="float">
            <text:p>11265.3234739514</text:p>
          </table:table-cell>
          <table:table-cell office:value-type="float" office:value="486.43216080402" calcext:value-type="float">
            <text:p>486.43216</text:p>
          </table:table-cell>
          <table:table-cell office:value-type="float" office:value="1.33850693511511" calcext:value-type="float">
            <text:p>1.33851</text:p>
          </table:table-cell>
          <table:table-cell office:value-type="float" office:value="260" calcext:value-type="float">
            <text:p>260.0</text:p>
          </table:table-cell>
          <table:table-cell office:value-type="float" office:value="0.0226831382" calcext:value-type="float">
            <text:p>2.2683E-02</text:p>
          </table:table-cell>
          <table:table-cell table:style-name="ce10" office:value-type="float" office:value="260" calcext:value-type="float">
            <text:p>260.0</text:p>
          </table:table-cell>
          <table:table-cell office:value-type="float" office:value="0.0226831382" calcext:value-type="float">
            <text:p>2.2683E-02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.0</text:p>
          </table:table-cell>
          <table:table-cell table:style-name="ce7" office:value-type="float" office:value="140826.216476231" calcext:value-type="float">
            <text:p>140826.216476231</text:p>
          </table:table-cell>
          <table:table-cell office:value-type="float" office:value="584" calcext:value-type="float">
            <text:p>584.0</text:p>
          </table:table-cell>
          <table:table-cell office:value-type="float" office:value="9590.61230940831" calcext:value-type="float">
            <text:p>9590.61230940831</text:p>
          </table:table-cell>
          <table:table-cell office:value-type="float" office:value="489.447236180905" calcext:value-type="float">
            <text:p>489.44724</text:p>
          </table:table-cell>
          <table:table-cell office:value-type="float" office:value="1.33834406260184" calcext:value-type="float">
            <text:p>1.33834</text:p>
          </table:table-cell>
          <table:table-cell office:value-type="float" office:value="260.4" calcext:value-type="float">
            <text:p>260.4</text:p>
          </table:table-cell>
          <table:table-cell office:value-type="float" office:value="0.0216562632" calcext:value-type="float">
            <text:p>2.1656E-02</text:p>
          </table:table-cell>
          <table:table-cell table:style-name="ce10" office:value-type="float" office:value="260.4" calcext:value-type="float">
            <text:p>260.4</text:p>
          </table:table-cell>
          <table:table-cell office:value-type="float" office:value="0.0216562632" calcext:value-type="float">
            <text:p>2.1656E-02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.0</text:p>
          </table:table-cell>
          <table:table-cell table:style-name="ce7" office:value-type="float" office:value="144782.4349085" calcext:value-type="float">
            <text:p>144782.4349085</text:p>
          </table:table-cell>
          <table:table-cell office:value-type="float" office:value="588" calcext:value-type="float">
            <text:p>588.0</text:p>
          </table:table-cell>
          <table:table-cell office:value-type="float" office:value="8118.37481722464" calcext:value-type="float">
            <text:p>8118.37481722464</text:p>
          </table:table-cell>
          <table:table-cell office:value-type="float" office:value="492.462311557789" calcext:value-type="float">
            <text:p>492.46231</text:p>
          </table:table-cell>
          <table:table-cell office:value-type="float" office:value="1.33818427096243" calcext:value-type="float">
            <text:p>1.33818</text:p>
          </table:table-cell>
          <table:table-cell office:value-type="float" office:value="260.8" calcext:value-type="float">
            <text:p>260.8</text:p>
          </table:table-cell>
          <table:table-cell office:value-type="float" office:value="0.0210260363" calcext:value-type="float">
            <text:p>2.1026E-02</text:p>
          </table:table-cell>
          <table:table-cell table:style-name="ce10" office:value-type="float" office:value="260.8" calcext:value-type="float">
            <text:p>260.8</text:p>
          </table:table-cell>
          <table:table-cell office:value-type="float" office:value="0.0210260363" calcext:value-type="float">
            <text:p>2.1026E-02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.0</text:p>
          </table:table-cell>
          <table:table-cell table:style-name="ce7" office:value-type="float" office:value="148758.280276692" calcext:value-type="float">
            <text:p>148758.280276692</text:p>
          </table:table-cell>
          <table:table-cell office:value-type="float" office:value="592" calcext:value-type="float">
            <text:p>592.0</text:p>
          </table:table-cell>
          <table:table-cell office:value-type="float" office:value="6825.43841837226" calcext:value-type="float">
            <text:p>6825.43841837226</text:p>
          </table:table-cell>
          <table:table-cell office:value-type="float" office:value="495.477386934673" calcext:value-type="float">
            <text:p>495.47739</text:p>
          </table:table-cell>
          <table:table-cell office:value-type="float" office:value="1.33802727920017" calcext:value-type="float">
            <text:p>1.33803</text:p>
          </table:table-cell>
          <table:table-cell office:value-type="float" office:value="261.2" calcext:value-type="float">
            <text:p>261.2</text:p>
          </table:table-cell>
          <table:table-cell office:value-type="float" office:value="0.014865163" calcext:value-type="float">
            <text:p>1.4865E-02</text:p>
          </table:table-cell>
          <table:table-cell table:style-name="ce10" office:value-type="float" office:value="261.2" calcext:value-type="float">
            <text:p>261.2</text:p>
          </table:table-cell>
          <table:table-cell office:value-type="float" office:value="0.014865163" calcext:value-type="float">
            <text:p>1.4865E-02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.0</text:p>
          </table:table-cell>
          <table:table-cell table:style-name="ce7" office:value-type="float" office:value="152754.018946205" calcext:value-type="float">
            <text:p>152754.018946205</text:p>
          </table:table-cell>
          <table:table-cell office:value-type="float" office:value="596" calcext:value-type="float">
            <text:p>596.0</text:p>
          </table:table-cell>
          <table:table-cell office:value-type="float" office:value="5725.53861773448" calcext:value-type="float">
            <text:p>5725.53861773448</text:p>
          </table:table-cell>
          <table:table-cell office:value-type="float" office:value="498.492462311558" calcext:value-type="float">
            <text:p>498.49246</text:p>
          </table:table-cell>
          <table:table-cell office:value-type="float" office:value="1.33787312956388" calcext:value-type="float">
            <text:p>1.33787</text:p>
          </table:table-cell>
          <table:table-cell office:value-type="float" office:value="261.6" calcext:value-type="float">
            <text:p>261.6</text:p>
          </table:table-cell>
          <table:table-cell office:value-type="float" office:value="0.0198796566" calcext:value-type="float">
            <text:p>1.9880E-02</text:p>
          </table:table-cell>
          <table:table-cell table:style-name="ce10" office:value-type="float" office:value="261.6" calcext:value-type="float">
            <text:p>261.6</text:p>
          </table:table-cell>
          <table:table-cell office:value-type="float" office:value="0.0198796566" calcext:value-type="float">
            <text:p>1.9880E-02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.0</text:p>
          </table:table-cell>
          <table:table-cell table:style-name="ce7" office:value-type="float" office:value="155739.902676553" calcext:value-type="float">
            <text:p>155739.902676553</text:p>
          </table:table-cell>
          <table:table-cell office:value-type="float" office:value="600" calcext:value-type="float">
            <text:p>60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01.507537688442" calcext:value-type="float">
            <text:p>501.50754</text:p>
          </table:table-cell>
          <table:table-cell office:value-type="float" office:value="1.3377214601966" calcext:value-type="float">
            <text:p>1.33772</text:p>
          </table:table-cell>
          <table:table-cell office:value-type="float" office:value="262" calcext:value-type="float">
            <text:p>262.0</text:p>
          </table:table-cell>
          <table:table-cell office:value-type="float" office:value="0.0179122675" calcext:value-type="float">
            <text:p>1.7912E-02</text:p>
          </table:table-cell>
          <table:table-cell table:style-name="ce10" office:value-type="float" office:value="262" calcext:value-type="float">
            <text:p>262.0</text:p>
          </table:table-cell>
          <table:table-cell office:value-type="float" office:value="0.0179122675" calcext:value-type="float">
            <text:p>1.7912E-02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.0</text:p>
          </table:table-cell>
          <table:table-cell table:style-name="ce7" office:value-type="float" office:value="158996.169477476" calcext:value-type="float">
            <text:p>158996.169477476</text:p>
          </table:table-cell>
          <table:table-cell office:value-type="float" office:value="604" calcext:value-type="float">
            <text:p>60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04.522613065327" calcext:value-type="float">
            <text:p>504.52261</text:p>
          </table:table-cell>
          <table:table-cell office:value-type="float" office:value="1.33757267067119" calcext:value-type="float">
            <text:p>1.33757</text:p>
          </table:table-cell>
          <table:table-cell office:value-type="float" office:value="262.4" calcext:value-type="float">
            <text:p>262.4</text:p>
          </table:table-cell>
          <table:table-cell office:value-type="float" office:value="0.0187225863" calcext:value-type="float">
            <text:p>1.8723E-02</text:p>
          </table:table-cell>
          <table:table-cell table:style-name="ce10" office:value-type="float" office:value="262.4" calcext:value-type="float">
            <text:p>262.4</text:p>
          </table:table-cell>
          <table:table-cell office:value-type="float" office:value="0.0187225863" calcext:value-type="float">
            <text:p>1.8723E-02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.0</text:p>
          </table:table-cell>
          <table:table-cell table:style-name="ce7" office:value-type="float" office:value="162207.635936654" calcext:value-type="float">
            <text:p>162207.635936654</text:p>
          </table:table-cell>
          <table:table-cell office:value-type="float" office:value="608" calcext:value-type="float">
            <text:p>60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07.537688442211" calcext:value-type="float">
            <text:p>507.53769</text:p>
          </table:table-cell>
          <table:table-cell office:value-type="float" office:value="1.33742596473116" calcext:value-type="float">
            <text:p>1.33743</text:p>
          </table:table-cell>
          <table:table-cell office:value-type="float" office:value="262.8" calcext:value-type="float">
            <text:p>262.8</text:p>
          </table:table-cell>
          <table:table-cell office:value-type="float" office:value="0.0207886925" calcext:value-type="float">
            <text:p>2.0789E-02</text:p>
          </table:table-cell>
          <table:table-cell table:style-name="ce10" office:value-type="float" office:value="262.8" calcext:value-type="float">
            <text:p>262.8</text:p>
          </table:table-cell>
          <table:table-cell office:value-type="float" office:value="0.0207886925" calcext:value-type="float">
            <text:p>2.0789E-02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.0</text:p>
          </table:table-cell>
          <table:table-cell table:style-name="ce7" office:value-type="float" office:value="165375.220294932" calcext:value-type="float">
            <text:p>165375.220294932</text:p>
          </table:table-cell>
          <table:table-cell office:value-type="float" office:value="612" calcext:value-type="float">
            <text:p>61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10.552763819096" calcext:value-type="float">
            <text:p>510.55276</text:p>
          </table:table-cell>
          <table:table-cell office:value-type="float" office:value="1.33728228804567" calcext:value-type="float">
            <text:p>1.33728</text:p>
          </table:table-cell>
          <table:table-cell office:value-type="float" office:value="263.2" calcext:value-type="float">
            <text:p>263.2</text:p>
          </table:table-cell>
          <table:table-cell office:value-type="float" office:value="0.0166616315" calcext:value-type="float">
            <text:p>1.6662E-02</text:p>
          </table:table-cell>
          <table:table-cell table:style-name="ce10" office:value-type="float" office:value="263.2" calcext:value-type="float">
            <text:p>263.2</text:p>
          </table:table-cell>
          <table:table-cell office:value-type="float" office:value="0.0166616315" calcext:value-type="float">
            <text:p>1.6662E-02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.0</text:p>
          </table:table-cell>
          <table:table-cell table:style-name="ce7" office:value-type="float" office:value="168499.815869394" calcext:value-type="float">
            <text:p>168499.815869394</text:p>
          </table:table-cell>
          <table:table-cell office:value-type="float" office:value="616" calcext:value-type="float">
            <text:p>61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13.56783919598" calcext:value-type="float">
            <text:p>513.56784</text:p>
          </table:table-cell>
          <table:table-cell office:value-type="float" office:value="1.33714058228552" calcext:value-type="float">
            <text:p>1.33714</text:p>
          </table:table-cell>
          <table:table-cell office:value-type="float" office:value="263.6" calcext:value-type="float">
            <text:p>263.6</text:p>
          </table:table-cell>
          <table:table-cell office:value-type="float" office:value="0.0240816792" calcext:value-type="float">
            <text:p>2.4082E-02</text:p>
          </table:table-cell>
          <table:table-cell table:style-name="ce10" office:value-type="float" office:value="263.6" calcext:value-type="float">
            <text:p>263.6</text:p>
          </table:table-cell>
          <table:table-cell office:value-type="float" office:value="0.0240816792" calcext:value-type="float">
            <text:p>2.4082E-02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.0</text:p>
          </table:table-cell>
          <table:table-cell table:style-name="ce7" office:value-type="float" office:value="171582.291893295" calcext:value-type="float">
            <text:p>171582.291893295</text:p>
          </table:table-cell>
          <table:table-cell office:value-type="float" office:value="620" calcext:value-type="float">
            <text:p>62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16.582914572864" calcext:value-type="float">
            <text:p>516.58291</text:p>
          </table:table-cell>
          <table:table-cell office:value-type="float" office:value="1.33700148178508" calcext:value-type="float">
            <text:p>1.33700</text:p>
          </table:table-cell>
          <table:table-cell office:value-type="float" office:value="264" calcext:value-type="float">
            <text:p>264.0</text:p>
          </table:table-cell>
          <table:table-cell office:value-type="float" office:value="0.0224486785" calcext:value-type="float">
            <text:p>2.2449E-02</text:p>
          </table:table-cell>
          <table:table-cell table:style-name="ce10" office:value-type="float" office:value="264" calcext:value-type="float">
            <text:p>264.0</text:p>
          </table:table-cell>
          <table:table-cell office:value-type="float" office:value="0.0224486785" calcext:value-type="float">
            <text:p>2.2449E-02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.0</text:p>
          </table:table-cell>
          <table:table-cell table:style-name="ce7" office:value-type="float" office:value="174930.461822721" calcext:value-type="float">
            <text:p>174930.461822721</text:p>
          </table:table-cell>
          <table:table-cell office:value-type="float" office:value="624" calcext:value-type="float">
            <text:p>62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19.597989949749" calcext:value-type="float">
            <text:p>519.59799</text:p>
          </table:table-cell>
          <table:table-cell office:value-type="float" office:value="1.3368643535782" calcext:value-type="float">
            <text:p>1.33686</text:p>
          </table:table-cell>
          <table:table-cell office:value-type="float" office:value="264.4" calcext:value-type="float">
            <text:p>264.4</text:p>
          </table:table-cell>
          <table:table-cell office:value-type="float" office:value="0.0177482846" calcext:value-type="float">
            <text:p>1.7748E-02</text:p>
          </table:table-cell>
          <table:table-cell table:style-name="ce10" office:value-type="float" office:value="264.4" calcext:value-type="float">
            <text:p>264.4</text:p>
          </table:table-cell>
          <table:table-cell office:value-type="float" office:value="0.0177482846" calcext:value-type="float">
            <text:p>1.7748E-02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.0</text:p>
          </table:table-cell>
          <table:table-cell table:style-name="ce7" office:value-type="float" office:value="178229.636617094" calcext:value-type="float">
            <text:p>178229.636617094</text:p>
          </table:table-cell>
          <table:table-cell office:value-type="float" office:value="628" calcext:value-type="float">
            <text:p>62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22.613065326633" calcext:value-type="float">
            <text:p>522.61307</text:p>
          </table:table-cell>
          <table:table-cell office:value-type="float" office:value="1.33672963592018" calcext:value-type="float">
            <text:p>1.33673</text:p>
          </table:table-cell>
          <table:table-cell office:value-type="float" office:value="264.8" calcext:value-type="float">
            <text:p>264.8</text:p>
          </table:table-cell>
          <table:table-cell office:value-type="float" office:value="0.0224659409" calcext:value-type="float">
            <text:p>2.2466E-02</text:p>
          </table:table-cell>
          <table:table-cell table:style-name="ce10" office:value-type="float" office:value="264.8" calcext:value-type="float">
            <text:p>264.8</text:p>
          </table:table-cell>
          <table:table-cell office:value-type="float" office:value="0.0224659409" calcext:value-type="float">
            <text:p>2.2466E-02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.0</text:p>
          </table:table-cell>
          <table:table-cell table:style-name="ce7" office:value-type="float" office:value="181480.883913498" calcext:value-type="float">
            <text:p>181480.883913498</text:p>
          </table:table-cell>
          <table:table-cell office:value-type="float" office:value="632" calcext:value-type="float">
            <text:p>63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25.628140703518" calcext:value-type="float">
            <text:p>525.62814</text:p>
          </table:table-cell>
          <table:table-cell office:value-type="float" office:value="1.3365970614849" calcext:value-type="float">
            <text:p>1.33660</text:p>
          </table:table-cell>
          <table:table-cell office:value-type="float" office:value="265.2" calcext:value-type="float">
            <text:p>265.2</text:p>
          </table:table-cell>
          <table:table-cell office:value-type="float" office:value="0.0141734422" calcext:value-type="float">
            <text:p>1.4173E-02</text:p>
          </table:table-cell>
          <table:table-cell table:style-name="ce10" office:value-type="float" office:value="265.2" calcext:value-type="float">
            <text:p>265.2</text:p>
          </table:table-cell>
          <table:table-cell office:value-type="float" office:value="0.0141734422" calcext:value-type="float">
            <text:p>1.4173E-02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.0</text:p>
          </table:table-cell>
          <table:table-cell table:style-name="ce7" office:value-type="float" office:value="184685.240553324" calcext:value-type="float">
            <text:p>184685.240553324</text:p>
          </table:table-cell>
          <table:table-cell office:value-type="float" office:value="636" calcext:value-type="float">
            <text:p>63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28.643216080402" calcext:value-type="float">
            <text:p>528.64322</text:p>
          </table:table-cell>
          <table:table-cell office:value-type="float" office:value="1.33646647853287" calcext:value-type="float">
            <text:p>1.33647</text:p>
          </table:table-cell>
          <table:table-cell office:value-type="float" office:value="265.6" calcext:value-type="float">
            <text:p>265.6</text:p>
          </table:table-cell>
          <table:table-cell office:value-type="float" office:value="0.0185783826" calcext:value-type="float">
            <text:p>1.8578E-02</text:p>
          </table:table-cell>
          <table:table-cell table:style-name="ce10" office:value-type="float" office:value="265.6" calcext:value-type="float">
            <text:p>265.6</text:p>
          </table:table-cell>
          <table:table-cell office:value-type="float" office:value="0.0185783826" calcext:value-type="float">
            <text:p>1.8578E-02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.0</text:p>
          </table:table-cell>
          <table:table-cell table:style-name="ce7" office:value-type="float" office:value="187843.71368469" calcext:value-type="float">
            <text:p>187843.71368469</text:p>
          </table:table-cell>
          <table:table-cell office:value-type="float" office:value="640" calcext:value-type="float">
            <text:p>64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31.658291457286" calcext:value-type="float">
            <text:p>531.65829</text:p>
          </table:table-cell>
          <table:table-cell office:value-type="float" office:value="1.33633806299347" calcext:value-type="float">
            <text:p>1.33634</text:p>
          </table:table-cell>
          <table:table-cell office:value-type="float" office:value="266" calcext:value-type="float">
            <text:p>266.0</text:p>
          </table:table-cell>
          <table:table-cell office:value-type="float" office:value="0.0209559457" calcext:value-type="float">
            <text:p>2.0956E-02</text:p>
          </table:table-cell>
          <table:table-cell table:style-name="ce10" office:value-type="float" office:value="266" calcext:value-type="float">
            <text:p>266.0</text:p>
          </table:table-cell>
          <table:table-cell office:value-type="float" office:value="0.0209559457" calcext:value-type="float">
            <text:p>2.0956E-02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.0</text:p>
          </table:table-cell>
          <table:table-cell table:style-name="ce7" office:value-type="float" office:value="191260.599929913" calcext:value-type="float">
            <text:p>191260.599929913</text:p>
          </table:table-cell>
          <table:table-cell office:value-type="float" office:value="644" calcext:value-type="float">
            <text:p>64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34.673366834171" calcext:value-type="float">
            <text:p>534.67337</text:p>
          </table:table-cell>
          <table:table-cell office:value-type="float" office:value="1.3362114706611" calcext:value-type="float">
            <text:p>1.33621</text:p>
          </table:table-cell>
          <table:table-cell office:value-type="float" office:value="266.4" calcext:value-type="float">
            <text:p>266.4</text:p>
          </table:table-cell>
          <table:table-cell office:value-type="float" office:value="0.0139040009" calcext:value-type="float">
            <text:p>1.3904E-02</text:p>
          </table:table-cell>
          <table:table-cell table:style-name="ce10" office:value-type="float" office:value="266.4" calcext:value-type="float">
            <text:p>266.4</text:p>
          </table:table-cell>
          <table:table-cell office:value-type="float" office:value="0.0139040009" calcext:value-type="float">
            <text:p>1.3904E-02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.0</text:p>
          </table:table-cell>
          <table:table-cell table:style-name="ce7" office:value-type="float" office:value="194624.587437694" calcext:value-type="float">
            <text:p>194624.587437694</text:p>
          </table:table-cell>
          <table:table-cell office:value-type="float" office:value="648" calcext:value-type="float">
            <text:p>64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37.688442211055" calcext:value-type="float">
            <text:p>537.68844</text:p>
          </table:table-cell>
          <table:table-cell office:value-type="float" office:value="1.33608696755336" calcext:value-type="float">
            <text:p>1.33609</text:p>
          </table:table-cell>
          <table:table-cell office:value-type="float" office:value="266.8" calcext:value-type="float">
            <text:p>266.8</text:p>
          </table:table-cell>
          <table:table-cell office:value-type="float" office:value="0.0208455066" calcext:value-type="float">
            <text:p>2.0846E-02</text:p>
          </table:table-cell>
          <table:table-cell table:style-name="ce10" office:value-type="float" office:value="266.8" calcext:value-type="float">
            <text:p>266.8</text:p>
          </table:table-cell>
          <table:table-cell office:value-type="float" office:value="0.0208455066" calcext:value-type="float">
            <text:p>2.0846E-02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.0</text:p>
          </table:table-cell>
          <table:table-cell table:style-name="ce7" office:value-type="float" office:value="197936.895204699" calcext:value-type="float">
            <text:p>197936.895204699</text:p>
          </table:table-cell>
          <table:table-cell office:value-type="float" office:value="652" calcext:value-type="float">
            <text:p>65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40.70351758794" calcext:value-type="float">
            <text:p>540.70352</text:p>
          </table:table-cell>
          <table:table-cell office:value-type="float" office:value="1.33596436758139" calcext:value-type="float">
            <text:p>1.33596</text:p>
          </table:table-cell>
          <table:table-cell office:value-type="float" office:value="267.2" calcext:value-type="float">
            <text:p>267.2</text:p>
          </table:table-cell>
          <table:table-cell office:value-type="float" office:value="0.0190691629" calcext:value-type="float">
            <text:p>1.9069E-02</text:p>
          </table:table-cell>
          <table:table-cell table:style-name="ce10" office:value-type="float" office:value="267.2" calcext:value-type="float">
            <text:p>267.2</text:p>
          </table:table-cell>
          <table:table-cell office:value-type="float" office:value="0.0190691629" calcext:value-type="float">
            <text:p>1.9069E-02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.0</text:p>
          </table:table-cell>
          <table:table-cell table:style-name="ce7" office:value-type="float" office:value="201198.705059076" calcext:value-type="float">
            <text:p>201198.705059076</text:p>
          </table:table-cell>
          <table:table-cell office:value-type="float" office:value="656" calcext:value-type="float">
            <text:p>65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43.718592964824" calcext:value-type="float">
            <text:p>543.71859</text:p>
          </table:table-cell>
          <table:table-cell office:value-type="float" office:value="1.33584365976962" calcext:value-type="float">
            <text:p>1.33584</text:p>
          </table:table-cell>
          <table:table-cell office:value-type="float" office:value="267.6" calcext:value-type="float">
            <text:p>267.6</text:p>
          </table:table-cell>
          <table:table-cell office:value-type="float" office:value="0.0166890369" calcext:value-type="float">
            <text:p>1.6689E-02</text:p>
          </table:table-cell>
          <table:table-cell table:style-name="ce10" office:value-type="float" office:value="267.6" calcext:value-type="float">
            <text:p>267.6</text:p>
          </table:table-cell>
          <table:table-cell office:value-type="float" office:value="0.0166890369" calcext:value-type="float">
            <text:p>1.6689E-02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.0</text:p>
          </table:table-cell>
          <table:table-cell table:style-name="ce7" office:value-type="float" office:value="204411.163066371" calcext:value-type="float">
            <text:p>204411.163066371</text:p>
          </table:table-cell>
          <table:table-cell office:value-type="float" office:value="660" calcext:value-type="float">
            <text:p>66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46.733668341709" calcext:value-type="float">
            <text:p>546.73367</text:p>
          </table:table-cell>
          <table:table-cell office:value-type="float" office:value="1.33572469958769" calcext:value-type="float">
            <text:p>1.33572</text:p>
          </table:table-cell>
          <table:table-cell office:value-type="float" office:value="268" calcext:value-type="float">
            <text:p>268.0</text:p>
          </table:table-cell>
          <table:table-cell office:value-type="float" office:value="0.0131965532" calcext:value-type="float">
            <text:p>1.3197E-02</text:p>
          </table:table-cell>
          <table:table-cell table:style-name="ce10" office:value-type="float" office:value="268" calcext:value-type="float">
            <text:p>268.0</text:p>
          </table:table-cell>
          <table:table-cell office:value-type="float" office:value="0.0131965532" calcext:value-type="float">
            <text:p>1.3197E-02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.0</text:p>
          </table:table-cell>
          <table:table-cell table:style-name="ce7" office:value-type="float" office:value="207874.057586089" calcext:value-type="float">
            <text:p>207874.057586089</text:p>
          </table:table-cell>
          <table:table-cell office:value-type="float" office:value="664" calcext:value-type="float">
            <text:p>66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49.748743718593" calcext:value-type="float">
            <text:p>549.74874</text:p>
          </table:table-cell>
          <table:table-cell office:value-type="float" office:value="1.33560729067992" calcext:value-type="float">
            <text:p>1.33561</text:p>
          </table:table-cell>
          <table:table-cell office:value-type="float" office:value="268.4" calcext:value-type="float">
            <text:p>268.4</text:p>
          </table:table-cell>
          <table:table-cell office:value-type="float" office:value="0.0241619006" calcext:value-type="float">
            <text:p>2.4162E-02</text:p>
          </table:table-cell>
          <table:table-cell table:style-name="ce10" office:value-type="float" office:value="268.4" calcext:value-type="float">
            <text:p>268.4</text:p>
          </table:table-cell>
          <table:table-cell office:value-type="float" office:value="0.0241619006" calcext:value-type="float">
            <text:p>2.4162E-02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.0</text:p>
          </table:table-cell>
          <table:table-cell table:style-name="ce7" office:value-type="float" office:value="211280.506546062" calcext:value-type="float">
            <text:p>211280.506546062</text:p>
          </table:table-cell>
          <table:table-cell office:value-type="float" office:value="668" calcext:value-type="float">
            <text:p>66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52.763819095477" calcext:value-type="float">
            <text:p>552.76382</text:p>
          </table:table-cell>
          <table:table-cell office:value-type="float" office:value="1.33549181904881" calcext:value-type="float">
            <text:p>1.33549</text:p>
          </table:table-cell>
          <table:table-cell office:value-type="float" office:value="268.8" calcext:value-type="float">
            <text:p>268.8</text:p>
          </table:table-cell>
          <table:table-cell office:value-type="float" office:value="0.0139414681" calcext:value-type="float">
            <text:p>1.3941E-02</text:p>
          </table:table-cell>
          <table:table-cell table:style-name="ce10" office:value-type="float" office:value="268.8" calcext:value-type="float">
            <text:p>268.8</text:p>
          </table:table-cell>
          <table:table-cell office:value-type="float" office:value="0.0139414681" calcext:value-type="float">
            <text:p>1.3941E-02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.0</text:p>
          </table:table-cell>
          <table:table-cell table:style-name="ce7" office:value-type="float" office:value="214631.878892507" calcext:value-type="float">
            <text:p>214631.878892507</text:p>
          </table:table-cell>
          <table:table-cell office:value-type="float" office:value="672" calcext:value-type="float">
            <text:p>67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55.778894472362" calcext:value-type="float">
            <text:p>555.77889</text:p>
          </table:table-cell>
          <table:table-cell office:value-type="float" office:value="1.33537806488747" calcext:value-type="float">
            <text:p>1.33538</text:p>
          </table:table-cell>
          <table:table-cell office:value-type="float" office:value="269.2" calcext:value-type="float">
            <text:p>269.2</text:p>
          </table:table-cell>
          <table:table-cell office:value-type="float" office:value="0.0152742189" calcext:value-type="float">
            <text:p>1.5274E-02</text:p>
          </table:table-cell>
          <table:table-cell table:style-name="ce10" office:value-type="float" office:value="269.2" calcext:value-type="float">
            <text:p>269.2</text:p>
          </table:table-cell>
          <table:table-cell office:value-type="float" office:value="0.0152742189" calcext:value-type="float">
            <text:p>1.5274E-02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.0</text:p>
          </table:table-cell>
          <table:table-cell table:style-name="ce7" office:value-type="float" office:value="217929.499659469" calcext:value-type="float">
            <text:p>217929.499659469</text:p>
          </table:table-cell>
          <table:table-cell office:value-type="float" office:value="676" calcext:value-type="float">
            <text:p>67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58.793969849246" calcext:value-type="float">
            <text:p>558.79397</text:p>
          </table:table-cell>
          <table:table-cell office:value-type="float" office:value="1.33526583156657" calcext:value-type="float">
            <text:p>1.33527</text:p>
          </table:table-cell>
          <table:table-cell office:value-type="float" office:value="269.6" calcext:value-type="float">
            <text:p>269.6</text:p>
          </table:table-cell>
          <table:table-cell office:value-type="float" office:value="0.0180916587" calcext:value-type="float">
            <text:p>1.8092E-02</text:p>
          </table:table-cell>
          <table:table-cell table:style-name="ce10" office:value-type="float" office:value="269.6" calcext:value-type="float">
            <text:p>269.6</text:p>
          </table:table-cell>
          <table:table-cell office:value-type="float" office:value="0.0180916587" calcext:value-type="float">
            <text:p>1.8092E-02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.0</text:p>
          </table:table-cell>
          <table:table-cell table:style-name="ce7" office:value-type="float" office:value="221174.651715545" calcext:value-type="float">
            <text:p>221174.651715545</text:p>
          </table:table-cell>
          <table:table-cell office:value-type="float" office:value="680" calcext:value-type="float">
            <text:p>68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61.809045226131" calcext:value-type="float">
            <text:p>561.80905</text:p>
          </table:table-cell>
          <table:table-cell office:value-type="float" office:value="1.33515501235456" calcext:value-type="float">
            <text:p>1.33516</text:p>
          </table:table-cell>
          <table:table-cell office:value-type="float" office:value="270" calcext:value-type="float">
            <text:p>270.0</text:p>
          </table:table-cell>
          <table:table-cell office:value-type="float" office:value="0.0197939652" calcext:value-type="float">
            <text:p>1.9794E-02</text:p>
          </table:table-cell>
          <table:table-cell table:style-name="ce10" office:value-type="float" office:value="270" calcext:value-type="float">
            <text:p>270.0</text:p>
          </table:table-cell>
          <table:table-cell office:value-type="float" office:value="0.0197939652" calcext:value-type="float">
            <text:p>1.9794E-02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.0</text:p>
          </table:table-cell>
          <table:table-cell table:style-name="ce7" office:value-type="float" office:value="224660.795901651" calcext:value-type="float">
            <text:p>224660.795901651</text:p>
          </table:table-cell>
          <table:table-cell office:value-type="float" office:value="684" calcext:value-type="float">
            <text:p>68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64.824120603015" calcext:value-type="float">
            <text:p>564.82412</text:p>
          </table:table-cell>
          <table:table-cell office:value-type="float" office:value="1.33504598122861" calcext:value-type="float">
            <text:p>1.33505</text:p>
          </table:table-cell>
          <table:table-cell office:value-type="float" office:value="270.4" calcext:value-type="float">
            <text:p>270.4</text:p>
          </table:table-cell>
          <table:table-cell office:value-type="float" office:value="0.0143165128" calcext:value-type="float">
            <text:p>1.4317E-02</text:p>
          </table:table-cell>
          <table:table-cell table:style-name="ce10" office:value-type="float" office:value="270.4" calcext:value-type="float">
            <text:p>270.4</text:p>
          </table:table-cell>
          <table:table-cell office:value-type="float" office:value="0.0143165128" calcext:value-type="float">
            <text:p>1.4317E-02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.0</text:p>
          </table:table-cell>
          <table:table-cell table:style-name="ce7" office:value-type="float" office:value="228087.387749148" calcext:value-type="float">
            <text:p>228087.387749148</text:p>
          </table:table-cell>
          <table:table-cell office:value-type="float" office:value="688" calcext:value-type="float">
            <text:p>68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67.8391959799" calcext:value-type="float">
            <text:p>567.83920</text:p>
          </table:table-cell>
          <table:table-cell office:value-type="float" office:value="1.33493852636485" calcext:value-type="float">
            <text:p>1.33494</text:p>
          </table:table-cell>
          <table:table-cell office:value-type="float" office:value="270.8" calcext:value-type="float">
            <text:p>270.8</text:p>
          </table:table-cell>
          <table:table-cell office:value-type="float" office:value="0.0228917131" calcext:value-type="float">
            <text:p>2.2892E-02</text:p>
          </table:table-cell>
          <table:table-cell table:style-name="ce10" office:value-type="float" office:value="270.8" calcext:value-type="float">
            <text:p>270.8</text:p>
          </table:table-cell>
          <table:table-cell office:value-type="float" office:value="0.0228917131" calcext:value-type="float">
            <text:p>2.2892E-02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.0</text:p>
          </table:table-cell>
          <table:table-cell table:style-name="ce7" office:value-type="float" office:value="231455.940296161" calcext:value-type="float">
            <text:p>231455.940296161</text:p>
          </table:table-cell>
          <table:table-cell office:value-type="float" office:value="692" calcext:value-type="float">
            <text:p>69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70.854271356784" calcext:value-type="float">
            <text:p>570.85427</text:p>
          </table:table-cell>
          <table:table-cell office:value-type="float" office:value="1.33483244129572" calcext:value-type="float">
            <text:p>1.33483</text:p>
          </table:table-cell>
          <table:table-cell office:value-type="float" office:value="271.2" calcext:value-type="float">
            <text:p>271.2</text:p>
          </table:table-cell>
          <table:table-cell office:value-type="float" office:value="0.0234829575" calcext:value-type="float">
            <text:p>2.3483E-02</text:p>
          </table:table-cell>
          <table:table-cell table:style-name="ce10" office:value-type="float" office:value="271.2" calcext:value-type="float">
            <text:p>271.2</text:p>
          </table:table-cell>
          <table:table-cell office:value-type="float" office:value="0.0234829575" calcext:value-type="float">
            <text:p>2.3483E-02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.0</text:p>
          </table:table-cell>
          <table:table-cell table:style-name="ce7" office:value-type="float" office:value="234767.91575585" calcext:value-type="float">
            <text:p>234767.91575585</text:p>
          </table:table-cell>
          <table:table-cell office:value-type="float" office:value="696" calcext:value-type="float">
            <text:p>69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73.869346733668" calcext:value-type="float">
            <text:p>573.86935</text:p>
          </table:table-cell>
          <table:table-cell office:value-type="float" office:value="1.3347276475231" calcext:value-type="float">
            <text:p>1.33473</text:p>
          </table:table-cell>
          <table:table-cell office:value-type="float" office:value="271.6" calcext:value-type="float">
            <text:p>271.6</text:p>
          </table:table-cell>
          <table:table-cell office:value-type="float" office:value="0.0114395388" calcext:value-type="float">
            <text:p>1.1440E-02</text:p>
          </table:table-cell>
          <table:table-cell table:style-name="ce10" office:value-type="float" office:value="271.6" calcext:value-type="float">
            <text:p>271.6</text:p>
          </table:table-cell>
          <table:table-cell office:value-type="float" office:value="0.0114395388" calcext:value-type="float">
            <text:p>1.1440E-02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.0</text:p>
          </table:table-cell>
          <table:table-cell table:style-name="ce7" office:value-type="float" office:value="238024.727632728" calcext:value-type="float">
            <text:p>238024.727632728</text:p>
          </table:table-cell>
          <table:table-cell office:value-type="float" office:value="700" calcext:value-type="float">
            <text:p>70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76.884422110553" calcext:value-type="float">
            <text:p>576.88442</text:p>
          </table:table-cell>
          <table:table-cell office:value-type="float" office:value="1.33462451089899" calcext:value-type="float">
            <text:p>1.33462</text:p>
          </table:table-cell>
          <table:table-cell office:value-type="float" office:value="272" calcext:value-type="float">
            <text:p>272.0</text:p>
          </table:table-cell>
          <table:table-cell office:value-type="float" office:value="0.0163371827" calcext:value-type="float">
            <text:p>1.6337E-02</text:p>
          </table:table-cell>
          <table:table-cell table:style-name="ce10" office:value-type="float" office:value="272" calcext:value-type="float">
            <text:p>272.0</text:p>
          </table:table-cell>
          <table:table-cell office:value-type="float" office:value="0.0163371827" calcext:value-type="float">
            <text:p>1.6337E-02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.0</text:p>
          </table:table-cell>
          <table:table-cell table:style-name="ce7" office:value-type="float" office:value="241511.74700539" calcext:value-type="float">
            <text:p>241511.74700539</text:p>
          </table:table-cell>
          <table:table-cell office:value-type="float" office:value="704" calcext:value-type="float">
            <text:p>70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79.899497487437" calcext:value-type="float">
            <text:p>579.89950</text:p>
          </table:table-cell>
          <table:table-cell office:value-type="float" office:value="1.33452244457788" calcext:value-type="float">
            <text:p>1.33452</text:p>
          </table:table-cell>
          <table:table-cell office:value-type="float" office:value="272.4" calcext:value-type="float">
            <text:p>272.4</text:p>
          </table:table-cell>
          <table:table-cell office:value-type="float" office:value="0.0214205702" calcext:value-type="float">
            <text:p>2.1421E-02</text:p>
          </table:table-cell>
          <table:table-cell table:style-name="ce10" office:value-type="float" office:value="272.4" calcext:value-type="float">
            <text:p>272.4</text:p>
          </table:table-cell>
          <table:table-cell office:value-type="float" office:value="0.0214205702" calcext:value-type="float">
            <text:p>2.1421E-02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.0</text:p>
          </table:table-cell>
          <table:table-cell table:style-name="ce7" office:value-type="float" office:value="244936.618568362" calcext:value-type="float">
            <text:p>244936.618568362</text:p>
          </table:table-cell>
          <table:table-cell office:value-type="float" office:value="708" calcext:value-type="float">
            <text:p>70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82.914572864322" calcext:value-type="float">
            <text:p>582.91457</text:p>
          </table:table-cell>
          <table:table-cell office:value-type="float" office:value="1.33442199216517" calcext:value-type="float">
            <text:p>1.33442</text:p>
          </table:table-cell>
          <table:table-cell office:value-type="float" office:value="272.8" calcext:value-type="float">
            <text:p>272.8</text:p>
          </table:table-cell>
          <table:table-cell office:value-type="float" office:value="0.0200038167" calcext:value-type="float">
            <text:p>2.0004E-02</text:p>
          </table:table-cell>
          <table:table-cell table:style-name="ce10" office:value-type="float" office:value="272.8" calcext:value-type="float">
            <text:p>272.8</text:p>
          </table:table-cell>
          <table:table-cell office:value-type="float" office:value="0.0200038167" calcext:value-type="float">
            <text:p>2.0004E-02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.0</text:p>
          </table:table-cell>
          <table:table-cell table:style-name="ce7" office:value-type="float" office:value="248300.989101565" calcext:value-type="float">
            <text:p>248300.989101565</text:p>
          </table:table-cell>
          <table:table-cell office:value-type="float" office:value="712" calcext:value-type="float">
            <text:p>71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85.929648241206" calcext:value-type="float">
            <text:p>585.92965</text:p>
          </table:table-cell>
          <table:table-cell office:value-type="float" office:value="1.33432272075009" calcext:value-type="float">
            <text:p>1.33432</text:p>
          </table:table-cell>
          <table:table-cell office:value-type="float" office:value="273.2" calcext:value-type="float">
            <text:p>273.2</text:p>
          </table:table-cell>
          <table:table-cell office:value-type="float" office:value="0.0220641969" calcext:value-type="float">
            <text:p>2.2064E-02</text:p>
          </table:table-cell>
          <table:table-cell table:style-name="ce10" office:value-type="float" office:value="273.2" calcext:value-type="float">
            <text:p>273.2</text:p>
          </table:table-cell>
          <table:table-cell office:value-type="float" office:value="0.0220641969" calcext:value-type="float">
            <text:p>2.2064E-02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.0</text:p>
          </table:table-cell>
          <table:table-cell table:style-name="ce7" office:value-type="float" office:value="251606.447712932" calcext:value-type="float">
            <text:p>251606.447712932</text:p>
          </table:table-cell>
          <table:table-cell office:value-type="float" office:value="716" calcext:value-type="float">
            <text:p>71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88.94472361809" calcext:value-type="float">
            <text:p>588.94472</text:p>
          </table:table-cell>
          <table:table-cell office:value-type="float" office:value="1.33422499135779" calcext:value-type="float">
            <text:p>1.33422</text:p>
          </table:table-cell>
          <table:table-cell office:value-type="float" office:value="273.6" calcext:value-type="float">
            <text:p>273.6</text:p>
          </table:table-cell>
          <table:table-cell office:value-type="float" office:value="0.026536909" calcext:value-type="float">
            <text:p>2.6537E-02</text:p>
          </table:table-cell>
          <table:table-cell table:style-name="ce10" office:value-type="float" office:value="273.6" calcext:value-type="float">
            <text:p>273.6</text:p>
          </table:table-cell>
          <table:table-cell office:value-type="float" office:value="0.026536909" calcext:value-type="float">
            <text:p>2.6537E-02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.0</text:p>
          </table:table-cell>
          <table:table-cell table:style-name="ce7" office:value-type="float" office:value="254854.528341165" calcext:value-type="float">
            <text:p>254854.528341165</text:p>
          </table:table-cell>
          <table:table-cell office:value-type="float" office:value="720" calcext:value-type="float">
            <text:p>72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91.959798994975" calcext:value-type="float">
            <text:p>591.95980</text:p>
          </table:table-cell>
          <table:table-cell office:value-type="float" office:value="1.33412821626101" calcext:value-type="float">
            <text:p>1.33413</text:p>
          </table:table-cell>
          <table:table-cell office:value-type="float" office:value="274" calcext:value-type="float">
            <text:p>274.0</text:p>
          </table:table-cell>
          <table:table-cell office:value-type="float" office:value="0.0302179986" calcext:value-type="float">
            <text:p>3.0218E-02</text:p>
          </table:table-cell>
          <table:table-cell table:style-name="ce10" office:value-type="float" office:value="274" calcext:value-type="float">
            <text:p>274.0</text:p>
          </table:table-cell>
          <table:table-cell office:value-type="float" office:value="0.0302179986" calcext:value-type="float">
            <text:p>3.0218E-02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.0</text:p>
          </table:table-cell>
          <table:table-cell table:style-name="ce7" office:value-type="float" office:value="258321.50316728" calcext:value-type="float">
            <text:p>258321.50316728</text:p>
          </table:table-cell>
          <table:table-cell office:value-type="float" office:value="724" calcext:value-type="float">
            <text:p>72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94.974874371859" calcext:value-type="float">
            <text:p>594.97487</text:p>
          </table:table-cell>
          <table:table-cell office:value-type="float" office:value="1.33403256235251" calcext:value-type="float">
            <text:p>1.33403</text:p>
          </table:table-cell>
          <table:table-cell office:value-type="float" office:value="274.4" calcext:value-type="float">
            <text:p>274.4</text:p>
          </table:table-cell>
          <table:table-cell office:value-type="float" office:value="0.0259100622" calcext:value-type="float">
            <text:p>2.5910E-02</text:p>
          </table:table-cell>
          <table:table-cell table:style-name="ce10" office:value-type="float" office:value="274.4" calcext:value-type="float">
            <text:p>274.4</text:p>
          </table:table-cell>
          <table:table-cell office:value-type="float" office:value="0.0259100622" calcext:value-type="float">
            <text:p>2.5910E-02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.0</text:p>
          </table:table-cell>
          <table:table-cell table:style-name="ce7" office:value-type="float" office:value="261724.278118768" calcext:value-type="float">
            <text:p>261724.278118768</text:p>
          </table:table-cell>
          <table:table-cell office:value-type="float" office:value="728" calcext:value-type="float">
            <text:p>72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597.989949748744" calcext:value-type="float">
            <text:p>597.98995</text:p>
          </table:table-cell>
          <table:table-cell office:value-type="float" office:value="1.33393835866315" calcext:value-type="float">
            <text:p>1.33394</text:p>
          </table:table-cell>
          <table:table-cell office:value-type="float" office:value="274.8" calcext:value-type="float">
            <text:p>274.8</text:p>
          </table:table-cell>
          <table:table-cell office:value-type="float" office:value="0.0270630354" calcext:value-type="float">
            <text:p>2.7063E-02</text:p>
          </table:table-cell>
          <table:table-cell table:style-name="ce10" office:value-type="float" office:value="274.8" calcext:value-type="float">
            <text:p>274.8</text:p>
          </table:table-cell>
          <table:table-cell office:value-type="float" office:value="0.0270630354" calcext:value-type="float">
            <text:p>2.7063E-02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.0</text:p>
          </table:table-cell>
          <table:table-cell table:style-name="ce7" office:value-type="float" office:value="265064.620072952" calcext:value-type="float">
            <text:p>265064.620072952</text:p>
          </table:table-cell>
          <table:table-cell office:value-type="float" office:value="732" calcext:value-type="float">
            <text:p>73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01.005025125628" calcext:value-type="float">
            <text:p>601.00503</text:p>
          </table:table-cell>
          <table:table-cell office:value-type="float" office:value="1.3338452214038" calcext:value-type="float">
            <text:p>1.33385</text:p>
          </table:table-cell>
          <table:table-cell office:value-type="float" office:value="275.2" calcext:value-type="float">
            <text:p>275.2</text:p>
          </table:table-cell>
          <table:table-cell office:value-type="float" office:value="0.0245573642" calcext:value-type="float">
            <text:p>2.4557E-02</text:p>
          </table:table-cell>
          <table:table-cell table:style-name="ce10" office:value-type="float" office:value="275.2" calcext:value-type="float">
            <text:p>275.2</text:p>
          </table:table-cell>
          <table:table-cell office:value-type="float" office:value="0.0245573642" calcext:value-type="float">
            <text:p>2.4557E-02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.0</text:p>
          </table:table-cell>
          <table:table-cell table:style-name="ce7" office:value-type="float" office:value="268344.231660375" calcext:value-type="float">
            <text:p>268344.231660375</text:p>
          </table:table-cell>
          <table:table-cell office:value-type="float" office:value="736" calcext:value-type="float">
            <text:p>73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04.020100502513" calcext:value-type="float">
            <text:p>604.02010</text:p>
          </table:table-cell>
          <table:table-cell office:value-type="float" office:value="1.3337533126186" calcext:value-type="float">
            <text:p>1.33375</text:p>
          </table:table-cell>
          <table:table-cell office:value-type="float" office:value="275.6" calcext:value-type="float">
            <text:p>275.6</text:p>
          </table:table-cell>
          <table:table-cell office:value-type="float" office:value="0.0089894971" calcext:value-type="float">
            <text:p>8.9895E-03</text:p>
          </table:table-cell>
          <table:table-cell table:style-name="ce10" office:value-type="float" office:value="275.6" calcext:value-type="float">
            <text:p>275.6</text:p>
          </table:table-cell>
          <table:table-cell office:value-type="float" office:value="0.0089894971" calcext:value-type="float">
            <text:p>8.9895E-03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.0</text:p>
          </table:table-cell>
          <table:table-cell table:style-name="ce7" office:value-type="float" office:value="271564.754158653" calcext:value-type="float">
            <text:p>271564.754158653</text:p>
          </table:table-cell>
          <table:table-cell office:value-type="float" office:value="740" calcext:value-type="float">
            <text:p>74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07.035175879397" calcext:value-type="float">
            <text:p>607.03518</text:p>
          </table:table-cell>
          <table:table-cell office:value-type="float" office:value="1.33366241281835" calcext:value-type="float">
            <text:p>1.33366</text:p>
          </table:table-cell>
          <table:table-cell office:value-type="float" office:value="276" calcext:value-type="float">
            <text:p>276.0</text:p>
          </table:table-cell>
          <table:table-cell office:value-type="float" office:value="0.0140436277" calcext:value-type="float">
            <text:p>1.4044E-02</text:p>
          </table:table-cell>
          <table:table-cell table:style-name="ce10" office:value-type="float" office:value="276" calcext:value-type="float">
            <text:p>276.0</text:p>
          </table:table-cell>
          <table:table-cell office:value-type="float" office:value="0.0140436277" calcext:value-type="float">
            <text:p>1.4044E-02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.0</text:p>
          </table:table-cell>
          <table:table-cell table:style-name="ce7" office:value-type="float" office:value="274992.229858596" calcext:value-type="float">
            <text:p>274992.229858596</text:p>
          </table:table-cell>
          <table:table-cell office:value-type="float" office:value="744" calcext:value-type="float">
            <text:p>74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10.050251256281" calcext:value-type="float">
            <text:p>610.05025</text:p>
          </table:table-cell>
          <table:table-cell office:value-type="float" office:value="1.33357268444051" calcext:value-type="float">
            <text:p>1.33357</text:p>
          </table:table-cell>
          <table:table-cell office:value-type="float" office:value="276.4" calcext:value-type="float">
            <text:p>276.4</text:p>
          </table:table-cell>
          <table:table-cell office:value-type="float" office:value="0.0195803811" calcext:value-type="float">
            <text:p>1.9580E-02</text:p>
          </table:table-cell>
          <table:table-cell table:style-name="ce10" office:value-type="float" office:value="276.4" calcext:value-type="float">
            <text:p>276.4</text:p>
          </table:table-cell>
          <table:table-cell office:value-type="float" office:value="0.0195803811" calcext:value-type="float">
            <text:p>1.9580E-02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.0</text:p>
          </table:table-cell>
          <table:table-cell table:style-name="ce7" office:value-type="float" office:value="278354.022105504" calcext:value-type="float">
            <text:p>278354.022105504</text:p>
          </table:table-cell>
          <table:table-cell office:value-type="float" office:value="748" calcext:value-type="float">
            <text:p>74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13.065326633166" calcext:value-type="float">
            <text:p>613.06533</text:p>
          </table:table-cell>
          <table:table-cell office:value-type="float" office:value="1.33348393604207" calcext:value-type="float">
            <text:p>1.33348</text:p>
          </table:table-cell>
          <table:table-cell office:value-type="float" office:value="276.8" calcext:value-type="float">
            <text:p>276.8</text:p>
          </table:table-cell>
          <table:table-cell office:value-type="float" office:value="0.0210290695" calcext:value-type="float">
            <text:p>2.1029E-02</text:p>
          </table:table-cell>
          <table:table-cell table:style-name="ce10" office:value-type="float" office:value="276.8" calcext:value-type="float">
            <text:p>276.8</text:p>
          </table:table-cell>
          <table:table-cell office:value-type="float" office:value="0.0210290695" calcext:value-type="float">
            <text:p>2.1029E-02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.0</text:p>
          </table:table-cell>
          <table:table-cell table:style-name="ce7" office:value-type="float" office:value="281652.001096011" calcext:value-type="float">
            <text:p>281652.001096011</text:p>
          </table:table-cell>
          <table:table-cell office:value-type="float" office:value="752" calcext:value-type="float">
            <text:p>75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16.08040201005" calcext:value-type="float">
            <text:p>616.08040</text:p>
          </table:table-cell>
          <table:table-cell office:value-type="float" office:value="1.33339631742252" calcext:value-type="float">
            <text:p>1.33340</text:p>
          </table:table-cell>
          <table:table-cell office:value-type="float" office:value="277.2" calcext:value-type="float">
            <text:p>277.2</text:p>
          </table:table-cell>
          <table:table-cell office:value-type="float" office:value="0.0189525816" calcext:value-type="float">
            <text:p>1.8953E-02</text:p>
          </table:table-cell>
          <table:table-cell table:style-name="ce10" office:value-type="float" office:value="277.2" calcext:value-type="float">
            <text:p>277.2</text:p>
          </table:table-cell>
          <table:table-cell office:value-type="float" office:value="0.0189525816" calcext:value-type="float">
            <text:p>1.8953E-02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.0</text:p>
          </table:table-cell>
          <table:table-cell table:style-name="ce7" office:value-type="float" office:value="284887.966694443" calcext:value-type="float">
            <text:p>284887.966694443</text:p>
          </table:table-cell>
          <table:table-cell office:value-type="float" office:value="756" calcext:value-type="float">
            <text:p>75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19.095477386935" calcext:value-type="float">
            <text:p>619.09548</text:p>
          </table:table-cell>
          <table:table-cell office:value-type="float" office:value="1.33330961345921" calcext:value-type="float">
            <text:p>1.33331</text:p>
          </table:table-cell>
          <table:table-cell office:value-type="float" office:value="277.6" calcext:value-type="float">
            <text:p>277.6</text:p>
          </table:table-cell>
          <table:table-cell office:value-type="float" office:value="0.0236695386" calcext:value-type="float">
            <text:p>2.3670E-02</text:p>
          </table:table-cell>
          <table:table-cell table:style-name="ce10" office:value-type="float" office:value="277.6" calcext:value-type="float">
            <text:p>277.6</text:p>
          </table:table-cell>
          <table:table-cell office:value-type="float" office:value="0.0236695386" calcext:value-type="float">
            <text:p>2.3670E-02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.0</text:p>
          </table:table-cell>
          <table:table-cell table:style-name="ce7" office:value-type="float" office:value="288063.651708248" calcext:value-type="float">
            <text:p>288063.651708248</text:p>
          </table:table-cell>
          <table:table-cell office:value-type="float" office:value="760" calcext:value-type="float">
            <text:p>76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22.110552763819" calcext:value-type="float">
            <text:p>622.11055</text:p>
          </table:table-cell>
          <table:table-cell office:value-type="float" office:value="1.33322382017003" calcext:value-type="float">
            <text:p>1.33322</text:p>
          </table:table-cell>
          <table:table-cell office:value-type="float" office:value="278" calcext:value-type="float">
            <text:p>278.0</text:p>
          </table:table-cell>
          <table:table-cell office:value-type="float" office:value="0.0226541104" calcext:value-type="float">
            <text:p>2.2654E-02</text:p>
          </table:table-cell>
          <table:table-cell table:style-name="ce10" office:value-type="float" office:value="278" calcext:value-type="float">
            <text:p>278.0</text:p>
          </table:table-cell>
          <table:table-cell office:value-type="float" office:value="0.0226541104" calcext:value-type="float">
            <text:p>2.2654E-02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.0</text:p>
          </table:table-cell>
          <table:table-cell table:style-name="ce7" office:value-type="float" office:value="291434.24102604" calcext:value-type="float">
            <text:p>291434.24102604</text:p>
          </table:table-cell>
          <table:table-cell office:value-type="float" office:value="764" calcext:value-type="float">
            <text:p>76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25.125628140704" calcext:value-type="float">
            <text:p>625.12563</text:p>
          </table:table-cell>
          <table:table-cell office:value-type="float" office:value="1.33313927554245" calcext:value-type="float">
            <text:p>1.33314</text:p>
          </table:table-cell>
          <table:table-cell office:value-type="float" office:value="278.4" calcext:value-type="float">
            <text:p>278.4</text:p>
          </table:table-cell>
          <table:table-cell office:value-type="float" office:value="0.0177075159" calcext:value-type="float">
            <text:p>1.7708E-02</text:p>
          </table:table-cell>
          <table:table-cell table:style-name="ce10" office:value-type="float" office:value="278.4" calcext:value-type="float">
            <text:p>278.4</text:p>
          </table:table-cell>
          <table:table-cell office:value-type="float" office:value="0.0177075159" calcext:value-type="float">
            <text:p>1.7708E-02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.0</text:p>
          </table:table-cell>
          <table:table-cell table:style-name="ce7" office:value-type="float" office:value="294738.226448722" calcext:value-type="float">
            <text:p>294738.226448722</text:p>
          </table:table-cell>
          <table:table-cell office:value-type="float" office:value="768" calcext:value-type="float">
            <text:p>76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28.140703517588" calcext:value-type="float">
            <text:p>628.14070</text:p>
          </table:table-cell>
          <table:table-cell office:value-type="float" office:value="1.33305544145267" calcext:value-type="float">
            <text:p>1.33306</text:p>
          </table:table-cell>
          <table:table-cell office:value-type="float" office:value="278.8" calcext:value-type="float">
            <text:p>278.8</text:p>
          </table:table-cell>
          <table:table-cell office:value-type="float" office:value="0.0192363511" calcext:value-type="float">
            <text:p>1.9236E-02</text:p>
          </table:table-cell>
          <table:table-cell table:style-name="ce10" office:value-type="float" office:value="278.8" calcext:value-type="float">
            <text:p>278.8</text:p>
          </table:table-cell>
          <table:table-cell office:value-type="float" office:value="0.0192363511" calcext:value-type="float">
            <text:p>1.9236E-02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.0</text:p>
          </table:table-cell>
          <table:table-cell table:style-name="ce7" office:value-type="float" office:value="297977.562832588" calcext:value-type="float">
            <text:p>297977.562832588</text:p>
          </table:table-cell>
          <table:table-cell office:value-type="float" office:value="772" calcext:value-type="float">
            <text:p>77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31.155778894472" calcext:value-type="float">
            <text:p>631.15578</text:p>
          </table:table-cell>
          <table:table-cell office:value-type="float" office:value="1.33297276124414" calcext:value-type="float">
            <text:p>1.33297</text:p>
          </table:table-cell>
          <table:table-cell office:value-type="float" office:value="279.2" calcext:value-type="float">
            <text:p>279.2</text:p>
          </table:table-cell>
          <table:table-cell office:value-type="float" office:value="0.0112580631" calcext:value-type="float">
            <text:p>1.1258E-02</text:p>
          </table:table-cell>
          <table:table-cell table:style-name="ce10" office:value-type="float" office:value="279.2" calcext:value-type="float">
            <text:p>279.2</text:p>
          </table:table-cell>
          <table:table-cell office:value-type="float" office:value="0.0112580631" calcext:value-type="float">
            <text:p>1.1258E-02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.0</text:p>
          </table:table-cell>
          <table:table-cell table:style-name="ce7" office:value-type="float" office:value="301154.129273839" calcext:value-type="float">
            <text:p>301154.129273839</text:p>
          </table:table-cell>
          <table:table-cell office:value-type="float" office:value="776" calcext:value-type="float">
            <text:p>77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34.170854271357" calcext:value-type="float">
            <text:p>634.17085</text:p>
          </table:table-cell>
          <table:table-cell office:value-type="float" office:value="1.33289059893457" calcext:value-type="float">
            <text:p>1.33289</text:p>
          </table:table-cell>
          <table:table-cell office:value-type="float" office:value="279.6" calcext:value-type="float">
            <text:p>279.6</text:p>
          </table:table-cell>
          <table:table-cell office:value-type="float" office:value="0.0177006811" calcext:value-type="float">
            <text:p>1.7701E-02</text:p>
          </table:table-cell>
          <table:table-cell table:style-name="ce10" office:value-type="float" office:value="279.6" calcext:value-type="float">
            <text:p>279.6</text:p>
          </table:table-cell>
          <table:table-cell office:value-type="float" office:value="0.0177006811" calcext:value-type="float">
            <text:p>1.7701E-02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.0</text:p>
          </table:table-cell>
          <table:table-cell table:style-name="ce7" office:value-type="float" office:value="304269.732743445" calcext:value-type="float">
            <text:p>304269.732743445</text:p>
          </table:table-cell>
          <table:table-cell office:value-type="float" office:value="780" calcext:value-type="float">
            <text:p>78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37.185929648241" calcext:value-type="float">
            <text:p>637.18593</text:p>
          </table:table-cell>
          <table:table-cell office:value-type="float" office:value="1.33280957479669" calcext:value-type="float">
            <text:p>1.33281</text:p>
          </table:table-cell>
          <table:table-cell office:value-type="float" office:value="280" calcext:value-type="float">
            <text:p>280.0</text:p>
          </table:table-cell>
          <table:table-cell office:value-type="float" office:value="0.0138276028" calcext:value-type="float">
            <text:p>1.3828E-02</text:p>
          </table:table-cell>
          <table:table-cell table:style-name="ce10" office:value-type="float" office:value="280" calcext:value-type="float">
            <text:p>280.0</text:p>
          </table:table-cell>
          <table:table-cell office:value-type="float" office:value="0.0138276028" calcext:value-type="float">
            <text:p>1.3828E-02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.0</text:p>
          </table:table-cell>
          <table:table-cell table:style-name="ce7" office:value-type="float" office:value="307568.001971591" calcext:value-type="float">
            <text:p>307568.001971591</text:p>
          </table:table-cell>
          <table:table-cell office:value-type="float" office:value="784" calcext:value-type="float">
            <text:p>784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40.201005025126" calcext:value-type="float">
            <text:p>640.20101</text:p>
          </table:table-cell>
          <table:table-cell office:value-type="float" office:value="1.33272935316402" calcext:value-type="float">
            <text:p>1.33273</text:p>
          </table:table-cell>
          <table:table-cell office:value-type="float" office:value="280.4" calcext:value-type="float">
            <text:p>280.4</text:p>
          </table:table-cell>
          <table:table-cell office:value-type="float" office:value="0.019265284" calcext:value-type="float">
            <text:p>1.9265E-02</text:p>
          </table:table-cell>
          <table:table-cell table:style-name="ce10" office:value-type="float" office:value="280.4" calcext:value-type="float">
            <text:p>280.4</text:p>
          </table:table-cell>
          <table:table-cell office:value-type="float" office:value="0.019265284" calcext:value-type="float">
            <text:p>1.9265E-02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.0</text:p>
          </table:table-cell>
          <table:table-cell table:style-name="ce7" office:value-type="float" office:value="310799.299094576" calcext:value-type="float">
            <text:p>310799.299094576</text:p>
          </table:table-cell>
          <table:table-cell office:value-type="float" office:value="788" calcext:value-type="float">
            <text:p>788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43.21608040201" calcext:value-type="float">
            <text:p>643.21608</text:p>
          </table:table-cell>
          <table:table-cell office:value-type="float" office:value="1.33265026167818" calcext:value-type="float">
            <text:p>1.33265</text:p>
          </table:table-cell>
          <table:table-cell office:value-type="float" office:value="280.8" calcext:value-type="float">
            <text:p>280.8</text:p>
          </table:table-cell>
          <table:table-cell office:value-type="float" office:value="0.0154398335" calcext:value-type="float">
            <text:p>1.5440E-02</text:p>
          </table:table-cell>
          <table:table-cell table:style-name="ce10" office:value-type="float" office:value="280.8" calcext:value-type="float">
            <text:p>280.8</text:p>
          </table:table-cell>
          <table:table-cell office:value-type="float" office:value="0.0154398335" calcext:value-type="float">
            <text:p>1.5440E-02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.0</text:p>
          </table:table-cell>
          <table:table-cell table:style-name="ce7" office:value-type="float" office:value="313965.643436673" calcext:value-type="float">
            <text:p>313965.643436673</text:p>
          </table:table-cell>
          <table:table-cell office:value-type="float" office:value="792" calcext:value-type="float">
            <text:p>792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46.231155778895" calcext:value-type="float">
            <text:p>646.23116</text:p>
          </table:table-cell>
          <table:table-cell office:value-type="float" office:value="1.33257156211025" calcext:value-type="float">
            <text:p>1.33257</text:p>
          </table:table-cell>
          <table:table-cell office:value-type="float" office:value="281.2" calcext:value-type="float">
            <text:p>281.2</text:p>
          </table:table-cell>
          <table:table-cell office:value-type="float" office:value="0.0154522575" calcext:value-type="float">
            <text:p>1.5452E-02</text:p>
          </table:table-cell>
          <table:table-cell table:style-name="ce10" office:value-type="float" office:value="281.2" calcext:value-type="float">
            <text:p>281.2</text:p>
          </table:table-cell>
          <table:table-cell office:value-type="float" office:value="0.0154522575" calcext:value-type="float">
            <text:p>1.5452E-02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.0</text:p>
          </table:table-cell>
          <table:table-cell table:style-name="ce7" office:value-type="float" office:value="317068.973948483" calcext:value-type="float">
            <text:p>317068.973948483</text:p>
          </table:table-cell>
          <table:table-cell office:value-type="float" office:value="796" calcext:value-type="float">
            <text:p>796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49.246231155779" calcext:value-type="float">
            <text:p>649.24623</text:p>
          </table:table-cell>
          <table:table-cell office:value-type="float" office:value="1.33249395716484" calcext:value-type="float">
            <text:p>1.33249</text:p>
          </table:table-cell>
          <table:table-cell office:value-type="float" office:value="281.6" calcext:value-type="float">
            <text:p>281.6</text:p>
          </table:table-cell>
          <table:table-cell office:value-type="float" office:value="0.0181947386" calcext:value-type="float">
            <text:p>1.8195E-02</text:p>
          </table:table-cell>
          <table:table-cell table:style-name="ce10" office:value-type="float" office:value="281.6" calcext:value-type="float">
            <text:p>281.6</text:p>
          </table:table-cell>
          <table:table-cell office:value-type="float" office:value="0.0181947386" calcext:value-type="float">
            <text:p>1.8195E-0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.0</text:p>
          </table:table-cell>
          <table:table-cell table:style-name="ce7" office:value-type="float" office:value="320111.153166357" calcext:value-type="float">
            <text:p>320111.153166357</text:p>
          </table:table-cell>
          <table:table-cell office:value-type="float" office:value="800" calcext:value-type="float">
            <text:p>800.0</text:p>
          </table:table-cell>
          <table:table-cell office:value-type="float" office:value="5724.64148325255" calcext:value-type="float">
            <text:p>5724.64148325255</text:p>
          </table:table-cell>
          <table:table-cell office:value-type="float" office:value="652.261306532663" calcext:value-type="float">
            <text:p>652.26131</text:p>
          </table:table-cell>
          <table:table-cell office:value-type="float" office:value="1.33241695104933" calcext:value-type="float">
            <text:p>1.33242</text:p>
          </table:table-cell>
          <table:table-cell office:value-type="float" office:value="282" calcext:value-type="float">
            <text:p>282.0</text:p>
          </table:table-cell>
          <table:table-cell office:value-type="float" office:value="0.0164047958" calcext:value-type="float">
            <text:p>1.6405E-02</text:p>
          </table:table-cell>
          <table:table-cell table:style-name="ce10" office:value-type="float" office:value="282" calcext:value-type="float">
            <text:p>282.0</text:p>
          </table:table-cell>
          <table:table-cell office:value-type="float" office:value="0.0164047958" calcext:value-type="float">
            <text:p>1.6405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55.276381909548" calcext:value-type="float">
            <text:p>655.27638</text:p>
          </table:table-cell>
          <table:table-cell office:value-type="float" office:value="1.33234095929459" calcext:value-type="float">
            <text:p>1.33234</text:p>
          </table:table-cell>
          <table:table-cell office:value-type="float" office:value="282.4" calcext:value-type="float">
            <text:p>282.4</text:p>
          </table:table-cell>
          <table:table-cell office:value-type="float" office:value="0.0194974749" calcext:value-type="float">
            <text:p>1.9497E-02</text:p>
          </table:table-cell>
          <table:table-cell table:style-name="ce10" office:value-type="float" office:value="282.4" calcext:value-type="float">
            <text:p>282.4</text:p>
          </table:table-cell>
          <table:table-cell office:value-type="float" office:value="0.0194974749" calcext:value-type="float">
            <text:p>1.9497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58.291457286432" calcext:value-type="float">
            <text:p>658.29146</text:p>
          </table:table-cell>
          <table:table-cell office:value-type="float" office:value="1.3322656759176" calcext:value-type="float">
            <text:p>1.33227</text:p>
          </table:table-cell>
          <table:table-cell office:value-type="float" office:value="282.7" calcext:value-type="float">
            <text:p>282.7</text:p>
          </table:table-cell>
          <table:table-cell office:value-type="float" office:value="0.021023487" calcext:value-type="float">
            <text:p>2.1023E-02</text:p>
          </table:table-cell>
          <table:table-cell table:style-name="ce10" office:value-type="float" office:value="282.7" calcext:value-type="float">
            <text:p>282.7</text:p>
          </table:table-cell>
          <table:table-cell office:value-type="float" office:value="0.021023487" calcext:value-type="float">
            <text:p>2.1023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61.306532663317" calcext:value-type="float">
            <text:p>661.30653</text:p>
          </table:table-cell>
          <table:table-cell office:value-type="float" office:value="1.33219104362905" calcext:value-type="float">
            <text:p>1.33219</text:p>
          </table:table-cell>
          <table:table-cell office:value-type="float" office:value="283.1" calcext:value-type="float">
            <text:p>283.1</text:p>
          </table:table-cell>
          <table:table-cell office:value-type="float" office:value="0.0158365291" calcext:value-type="float">
            <text:p>1.5837E-02</text:p>
          </table:table-cell>
          <table:table-cell table:style-name="ce10" office:value-type="float" office:value="283.1" calcext:value-type="float">
            <text:p>283.1</text:p>
          </table:table-cell>
          <table:table-cell office:value-type="float" office:value="0.0158365291" calcext:value-type="float">
            <text:p>1.5837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64.321608040201" calcext:value-type="float">
            <text:p>664.32161</text:p>
          </table:table-cell>
          <table:table-cell office:value-type="float" office:value="1.33211709107183" calcext:value-type="float">
            <text:p>1.33212</text:p>
          </table:table-cell>
          <table:table-cell office:value-type="float" office:value="283.5" calcext:value-type="float">
            <text:p>283.5</text:p>
          </table:table-cell>
          <table:table-cell office:value-type="float" office:value="0.0212127014" calcext:value-type="float">
            <text:p>2.1213E-02</text:p>
          </table:table-cell>
          <table:table-cell table:style-name="ce10" office:value-type="float" office:value="283.5" calcext:value-type="float">
            <text:p>283.5</text:p>
          </table:table-cell>
          <table:table-cell office:value-type="float" office:value="0.0212127014" calcext:value-type="float">
            <text:p>2.1213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67.336683417085" calcext:value-type="float">
            <text:p>667.33668</text:p>
          </table:table-cell>
          <table:table-cell office:value-type="float" office:value="1.33204375914422" calcext:value-type="float">
            <text:p>1.33204</text:p>
          </table:table-cell>
          <table:table-cell office:value-type="float" office:value="283.9" calcext:value-type="float">
            <text:p>283.9</text:p>
          </table:table-cell>
          <table:table-cell office:value-type="float" office:value="0.0137352298" calcext:value-type="float">
            <text:p>1.3735E-02</text:p>
          </table:table-cell>
          <table:table-cell table:style-name="ce10" office:value-type="float" office:value="283.9" calcext:value-type="float">
            <text:p>283.9</text:p>
          </table:table-cell>
          <table:table-cell office:value-type="float" office:value="0.0137352298" calcext:value-type="float">
            <text:p>1.3735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70.35175879397" calcext:value-type="float">
            <text:p>670.35176</text:p>
          </table:table-cell>
          <table:table-cell office:value-type="float" office:value="1.33197133477803" calcext:value-type="float">
            <text:p>1.33197</text:p>
          </table:table-cell>
          <table:table-cell office:value-type="float" office:value="284.3" calcext:value-type="float">
            <text:p>284.3</text:p>
          </table:table-cell>
          <table:table-cell office:value-type="float" office:value="0.0249113733" calcext:value-type="float">
            <text:p>2.4911E-02</text:p>
          </table:table-cell>
          <table:table-cell table:style-name="ce10" office:value-type="float" office:value="284.3" calcext:value-type="float">
            <text:p>284.3</text:p>
          </table:table-cell>
          <table:table-cell office:value-type="float" office:value="0.0249113733" calcext:value-type="float">
            <text:p>2.4911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73.366834170854" calcext:value-type="float">
            <text:p>673.36683</text:p>
          </table:table-cell>
          <table:table-cell office:value-type="float" office:value="1.33189943847743" calcext:value-type="float">
            <text:p>1.33190</text:p>
          </table:table-cell>
          <table:table-cell office:value-type="float" office:value="284.7" calcext:value-type="float">
            <text:p>284.7</text:p>
          </table:table-cell>
          <table:table-cell office:value-type="float" office:value="0.0213920859" calcext:value-type="float">
            <text:p>2.1392E-02</text:p>
          </table:table-cell>
          <table:table-cell table:style-name="ce10" office:value-type="float" office:value="284.7" calcext:value-type="float">
            <text:p>284.7</text:p>
          </table:table-cell>
          <table:table-cell office:value-type="float" office:value="0.0213920859" calcext:value-type="float">
            <text:p>2.1392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76.381909547739" calcext:value-type="float">
            <text:p>676.38191</text:p>
          </table:table-cell>
          <table:table-cell office:value-type="float" office:value="1.33182828493265" calcext:value-type="float">
            <text:p>1.33183</text:p>
          </table:table-cell>
          <table:table-cell office:value-type="float" office:value="285.1" calcext:value-type="float">
            <text:p>285.1</text:p>
          </table:table-cell>
          <table:table-cell office:value-type="float" office:value="0.0152184158" calcext:value-type="float">
            <text:p>1.5218E-02</text:p>
          </table:table-cell>
          <table:table-cell table:style-name="ce10" office:value-type="float" office:value="285.1" calcext:value-type="float">
            <text:p>285.1</text:p>
          </table:table-cell>
          <table:table-cell office:value-type="float" office:value="0.0152184158" calcext:value-type="float">
            <text:p>1.5218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79.396984924623" calcext:value-type="float">
            <text:p>679.39698</text:p>
          </table:table-cell>
          <table:table-cell office:value-type="float" office:value="1.33175783965861" calcext:value-type="float">
            <text:p>1.33176</text:p>
          </table:table-cell>
          <table:table-cell office:value-type="float" office:value="285.5" calcext:value-type="float">
            <text:p>285.5</text:p>
          </table:table-cell>
          <table:table-cell office:value-type="float" office:value="0.0185912525" calcext:value-type="float">
            <text:p>1.8591E-02</text:p>
          </table:table-cell>
          <table:table-cell table:style-name="ce10" office:value-type="float" office:value="285.5" calcext:value-type="float">
            <text:p>285.5</text:p>
          </table:table-cell>
          <table:table-cell office:value-type="float" office:value="0.0185912525" calcext:value-type="float">
            <text:p>1.8591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82.412060301508" calcext:value-type="float">
            <text:p>682.41206</text:p>
          </table:table-cell>
          <table:table-cell office:value-type="float" office:value="1.33168784536965" calcext:value-type="float">
            <text:p>1.33169</text:p>
          </table:table-cell>
          <table:table-cell office:value-type="float" office:value="285.9" calcext:value-type="float">
            <text:p>285.9</text:p>
          </table:table-cell>
          <table:table-cell office:value-type="float" office:value="0.0097033621" calcext:value-type="float">
            <text:p>9.7034E-03</text:p>
          </table:table-cell>
          <table:table-cell table:style-name="ce10" office:value-type="float" office:value="285.9" calcext:value-type="float">
            <text:p>285.9</text:p>
          </table:table-cell>
          <table:table-cell office:value-type="float" office:value="0.0097033621" calcext:value-type="float">
            <text:p>9.7034E-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85.427135678392" calcext:value-type="float">
            <text:p>685.42714</text:p>
          </table:table-cell>
          <table:table-cell office:value-type="float" office:value="1.33161854446842" calcext:value-type="float">
            <text:p>1.33162</text:p>
          </table:table-cell>
          <table:table-cell office:value-type="float" office:value="286.3" calcext:value-type="float">
            <text:p>286.3</text:p>
          </table:table-cell>
          <table:table-cell office:value-type="float" office:value="0.0262373774" calcext:value-type="float">
            <text:p>2.6237E-02</text:p>
          </table:table-cell>
          <table:table-cell table:style-name="ce10" office:value-type="float" office:value="286.3" calcext:value-type="float">
            <text:p>286.3</text:p>
          </table:table-cell>
          <table:table-cell office:value-type="float" office:value="0.0262373774" calcext:value-type="float">
            <text:p>2.6237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88.442211055276" calcext:value-type="float">
            <text:p>688.44221</text:p>
          </table:table-cell>
          <table:table-cell office:value-type="float" office:value="1.33154993133943" calcext:value-type="float">
            <text:p>1.33155</text:p>
          </table:table-cell>
          <table:table-cell office:value-type="float" office:value="286.7" calcext:value-type="float">
            <text:p>286.7</text:p>
          </table:table-cell>
          <table:table-cell office:value-type="float" office:value="0.0300488778" calcext:value-type="float">
            <text:p>3.0049E-02</text:p>
          </table:table-cell>
          <table:table-cell table:style-name="ce10" office:value-type="float" office:value="286.7" calcext:value-type="float">
            <text:p>286.7</text:p>
          </table:table-cell>
          <table:table-cell office:value-type="float" office:value="0.0300488778" calcext:value-type="float">
            <text:p>3.0049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91.457286432161" calcext:value-type="float">
            <text:p>691.45729</text:p>
          </table:table-cell>
          <table:table-cell office:value-type="float" office:value="1.3314818309769" calcext:value-type="float">
            <text:p>1.33148</text:p>
          </table:table-cell>
          <table:table-cell office:value-type="float" office:value="287.1" calcext:value-type="float">
            <text:p>287.1</text:p>
          </table:table-cell>
          <table:table-cell office:value-type="float" office:value="0.0260733403" calcext:value-type="float">
            <text:p>2.6073E-02</text:p>
          </table:table-cell>
          <table:table-cell table:style-name="ce10" office:value-type="float" office:value="287.1" calcext:value-type="float">
            <text:p>287.1</text:p>
          </table:table-cell>
          <table:table-cell office:value-type="float" office:value="0.0260733403" calcext:value-type="float">
            <text:p>2.6073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94.472361809045" calcext:value-type="float">
            <text:p>694.47236</text:p>
          </table:table-cell>
          <table:table-cell office:value-type="float" office:value="1.33141456220703" calcext:value-type="float">
            <text:p>1.33141</text:p>
          </table:table-cell>
          <table:table-cell office:value-type="float" office:value="287.5" calcext:value-type="float">
            <text:p>287.5</text:p>
          </table:table-cell>
          <table:table-cell office:value-type="float" office:value="0.0287036949" calcext:value-type="float">
            <text:p>2.8704E-02</text:p>
          </table:table-cell>
          <table:table-cell table:style-name="ce10" office:value-type="float" office:value="287.5" calcext:value-type="float">
            <text:p>287.5</text:p>
          </table:table-cell>
          <table:table-cell office:value-type="float" office:value="0.0287036949" calcext:value-type="float">
            <text:p>2.8704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97.48743718593" calcext:value-type="float">
            <text:p>697.48744</text:p>
          </table:table-cell>
          <table:table-cell office:value-type="float" office:value="1.33134760400711" calcext:value-type="float">
            <text:p>1.33135</text:p>
          </table:table-cell>
          <table:table-cell office:value-type="float" office:value="287.9" calcext:value-type="float">
            <text:p>287.9</text:p>
          </table:table-cell>
          <table:table-cell office:value-type="float" office:value="0.0263613817" calcext:value-type="float">
            <text:p>2.6361E-02</text:p>
          </table:table-cell>
          <table:table-cell table:style-name="ce10" office:value-type="float" office:value="287.9" calcext:value-type="float">
            <text:p>287.9</text:p>
          </table:table-cell>
          <table:table-cell office:value-type="float" office:value="0.0263613817" calcext:value-type="float">
            <text:p>2.6361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00.502512562814" calcext:value-type="float">
            <text:p>700.50251</text:p>
          </table:table-cell>
          <table:table-cell office:value-type="float" office:value="1.33128136127793" calcext:value-type="float">
            <text:p>1.33128</text:p>
          </table:table-cell>
          <table:table-cell office:value-type="float" office:value="288.3" calcext:value-type="float">
            <text:p>288.3</text:p>
          </table:table-cell>
          <table:table-cell office:value-type="float" office:value="0.0266374802" calcext:value-type="float">
            <text:p>2.6637E-02</text:p>
          </table:table-cell>
          <table:table-cell table:style-name="ce10" office:value-type="float" office:value="288.3" calcext:value-type="float">
            <text:p>288.3</text:p>
          </table:table-cell>
          <table:table-cell office:value-type="float" office:value="0.0266374802" calcext:value-type="float">
            <text:p>2.6637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03.517587939699" calcext:value-type="float">
            <text:p>703.51759</text:p>
          </table:table-cell>
          <table:table-cell office:value-type="float" office:value="1.33121549270934" calcext:value-type="float">
            <text:p>1.33122</text:p>
          </table:table-cell>
          <table:table-cell office:value-type="float" office:value="288.7" calcext:value-type="float">
            <text:p>288.7</text:p>
          </table:table-cell>
          <table:table-cell office:value-type="float" office:value="0.0388163283" calcext:value-type="float">
            <text:p>3.8816E-02</text:p>
          </table:table-cell>
          <table:table-cell table:style-name="ce10" office:value-type="float" office:value="288.7" calcext:value-type="float">
            <text:p>288.7</text:p>
          </table:table-cell>
          <table:table-cell office:value-type="float" office:value="0.0388163283" calcext:value-type="float">
            <text:p>3.8816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06.532663316583" calcext:value-type="float">
            <text:p>706.53266</text:p>
          </table:table-cell>
          <table:table-cell office:value-type="float" office:value="1.33115022248706" calcext:value-type="float">
            <text:p>1.33115</text:p>
          </table:table-cell>
          <table:table-cell office:value-type="float" office:value="289.1" calcext:value-type="float">
            <text:p>289.1</text:p>
          </table:table-cell>
          <table:table-cell office:value-type="float" office:value="0.0386846802" calcext:value-type="float">
            <text:p>3.8685E-02</text:p>
          </table:table-cell>
          <table:table-cell table:style-name="ce10" office:value-type="float" office:value="289.1" calcext:value-type="float">
            <text:p>289.1</text:p>
          </table:table-cell>
          <table:table-cell office:value-type="float" office:value="0.0386846802" calcext:value-type="float">
            <text:p>3.8685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09.547738693467" calcext:value-type="float">
            <text:p>709.54774</text:p>
          </table:table-cell>
          <table:table-cell office:value-type="float" office:value="1.33108549443839" calcext:value-type="float">
            <text:p>1.33109</text:p>
          </table:table-cell>
          <table:table-cell office:value-type="float" office:value="289.5" calcext:value-type="float">
            <text:p>289.5</text:p>
          </table:table-cell>
          <table:table-cell office:value-type="float" office:value="0.0379349852" calcext:value-type="float">
            <text:p>3.7935E-02</text:p>
          </table:table-cell>
          <table:table-cell table:style-name="ce10" office:value-type="float" office:value="289.5" calcext:value-type="float">
            <text:p>289.5</text:p>
          </table:table-cell>
          <table:table-cell office:value-type="float" office:value="0.0379349852" calcext:value-type="float">
            <text:p>3.7935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12.562814070352" calcext:value-type="float">
            <text:p>712.56281</text:p>
          </table:table-cell>
          <table:table-cell office:value-type="float" office:value="1.33102117352547" calcext:value-type="float">
            <text:p>1.33102</text:p>
          </table:table-cell>
          <table:table-cell office:value-type="float" office:value="289.9" calcext:value-type="float">
            <text:p>289.9</text:p>
          </table:table-cell>
          <table:table-cell office:value-type="float" office:value="0.0349013632" calcext:value-type="float">
            <text:p>3.4901E-02</text:p>
          </table:table-cell>
          <table:table-cell table:style-name="ce10" office:value-type="float" office:value="289.9" calcext:value-type="float">
            <text:p>289.9</text:p>
          </table:table-cell>
          <table:table-cell office:value-type="float" office:value="0.0349013632" calcext:value-type="float">
            <text:p>3.4901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15.577889447236" calcext:value-type="float">
            <text:p>715.57789</text:p>
          </table:table-cell>
          <table:table-cell office:value-type="float" office:value="1.33095755048761" calcext:value-type="float">
            <text:p>1.33096</text:p>
          </table:table-cell>
          <table:table-cell office:value-type="float" office:value="290.3" calcext:value-type="float">
            <text:p>290.3</text:p>
          </table:table-cell>
          <table:table-cell office:value-type="float" office:value="0.0337913759" calcext:value-type="float">
            <text:p>3.3791E-02</text:p>
          </table:table-cell>
          <table:table-cell table:style-name="ce10" office:value-type="float" office:value="290.3" calcext:value-type="float">
            <text:p>290.3</text:p>
          </table:table-cell>
          <table:table-cell office:value-type="float" office:value="0.0337913759" calcext:value-type="float">
            <text:p>3.3791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18.592964824121" calcext:value-type="float">
            <text:p>718.59296</text:p>
          </table:table-cell>
          <table:table-cell office:value-type="float" office:value="1.3308943974155" calcext:value-type="float">
            <text:p>1.33089</text:p>
          </table:table-cell>
          <table:table-cell office:value-type="float" office:value="290.7" calcext:value-type="float">
            <text:p>290.7</text:p>
          </table:table-cell>
          <table:table-cell office:value-type="float" office:value="0.0351834982" calcext:value-type="float">
            <text:p>3.5183E-02</text:p>
          </table:table-cell>
          <table:table-cell table:style-name="ce10" office:value-type="float" office:value="290.7" calcext:value-type="float">
            <text:p>290.7</text:p>
          </table:table-cell>
          <table:table-cell office:value-type="float" office:value="0.0351834982" calcext:value-type="float">
            <text:p>3.5183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21.608040201005" calcext:value-type="float">
            <text:p>721.60804</text:p>
          </table:table-cell>
          <table:table-cell office:value-type="float" office:value="1.33083164833445" calcext:value-type="float">
            <text:p>1.33083</text:p>
          </table:table-cell>
          <table:table-cell office:value-type="float" office:value="291.1" calcext:value-type="float">
            <text:p>291.1</text:p>
          </table:table-cell>
          <table:table-cell office:value-type="float" office:value="0.0386184983" calcext:value-type="float">
            <text:p>3.8618E-02</text:p>
          </table:table-cell>
          <table:table-cell table:style-name="ce10" office:value-type="float" office:value="291.1" calcext:value-type="float">
            <text:p>291.1</text:p>
          </table:table-cell>
          <table:table-cell office:value-type="float" office:value="0.0386184983" calcext:value-type="float">
            <text:p>3.8618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24.62311557789" calcext:value-type="float">
            <text:p>724.62312</text:p>
          </table:table-cell>
          <table:table-cell office:value-type="float" office:value="1.33076935029506" calcext:value-type="float">
            <text:p>1.33077</text:p>
          </table:table-cell>
          <table:table-cell office:value-type="float" office:value="291.5" calcext:value-type="float">
            <text:p>291.5</text:p>
          </table:table-cell>
          <table:table-cell office:value-type="float" office:value="0.044793914" calcext:value-type="float">
            <text:p>4.4794E-02</text:p>
          </table:table-cell>
          <table:table-cell table:style-name="ce10" office:value-type="float" office:value="291.5" calcext:value-type="float">
            <text:p>291.5</text:p>
          </table:table-cell>
          <table:table-cell office:value-type="float" office:value="0.044793914" calcext:value-type="float">
            <text:p>4.4794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27.638190954774" calcext:value-type="float">
            <text:p>727.63819</text:p>
          </table:table-cell>
          <table:table-cell office:value-type="float" office:value="1.33070743736127" calcext:value-type="float">
            <text:p>1.33071</text:p>
          </table:table-cell>
          <table:table-cell office:value-type="float" office:value="291.9" calcext:value-type="float">
            <text:p>291.9</text:p>
          </table:table-cell>
          <table:table-cell office:value-type="float" office:value="0.0422677086" calcext:value-type="float">
            <text:p>4.2268E-02</text:p>
          </table:table-cell>
          <table:table-cell table:style-name="ce10" office:value-type="float" office:value="291.9" calcext:value-type="float">
            <text:p>291.9</text:p>
          </table:table-cell>
          <table:table-cell office:value-type="float" office:value="0.0422677086" calcext:value-type="float">
            <text:p>4.2268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30.653266331658" calcext:value-type="float">
            <text:p>730.65327</text:p>
          </table:table-cell>
          <table:table-cell office:value-type="float" office:value="1.33064595726003" calcext:value-type="float">
            <text:p>1.33065</text:p>
          </table:table-cell>
          <table:table-cell office:value-type="float" office:value="292.3" calcext:value-type="float">
            <text:p>292.3</text:p>
          </table:table-cell>
          <table:table-cell office:value-type="float" office:value="0.0445959755" calcext:value-type="float">
            <text:p>4.4596E-02</text:p>
          </table:table-cell>
          <table:table-cell table:style-name="ce10" office:value-type="float" office:value="292.3" calcext:value-type="float">
            <text:p>292.3</text:p>
          </table:table-cell>
          <table:table-cell office:value-type="float" office:value="0.0445959755" calcext:value-type="float">
            <text:p>4.4596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33.668341708543" calcext:value-type="float">
            <text:p>733.66834</text:p>
          </table:table-cell>
          <table:table-cell office:value-type="float" office:value="1.33058497034022" calcext:value-type="float">
            <text:p>1.33058</text:p>
          </table:table-cell>
          <table:table-cell office:value-type="float" office:value="292.7" calcext:value-type="float">
            <text:p>292.7</text:p>
          </table:table-cell>
          <table:table-cell office:value-type="float" office:value="0.0484959985" calcext:value-type="float">
            <text:p>4.8496E-02</text:p>
          </table:table-cell>
          <table:table-cell table:style-name="ce10" office:value-type="float" office:value="292.7" calcext:value-type="float">
            <text:p>292.7</text:p>
          </table:table-cell>
          <table:table-cell office:value-type="float" office:value="0.0484959985" calcext:value-type="float">
            <text:p>4.8496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36.683417085427" calcext:value-type="float">
            <text:p>736.68342</text:p>
          </table:table-cell>
          <table:table-cell office:value-type="float" office:value="1.33052452389021" calcext:value-type="float">
            <text:p>1.33052</text:p>
          </table:table-cell>
          <table:table-cell office:value-type="float" office:value="293.1" calcext:value-type="float">
            <text:p>293.1</text:p>
          </table:table-cell>
          <table:table-cell office:value-type="float" office:value="0.0449241743" calcext:value-type="float">
            <text:p>4.4924E-02</text:p>
          </table:table-cell>
          <table:table-cell table:style-name="ce10" office:value-type="float" office:value="293.1" calcext:value-type="float">
            <text:p>293.1</text:p>
          </table:table-cell>
          <table:table-cell office:value-type="float" office:value="0.0449241743" calcext:value-type="float">
            <text:p>4.4924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39.698492462312" calcext:value-type="float">
            <text:p>739.69849</text:p>
          </table:table-cell>
          <table:table-cell office:value-type="float" office:value="1.33046430774651" calcext:value-type="float">
            <text:p>1.33046</text:p>
          </table:table-cell>
          <table:table-cell office:value-type="float" office:value="293.5" calcext:value-type="float">
            <text:p>293.5</text:p>
          </table:table-cell>
          <table:table-cell office:value-type="float" office:value="0.050563372" calcext:value-type="float">
            <text:p>5.0563E-02</text:p>
          </table:table-cell>
          <table:table-cell table:style-name="ce10" office:value-type="float" office:value="293.5" calcext:value-type="float">
            <text:p>293.5</text:p>
          </table:table-cell>
          <table:table-cell office:value-type="float" office:value="0.050563372" calcext:value-type="float">
            <text:p>5.0563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42.713567839196" calcext:value-type="float">
            <text:p>742.71357</text:p>
          </table:table-cell>
          <table:table-cell office:value-type="float" office:value="1.33040460380199" calcext:value-type="float">
            <text:p>1.33040</text:p>
          </table:table-cell>
          <table:table-cell office:value-type="float" office:value="293.9" calcext:value-type="float">
            <text:p>293.9</text:p>
          </table:table-cell>
          <table:table-cell office:value-type="float" office:value="0.049318248" calcext:value-type="float">
            <text:p>4.9318E-02</text:p>
          </table:table-cell>
          <table:table-cell table:style-name="ce10" office:value-type="float" office:value="293.9" calcext:value-type="float">
            <text:p>293.9</text:p>
          </table:table-cell>
          <table:table-cell office:value-type="float" office:value="0.049318248" calcext:value-type="float">
            <text:p>4.9318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45.72864321608" calcext:value-type="float">
            <text:p>745.72864</text:p>
          </table:table-cell>
          <table:table-cell office:value-type="float" office:value="1.33034550243431" calcext:value-type="float">
            <text:p>1.33035</text:p>
          </table:table-cell>
          <table:table-cell office:value-type="float" office:value="294.3" calcext:value-type="float">
            <text:p>294.3</text:p>
          </table:table-cell>
          <table:table-cell office:value-type="float" office:value="0.0467531781" calcext:value-type="float">
            <text:p>4.6753E-02</text:p>
          </table:table-cell>
          <table:table-cell table:style-name="ce10" office:value-type="float" office:value="294.3" calcext:value-type="float">
            <text:p>294.3</text:p>
          </table:table-cell>
          <table:table-cell office:value-type="float" office:value="0.0467531781" calcext:value-type="float">
            <text:p>4.6753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48.743718592965" calcext:value-type="float">
            <text:p>748.74372</text:p>
          </table:table-cell>
          <table:table-cell office:value-type="float" office:value="1.33028650820738" calcext:value-type="float">
            <text:p>1.33029</text:p>
          </table:table-cell>
          <table:table-cell office:value-type="float" office:value="294.7" calcext:value-type="float">
            <text:p>294.7</text:p>
          </table:table-cell>
          <table:table-cell office:value-type="float" office:value="0.0467512793" calcext:value-type="float">
            <text:p>4.6751E-02</text:p>
          </table:table-cell>
          <table:table-cell table:style-name="ce10" office:value-type="float" office:value="294.7" calcext:value-type="float">
            <text:p>294.7</text:p>
          </table:table-cell>
          <table:table-cell office:value-type="float" office:value="0.0467512793" calcext:value-type="float">
            <text:p>4.6751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51.758793969849" calcext:value-type="float">
            <text:p>751.75879</text:p>
          </table:table-cell>
          <table:table-cell office:value-type="float" office:value="1.33022811212896" calcext:value-type="float">
            <text:p>1.33023</text:p>
          </table:table-cell>
          <table:table-cell office:value-type="float" office:value="295.1" calcext:value-type="float">
            <text:p>295.1</text:p>
          </table:table-cell>
          <table:table-cell office:value-type="float" office:value="0.0375717736" calcext:value-type="float">
            <text:p>3.7572E-02</text:p>
          </table:table-cell>
          <table:table-cell table:style-name="ce10" office:value-type="float" office:value="295.1" calcext:value-type="float">
            <text:p>295.1</text:p>
          </table:table-cell>
          <table:table-cell office:value-type="float" office:value="0.0375717736" calcext:value-type="float">
            <text:p>3.7572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54.773869346734" calcext:value-type="float">
            <text:p>754.77387</text:p>
          </table:table-cell>
          <table:table-cell office:value-type="float" office:value="1.33016979613361" calcext:value-type="float">
            <text:p>1.33017</text:p>
          </table:table-cell>
          <table:table-cell office:value-type="float" office:value="295.5" calcext:value-type="float">
            <text:p>295.5</text:p>
          </table:table-cell>
          <table:table-cell office:value-type="float" office:value="0.0461220933" calcext:value-type="float">
            <text:p>4.6122E-02</text:p>
          </table:table-cell>
          <table:table-cell table:style-name="ce10" office:value-type="float" office:value="295.5" calcext:value-type="float">
            <text:p>295.5</text:p>
          </table:table-cell>
          <table:table-cell office:value-type="float" office:value="0.0461220933" calcext:value-type="float">
            <text:p>4.6122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57.788944723618" calcext:value-type="float">
            <text:p>757.78894</text:p>
          </table:table-cell>
          <table:table-cell office:value-type="float" office:value="1.3301120745316" calcext:value-type="float">
            <text:p>1.33011</text:p>
          </table:table-cell>
          <table:table-cell office:value-type="float" office:value="295.9" calcext:value-type="float">
            <text:p>295.9</text:p>
          </table:table-cell>
          <table:table-cell office:value-type="float" office:value="0.051323912" calcext:value-type="float">
            <text:p>5.1324E-02</text:p>
          </table:table-cell>
          <table:table-cell table:style-name="ce10" office:value-type="float" office:value="295.9" calcext:value-type="float">
            <text:p>295.9</text:p>
          </table:table-cell>
          <table:table-cell office:value-type="float" office:value="0.051323912" calcext:value-type="float">
            <text:p>5.1324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60.804020100503" calcext:value-type="float">
            <text:p>760.80402</text:p>
          </table:table-cell>
          <table:table-cell office:value-type="float" office:value="1.33005474688786" calcext:value-type="float">
            <text:p>1.33005</text:p>
          </table:table-cell>
          <table:table-cell office:value-type="float" office:value="296.3" calcext:value-type="float">
            <text:p>296.3</text:p>
          </table:table-cell>
          <table:table-cell office:value-type="float" office:value="0.0517906142" calcext:value-type="float">
            <text:p>5.1791E-02</text:p>
          </table:table-cell>
          <table:table-cell table:style-name="ce10" office:value-type="float" office:value="296.3" calcext:value-type="float">
            <text:p>296.3</text:p>
          </table:table-cell>
          <table:table-cell office:value-type="float" office:value="0.0517906142" calcext:value-type="float">
            <text:p>5.1791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63.819095477387" calcext:value-type="float">
            <text:p>763.81910</text:p>
          </table:table-cell>
          <table:table-cell office:value-type="float" office:value="1.32999770711296" calcext:value-type="float">
            <text:p>1.33000</text:p>
          </table:table-cell>
          <table:table-cell office:value-type="float" office:value="296.7" calcext:value-type="float">
            <text:p>296.7</text:p>
          </table:table-cell>
          <table:table-cell office:value-type="float" office:value="0.0425476385" calcext:value-type="float">
            <text:p>4.2548E-02</text:p>
          </table:table-cell>
          <table:table-cell table:style-name="ce10" office:value-type="float" office:value="296.7" calcext:value-type="float">
            <text:p>296.7</text:p>
          </table:table-cell>
          <table:table-cell office:value-type="float" office:value="0.0425476385" calcext:value-type="float">
            <text:p>4.2548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66.834170854271" calcext:value-type="float">
            <text:p>766.83417</text:p>
          </table:table-cell>
          <table:table-cell office:value-type="float" office:value="1.32994100401883" calcext:value-type="float">
            <text:p>1.32994</text:p>
          </table:table-cell>
          <table:table-cell office:value-type="float" office:value="297.1" calcext:value-type="float">
            <text:p>297.1</text:p>
          </table:table-cell>
          <table:table-cell office:value-type="float" office:value="0.0470375561" calcext:value-type="float">
            <text:p>4.7038E-02</text:p>
          </table:table-cell>
          <table:table-cell table:style-name="ce10" office:value-type="float" office:value="297.1" calcext:value-type="float">
            <text:p>297.1</text:p>
          </table:table-cell>
          <table:table-cell office:value-type="float" office:value="0.0470375561" calcext:value-type="float">
            <text:p>4.7038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69.849246231156" calcext:value-type="float">
            <text:p>769.84925</text:p>
          </table:table-cell>
          <table:table-cell office:value-type="float" office:value="1.32988457491867" calcext:value-type="float">
            <text:p>1.32988</text:p>
          </table:table-cell>
          <table:table-cell office:value-type="float" office:value="297.5" calcext:value-type="float">
            <text:p>297.5</text:p>
          </table:table-cell>
          <table:table-cell office:value-type="float" office:value="0.0492374519" calcext:value-type="float">
            <text:p>4.9237E-02</text:p>
          </table:table-cell>
          <table:table-cell table:style-name="ce10" office:value-type="float" office:value="297.5" calcext:value-type="float">
            <text:p>297.5</text:p>
          </table:table-cell>
          <table:table-cell office:value-type="float" office:value="0.0492374519" calcext:value-type="float">
            <text:p>4.9237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72.86432160804" calcext:value-type="float">
            <text:p>772.86432</text:p>
          </table:table-cell>
          <table:table-cell office:value-type="float" office:value="1.32982846839074" calcext:value-type="float">
            <text:p>1.32983</text:p>
          </table:table-cell>
          <table:table-cell office:value-type="float" office:value="297.9" calcext:value-type="float">
            <text:p>297.9</text:p>
          </table:table-cell>
          <table:table-cell office:value-type="float" office:value="0.0574973422" calcext:value-type="float">
            <text:p>5.7497E-02</text:p>
          </table:table-cell>
          <table:table-cell table:style-name="ce10" office:value-type="float" office:value="297.9" calcext:value-type="float">
            <text:p>297.9</text:p>
          </table:table-cell>
          <table:table-cell office:value-type="float" office:value="0.0574973422" calcext:value-type="float">
            <text:p>5.7497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75.879396984925" calcext:value-type="float">
            <text:p>775.87940</text:p>
          </table:table-cell>
          <table:table-cell office:value-type="float" office:value="1.32977278846563" calcext:value-type="float">
            <text:p>1.32977</text:p>
          </table:table-cell>
          <table:table-cell office:value-type="float" office:value="298.3" calcext:value-type="float">
            <text:p>298.3</text:p>
          </table:table-cell>
          <table:table-cell office:value-type="float" office:value="0.053453636" calcext:value-type="float">
            <text:p>5.3454E-02</text:p>
          </table:table-cell>
          <table:table-cell table:style-name="ce10" office:value-type="float" office:value="298.3" calcext:value-type="float">
            <text:p>298.3</text:p>
          </table:table-cell>
          <table:table-cell office:value-type="float" office:value="0.053453636" calcext:value-type="float">
            <text:p>5.3454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78.894472361809" calcext:value-type="float">
            <text:p>778.89447</text:p>
          </table:table-cell>
          <table:table-cell office:value-type="float" office:value="1.32971746298098" calcext:value-type="float">
            <text:p>1.32972</text:p>
          </table:table-cell>
          <table:table-cell office:value-type="float" office:value="298.7" calcext:value-type="float">
            <text:p>298.7</text:p>
          </table:table-cell>
          <table:table-cell office:value-type="float" office:value="0.0507549283" calcext:value-type="float">
            <text:p>5.0755E-02</text:p>
          </table:table-cell>
          <table:table-cell table:style-name="ce10" office:value-type="float" office:value="298.7" calcext:value-type="float">
            <text:p>298.7</text:p>
          </table:table-cell>
          <table:table-cell office:value-type="float" office:value="0.0507549283" calcext:value-type="float">
            <text:p>5.0755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81.909547738694" calcext:value-type="float">
            <text:p>781.90955</text:p>
          </table:table-cell>
          <table:table-cell office:value-type="float" office:value="1.32966234561676" calcext:value-type="float">
            <text:p>1.32966</text:p>
          </table:table-cell>
          <table:table-cell office:value-type="float" office:value="299.1" calcext:value-type="float">
            <text:p>299.1</text:p>
          </table:table-cell>
          <table:table-cell office:value-type="float" office:value="0.050446487" calcext:value-type="float">
            <text:p>5.0446E-02</text:p>
          </table:table-cell>
          <table:table-cell table:style-name="ce10" office:value-type="float" office:value="299.1" calcext:value-type="float">
            <text:p>299.1</text:p>
          </table:table-cell>
          <table:table-cell office:value-type="float" office:value="0.050446487" calcext:value-type="float">
            <text:p>5.0446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84.924623115578" calcext:value-type="float">
            <text:p>784.92462</text:p>
          </table:table-cell>
          <table:table-cell office:value-type="float" office:value="1.32960755813877" calcext:value-type="float">
            <text:p>1.32961</text:p>
          </table:table-cell>
          <table:table-cell office:value-type="float" office:value="299.5" calcext:value-type="float">
            <text:p>299.5</text:p>
          </table:table-cell>
          <table:table-cell office:value-type="float" office:value="0.0552257444" calcext:value-type="float">
            <text:p>5.5226E-02</text:p>
          </table:table-cell>
          <table:table-cell table:style-name="ce10" office:value-type="float" office:value="299.5" calcext:value-type="float">
            <text:p>299.5</text:p>
          </table:table-cell>
          <table:table-cell office:value-type="float" office:value="0.0552257444" calcext:value-type="float">
            <text:p>5.5226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87.939698492462" calcext:value-type="float">
            <text:p>787.93970</text:p>
          </table:table-cell>
          <table:table-cell office:value-type="float" office:value="1.32955297792754" calcext:value-type="float">
            <text:p>1.32955</text:p>
          </table:table-cell>
          <table:table-cell office:value-type="float" office:value="299.9" calcext:value-type="float">
            <text:p>299.9</text:p>
          </table:table-cell>
          <table:table-cell office:value-type="float" office:value="0.0603178775" calcext:value-type="float">
            <text:p>6.0318E-02</text:p>
          </table:table-cell>
          <table:table-cell table:style-name="ce10" office:value-type="float" office:value="299.9" calcext:value-type="float">
            <text:p>299.9</text:p>
          </table:table-cell>
          <table:table-cell office:value-type="float" office:value="0.0603178775" calcext:value-type="float">
            <text:p>6.0318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90.954773869347" calcext:value-type="float">
            <text:p>790.95477</text:p>
          </table:table-cell>
          <table:table-cell office:value-type="float" office:value="1.32949870348219" calcext:value-type="float">
            <text:p>1.32950</text:p>
          </table:table-cell>
          <table:table-cell office:value-type="float" office:value="300.3" calcext:value-type="float">
            <text:p>300.3</text:p>
          </table:table-cell>
          <table:table-cell office:value-type="float" office:value="0.051049074" calcext:value-type="float">
            <text:p>5.1049E-02</text:p>
          </table:table-cell>
          <table:table-cell table:style-name="ce10" office:value-type="float" office:value="300.3" calcext:value-type="float">
            <text:p>300.3</text:p>
          </table:table-cell>
          <table:table-cell office:value-type="float" office:value="0.051049074" calcext:value-type="float">
            <text:p>5.1049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93.969849246231" calcext:value-type="float">
            <text:p>793.96985</text:p>
          </table:table-cell>
          <table:table-cell office:value-type="float" office:value="1.3294448302733" calcext:value-type="float">
            <text:p>1.32944</text:p>
          </table:table-cell>
          <table:table-cell office:value-type="float" office:value="300.7" calcext:value-type="float">
            <text:p>300.7</text:p>
          </table:table-cell>
          <table:table-cell office:value-type="float" office:value="0.0539921418" calcext:value-type="float">
            <text:p>5.3992E-02</text:p>
          </table:table-cell>
          <table:table-cell table:style-name="ce10" office:value-type="float" office:value="300.7" calcext:value-type="float">
            <text:p>300.7</text:p>
          </table:table-cell>
          <table:table-cell office:value-type="float" office:value="0.0539921418" calcext:value-type="float">
            <text:p>5.3992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96.984924623116" calcext:value-type="float">
            <text:p>796.98492</text:p>
          </table:table-cell>
          <table:table-cell office:value-type="float" office:value="1.32939122489832" calcext:value-type="float">
            <text:p>1.32939</text:p>
          </table:table-cell>
          <table:table-cell office:value-type="float" office:value="301.1" calcext:value-type="float">
            <text:p>301.1</text:p>
          </table:table-cell>
          <table:table-cell office:value-type="float" office:value="0.0511432129" calcext:value-type="float">
            <text:p>5.1143E-02</text:p>
          </table:table-cell>
          <table:table-cell table:style-name="ce10" office:value-type="float" office:value="301.1" calcext:value-type="float">
            <text:p>301.1</text:p>
          </table:table-cell>
          <table:table-cell office:value-type="float" office:value="0.0511432129" calcext:value-type="float">
            <text:p>5.1143E-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00" calcext:value-type="float">
            <text:p>800.00000</text:p>
          </table:table-cell>
          <table:table-cell office:value-type="float" office:value="1.32933783790907" calcext:value-type="float">
            <text:p>1.32934</text:p>
          </table:table-cell>
          <table:table-cell office:value-type="float" office:value="301.5" calcext:value-type="float">
            <text:p>301.5</text:p>
          </table:table-cell>
          <table:table-cell office:value-type="float" office:value="0.0589777797" calcext:value-type="float">
            <text:p>5.8978E-02</text:p>
          </table:table-cell>
          <table:table-cell table:style-name="ce10" office:value-type="float" office:value="301.5" calcext:value-type="float">
            <text:p>301.5</text:p>
          </table:table-cell>
          <table:table-cell office:value-type="float" office:value="0.0589777797" calcext:value-type="float">
            <text:p>5.897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1.9" calcext:value-type="float">
            <text:p>301.9</text:p>
          </table:table-cell>
          <table:table-cell office:value-type="float" office:value="0.0616186243" calcext:value-type="float">
            <text:p>6.1619E-02</text:p>
          </table:table-cell>
          <table:table-cell table:style-name="ce10" office:value-type="float" office:value="301.9" calcext:value-type="float">
            <text:p>301.9</text:p>
          </table:table-cell>
          <table:table-cell office:value-type="float" office:value="0.0616186243" calcext:value-type="float">
            <text:p>6.161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2.3" calcext:value-type="float">
            <text:p>302.3</text:p>
          </table:table-cell>
          <table:table-cell office:value-type="float" office:value="0.0520250061" calcext:value-type="float">
            <text:p>5.2025E-02</text:p>
          </table:table-cell>
          <table:table-cell table:style-name="ce10" office:value-type="float" office:value="302.3" calcext:value-type="float">
            <text:p>302.3</text:p>
          </table:table-cell>
          <table:table-cell office:value-type="float" office:value="0.0520250061" calcext:value-type="float">
            <text:p>5.202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2.7" calcext:value-type="float">
            <text:p>302.7</text:p>
          </table:table-cell>
          <table:table-cell office:value-type="float" office:value="0.0575066816" calcext:value-type="float">
            <text:p>5.7507E-02</text:p>
          </table:table-cell>
          <table:table-cell table:style-name="ce10" office:value-type="float" office:value="302.7" calcext:value-type="float">
            <text:p>302.7</text:p>
          </table:table-cell>
          <table:table-cell office:value-type="float" office:value="0.0575066816" calcext:value-type="float">
            <text:p>5.750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3.1" calcext:value-type="float">
            <text:p>303.1</text:p>
          </table:table-cell>
          <table:table-cell office:value-type="float" office:value="0.0620283782" calcext:value-type="float">
            <text:p>6.2028E-02</text:p>
          </table:table-cell>
          <table:table-cell table:style-name="ce10" office:value-type="float" office:value="303.1" calcext:value-type="float">
            <text:p>303.1</text:p>
          </table:table-cell>
          <table:table-cell office:value-type="float" office:value="0.0620283782" calcext:value-type="float">
            <text:p>6.202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3.5" calcext:value-type="float">
            <text:p>303.5</text:p>
          </table:table-cell>
          <table:table-cell office:value-type="float" office:value="0.0501792793" calcext:value-type="float">
            <text:p>5.0179E-02</text:p>
          </table:table-cell>
          <table:table-cell table:style-name="ce10" office:value-type="float" office:value="303.5" calcext:value-type="float">
            <text:p>303.5</text:p>
          </table:table-cell>
          <table:table-cell office:value-type="float" office:value="0.0501792793" calcext:value-type="float">
            <text:p>5.017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3.9" calcext:value-type="float">
            <text:p>303.9</text:p>
          </table:table-cell>
          <table:table-cell office:value-type="float" office:value="0.0553466437" calcext:value-type="float">
            <text:p>5.5347E-02</text:p>
          </table:table-cell>
          <table:table-cell table:style-name="ce10" office:value-type="float" office:value="303.9" calcext:value-type="float">
            <text:p>303.9</text:p>
          </table:table-cell>
          <table:table-cell office:value-type="float" office:value="0.0553466437" calcext:value-type="float">
            <text:p>5.534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4.3" calcext:value-type="float">
            <text:p>304.3</text:p>
          </table:table-cell>
          <table:table-cell office:value-type="float" office:value="0.0517237844" calcext:value-type="float">
            <text:p>5.1724E-02</text:p>
          </table:table-cell>
          <table:table-cell table:style-name="ce10" office:value-type="float" office:value="304.3" calcext:value-type="float">
            <text:p>304.3</text:p>
          </table:table-cell>
          <table:table-cell office:value-type="float" office:value="0.0517237844" calcext:value-type="float">
            <text:p>5.172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4.7" calcext:value-type="float">
            <text:p>304.7</text:p>
          </table:table-cell>
          <table:table-cell office:value-type="float" office:value="0.0502110027" calcext:value-type="float">
            <text:p>5.0211E-02</text:p>
          </table:table-cell>
          <table:table-cell table:style-name="ce10" office:value-type="float" office:value="304.7" calcext:value-type="float">
            <text:p>304.7</text:p>
          </table:table-cell>
          <table:table-cell office:value-type="float" office:value="0.0502110027" calcext:value-type="float">
            <text:p>5.021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5.1" calcext:value-type="float">
            <text:p>305.1</text:p>
          </table:table-cell>
          <table:table-cell office:value-type="float" office:value="0.0486157742" calcext:value-type="float">
            <text:p>4.8616E-02</text:p>
          </table:table-cell>
          <table:table-cell table:style-name="ce10" office:value-type="float" office:value="305.1" calcext:value-type="float">
            <text:p>305.1</text:p>
          </table:table-cell>
          <table:table-cell office:value-type="float" office:value="0.0486157742" calcext:value-type="float">
            <text:p>4.861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5.5" calcext:value-type="float">
            <text:p>305.5</text:p>
          </table:table-cell>
          <table:table-cell office:value-type="float" office:value="0.0535640887" calcext:value-type="float">
            <text:p>5.3564E-02</text:p>
          </table:table-cell>
          <table:table-cell table:style-name="ce10" office:value-type="float" office:value="305.5" calcext:value-type="float">
            <text:p>305.5</text:p>
          </table:table-cell>
          <table:table-cell office:value-type="float" office:value="0.0535640887" calcext:value-type="float">
            <text:p>5.356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5.9" calcext:value-type="float">
            <text:p>305.9</text:p>
          </table:table-cell>
          <table:table-cell office:value-type="float" office:value="0.053303408" calcext:value-type="float">
            <text:p>5.3303E-02</text:p>
          </table:table-cell>
          <table:table-cell table:style-name="ce10" office:value-type="float" office:value="305.9" calcext:value-type="float">
            <text:p>305.9</text:p>
          </table:table-cell>
          <table:table-cell office:value-type="float" office:value="0.053303408" calcext:value-type="float">
            <text:p>5.3303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6.3" calcext:value-type="float">
            <text:p>306.3</text:p>
          </table:table-cell>
          <table:table-cell office:value-type="float" office:value="0.0464243043" calcext:value-type="float">
            <text:p>4.6424E-02</text:p>
          </table:table-cell>
          <table:table-cell table:style-name="ce10" office:value-type="float" office:value="306.3" calcext:value-type="float">
            <text:p>306.3</text:p>
          </table:table-cell>
          <table:table-cell office:value-type="float" office:value="0.0464243043" calcext:value-type="float">
            <text:p>4.642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6.7" calcext:value-type="float">
            <text:p>306.7</text:p>
          </table:table-cell>
          <table:table-cell office:value-type="float" office:value="0.059517447" calcext:value-type="float">
            <text:p>5.9517E-02</text:p>
          </table:table-cell>
          <table:table-cell table:style-name="ce10" office:value-type="float" office:value="306.7" calcext:value-type="float">
            <text:p>306.7</text:p>
          </table:table-cell>
          <table:table-cell office:value-type="float" office:value="0.059517447" calcext:value-type="float">
            <text:p>5.951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7.1" calcext:value-type="float">
            <text:p>307.1</text:p>
          </table:table-cell>
          <table:table-cell office:value-type="float" office:value="0.0491781875" calcext:value-type="float">
            <text:p>4.9178E-02</text:p>
          </table:table-cell>
          <table:table-cell table:style-name="ce10" office:value-type="float" office:value="307.1" calcext:value-type="float">
            <text:p>307.1</text:p>
          </table:table-cell>
          <table:table-cell office:value-type="float" office:value="0.0491781875" calcext:value-type="float">
            <text:p>4.917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7.5" calcext:value-type="float">
            <text:p>307.5</text:p>
          </table:table-cell>
          <table:table-cell office:value-type="float" office:value="0.0530352191" calcext:value-type="float">
            <text:p>5.3035E-02</text:p>
          </table:table-cell>
          <table:table-cell table:style-name="ce10" office:value-type="float" office:value="307.5" calcext:value-type="float">
            <text:p>307.5</text:p>
          </table:table-cell>
          <table:table-cell office:value-type="float" office:value="0.0530352191" calcext:value-type="float">
            <text:p>5.303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7.9" calcext:value-type="float">
            <text:p>307.9</text:p>
          </table:table-cell>
          <table:table-cell office:value-type="float" office:value="0.0572120887" calcext:value-type="float">
            <text:p>5.7212E-02</text:p>
          </table:table-cell>
          <table:table-cell table:style-name="ce10" office:value-type="float" office:value="307.9" calcext:value-type="float">
            <text:p>307.9</text:p>
          </table:table-cell>
          <table:table-cell office:value-type="float" office:value="0.0572120887" calcext:value-type="float">
            <text:p>5.721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8.3" calcext:value-type="float">
            <text:p>308.3</text:p>
          </table:table-cell>
          <table:table-cell office:value-type="float" office:value="0.0492608782" calcext:value-type="float">
            <text:p>4.9261E-02</text:p>
          </table:table-cell>
          <table:table-cell table:style-name="ce10" office:value-type="float" office:value="308.3" calcext:value-type="float">
            <text:p>308.3</text:p>
          </table:table-cell>
          <table:table-cell office:value-type="float" office:value="0.0492608782" calcext:value-type="float">
            <text:p>4.926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8.7" calcext:value-type="float">
            <text:p>308.7</text:p>
          </table:table-cell>
          <table:table-cell office:value-type="float" office:value="0.0489966874" calcext:value-type="float">
            <text:p>4.8997E-02</text:p>
          </table:table-cell>
          <table:table-cell table:style-name="ce10" office:value-type="float" office:value="308.7" calcext:value-type="float">
            <text:p>308.7</text:p>
          </table:table-cell>
          <table:table-cell office:value-type="float" office:value="0.0489966874" calcext:value-type="float">
            <text:p>4.899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9.1" calcext:value-type="float">
            <text:p>309.1</text:p>
          </table:table-cell>
          <table:table-cell office:value-type="float" office:value="0.0526269465" calcext:value-type="float">
            <text:p>5.2627E-02</text:p>
          </table:table-cell>
          <table:table-cell table:style-name="ce10" office:value-type="float" office:value="309.1" calcext:value-type="float">
            <text:p>309.1</text:p>
          </table:table-cell>
          <table:table-cell office:value-type="float" office:value="0.0526269465" calcext:value-type="float">
            <text:p>5.262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9.5" calcext:value-type="float">
            <text:p>309.5</text:p>
          </table:table-cell>
          <table:table-cell office:value-type="float" office:value="0.0481007666" calcext:value-type="float">
            <text:p>4.8101E-02</text:p>
          </table:table-cell>
          <table:table-cell table:style-name="ce10" office:value-type="float" office:value="309.5" calcext:value-type="float">
            <text:p>309.5</text:p>
          </table:table-cell>
          <table:table-cell office:value-type="float" office:value="0.0481007666" calcext:value-type="float">
            <text:p>4.810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9.9" calcext:value-type="float">
            <text:p>309.9</text:p>
          </table:table-cell>
          <table:table-cell office:value-type="float" office:value="0.0447057803" calcext:value-type="float">
            <text:p>4.4706E-02</text:p>
          </table:table-cell>
          <table:table-cell table:style-name="ce10" office:value-type="float" office:value="309.9" calcext:value-type="float">
            <text:p>309.9</text:p>
          </table:table-cell>
          <table:table-cell office:value-type="float" office:value="0.0447057803" calcext:value-type="float">
            <text:p>4.470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0.3" calcext:value-type="float">
            <text:p>310.3</text:p>
          </table:table-cell>
          <table:table-cell office:value-type="float" office:value="0.0512595219" calcext:value-type="float">
            <text:p>5.1260E-02</text:p>
          </table:table-cell>
          <table:table-cell table:style-name="ce10" office:value-type="float" office:value="310.3" calcext:value-type="float">
            <text:p>310.3</text:p>
          </table:table-cell>
          <table:table-cell office:value-type="float" office:value="0.0512595219" calcext:value-type="float">
            <text:p>5.126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0.7" calcext:value-type="float">
            <text:p>310.7</text:p>
          </table:table-cell>
          <table:table-cell office:value-type="float" office:value="0.0541127714" calcext:value-type="float">
            <text:p>5.4113E-02</text:p>
          </table:table-cell>
          <table:table-cell table:style-name="ce10" office:value-type="float" office:value="310.7" calcext:value-type="float">
            <text:p>310.7</text:p>
          </table:table-cell>
          <table:table-cell office:value-type="float" office:value="0.0541127714" calcext:value-type="float">
            <text:p>5.4113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1.1" calcext:value-type="float">
            <text:p>311.1</text:p>
          </table:table-cell>
          <table:table-cell office:value-type="float" office:value="0.0340289297" calcext:value-type="float">
            <text:p>3.4029E-02</text:p>
          </table:table-cell>
          <table:table-cell table:style-name="ce10" office:value-type="float" office:value="311.1" calcext:value-type="float">
            <text:p>311.1</text:p>
          </table:table-cell>
          <table:table-cell office:value-type="float" office:value="0.0340289297" calcext:value-type="float">
            <text:p>3.402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1.5" calcext:value-type="float">
            <text:p>311.5</text:p>
          </table:table-cell>
          <table:table-cell office:value-type="float" office:value="0.0493167802" calcext:value-type="float">
            <text:p>4.9317E-02</text:p>
          </table:table-cell>
          <table:table-cell table:style-name="ce10" office:value-type="float" office:value="311.5" calcext:value-type="float">
            <text:p>311.5</text:p>
          </table:table-cell>
          <table:table-cell office:value-type="float" office:value="0.0493167802" calcext:value-type="float">
            <text:p>4.931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1.9" calcext:value-type="float">
            <text:p>311.9</text:p>
          </table:table-cell>
          <table:table-cell office:value-type="float" office:value="0.0449113139" calcext:value-type="float">
            <text:p>4.4911E-02</text:p>
          </table:table-cell>
          <table:table-cell table:style-name="ce10" office:value-type="float" office:value="311.9" calcext:value-type="float">
            <text:p>311.9</text:p>
          </table:table-cell>
          <table:table-cell office:value-type="float" office:value="0.0449113139" calcext:value-type="float">
            <text:p>4.491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2.3" calcext:value-type="float">
            <text:p>312.3</text:p>
          </table:table-cell>
          <table:table-cell office:value-type="float" office:value="0.0530150699" calcext:value-type="float">
            <text:p>5.3015E-02</text:p>
          </table:table-cell>
          <table:table-cell table:style-name="ce10" office:value-type="float" office:value="312.3" calcext:value-type="float">
            <text:p>312.3</text:p>
          </table:table-cell>
          <table:table-cell office:value-type="float" office:value="0.0530150699" calcext:value-type="float">
            <text:p>5.301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2.7" calcext:value-type="float">
            <text:p>312.7</text:p>
          </table:table-cell>
          <table:table-cell office:value-type="float" office:value="0.0485251143" calcext:value-type="float">
            <text:p>4.8525E-02</text:p>
          </table:table-cell>
          <table:table-cell table:style-name="ce10" office:value-type="float" office:value="312.7" calcext:value-type="float">
            <text:p>312.7</text:p>
          </table:table-cell>
          <table:table-cell office:value-type="float" office:value="0.0485251143" calcext:value-type="float">
            <text:p>4.852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3.1" calcext:value-type="float">
            <text:p>313.1</text:p>
          </table:table-cell>
          <table:table-cell office:value-type="float" office:value="0.0376974381" calcext:value-type="float">
            <text:p>3.7697E-02</text:p>
          </table:table-cell>
          <table:table-cell table:style-name="ce10" office:value-type="float" office:value="313.1" calcext:value-type="float">
            <text:p>313.1</text:p>
          </table:table-cell>
          <table:table-cell office:value-type="float" office:value="0.0376974381" calcext:value-type="float">
            <text:p>3.769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3.5" calcext:value-type="float">
            <text:p>313.5</text:p>
          </table:table-cell>
          <table:table-cell office:value-type="float" office:value="0.0507612738" calcext:value-type="float">
            <text:p>5.0761E-02</text:p>
          </table:table-cell>
          <table:table-cell table:style-name="ce10" office:value-type="float" office:value="313.5" calcext:value-type="float">
            <text:p>313.5</text:p>
          </table:table-cell>
          <table:table-cell office:value-type="float" office:value="0.0507612738" calcext:value-type="float">
            <text:p>5.076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3.9" calcext:value-type="float">
            <text:p>313.9</text:p>
          </table:table-cell>
          <table:table-cell office:value-type="float" office:value="0.0445686039" calcext:value-type="float">
            <text:p>4.4569E-02</text:p>
          </table:table-cell>
          <table:table-cell table:style-name="ce10" office:value-type="float" office:value="313.9" calcext:value-type="float">
            <text:p>313.9</text:p>
          </table:table-cell>
          <table:table-cell office:value-type="float" office:value="0.0445686039" calcext:value-type="float">
            <text:p>4.456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4.3" calcext:value-type="float">
            <text:p>314.3</text:p>
          </table:table-cell>
          <table:table-cell office:value-type="float" office:value="0.0377243082" calcext:value-type="float">
            <text:p>3.7724E-02</text:p>
          </table:table-cell>
          <table:table-cell table:style-name="ce10" office:value-type="float" office:value="314.3" calcext:value-type="float">
            <text:p>314.3</text:p>
          </table:table-cell>
          <table:table-cell office:value-type="float" office:value="0.0377243082" calcext:value-type="float">
            <text:p>3.772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4.6" calcext:value-type="float">
            <text:p>314.6</text:p>
          </table:table-cell>
          <table:table-cell office:value-type="float" office:value="0.0452034455" calcext:value-type="float">
            <text:p>4.5203E-02</text:p>
          </table:table-cell>
          <table:table-cell table:style-name="ce10" office:value-type="float" office:value="314.6" calcext:value-type="float">
            <text:p>314.6</text:p>
          </table:table-cell>
          <table:table-cell office:value-type="float" office:value="0.0452034455" calcext:value-type="float">
            <text:p>4.5203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5" calcext:value-type="float">
            <text:p>315.0</text:p>
          </table:table-cell>
          <table:table-cell office:value-type="float" office:value="0.0436844064" calcext:value-type="float">
            <text:p>4.3684E-02</text:p>
          </table:table-cell>
          <table:table-cell table:style-name="ce10" office:value-type="float" office:value="315" calcext:value-type="float">
            <text:p>315.0</text:p>
          </table:table-cell>
          <table:table-cell office:value-type="float" office:value="0.0436844064" calcext:value-type="float">
            <text:p>4.368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5.4" calcext:value-type="float">
            <text:p>315.4</text:p>
          </table:table-cell>
          <table:table-cell office:value-type="float" office:value="0.04559641" calcext:value-type="float">
            <text:p>4.5596E-02</text:p>
          </table:table-cell>
          <table:table-cell table:style-name="ce10" office:value-type="float" office:value="315.4" calcext:value-type="float">
            <text:p>315.4</text:p>
          </table:table-cell>
          <table:table-cell office:value-type="float" office:value="0.04559641" calcext:value-type="float">
            <text:p>4.559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5.8" calcext:value-type="float">
            <text:p>315.8</text:p>
          </table:table-cell>
          <table:table-cell office:value-type="float" office:value="0.0466746765" calcext:value-type="float">
            <text:p>4.6675E-02</text:p>
          </table:table-cell>
          <table:table-cell table:style-name="ce10" office:value-type="float" office:value="315.8" calcext:value-type="float">
            <text:p>315.8</text:p>
          </table:table-cell>
          <table:table-cell office:value-type="float" office:value="0.0466746765" calcext:value-type="float">
            <text:p>4.667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6.2" calcext:value-type="float">
            <text:p>316.2</text:p>
          </table:table-cell>
          <table:table-cell office:value-type="float" office:value="0.0444242701" calcext:value-type="float">
            <text:p>4.4424E-02</text:p>
          </table:table-cell>
          <table:table-cell table:style-name="ce10" office:value-type="float" office:value="316.2" calcext:value-type="float">
            <text:p>316.2</text:p>
          </table:table-cell>
          <table:table-cell office:value-type="float" office:value="0.0444242701" calcext:value-type="float">
            <text:p>4.442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6.6" calcext:value-type="float">
            <text:p>316.6</text:p>
          </table:table-cell>
          <table:table-cell office:value-type="float" office:value="0.0310253886" calcext:value-type="float">
            <text:p>3.1025E-02</text:p>
          </table:table-cell>
          <table:table-cell table:style-name="ce10" office:value-type="float" office:value="316.6" calcext:value-type="float">
            <text:p>316.6</text:p>
          </table:table-cell>
          <table:table-cell office:value-type="float" office:value="0.0310253886" calcext:value-type="float">
            <text:p>3.102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7" calcext:value-type="float">
            <text:p>317.0</text:p>
          </table:table-cell>
          <table:table-cell office:value-type="float" office:value="0.0426471024" calcext:value-type="float">
            <text:p>4.2647E-02</text:p>
          </table:table-cell>
          <table:table-cell table:style-name="ce10" office:value-type="float" office:value="317" calcext:value-type="float">
            <text:p>317.0</text:p>
          </table:table-cell>
          <table:table-cell office:value-type="float" office:value="0.0426471024" calcext:value-type="float">
            <text:p>4.264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7.4" calcext:value-type="float">
            <text:p>317.4</text:p>
          </table:table-cell>
          <table:table-cell office:value-type="float" office:value="0.0421788322" calcext:value-type="float">
            <text:p>4.2179E-02</text:p>
          </table:table-cell>
          <table:table-cell table:style-name="ce10" office:value-type="float" office:value="317.4" calcext:value-type="float">
            <text:p>317.4</text:p>
          </table:table-cell>
          <table:table-cell office:value-type="float" office:value="0.0421788322" calcext:value-type="float">
            <text:p>4.217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7.8" calcext:value-type="float">
            <text:p>317.8</text:p>
          </table:table-cell>
          <table:table-cell office:value-type="float" office:value="0.0402217366" calcext:value-type="float">
            <text:p>4.0222E-02</text:p>
          </table:table-cell>
          <table:table-cell table:style-name="ce10" office:value-type="float" office:value="317.8" calcext:value-type="float">
            <text:p>317.8</text:p>
          </table:table-cell>
          <table:table-cell office:value-type="float" office:value="0.0402217366" calcext:value-type="float">
            <text:p>4.022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8.2" calcext:value-type="float">
            <text:p>318.2</text:p>
          </table:table-cell>
          <table:table-cell office:value-type="float" office:value="0.045456199" calcext:value-type="float">
            <text:p>4.5456E-02</text:p>
          </table:table-cell>
          <table:table-cell table:style-name="ce10" office:value-type="float" office:value="318.2" calcext:value-type="float">
            <text:p>318.2</text:p>
          </table:table-cell>
          <table:table-cell office:value-type="float" office:value="0.045456199" calcext:value-type="float">
            <text:p>4.545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8.6" calcext:value-type="float">
            <text:p>318.6</text:p>
          </table:table-cell>
          <table:table-cell office:value-type="float" office:value="0.0397766637" calcext:value-type="float">
            <text:p>3.9777E-02</text:p>
          </table:table-cell>
          <table:table-cell table:style-name="ce10" office:value-type="float" office:value="318.6" calcext:value-type="float">
            <text:p>318.6</text:p>
          </table:table-cell>
          <table:table-cell office:value-type="float" office:value="0.0397766637" calcext:value-type="float">
            <text:p>3.977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9" calcext:value-type="float">
            <text:p>319.0</text:p>
          </table:table-cell>
          <table:table-cell office:value-type="float" office:value="0.0361028778" calcext:value-type="float">
            <text:p>3.6103E-02</text:p>
          </table:table-cell>
          <table:table-cell table:style-name="ce10" office:value-type="float" office:value="319" calcext:value-type="float">
            <text:p>319.0</text:p>
          </table:table-cell>
          <table:table-cell office:value-type="float" office:value="0.0361028778" calcext:value-type="float">
            <text:p>3.6103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9.4" calcext:value-type="float">
            <text:p>319.4</text:p>
          </table:table-cell>
          <table:table-cell office:value-type="float" office:value="0.0380480658" calcext:value-type="float">
            <text:p>3.8048E-02</text:p>
          </table:table-cell>
          <table:table-cell table:style-name="ce10" office:value-type="float" office:value="319.4" calcext:value-type="float">
            <text:p>319.4</text:p>
          </table:table-cell>
          <table:table-cell office:value-type="float" office:value="0.0380480658" calcext:value-type="float">
            <text:p>3.804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9.8" calcext:value-type="float">
            <text:p>319.8</text:p>
          </table:table-cell>
          <table:table-cell office:value-type="float" office:value="0.0384483393" calcext:value-type="float">
            <text:p>3.8448E-02</text:p>
          </table:table-cell>
          <table:table-cell table:style-name="ce10" office:value-type="float" office:value="319.8" calcext:value-type="float">
            <text:p>319.8</text:p>
          </table:table-cell>
          <table:table-cell office:value-type="float" office:value="0.0384483393" calcext:value-type="float">
            <text:p>3.844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0.2" calcext:value-type="float">
            <text:p>320.2</text:p>
          </table:table-cell>
          <table:table-cell office:value-type="float" office:value="0.0364400717" calcext:value-type="float">
            <text:p>3.6440E-02</text:p>
          </table:table-cell>
          <table:table-cell table:style-name="ce10" office:value-type="float" office:value="320.2" calcext:value-type="float">
            <text:p>320.2</text:p>
          </table:table-cell>
          <table:table-cell office:value-type="float" office:value="0.0364400717" calcext:value-type="float">
            <text:p>3.644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0.6" calcext:value-type="float">
            <text:p>320.6</text:p>
          </table:table-cell>
          <table:table-cell office:value-type="float" office:value="0.0312767542" calcext:value-type="float">
            <text:p>3.1277E-02</text:p>
          </table:table-cell>
          <table:table-cell table:style-name="ce10" office:value-type="float" office:value="320.6" calcext:value-type="float">
            <text:p>320.6</text:p>
          </table:table-cell>
          <table:table-cell office:value-type="float" office:value="0.0312767542" calcext:value-type="float">
            <text:p>3.127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1" calcext:value-type="float">
            <text:p>321.0</text:p>
          </table:table-cell>
          <table:table-cell office:value-type="float" office:value="0.0311024711" calcext:value-type="float">
            <text:p>3.1102E-02</text:p>
          </table:table-cell>
          <table:table-cell table:style-name="ce10" office:value-type="float" office:value="321" calcext:value-type="float">
            <text:p>321.0</text:p>
          </table:table-cell>
          <table:table-cell office:value-type="float" office:value="0.0311024711" calcext:value-type="float">
            <text:p>3.110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1.4" calcext:value-type="float">
            <text:p>321.4</text:p>
          </table:table-cell>
          <table:table-cell office:value-type="float" office:value="0.0435257716" calcext:value-type="float">
            <text:p>4.3526E-02</text:p>
          </table:table-cell>
          <table:table-cell table:style-name="ce10" office:value-type="float" office:value="321.4" calcext:value-type="float">
            <text:p>321.4</text:p>
          </table:table-cell>
          <table:table-cell office:value-type="float" office:value="0.0435257716" calcext:value-type="float">
            <text:p>4.352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1.8" calcext:value-type="float">
            <text:p>321.8</text:p>
          </table:table-cell>
          <table:table-cell office:value-type="float" office:value="0.03683093" calcext:value-type="float">
            <text:p>3.6831E-02</text:p>
          </table:table-cell>
          <table:table-cell table:style-name="ce10" office:value-type="float" office:value="321.8" calcext:value-type="float">
            <text:p>321.8</text:p>
          </table:table-cell>
          <table:table-cell office:value-type="float" office:value="0.03683093" calcext:value-type="float">
            <text:p>3.683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2.2" calcext:value-type="float">
            <text:p>322.2</text:p>
          </table:table-cell>
          <table:table-cell office:value-type="float" office:value="0.0405335661" calcext:value-type="float">
            <text:p>4.0534E-02</text:p>
          </table:table-cell>
          <table:table-cell table:style-name="ce10" office:value-type="float" office:value="322.2" calcext:value-type="float">
            <text:p>322.2</text:p>
          </table:table-cell>
          <table:table-cell office:value-type="float" office:value="0.0405335661" calcext:value-type="float">
            <text:p>4.053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2.6" calcext:value-type="float">
            <text:p>322.6</text:p>
          </table:table-cell>
          <table:table-cell office:value-type="float" office:value="0.0334528131" calcext:value-type="float">
            <text:p>3.3453E-02</text:p>
          </table:table-cell>
          <table:table-cell table:style-name="ce10" office:value-type="float" office:value="322.6" calcext:value-type="float">
            <text:p>322.6</text:p>
          </table:table-cell>
          <table:table-cell office:value-type="float" office:value="0.0334528131" calcext:value-type="float">
            <text:p>3.3453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3" calcext:value-type="float">
            <text:p>323.0</text:p>
          </table:table-cell>
          <table:table-cell office:value-type="float" office:value="0.0373963805" calcext:value-type="float">
            <text:p>3.7396E-02</text:p>
          </table:table-cell>
          <table:table-cell table:style-name="ce10" office:value-type="float" office:value="323" calcext:value-type="float">
            <text:p>323.0</text:p>
          </table:table-cell>
          <table:table-cell office:value-type="float" office:value="0.0373963805" calcext:value-type="float">
            <text:p>3.739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3.4" calcext:value-type="float">
            <text:p>323.4</text:p>
          </table:table-cell>
          <table:table-cell office:value-type="float" office:value="0.034944486" calcext:value-type="float">
            <text:p>3.4944E-02</text:p>
          </table:table-cell>
          <table:table-cell table:style-name="ce10" office:value-type="float" office:value="323.4" calcext:value-type="float">
            <text:p>323.4</text:p>
          </table:table-cell>
          <table:table-cell office:value-type="float" office:value="0.034944486" calcext:value-type="float">
            <text:p>3.494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3.8" calcext:value-type="float">
            <text:p>323.8</text:p>
          </table:table-cell>
          <table:table-cell office:value-type="float" office:value="0.042017541" calcext:value-type="float">
            <text:p>4.2018E-02</text:p>
          </table:table-cell>
          <table:table-cell table:style-name="ce10" office:value-type="float" office:value="323.8" calcext:value-type="float">
            <text:p>323.8</text:p>
          </table:table-cell>
          <table:table-cell office:value-type="float" office:value="0.042017541" calcext:value-type="float">
            <text:p>4.201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4.2" calcext:value-type="float">
            <text:p>324.2</text:p>
          </table:table-cell>
          <table:table-cell office:value-type="float" office:value="0.0394008952" calcext:value-type="float">
            <text:p>3.9401E-02</text:p>
          </table:table-cell>
          <table:table-cell table:style-name="ce10" office:value-type="float" office:value="324.2" calcext:value-type="float">
            <text:p>324.2</text:p>
          </table:table-cell>
          <table:table-cell office:value-type="float" office:value="0.0394008952" calcext:value-type="float">
            <text:p>3.940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4.6" calcext:value-type="float">
            <text:p>324.6</text:p>
          </table:table-cell>
          <table:table-cell office:value-type="float" office:value="0.0363520289" calcext:value-type="float">
            <text:p>3.6352E-02</text:p>
          </table:table-cell>
          <table:table-cell table:style-name="ce10" office:value-type="float" office:value="324.6" calcext:value-type="float">
            <text:p>324.6</text:p>
          </table:table-cell>
          <table:table-cell office:value-type="float" office:value="0.0363520289" calcext:value-type="float">
            <text:p>3.635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5" calcext:value-type="float">
            <text:p>325.0</text:p>
          </table:table-cell>
          <table:table-cell office:value-type="float" office:value="0.0311013869" calcext:value-type="float">
            <text:p>3.1101E-02</text:p>
          </table:table-cell>
          <table:table-cell table:style-name="ce10" office:value-type="float" office:value="325" calcext:value-type="float">
            <text:p>325.0</text:p>
          </table:table-cell>
          <table:table-cell office:value-type="float" office:value="0.0311013869" calcext:value-type="float">
            <text:p>3.110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5.4" calcext:value-type="float">
            <text:p>325.4</text:p>
          </table:table-cell>
          <table:table-cell office:value-type="float" office:value="0.030776743" calcext:value-type="float">
            <text:p>3.0777E-02</text:p>
          </table:table-cell>
          <table:table-cell table:style-name="ce10" office:value-type="float" office:value="325.4" calcext:value-type="float">
            <text:p>325.4</text:p>
          </table:table-cell>
          <table:table-cell office:value-type="float" office:value="0.030776743" calcext:value-type="float">
            <text:p>3.077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5.8" calcext:value-type="float">
            <text:p>325.8</text:p>
          </table:table-cell>
          <table:table-cell office:value-type="float" office:value="0.0390879774" calcext:value-type="float">
            <text:p>3.9088E-02</text:p>
          </table:table-cell>
          <table:table-cell table:style-name="ce10" office:value-type="float" office:value="325.8" calcext:value-type="float">
            <text:p>325.8</text:p>
          </table:table-cell>
          <table:table-cell office:value-type="float" office:value="0.0390879774" calcext:value-type="float">
            <text:p>3.908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6.2" calcext:value-type="float">
            <text:p>326.2</text:p>
          </table:table-cell>
          <table:table-cell office:value-type="float" office:value="0.0381611938" calcext:value-type="float">
            <text:p>3.8161E-02</text:p>
          </table:table-cell>
          <table:table-cell table:style-name="ce10" office:value-type="float" office:value="326.2" calcext:value-type="float">
            <text:p>326.2</text:p>
          </table:table-cell>
          <table:table-cell office:value-type="float" office:value="0.0381611938" calcext:value-type="float">
            <text:p>3.816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6.6" calcext:value-type="float">
            <text:p>326.6</text:p>
          </table:table-cell>
          <table:table-cell office:value-type="float" office:value="0.0287443375" calcext:value-type="float">
            <text:p>2.8744E-02</text:p>
          </table:table-cell>
          <table:table-cell table:style-name="ce10" office:value-type="float" office:value="326.6" calcext:value-type="float">
            <text:p>326.6</text:p>
          </table:table-cell>
          <table:table-cell office:value-type="float" office:value="0.0287443375" calcext:value-type="float">
            <text:p>2.874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7" calcext:value-type="float">
            <text:p>327.0</text:p>
          </table:table-cell>
          <table:table-cell office:value-type="float" office:value="0.03256074" calcext:value-type="float">
            <text:p>3.2561E-02</text:p>
          </table:table-cell>
          <table:table-cell table:style-name="ce10" office:value-type="float" office:value="327" calcext:value-type="float">
            <text:p>327.0</text:p>
          </table:table-cell>
          <table:table-cell office:value-type="float" office:value="0.03256074" calcext:value-type="float">
            <text:p>3.256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7.4" calcext:value-type="float">
            <text:p>327.4</text:p>
          </table:table-cell>
          <table:table-cell office:value-type="float" office:value="0.0337064137" calcext:value-type="float">
            <text:p>3.3706E-02</text:p>
          </table:table-cell>
          <table:table-cell table:style-name="ce10" office:value-type="float" office:value="327.4" calcext:value-type="float">
            <text:p>327.4</text:p>
          </table:table-cell>
          <table:table-cell office:value-type="float" office:value="0.0337064137" calcext:value-type="float">
            <text:p>3.370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7.8" calcext:value-type="float">
            <text:p>327.8</text:p>
          </table:table-cell>
          <table:table-cell office:value-type="float" office:value="0.0355538305" calcext:value-type="float">
            <text:p>3.5554E-02</text:p>
          </table:table-cell>
          <table:table-cell table:style-name="ce10" office:value-type="float" office:value="327.8" calcext:value-type="float">
            <text:p>327.8</text:p>
          </table:table-cell>
          <table:table-cell office:value-type="float" office:value="0.0355538305" calcext:value-type="float">
            <text:p>3.555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8.2" calcext:value-type="float">
            <text:p>328.2</text:p>
          </table:table-cell>
          <table:table-cell office:value-type="float" office:value="0.0432971221" calcext:value-type="float">
            <text:p>4.3297E-02</text:p>
          </table:table-cell>
          <table:table-cell table:style-name="ce10" office:value-type="float" office:value="328.2" calcext:value-type="float">
            <text:p>328.2</text:p>
          </table:table-cell>
          <table:table-cell office:value-type="float" office:value="0.0432971221" calcext:value-type="float">
            <text:p>4.329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8.6" calcext:value-type="float">
            <text:p>328.6</text:p>
          </table:table-cell>
          <table:table-cell office:value-type="float" office:value="0.033664207" calcext:value-type="float">
            <text:p>3.3664E-02</text:p>
          </table:table-cell>
          <table:table-cell table:style-name="ce10" office:value-type="float" office:value="328.6" calcext:value-type="float">
            <text:p>328.6</text:p>
          </table:table-cell>
          <table:table-cell office:value-type="float" office:value="0.033664207" calcext:value-type="float">
            <text:p>3.366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9" calcext:value-type="float">
            <text:p>329.0</text:p>
          </table:table-cell>
          <table:table-cell office:value-type="float" office:value="0.038570888" calcext:value-type="float">
            <text:p>3.8571E-02</text:p>
          </table:table-cell>
          <table:table-cell table:style-name="ce10" office:value-type="float" office:value="329" calcext:value-type="float">
            <text:p>329.0</text:p>
          </table:table-cell>
          <table:table-cell office:value-type="float" office:value="0.038570888" calcext:value-type="float">
            <text:p>3.857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9.4" calcext:value-type="float">
            <text:p>329.4</text:p>
          </table:table-cell>
          <table:table-cell office:value-type="float" office:value="0.0340192326" calcext:value-type="float">
            <text:p>3.4019E-02</text:p>
          </table:table-cell>
          <table:table-cell table:style-name="ce10" office:value-type="float" office:value="329.4" calcext:value-type="float">
            <text:p>329.4</text:p>
          </table:table-cell>
          <table:table-cell office:value-type="float" office:value="0.0340192326" calcext:value-type="float">
            <text:p>3.401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9.8" calcext:value-type="float">
            <text:p>329.8</text:p>
          </table:table-cell>
          <table:table-cell office:value-type="float" office:value="0.0369074447" calcext:value-type="float">
            <text:p>3.6907E-02</text:p>
          </table:table-cell>
          <table:table-cell table:style-name="ce10" office:value-type="float" office:value="329.8" calcext:value-type="float">
            <text:p>329.8</text:p>
          </table:table-cell>
          <table:table-cell office:value-type="float" office:value="0.0369074447" calcext:value-type="float">
            <text:p>3.690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0.2" calcext:value-type="float">
            <text:p>330.2</text:p>
          </table:table-cell>
          <table:table-cell office:value-type="float" office:value="0.0290419392" calcext:value-type="float">
            <text:p>2.9042E-02</text:p>
          </table:table-cell>
          <table:table-cell table:style-name="ce10" office:value-type="float" office:value="330.2" calcext:value-type="float">
            <text:p>330.2</text:p>
          </table:table-cell>
          <table:table-cell office:value-type="float" office:value="0.0290419392" calcext:value-type="float">
            <text:p>2.904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0.6" calcext:value-type="float">
            <text:p>330.6</text:p>
          </table:table-cell>
          <table:table-cell office:value-type="float" office:value="0.0354024587" calcext:value-type="float">
            <text:p>3.5402E-02</text:p>
          </table:table-cell>
          <table:table-cell table:style-name="ce10" office:value-type="float" office:value="330.6" calcext:value-type="float">
            <text:p>330.6</text:p>
          </table:table-cell>
          <table:table-cell office:value-type="float" office:value="0.0354024587" calcext:value-type="float">
            <text:p>3.540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1" calcext:value-type="float">
            <text:p>331.0</text:p>
          </table:table-cell>
          <table:table-cell office:value-type="float" office:value="0.0394559772" calcext:value-type="float">
            <text:p>3.9456E-02</text:p>
          </table:table-cell>
          <table:table-cell table:style-name="ce10" office:value-type="float" office:value="331" calcext:value-type="float">
            <text:p>331.0</text:p>
          </table:table-cell>
          <table:table-cell office:value-type="float" office:value="0.0394559772" calcext:value-type="float">
            <text:p>3.945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1.4" calcext:value-type="float">
            <text:p>331.4</text:p>
          </table:table-cell>
          <table:table-cell office:value-type="float" office:value="0.0337908609" calcext:value-type="float">
            <text:p>3.3791E-02</text:p>
          </table:table-cell>
          <table:table-cell table:style-name="ce10" office:value-type="float" office:value="331.4" calcext:value-type="float">
            <text:p>331.4</text:p>
          </table:table-cell>
          <table:table-cell office:value-type="float" office:value="0.0337908609" calcext:value-type="float">
            <text:p>3.379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1.8" calcext:value-type="float">
            <text:p>331.8</text:p>
          </table:table-cell>
          <table:table-cell office:value-type="float" office:value="0.0410424925" calcext:value-type="float">
            <text:p>4.1042E-02</text:p>
          </table:table-cell>
          <table:table-cell table:style-name="ce10" office:value-type="float" office:value="331.8" calcext:value-type="float">
            <text:p>331.8</text:p>
          </table:table-cell>
          <table:table-cell office:value-type="float" office:value="0.0410424925" calcext:value-type="float">
            <text:p>4.104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2.2" calcext:value-type="float">
            <text:p>332.2</text:p>
          </table:table-cell>
          <table:table-cell office:value-type="float" office:value="0.033504904" calcext:value-type="float">
            <text:p>3.3505E-02</text:p>
          </table:table-cell>
          <table:table-cell table:style-name="ce10" office:value-type="float" office:value="332.2" calcext:value-type="float">
            <text:p>332.2</text:p>
          </table:table-cell>
          <table:table-cell office:value-type="float" office:value="0.033504904" calcext:value-type="float">
            <text:p>3.350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2.6" calcext:value-type="float">
            <text:p>332.6</text:p>
          </table:table-cell>
          <table:table-cell office:value-type="float" office:value="0.0357107997" calcext:value-type="float">
            <text:p>3.5711E-02</text:p>
          </table:table-cell>
          <table:table-cell table:style-name="ce10" office:value-type="float" office:value="332.6" calcext:value-type="float">
            <text:p>332.6</text:p>
          </table:table-cell>
          <table:table-cell office:value-type="float" office:value="0.0357107997" calcext:value-type="float">
            <text:p>3.571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3" calcext:value-type="float">
            <text:p>333.0</text:p>
          </table:table-cell>
          <table:table-cell office:value-type="float" office:value="0.0359733954" calcext:value-type="float">
            <text:p>3.5973E-02</text:p>
          </table:table-cell>
          <table:table-cell table:style-name="ce10" office:value-type="float" office:value="333" calcext:value-type="float">
            <text:p>333.0</text:p>
          </table:table-cell>
          <table:table-cell office:value-type="float" office:value="0.0359733954" calcext:value-type="float">
            <text:p>3.5973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3.4" calcext:value-type="float">
            <text:p>333.4</text:p>
          </table:table-cell>
          <table:table-cell office:value-type="float" office:value="0.0451283878" calcext:value-type="float">
            <text:p>4.5128E-02</text:p>
          </table:table-cell>
          <table:table-cell table:style-name="ce10" office:value-type="float" office:value="333.4" calcext:value-type="float">
            <text:p>333.4</text:p>
          </table:table-cell>
          <table:table-cell office:value-type="float" office:value="0.0451283878" calcext:value-type="float">
            <text:p>4.512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3.8" calcext:value-type="float">
            <text:p>333.8</text:p>
          </table:table-cell>
          <table:table-cell office:value-type="float" office:value="0.0501327045" calcext:value-type="float">
            <text:p>5.0133E-02</text:p>
          </table:table-cell>
          <table:table-cell table:style-name="ce10" office:value-type="float" office:value="333.8" calcext:value-type="float">
            <text:p>333.8</text:p>
          </table:table-cell>
          <table:table-cell office:value-type="float" office:value="0.0501327045" calcext:value-type="float">
            <text:p>5.0133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4.2" calcext:value-type="float">
            <text:p>334.2</text:p>
          </table:table-cell>
          <table:table-cell office:value-type="float" office:value="0.0524999863" calcext:value-type="float">
            <text:p>5.2500E-02</text:p>
          </table:table-cell>
          <table:table-cell table:style-name="ce10" office:value-type="float" office:value="334.2" calcext:value-type="float">
            <text:p>334.2</text:p>
          </table:table-cell>
          <table:table-cell office:value-type="float" office:value="0.0524999863" calcext:value-type="float">
            <text:p>5.250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4.6" calcext:value-type="float">
            <text:p>334.6</text:p>
          </table:table-cell>
          <table:table-cell office:value-type="float" office:value="0.0521308629" calcext:value-type="float">
            <text:p>5.2131E-02</text:p>
          </table:table-cell>
          <table:table-cell table:style-name="ce10" office:value-type="float" office:value="334.6" calcext:value-type="float">
            <text:p>334.6</text:p>
          </table:table-cell>
          <table:table-cell office:value-type="float" office:value="0.0521308629" calcext:value-type="float">
            <text:p>5.213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.0494927574" calcext:value-type="float">
            <text:p>4.9493E-02</text:p>
          </table:table-cell>
          <table:table-cell table:style-name="ce10" office:value-type="float" office:value="335" calcext:value-type="float">
            <text:p>335.0</text:p>
          </table:table-cell>
          <table:table-cell office:value-type="float" office:value="0.0494927574" calcext:value-type="float">
            <text:p>4.9493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5.4" calcext:value-type="float">
            <text:p>335.4</text:p>
          </table:table-cell>
          <table:table-cell office:value-type="float" office:value="0.0534598338" calcext:value-type="float">
            <text:p>5.3460E-02</text:p>
          </table:table-cell>
          <table:table-cell table:style-name="ce10" office:value-type="float" office:value="335.4" calcext:value-type="float">
            <text:p>335.4</text:p>
          </table:table-cell>
          <table:table-cell office:value-type="float" office:value="0.0534598338" calcext:value-type="float">
            <text:p>5.346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5.8" calcext:value-type="float">
            <text:p>335.8</text:p>
          </table:table-cell>
          <table:table-cell office:value-type="float" office:value="0.0632464653" calcext:value-type="float">
            <text:p>6.3246E-02</text:p>
          </table:table-cell>
          <table:table-cell table:style-name="ce10" office:value-type="float" office:value="335.8" calcext:value-type="float">
            <text:p>335.8</text:p>
          </table:table-cell>
          <table:table-cell office:value-type="float" office:value="0.0632464653" calcext:value-type="float">
            <text:p>6.324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6.1" calcext:value-type="float">
            <text:p>336.1</text:p>
          </table:table-cell>
          <table:table-cell office:value-type="float" office:value="0.0595975749" calcext:value-type="float">
            <text:p>5.9598E-02</text:p>
          </table:table-cell>
          <table:table-cell table:style-name="ce10" office:value-type="float" office:value="336.1" calcext:value-type="float">
            <text:p>336.1</text:p>
          </table:table-cell>
          <table:table-cell office:value-type="float" office:value="0.0595975749" calcext:value-type="float">
            <text:p>5.959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6.5" calcext:value-type="float">
            <text:p>336.5</text:p>
          </table:table-cell>
          <table:table-cell office:value-type="float" office:value="0.074938267" calcext:value-type="float">
            <text:p>7.4938E-02</text:p>
          </table:table-cell>
          <table:table-cell table:style-name="ce10" office:value-type="float" office:value="336.5" calcext:value-type="float">
            <text:p>336.5</text:p>
          </table:table-cell>
          <table:table-cell office:value-type="float" office:value="0.074938267" calcext:value-type="float">
            <text:p>7.493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6.9" calcext:value-type="float">
            <text:p>336.9</text:p>
          </table:table-cell>
          <table:table-cell office:value-type="float" office:value="0.0754141933" calcext:value-type="float">
            <text:p>7.5414E-02</text:p>
          </table:table-cell>
          <table:table-cell table:style-name="ce10" office:value-type="float" office:value="336.9" calcext:value-type="float">
            <text:p>336.9</text:p>
          </table:table-cell>
          <table:table-cell office:value-type="float" office:value="0.0754141933" calcext:value-type="float">
            <text:p>7.541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7.3" calcext:value-type="float">
            <text:p>337.3</text:p>
          </table:table-cell>
          <table:table-cell office:value-type="float" office:value="0.084430795" calcext:value-type="float">
            <text:p>8.4431E-02</text:p>
          </table:table-cell>
          <table:table-cell table:style-name="ce10" office:value-type="float" office:value="337.3" calcext:value-type="float">
            <text:p>337.3</text:p>
          </table:table-cell>
          <table:table-cell office:value-type="float" office:value="0.084430795" calcext:value-type="float">
            <text:p>8.443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7.7" calcext:value-type="float">
            <text:p>337.7</text:p>
          </table:table-cell>
          <table:table-cell office:value-type="float" office:value="0.0899022989" calcext:value-type="float">
            <text:p>8.9902E-02</text:p>
          </table:table-cell>
          <table:table-cell table:style-name="ce10" office:value-type="float" office:value="337.7" calcext:value-type="float">
            <text:p>337.7</text:p>
          </table:table-cell>
          <table:table-cell office:value-type="float" office:value="0.0899022989" calcext:value-type="float">
            <text:p>8.990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8.1" calcext:value-type="float">
            <text:p>338.1</text:p>
          </table:table-cell>
          <table:table-cell office:value-type="float" office:value="0.1081005951" calcext:value-type="float">
            <text:p>1.0810E-01</text:p>
          </table:table-cell>
          <table:table-cell table:style-name="ce10" office:value-type="float" office:value="338.1" calcext:value-type="float">
            <text:p>338.1</text:p>
          </table:table-cell>
          <table:table-cell office:value-type="float" office:value="0.1081005951" calcext:value-type="float">
            <text:p>1.0810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8.5" calcext:value-type="float">
            <text:p>338.5</text:p>
          </table:table-cell>
          <table:table-cell office:value-type="float" office:value="0.1149026231" calcext:value-type="float">
            <text:p>1.1490E-01</text:p>
          </table:table-cell>
          <table:table-cell table:style-name="ce10" office:value-type="float" office:value="338.5" calcext:value-type="float">
            <text:p>338.5</text:p>
          </table:table-cell>
          <table:table-cell office:value-type="float" office:value="0.1149026231" calcext:value-type="float">
            <text:p>1.1490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8.9" calcext:value-type="float">
            <text:p>338.9</text:p>
          </table:table-cell>
          <table:table-cell office:value-type="float" office:value="0.1236461364" calcext:value-type="float">
            <text:p>1.2365E-01</text:p>
          </table:table-cell>
          <table:table-cell table:style-name="ce10" office:value-type="float" office:value="338.9" calcext:value-type="float">
            <text:p>338.9</text:p>
          </table:table-cell>
          <table:table-cell office:value-type="float" office:value="0.1236461364" calcext:value-type="float">
            <text:p>1.236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9.3" calcext:value-type="float">
            <text:p>339.3</text:p>
          </table:table-cell>
          <table:table-cell office:value-type="float" office:value="0.1334740598" calcext:value-type="float">
            <text:p>1.3347E-01</text:p>
          </table:table-cell>
          <table:table-cell table:style-name="ce10" office:value-type="float" office:value="339.3" calcext:value-type="float">
            <text:p>339.3</text:p>
          </table:table-cell>
          <table:table-cell office:value-type="float" office:value="0.1334740598" calcext:value-type="float">
            <text:p>1.3347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39.7" calcext:value-type="float">
            <text:p>339.7</text:p>
          </table:table-cell>
          <table:table-cell office:value-type="float" office:value="0.1546893255" calcext:value-type="float">
            <text:p>1.5469E-01</text:p>
          </table:table-cell>
          <table:table-cell table:style-name="ce10" office:value-type="float" office:value="339.7" calcext:value-type="float">
            <text:p>339.7</text:p>
          </table:table-cell>
          <table:table-cell office:value-type="float" office:value="0.1546893255" calcext:value-type="float">
            <text:p>1.5469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0.1" calcext:value-type="float">
            <text:p>340.1</text:p>
          </table:table-cell>
          <table:table-cell office:value-type="float" office:value="0.1598302602" calcext:value-type="float">
            <text:p>1.5983E-01</text:p>
          </table:table-cell>
          <table:table-cell table:style-name="ce10" office:value-type="float" office:value="340.1" calcext:value-type="float">
            <text:p>340.1</text:p>
          </table:table-cell>
          <table:table-cell office:value-type="float" office:value="0.1598302602" calcext:value-type="float">
            <text:p>1.5983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0.5" calcext:value-type="float">
            <text:p>340.5</text:p>
          </table:table-cell>
          <table:table-cell office:value-type="float" office:value="0.1781296413" calcext:value-type="float">
            <text:p>1.7813E-01</text:p>
          </table:table-cell>
          <table:table-cell table:style-name="ce10" office:value-type="float" office:value="340.5" calcext:value-type="float">
            <text:p>340.5</text:p>
          </table:table-cell>
          <table:table-cell office:value-type="float" office:value="0.1781296413" calcext:value-type="float">
            <text:p>1.7813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0.9" calcext:value-type="float">
            <text:p>340.9</text:p>
          </table:table-cell>
          <table:table-cell office:value-type="float" office:value="0.1998283551" calcext:value-type="float">
            <text:p>1.9983E-01</text:p>
          </table:table-cell>
          <table:table-cell table:style-name="ce10" office:value-type="float" office:value="340.9" calcext:value-type="float">
            <text:p>340.9</text:p>
          </table:table-cell>
          <table:table-cell office:value-type="float" office:value="0.1998283551" calcext:value-type="float">
            <text:p>1.9983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1.3" calcext:value-type="float">
            <text:p>341.3</text:p>
          </table:table-cell>
          <table:table-cell office:value-type="float" office:value="0.2172820604" calcext:value-type="float">
            <text:p>2.1728E-01</text:p>
          </table:table-cell>
          <table:table-cell table:style-name="ce10" office:value-type="float" office:value="341.3" calcext:value-type="float">
            <text:p>341.3</text:p>
          </table:table-cell>
          <table:table-cell office:value-type="float" office:value="0.2172820604" calcext:value-type="float">
            <text:p>2.172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1.7" calcext:value-type="float">
            <text:p>341.7</text:p>
          </table:table-cell>
          <table:table-cell office:value-type="float" office:value="0.2389156182" calcext:value-type="float">
            <text:p>2.3892E-01</text:p>
          </table:table-cell>
          <table:table-cell table:style-name="ce10" office:value-type="float" office:value="341.7" calcext:value-type="float">
            <text:p>341.7</text:p>
          </table:table-cell>
          <table:table-cell office:value-type="float" office:value="0.2389156182" calcext:value-type="float">
            <text:p>2.389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2.1" calcext:value-type="float">
            <text:p>342.1</text:p>
          </table:table-cell>
          <table:table-cell office:value-type="float" office:value="0.2477088384" calcext:value-type="float">
            <text:p>2.4771E-01</text:p>
          </table:table-cell>
          <table:table-cell table:style-name="ce10" office:value-type="float" office:value="342.1" calcext:value-type="float">
            <text:p>342.1</text:p>
          </table:table-cell>
          <table:table-cell office:value-type="float" office:value="0.2477088384" calcext:value-type="float">
            <text:p>2.477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2.5" calcext:value-type="float">
            <text:p>342.5</text:p>
          </table:table-cell>
          <table:table-cell office:value-type="float" office:value="0.2680982983" calcext:value-type="float">
            <text:p>2.6810E-01</text:p>
          </table:table-cell>
          <table:table-cell table:style-name="ce10" office:value-type="float" office:value="342.5" calcext:value-type="float">
            <text:p>342.5</text:p>
          </table:table-cell>
          <table:table-cell office:value-type="float" office:value="0.2680982983" calcext:value-type="float">
            <text:p>2.6810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2.9" calcext:value-type="float">
            <text:p>342.9</text:p>
          </table:table-cell>
          <table:table-cell office:value-type="float" office:value="0.2922819663" calcext:value-type="float">
            <text:p>2.9228E-01</text:p>
          </table:table-cell>
          <table:table-cell table:style-name="ce10" office:value-type="float" office:value="342.9" calcext:value-type="float">
            <text:p>342.9</text:p>
          </table:table-cell>
          <table:table-cell office:value-type="float" office:value="0.2922819663" calcext:value-type="float">
            <text:p>2.922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3.3" calcext:value-type="float">
            <text:p>343.3</text:p>
          </table:table-cell>
          <table:table-cell office:value-type="float" office:value="0.3007191824" calcext:value-type="float">
            <text:p>3.0072E-01</text:p>
          </table:table-cell>
          <table:table-cell table:style-name="ce10" office:value-type="float" office:value="343.3" calcext:value-type="float">
            <text:p>343.3</text:p>
          </table:table-cell>
          <table:table-cell office:value-type="float" office:value="0.3007191824" calcext:value-type="float">
            <text:p>3.007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3.7" calcext:value-type="float">
            <text:p>343.7</text:p>
          </table:table-cell>
          <table:table-cell office:value-type="float" office:value="0.3300877482" calcext:value-type="float">
            <text:p>3.3009E-01</text:p>
          </table:table-cell>
          <table:table-cell table:style-name="ce10" office:value-type="float" office:value="343.7" calcext:value-type="float">
            <text:p>343.7</text:p>
          </table:table-cell>
          <table:table-cell office:value-type="float" office:value="0.3300877482" calcext:value-type="float">
            <text:p>3.3009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4.1" calcext:value-type="float">
            <text:p>344.1</text:p>
          </table:table-cell>
          <table:table-cell office:value-type="float" office:value="0.3447180002" calcext:value-type="float">
            <text:p>3.4472E-01</text:p>
          </table:table-cell>
          <table:table-cell table:style-name="ce10" office:value-type="float" office:value="344.1" calcext:value-type="float">
            <text:p>344.1</text:p>
          </table:table-cell>
          <table:table-cell office:value-type="float" office:value="0.3447180002" calcext:value-type="float">
            <text:p>3.447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4.5" calcext:value-type="float">
            <text:p>344.5</text:p>
          </table:table-cell>
          <table:table-cell office:value-type="float" office:value="0.3457306907" calcext:value-type="float">
            <text:p>3.4573E-01</text:p>
          </table:table-cell>
          <table:table-cell table:style-name="ce10" office:value-type="float" office:value="344.5" calcext:value-type="float">
            <text:p>344.5</text:p>
          </table:table-cell>
          <table:table-cell office:value-type="float" office:value="0.3457306907" calcext:value-type="float">
            <text:p>3.4573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4.9" calcext:value-type="float">
            <text:p>344.9</text:p>
          </table:table-cell>
          <table:table-cell office:value-type="float" office:value="0.3732153944" calcext:value-type="float">
            <text:p>3.7322E-01</text:p>
          </table:table-cell>
          <table:table-cell table:style-name="ce10" office:value-type="float" office:value="344.9" calcext:value-type="float">
            <text:p>344.9</text:p>
          </table:table-cell>
          <table:table-cell office:value-type="float" office:value="0.3732153944" calcext:value-type="float">
            <text:p>3.732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5.3" calcext:value-type="float">
            <text:p>345.3</text:p>
          </table:table-cell>
          <table:table-cell office:value-type="float" office:value="0.3899848384" calcext:value-type="float">
            <text:p>3.8998E-01</text:p>
          </table:table-cell>
          <table:table-cell table:style-name="ce10" office:value-type="float" office:value="345.3" calcext:value-type="float">
            <text:p>345.3</text:p>
          </table:table-cell>
          <table:table-cell office:value-type="float" office:value="0.3899848384" calcext:value-type="float">
            <text:p>3.899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5.7" calcext:value-type="float">
            <text:p>345.7</text:p>
          </table:table-cell>
          <table:table-cell office:value-type="float" office:value="0.4011389218" calcext:value-type="float">
            <text:p>4.0114E-01</text:p>
          </table:table-cell>
          <table:table-cell table:style-name="ce10" office:value-type="float" office:value="345.7" calcext:value-type="float">
            <text:p>345.7</text:p>
          </table:table-cell>
          <table:table-cell office:value-type="float" office:value="0.4011389218" calcext:value-type="float">
            <text:p>4.011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6.1" calcext:value-type="float">
            <text:p>346.1</text:p>
          </table:table-cell>
          <table:table-cell office:value-type="float" office:value="0.3960670205" calcext:value-type="float">
            <text:p>3.9607E-01</text:p>
          </table:table-cell>
          <table:table-cell table:style-name="ce10" office:value-type="float" office:value="346.1" calcext:value-type="float">
            <text:p>346.1</text:p>
          </table:table-cell>
          <table:table-cell office:value-type="float" office:value="0.3960670205" calcext:value-type="float">
            <text:p>3.9607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6.5" calcext:value-type="float">
            <text:p>346.5</text:p>
          </table:table-cell>
          <table:table-cell office:value-type="float" office:value="0.4189107859" calcext:value-type="float">
            <text:p>4.1891E-01</text:p>
          </table:table-cell>
          <table:table-cell table:style-name="ce10" office:value-type="float" office:value="346.5" calcext:value-type="float">
            <text:p>346.5</text:p>
          </table:table-cell>
          <table:table-cell office:value-type="float" office:value="0.4189107859" calcext:value-type="float">
            <text:p>4.189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6.9" calcext:value-type="float">
            <text:p>346.9</text:p>
          </table:table-cell>
          <table:table-cell office:value-type="float" office:value="0.4337964843" calcext:value-type="float">
            <text:p>4.3380E-01</text:p>
          </table:table-cell>
          <table:table-cell table:style-name="ce10" office:value-type="float" office:value="346.9" calcext:value-type="float">
            <text:p>346.9</text:p>
          </table:table-cell>
          <table:table-cell office:value-type="float" office:value="0.4337964843" calcext:value-type="float">
            <text:p>4.3380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7.3" calcext:value-type="float">
            <text:p>347.3</text:p>
          </table:table-cell>
          <table:table-cell office:value-type="float" office:value="0.4330434837" calcext:value-type="float">
            <text:p>4.3304E-01</text:p>
          </table:table-cell>
          <table:table-cell table:style-name="ce10" office:value-type="float" office:value="347.3" calcext:value-type="float">
            <text:p>347.3</text:p>
          </table:table-cell>
          <table:table-cell office:value-type="float" office:value="0.4330434837" calcext:value-type="float">
            <text:p>4.330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7.7" calcext:value-type="float">
            <text:p>347.7</text:p>
          </table:table-cell>
          <table:table-cell office:value-type="float" office:value="0.445936674" calcext:value-type="float">
            <text:p>4.4594E-01</text:p>
          </table:table-cell>
          <table:table-cell table:style-name="ce10" office:value-type="float" office:value="347.7" calcext:value-type="float">
            <text:p>347.7</text:p>
          </table:table-cell>
          <table:table-cell office:value-type="float" office:value="0.445936674" calcext:value-type="float">
            <text:p>4.459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8.1" calcext:value-type="float">
            <text:p>348.1</text:p>
          </table:table-cell>
          <table:table-cell office:value-type="float" office:value="0.4550608253" calcext:value-type="float">
            <text:p>4.5506E-01</text:p>
          </table:table-cell>
          <table:table-cell table:style-name="ce10" office:value-type="float" office:value="348.1" calcext:value-type="float">
            <text:p>348.1</text:p>
          </table:table-cell>
          <table:table-cell office:value-type="float" office:value="0.4550608253" calcext:value-type="float">
            <text:p>4.550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8.5" calcext:value-type="float">
            <text:p>348.5</text:p>
          </table:table-cell>
          <table:table-cell office:value-type="float" office:value="0.4588709527" calcext:value-type="float">
            <text:p>4.5887E-01</text:p>
          </table:table-cell>
          <table:table-cell table:style-name="ce10" office:value-type="float" office:value="348.5" calcext:value-type="float">
            <text:p>348.5</text:p>
          </table:table-cell>
          <table:table-cell office:value-type="float" office:value="0.4588709527" calcext:value-type="float">
            <text:p>4.5887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8.9" calcext:value-type="float">
            <text:p>348.9</text:p>
          </table:table-cell>
          <table:table-cell office:value-type="float" office:value="0.4688909069" calcext:value-type="float">
            <text:p>4.6889E-01</text:p>
          </table:table-cell>
          <table:table-cell table:style-name="ce10" office:value-type="float" office:value="348.9" calcext:value-type="float">
            <text:p>348.9</text:p>
          </table:table-cell>
          <table:table-cell office:value-type="float" office:value="0.4688909069" calcext:value-type="float">
            <text:p>4.6889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9.3" calcext:value-type="float">
            <text:p>349.3</text:p>
          </table:table-cell>
          <table:table-cell office:value-type="float" office:value="0.4789815547" calcext:value-type="float">
            <text:p>4.7898E-01</text:p>
          </table:table-cell>
          <table:table-cell table:style-name="ce10" office:value-type="float" office:value="349.3" calcext:value-type="float">
            <text:p>349.3</text:p>
          </table:table-cell>
          <table:table-cell office:value-type="float" office:value="0.4789815547" calcext:value-type="float">
            <text:p>4.789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9.7" calcext:value-type="float">
            <text:p>349.7</text:p>
          </table:table-cell>
          <table:table-cell office:value-type="float" office:value="0.4828605842" calcext:value-type="float">
            <text:p>4.8286E-01</text:p>
          </table:table-cell>
          <table:table-cell table:style-name="ce10" office:value-type="float" office:value="349.7" calcext:value-type="float">
            <text:p>349.7</text:p>
          </table:table-cell>
          <table:table-cell office:value-type="float" office:value="0.4828605842" calcext:value-type="float">
            <text:p>4.828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0.1" calcext:value-type="float">
            <text:p>350.1</text:p>
          </table:table-cell>
          <table:table-cell office:value-type="float" office:value="0.4913215965" calcext:value-type="float">
            <text:p>4.9132E-01</text:p>
          </table:table-cell>
          <table:table-cell table:style-name="ce10" office:value-type="float" office:value="350.1" calcext:value-type="float">
            <text:p>350.1</text:p>
          </table:table-cell>
          <table:table-cell office:value-type="float" office:value="0.4913215965" calcext:value-type="float">
            <text:p>4.913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0.5" calcext:value-type="float">
            <text:p>350.5</text:p>
          </table:table-cell>
          <table:table-cell office:value-type="float" office:value="0.5030406546" calcext:value-type="float">
            <text:p>5.0304E-01</text:p>
          </table:table-cell>
          <table:table-cell table:style-name="ce10" office:value-type="float" office:value="350.5" calcext:value-type="float">
            <text:p>350.5</text:p>
          </table:table-cell>
          <table:table-cell office:value-type="float" office:value="0.5030406546" calcext:value-type="float">
            <text:p>5.030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0.9" calcext:value-type="float">
            <text:p>350.9</text:p>
          </table:table-cell>
          <table:table-cell office:value-type="float" office:value="0.5125473278" calcext:value-type="float">
            <text:p>5.1255E-01</text:p>
          </table:table-cell>
          <table:table-cell table:style-name="ce10" office:value-type="float" office:value="350.9" calcext:value-type="float">
            <text:p>350.9</text:p>
          </table:table-cell>
          <table:table-cell office:value-type="float" office:value="0.5125473278" calcext:value-type="float">
            <text:p>5.125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1.3" calcext:value-type="float">
            <text:p>351.3</text:p>
          </table:table-cell>
          <table:table-cell office:value-type="float" office:value="0.5161465683" calcext:value-type="float">
            <text:p>5.1615E-01</text:p>
          </table:table-cell>
          <table:table-cell table:style-name="ce10" office:value-type="float" office:value="351.3" calcext:value-type="float">
            <text:p>351.3</text:p>
          </table:table-cell>
          <table:table-cell office:value-type="float" office:value="0.5161465683" calcext:value-type="float">
            <text:p>5.161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1.7" calcext:value-type="float">
            <text:p>351.7</text:p>
          </table:table-cell>
          <table:table-cell office:value-type="float" office:value="0.5209576778" calcext:value-type="float">
            <text:p>5.2096E-01</text:p>
          </table:table-cell>
          <table:table-cell table:style-name="ce10" office:value-type="float" office:value="351.7" calcext:value-type="float">
            <text:p>351.7</text:p>
          </table:table-cell>
          <table:table-cell office:value-type="float" office:value="0.5209576778" calcext:value-type="float">
            <text:p>5.209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2.1" calcext:value-type="float">
            <text:p>352.1</text:p>
          </table:table-cell>
          <table:table-cell office:value-type="float" office:value="0.5361323243" calcext:value-type="float">
            <text:p>5.3613E-01</text:p>
          </table:table-cell>
          <table:table-cell table:style-name="ce10" office:value-type="float" office:value="352.1" calcext:value-type="float">
            <text:p>352.1</text:p>
          </table:table-cell>
          <table:table-cell office:value-type="float" office:value="0.5361323243" calcext:value-type="float">
            <text:p>5.3613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2.5" calcext:value-type="float">
            <text:p>352.5</text:p>
          </table:table-cell>
          <table:table-cell office:value-type="float" office:value="0.5422499718" calcext:value-type="float">
            <text:p>5.4225E-01</text:p>
          </table:table-cell>
          <table:table-cell table:style-name="ce10" office:value-type="float" office:value="352.5" calcext:value-type="float">
            <text:p>352.5</text:p>
          </table:table-cell>
          <table:table-cell office:value-type="float" office:value="0.5422499718" calcext:value-type="float">
            <text:p>5.422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2.9" calcext:value-type="float">
            <text:p>352.9</text:p>
          </table:table-cell>
          <table:table-cell office:value-type="float" office:value="0.5534855153" calcext:value-type="float">
            <text:p>5.5349E-01</text:p>
          </table:table-cell>
          <table:table-cell table:style-name="ce10" office:value-type="float" office:value="352.9" calcext:value-type="float">
            <text:p>352.9</text:p>
          </table:table-cell>
          <table:table-cell office:value-type="float" office:value="0.5534855153" calcext:value-type="float">
            <text:p>5.5349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3.2" calcext:value-type="float">
            <text:p>353.2</text:p>
          </table:table-cell>
          <table:table-cell office:value-type="float" office:value="0.5642012995" calcext:value-type="float">
            <text:p>5.6420E-01</text:p>
          </table:table-cell>
          <table:table-cell table:style-name="ce10" office:value-type="float" office:value="353.2" calcext:value-type="float">
            <text:p>353.2</text:p>
          </table:table-cell>
          <table:table-cell office:value-type="float" office:value="0.5642012995" calcext:value-type="float">
            <text:p>5.6420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3.6" calcext:value-type="float">
            <text:p>353.6</text:p>
          </table:table-cell>
          <table:table-cell office:value-type="float" office:value="0.5769714382" calcext:value-type="float">
            <text:p>5.7697E-01</text:p>
          </table:table-cell>
          <table:table-cell table:style-name="ce10" office:value-type="float" office:value="353.6" calcext:value-type="float">
            <text:p>353.6</text:p>
          </table:table-cell>
          <table:table-cell office:value-type="float" office:value="0.5769714382" calcext:value-type="float">
            <text:p>5.7697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4" calcext:value-type="float">
            <text:p>354.0</text:p>
          </table:table-cell>
          <table:table-cell office:value-type="float" office:value="0.5920372286" calcext:value-type="float">
            <text:p>5.9204E-01</text:p>
          </table:table-cell>
          <table:table-cell table:style-name="ce10" office:value-type="float" office:value="354" calcext:value-type="float">
            <text:p>354.0</text:p>
          </table:table-cell>
          <table:table-cell office:value-type="float" office:value="0.5920372286" calcext:value-type="float">
            <text:p>5.920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4.4" calcext:value-type="float">
            <text:p>354.4</text:p>
          </table:table-cell>
          <table:table-cell office:value-type="float" office:value="0.6040697805" calcext:value-type="float">
            <text:p>6.0407E-01</text:p>
          </table:table-cell>
          <table:table-cell table:style-name="ce10" office:value-type="float" office:value="354.4" calcext:value-type="float">
            <text:p>354.4</text:p>
          </table:table-cell>
          <table:table-cell office:value-type="float" office:value="0.6040697805" calcext:value-type="float">
            <text:p>6.0407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4.8" calcext:value-type="float">
            <text:p>354.8</text:p>
          </table:table-cell>
          <table:table-cell office:value-type="float" office:value="0.6262202489" calcext:value-type="float">
            <text:p>6.2622E-01</text:p>
          </table:table-cell>
          <table:table-cell table:style-name="ce10" office:value-type="float" office:value="354.8" calcext:value-type="float">
            <text:p>354.8</text:p>
          </table:table-cell>
          <table:table-cell office:value-type="float" office:value="0.6262202489" calcext:value-type="float">
            <text:p>6.262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5.2" calcext:value-type="float">
            <text:p>355.2</text:p>
          </table:table-cell>
          <table:table-cell office:value-type="float" office:value="0.6295577218" calcext:value-type="float">
            <text:p>6.2956E-01</text:p>
          </table:table-cell>
          <table:table-cell table:style-name="ce10" office:value-type="float" office:value="355.2" calcext:value-type="float">
            <text:p>355.2</text:p>
          </table:table-cell>
          <table:table-cell office:value-type="float" office:value="0.6295577218" calcext:value-type="float">
            <text:p>6.295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5.6" calcext:value-type="float">
            <text:p>355.6</text:p>
          </table:table-cell>
          <table:table-cell office:value-type="float" office:value="0.6608218609" calcext:value-type="float">
            <text:p>6.6082E-01</text:p>
          </table:table-cell>
          <table:table-cell table:style-name="ce10" office:value-type="float" office:value="355.6" calcext:value-type="float">
            <text:p>355.6</text:p>
          </table:table-cell>
          <table:table-cell office:value-type="float" office:value="0.6608218609" calcext:value-type="float">
            <text:p>6.608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6" calcext:value-type="float">
            <text:p>356.0</text:p>
          </table:table-cell>
          <table:table-cell office:value-type="float" office:value="0.6580608272" calcext:value-type="float">
            <text:p>6.5806E-01</text:p>
          </table:table-cell>
          <table:table-cell table:style-name="ce10" office:value-type="float" office:value="356" calcext:value-type="float">
            <text:p>356.0</text:p>
          </table:table-cell>
          <table:table-cell office:value-type="float" office:value="0.6580608272" calcext:value-type="float">
            <text:p>6.580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6.4" calcext:value-type="float">
            <text:p>356.4</text:p>
          </table:table-cell>
          <table:table-cell office:value-type="float" office:value="0.663921311" calcext:value-type="float">
            <text:p>6.6392E-01</text:p>
          </table:table-cell>
          <table:table-cell table:style-name="ce10" office:value-type="float" office:value="356.4" calcext:value-type="float">
            <text:p>356.4</text:p>
          </table:table-cell>
          <table:table-cell office:value-type="float" office:value="0.663921311" calcext:value-type="float">
            <text:p>6.639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6.8" calcext:value-type="float">
            <text:p>356.8</text:p>
          </table:table-cell>
          <table:table-cell office:value-type="float" office:value="0.7007231306" calcext:value-type="float">
            <text:p>7.0072E-01</text:p>
          </table:table-cell>
          <table:table-cell table:style-name="ce10" office:value-type="float" office:value="356.8" calcext:value-type="float">
            <text:p>356.8</text:p>
          </table:table-cell>
          <table:table-cell office:value-type="float" office:value="0.7007231306" calcext:value-type="float">
            <text:p>7.007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7.2" calcext:value-type="float">
            <text:p>357.2</text:p>
          </table:table-cell>
          <table:table-cell office:value-type="float" office:value="0.7087308407" calcext:value-type="float">
            <text:p>7.0873E-01</text:p>
          </table:table-cell>
          <table:table-cell table:style-name="ce10" office:value-type="float" office:value="357.2" calcext:value-type="float">
            <text:p>357.2</text:p>
          </table:table-cell>
          <table:table-cell office:value-type="float" office:value="0.7087308407" calcext:value-type="float">
            <text:p>7.0873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7.6" calcext:value-type="float">
            <text:p>357.6</text:p>
          </table:table-cell>
          <table:table-cell office:value-type="float" office:value="0.7229765433" calcext:value-type="float">
            <text:p>7.2298E-01</text:p>
          </table:table-cell>
          <table:table-cell table:style-name="ce10" office:value-type="float" office:value="357.6" calcext:value-type="float">
            <text:p>357.6</text:p>
          </table:table-cell>
          <table:table-cell office:value-type="float" office:value="0.7229765433" calcext:value-type="float">
            <text:p>7.229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8" calcext:value-type="float">
            <text:p>358.0</text:p>
          </table:table-cell>
          <table:table-cell office:value-type="float" office:value="0.7381978175" calcext:value-type="float">
            <text:p>7.3820E-01</text:p>
          </table:table-cell>
          <table:table-cell table:style-name="ce10" office:value-type="float" office:value="358" calcext:value-type="float">
            <text:p>358.0</text:p>
          </table:table-cell>
          <table:table-cell office:value-type="float" office:value="0.7381978175" calcext:value-type="float">
            <text:p>7.3820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8.4" calcext:value-type="float">
            <text:p>358.4</text:p>
          </table:table-cell>
          <table:table-cell office:value-type="float" office:value="0.7687459353" calcext:value-type="float">
            <text:p>7.6875E-01</text:p>
          </table:table-cell>
          <table:table-cell table:style-name="ce10" office:value-type="float" office:value="358.4" calcext:value-type="float">
            <text:p>358.4</text:p>
          </table:table-cell>
          <table:table-cell office:value-type="float" office:value="0.7687459353" calcext:value-type="float">
            <text:p>7.687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8.8" calcext:value-type="float">
            <text:p>358.8</text:p>
          </table:table-cell>
          <table:table-cell office:value-type="float" office:value="0.7793342064" calcext:value-type="float">
            <text:p>7.7933E-01</text:p>
          </table:table-cell>
          <table:table-cell table:style-name="ce10" office:value-type="float" office:value="358.8" calcext:value-type="float">
            <text:p>358.8</text:p>
          </table:table-cell>
          <table:table-cell office:value-type="float" office:value="0.7793342064" calcext:value-type="float">
            <text:p>7.7933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9.2" calcext:value-type="float">
            <text:p>359.2</text:p>
          </table:table-cell>
          <table:table-cell office:value-type="float" office:value="0.7908507938" calcext:value-type="float">
            <text:p>7.9085E-01</text:p>
          </table:table-cell>
          <table:table-cell table:style-name="ce10" office:value-type="float" office:value="359.2" calcext:value-type="float">
            <text:p>359.2</text:p>
          </table:table-cell>
          <table:table-cell office:value-type="float" office:value="0.7908507938" calcext:value-type="float">
            <text:p>7.908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9.6" calcext:value-type="float">
            <text:p>359.6</text:p>
          </table:table-cell>
          <table:table-cell office:value-type="float" office:value="0.8140637815" calcext:value-type="float">
            <text:p>8.1406E-01</text:p>
          </table:table-cell>
          <table:table-cell table:style-name="ce10" office:value-type="float" office:value="359.6" calcext:value-type="float">
            <text:p>359.6</text:p>
          </table:table-cell>
          <table:table-cell office:value-type="float" office:value="0.8140637815" calcext:value-type="float">
            <text:p>8.140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0" calcext:value-type="float">
            <text:p>360.0</text:p>
          </table:table-cell>
          <table:table-cell office:value-type="float" office:value="0.8417408088" calcext:value-type="float">
            <text:p>8.4174E-01</text:p>
          </table:table-cell>
          <table:table-cell table:style-name="ce10" office:value-type="float" office:value="360" calcext:value-type="float">
            <text:p>360.0</text:p>
          </table:table-cell>
          <table:table-cell office:value-type="float" office:value="0.8417408088" calcext:value-type="float">
            <text:p>8.417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0.4" calcext:value-type="float">
            <text:p>360.4</text:p>
          </table:table-cell>
          <table:table-cell office:value-type="float" office:value="0.8516712753" calcext:value-type="float">
            <text:p>8.5167E-01</text:p>
          </table:table-cell>
          <table:table-cell table:style-name="ce10" office:value-type="float" office:value="360.4" calcext:value-type="float">
            <text:p>360.4</text:p>
          </table:table-cell>
          <table:table-cell office:value-type="float" office:value="0.8516712753" calcext:value-type="float">
            <text:p>8.5167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0.8" calcext:value-type="float">
            <text:p>360.8</text:p>
          </table:table-cell>
          <table:table-cell office:value-type="float" office:value="0.8679837523" calcext:value-type="float">
            <text:p>8.6798E-01</text:p>
          </table:table-cell>
          <table:table-cell table:style-name="ce10" office:value-type="float" office:value="360.8" calcext:value-type="float">
            <text:p>360.8</text:p>
          </table:table-cell>
          <table:table-cell office:value-type="float" office:value="0.8679837523" calcext:value-type="float">
            <text:p>8.679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1.2" calcext:value-type="float">
            <text:p>361.2</text:p>
          </table:table-cell>
          <table:table-cell office:value-type="float" office:value="0.8828183357" calcext:value-type="float">
            <text:p>8.8282E-01</text:p>
          </table:table-cell>
          <table:table-cell table:style-name="ce10" office:value-type="float" office:value="361.2" calcext:value-type="float">
            <text:p>361.2</text:p>
          </table:table-cell>
          <table:table-cell office:value-type="float" office:value="0.8828183357" calcext:value-type="float">
            <text:p>8.828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1.6" calcext:value-type="float">
            <text:p>361.6</text:p>
          </table:table-cell>
          <table:table-cell office:value-type="float" office:value="0.8930979107" calcext:value-type="float">
            <text:p>8.9310E-01</text:p>
          </table:table-cell>
          <table:table-cell table:style-name="ce10" office:value-type="float" office:value="361.6" calcext:value-type="float">
            <text:p>361.6</text:p>
          </table:table-cell>
          <table:table-cell office:value-type="float" office:value="0.8930979107" calcext:value-type="float">
            <text:p>8.9310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2" calcext:value-type="float">
            <text:p>362.0</text:p>
          </table:table-cell>
          <table:table-cell office:value-type="float" office:value="0.9030428572" calcext:value-type="float">
            <text:p>9.0304E-01</text:p>
          </table:table-cell>
          <table:table-cell table:style-name="ce10" office:value-type="float" office:value="362" calcext:value-type="float">
            <text:p>362.0</text:p>
          </table:table-cell>
          <table:table-cell office:value-type="float" office:value="0.9030428572" calcext:value-type="float">
            <text:p>9.030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2.4" calcext:value-type="float">
            <text:p>362.4</text:p>
          </table:table-cell>
          <table:table-cell office:value-type="float" office:value="0.9346108243" calcext:value-type="float">
            <text:p>9.3461E-01</text:p>
          </table:table-cell>
          <table:table-cell table:style-name="ce10" office:value-type="float" office:value="362.4" calcext:value-type="float">
            <text:p>362.4</text:p>
          </table:table-cell>
          <table:table-cell office:value-type="float" office:value="0.9346108243" calcext:value-type="float">
            <text:p>9.346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2.8" calcext:value-type="float">
            <text:p>362.8</text:p>
          </table:table-cell>
          <table:table-cell office:value-type="float" office:value="0.9323752679" calcext:value-type="float">
            <text:p>9.3238E-01</text:p>
          </table:table-cell>
          <table:table-cell table:style-name="ce10" office:value-type="float" office:value="362.8" calcext:value-type="float">
            <text:p>362.8</text:p>
          </table:table-cell>
          <table:table-cell office:value-type="float" office:value="0.9323752679" calcext:value-type="float">
            <text:p>9.323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3.2" calcext:value-type="float">
            <text:p>363.2</text:p>
          </table:table-cell>
          <table:table-cell office:value-type="float" office:value="0.9527754779" calcext:value-type="float">
            <text:p>9.5278E-01</text:p>
          </table:table-cell>
          <table:table-cell table:style-name="ce10" office:value-type="float" office:value="363.2" calcext:value-type="float">
            <text:p>363.2</text:p>
          </table:table-cell>
          <table:table-cell office:value-type="float" office:value="0.9527754779" calcext:value-type="float">
            <text:p>9.527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3.6" calcext:value-type="float">
            <text:p>363.6</text:p>
          </table:table-cell>
          <table:table-cell office:value-type="float" office:value="0.9646525745" calcext:value-type="float">
            <text:p>9.6465E-01</text:p>
          </table:table-cell>
          <table:table-cell table:style-name="ce10" office:value-type="float" office:value="363.6" calcext:value-type="float">
            <text:p>363.6</text:p>
          </table:table-cell>
          <table:table-cell office:value-type="float" office:value="0.9646525745" calcext:value-type="float">
            <text:p>9.646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4" calcext:value-type="float">
            <text:p>364.0</text:p>
          </table:table-cell>
          <table:table-cell office:value-type="float" office:value="0.9723403341" calcext:value-type="float">
            <text:p>9.7234E-01</text:p>
          </table:table-cell>
          <table:table-cell table:style-name="ce10" office:value-type="float" office:value="364" calcext:value-type="float">
            <text:p>364.0</text:p>
          </table:table-cell>
          <table:table-cell office:value-type="float" office:value="0.9723403341" calcext:value-type="float">
            <text:p>9.723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4.4" calcext:value-type="float">
            <text:p>364.4</text:p>
          </table:table-cell>
          <table:table-cell office:value-type="float" office:value="0.9768520788" calcext:value-type="float">
            <text:p>9.7685E-01</text:p>
          </table:table-cell>
          <table:table-cell table:style-name="ce10" office:value-type="float" office:value="364.4" calcext:value-type="float">
            <text:p>364.4</text:p>
          </table:table-cell>
          <table:table-cell office:value-type="float" office:value="0.9768520788" calcext:value-type="float">
            <text:p>9.768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4.8" calcext:value-type="float">
            <text:p>364.8</text:p>
          </table:table-cell>
          <table:table-cell office:value-type="float" office:value="0.9867240805" calcext:value-type="float">
            <text:p>9.8672E-01</text:p>
          </table:table-cell>
          <table:table-cell table:style-name="ce10" office:value-type="float" office:value="364.8" calcext:value-type="float">
            <text:p>364.8</text:p>
          </table:table-cell>
          <table:table-cell office:value-type="float" office:value="0.9867240805" calcext:value-type="float">
            <text:p>9.867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5.2" calcext:value-type="float">
            <text:p>365.2</text:p>
          </table:table-cell>
          <table:table-cell office:value-type="float" office:value="0.9861449592" calcext:value-type="float">
            <text:p>9.8614E-01</text:p>
          </table:table-cell>
          <table:table-cell table:style-name="ce10" office:value-type="float" office:value="365.2" calcext:value-type="float">
            <text:p>365.2</text:p>
          </table:table-cell>
          <table:table-cell office:value-type="float" office:value="0.9861449592" calcext:value-type="float">
            <text:p>9.861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5.6" calcext:value-type="float">
            <text:p>365.6</text:p>
          </table:table-cell>
          <table:table-cell office:value-type="float" office:value="0.994523373" calcext:value-type="float">
            <text:p>9.9452E-01</text:p>
          </table:table-cell>
          <table:table-cell table:style-name="ce10" office:value-type="float" office:value="365.6" calcext:value-type="float">
            <text:p>365.6</text:p>
          </table:table-cell>
          <table:table-cell office:value-type="float" office:value="0.994523373" calcext:value-type="float">
            <text:p>9.945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6" calcext:value-type="float">
            <text:p>366.0</text:p>
          </table:table-cell>
          <table:table-cell office:value-type="float" office:value="0.9990912473" calcext:value-type="float">
            <text:p>9.9909E-01</text:p>
          </table:table-cell>
          <table:table-cell table:style-name="ce10" office:value-type="float" office:value="366" calcext:value-type="float">
            <text:p>366.0</text:p>
          </table:table-cell>
          <table:table-cell office:value-type="float" office:value="0.9990912473" calcext:value-type="float">
            <text:p>9.9909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6.4" calcext:value-type="float">
            <text:p>366.4</text:p>
          </table:table-cell>
          <table:table-cell office:value-type="float" office:value="0.9996223694" calcext:value-type="float">
            <text:p>9.9962E-01</text:p>
          </table:table-cell>
          <table:table-cell table:style-name="ce10" office:value-type="float" office:value="366.4" calcext:value-type="float">
            <text:p>366.4</text:p>
          </table:table-cell>
          <table:table-cell office:value-type="float" office:value="0.9996223694" calcext:value-type="float">
            <text:p>9.996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6.8" calcext:value-type="float">
            <text:p>366.8</text:p>
          </table:table-cell>
          <table:table-cell office:value-type="float" office:value="0.9947960399" calcext:value-type="float">
            <text:p>9.9480E-01</text:p>
          </table:table-cell>
          <table:table-cell table:style-name="ce10" office:value-type="float" office:value="366.8" calcext:value-type="float">
            <text:p>366.8</text:p>
          </table:table-cell>
          <table:table-cell office:value-type="float" office:value="0.9947960399" calcext:value-type="float">
            <text:p>9.9480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7.2" calcext:value-type="float">
            <text:p>367.2</text:p>
          </table:table-cell>
          <table:table-cell office:value-type="float" office:value="0.9914685243" calcext:value-type="float">
            <text:p>9.9147E-01</text:p>
          </table:table-cell>
          <table:table-cell table:style-name="ce10" office:value-type="float" office:value="367.2" calcext:value-type="float">
            <text:p>367.2</text:p>
          </table:table-cell>
          <table:table-cell office:value-type="float" office:value="0.9914685243" calcext:value-type="float">
            <text:p>9.9147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7.6" calcext:value-type="float">
            <text:p>367.6</text:p>
          </table:table-cell>
          <table:table-cell office:value-type="float" office:value="1" calcext:value-type="float">
            <text:p>1.0000E+00</text:p>
          </table:table-cell>
          <table:table-cell table:style-name="ce10" office:value-type="float" office:value="367.6" calcext:value-type="float">
            <text:p>367.6</text:p>
          </table:table-cell>
          <table:table-cell office:value-type="float" office:value="1" calcext:value-type="float">
            <text:p>1.0000E+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7.9" calcext:value-type="float">
            <text:p>367.9</text:p>
          </table:table-cell>
          <table:table-cell office:value-type="float" office:value="0.9971230721" calcext:value-type="float">
            <text:p>9.9712E-01</text:p>
          </table:table-cell>
          <table:table-cell table:style-name="ce10" office:value-type="float" office:value="367.9" calcext:value-type="float">
            <text:p>367.9</text:p>
          </table:table-cell>
          <table:table-cell office:value-type="float" office:value="0.9971230721" calcext:value-type="float">
            <text:p>9.971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8.3" calcext:value-type="float">
            <text:p>368.3</text:p>
          </table:table-cell>
          <table:table-cell office:value-type="float" office:value="0.9892315815" calcext:value-type="float">
            <text:p>9.8923E-01</text:p>
          </table:table-cell>
          <table:table-cell table:style-name="ce10" office:value-type="float" office:value="368.3" calcext:value-type="float">
            <text:p>368.3</text:p>
          </table:table-cell>
          <table:table-cell office:value-type="float" office:value="0.9892315815" calcext:value-type="float">
            <text:p>9.8923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8.7" calcext:value-type="float">
            <text:p>368.7</text:p>
          </table:table-cell>
          <table:table-cell office:value-type="float" office:value="0.9933720031" calcext:value-type="float">
            <text:p>9.9337E-01</text:p>
          </table:table-cell>
          <table:table-cell table:style-name="ce10" office:value-type="float" office:value="368.7" calcext:value-type="float">
            <text:p>368.7</text:p>
          </table:table-cell>
          <table:table-cell office:value-type="float" office:value="0.9933720031" calcext:value-type="float">
            <text:p>9.9337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9.1" calcext:value-type="float">
            <text:p>369.1</text:p>
          </table:table-cell>
          <table:table-cell office:value-type="float" office:value="0.9691867128" calcext:value-type="float">
            <text:p>9.6919E-01</text:p>
          </table:table-cell>
          <table:table-cell table:style-name="ce10" office:value-type="float" office:value="369.1" calcext:value-type="float">
            <text:p>369.1</text:p>
          </table:table-cell>
          <table:table-cell office:value-type="float" office:value="0.9691867128" calcext:value-type="float">
            <text:p>9.6919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9.5" calcext:value-type="float">
            <text:p>369.5</text:p>
          </table:table-cell>
          <table:table-cell office:value-type="float" office:value="0.9698875181" calcext:value-type="float">
            <text:p>9.6989E-01</text:p>
          </table:table-cell>
          <table:table-cell table:style-name="ce10" office:value-type="float" office:value="369.5" calcext:value-type="float">
            <text:p>369.5</text:p>
          </table:table-cell>
          <table:table-cell office:value-type="float" office:value="0.9698875181" calcext:value-type="float">
            <text:p>9.6989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9.9" calcext:value-type="float">
            <text:p>369.9</text:p>
          </table:table-cell>
          <table:table-cell office:value-type="float" office:value="0.9827435122" calcext:value-type="float">
            <text:p>9.8274E-01</text:p>
          </table:table-cell>
          <table:table-cell table:style-name="ce10" office:value-type="float" office:value="369.9" calcext:value-type="float">
            <text:p>369.9</text:p>
          </table:table-cell>
          <table:table-cell office:value-type="float" office:value="0.9827435122" calcext:value-type="float">
            <text:p>9.827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0.3" calcext:value-type="float">
            <text:p>370.3</text:p>
          </table:table-cell>
          <table:table-cell office:value-type="float" office:value="0.9656857517" calcext:value-type="float">
            <text:p>9.6569E-01</text:p>
          </table:table-cell>
          <table:table-cell table:style-name="ce10" office:value-type="float" office:value="370.3" calcext:value-type="float">
            <text:p>370.3</text:p>
          </table:table-cell>
          <table:table-cell office:value-type="float" office:value="0.9656857517" calcext:value-type="float">
            <text:p>9.6569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0.7" calcext:value-type="float">
            <text:p>370.7</text:p>
          </table:table-cell>
          <table:table-cell office:value-type="float" office:value="0.9702198886" calcext:value-type="float">
            <text:p>9.7022E-01</text:p>
          </table:table-cell>
          <table:table-cell table:style-name="ce10" office:value-type="float" office:value="370.7" calcext:value-type="float">
            <text:p>370.7</text:p>
          </table:table-cell>
          <table:table-cell office:value-type="float" office:value="0.9702198886" calcext:value-type="float">
            <text:p>9.702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1.1" calcext:value-type="float">
            <text:p>371.1</text:p>
          </table:table-cell>
          <table:table-cell office:value-type="float" office:value="0.9592185852" calcext:value-type="float">
            <text:p>9.5922E-01</text:p>
          </table:table-cell>
          <table:table-cell table:style-name="ce10" office:value-type="float" office:value="371.1" calcext:value-type="float">
            <text:p>371.1</text:p>
          </table:table-cell>
          <table:table-cell office:value-type="float" office:value="0.9592185852" calcext:value-type="float">
            <text:p>9.592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1.5" calcext:value-type="float">
            <text:p>371.5</text:p>
          </table:table-cell>
          <table:table-cell office:value-type="float" office:value="0.9570715731" calcext:value-type="float">
            <text:p>9.5707E-01</text:p>
          </table:table-cell>
          <table:table-cell table:style-name="ce10" office:value-type="float" office:value="371.5" calcext:value-type="float">
            <text:p>371.5</text:p>
          </table:table-cell>
          <table:table-cell office:value-type="float" office:value="0.9570715731" calcext:value-type="float">
            <text:p>9.5707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1.9" calcext:value-type="float">
            <text:p>371.9</text:p>
          </table:table-cell>
          <table:table-cell office:value-type="float" office:value="0.9488581329" calcext:value-type="float">
            <text:p>9.4886E-01</text:p>
          </table:table-cell>
          <table:table-cell table:style-name="ce10" office:value-type="float" office:value="371.9" calcext:value-type="float">
            <text:p>371.9</text:p>
          </table:table-cell>
          <table:table-cell office:value-type="float" office:value="0.9488581329" calcext:value-type="float">
            <text:p>9.488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2.3" calcext:value-type="float">
            <text:p>372.3</text:p>
          </table:table-cell>
          <table:table-cell office:value-type="float" office:value="0.9459099787" calcext:value-type="float">
            <text:p>9.4591E-01</text:p>
          </table:table-cell>
          <table:table-cell table:style-name="ce10" office:value-type="float" office:value="372.3" calcext:value-type="float">
            <text:p>372.3</text:p>
          </table:table-cell>
          <table:table-cell office:value-type="float" office:value="0.9459099787" calcext:value-type="float">
            <text:p>9.459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2.7" calcext:value-type="float">
            <text:p>372.7</text:p>
          </table:table-cell>
          <table:table-cell office:value-type="float" office:value="0.936008735" calcext:value-type="float">
            <text:p>9.3601E-01</text:p>
          </table:table-cell>
          <table:table-cell table:style-name="ce10" office:value-type="float" office:value="372.7" calcext:value-type="float">
            <text:p>372.7</text:p>
          </table:table-cell>
          <table:table-cell office:value-type="float" office:value="0.936008735" calcext:value-type="float">
            <text:p>9.360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3.1" calcext:value-type="float">
            <text:p>373.1</text:p>
          </table:table-cell>
          <table:table-cell office:value-type="float" office:value="0.9474562457" calcext:value-type="float">
            <text:p>9.4746E-01</text:p>
          </table:table-cell>
          <table:table-cell table:style-name="ce10" office:value-type="float" office:value="373.1" calcext:value-type="float">
            <text:p>373.1</text:p>
          </table:table-cell>
          <table:table-cell office:value-type="float" office:value="0.9474562457" calcext:value-type="float">
            <text:p>9.474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3.5" calcext:value-type="float">
            <text:p>373.5</text:p>
          </table:table-cell>
          <table:table-cell office:value-type="float" office:value="0.9428810243" calcext:value-type="float">
            <text:p>9.4288E-01</text:p>
          </table:table-cell>
          <table:table-cell table:style-name="ce10" office:value-type="float" office:value="373.5" calcext:value-type="float">
            <text:p>373.5</text:p>
          </table:table-cell>
          <table:table-cell office:value-type="float" office:value="0.9428810243" calcext:value-type="float">
            <text:p>9.428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3.9" calcext:value-type="float">
            <text:p>373.9</text:p>
          </table:table-cell>
          <table:table-cell office:value-type="float" office:value="0.9435310304" calcext:value-type="float">
            <text:p>9.4353E-01</text:p>
          </table:table-cell>
          <table:table-cell table:style-name="ce10" office:value-type="float" office:value="373.9" calcext:value-type="float">
            <text:p>373.9</text:p>
          </table:table-cell>
          <table:table-cell office:value-type="float" office:value="0.9435310304" calcext:value-type="float">
            <text:p>9.4353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4.3" calcext:value-type="float">
            <text:p>374.3</text:p>
          </table:table-cell>
          <table:table-cell office:value-type="float" office:value="0.9359218564" calcext:value-type="float">
            <text:p>9.3592E-01</text:p>
          </table:table-cell>
          <table:table-cell table:style-name="ce10" office:value-type="float" office:value="374.3" calcext:value-type="float">
            <text:p>374.3</text:p>
          </table:table-cell>
          <table:table-cell office:value-type="float" office:value="0.9359218564" calcext:value-type="float">
            <text:p>9.359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4.7" calcext:value-type="float">
            <text:p>374.7</text:p>
          </table:table-cell>
          <table:table-cell office:value-type="float" office:value="0.9304682477" calcext:value-type="float">
            <text:p>9.3047E-01</text:p>
          </table:table-cell>
          <table:table-cell table:style-name="ce10" office:value-type="float" office:value="374.7" calcext:value-type="float">
            <text:p>374.7</text:p>
          </table:table-cell>
          <table:table-cell office:value-type="float" office:value="0.9304682477" calcext:value-type="float">
            <text:p>9.3047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5.1" calcext:value-type="float">
            <text:p>375.1</text:p>
          </table:table-cell>
          <table:table-cell office:value-type="float" office:value="0.9323184782" calcext:value-type="float">
            <text:p>9.3232E-01</text:p>
          </table:table-cell>
          <table:table-cell table:style-name="ce10" office:value-type="float" office:value="375.1" calcext:value-type="float">
            <text:p>375.1</text:p>
          </table:table-cell>
          <table:table-cell office:value-type="float" office:value="0.9323184782" calcext:value-type="float">
            <text:p>9.323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5.5" calcext:value-type="float">
            <text:p>375.5</text:p>
          </table:table-cell>
          <table:table-cell office:value-type="float" office:value="0.9309649534" calcext:value-type="float">
            <text:p>9.3096E-01</text:p>
          </table:table-cell>
          <table:table-cell table:style-name="ce10" office:value-type="float" office:value="375.5" calcext:value-type="float">
            <text:p>375.5</text:p>
          </table:table-cell>
          <table:table-cell office:value-type="float" office:value="0.9309649534" calcext:value-type="float">
            <text:p>9.309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5.9" calcext:value-type="float">
            <text:p>375.9</text:p>
          </table:table-cell>
          <table:table-cell office:value-type="float" office:value="0.9329448316" calcext:value-type="float">
            <text:p>9.3294E-01</text:p>
          </table:table-cell>
          <table:table-cell table:style-name="ce10" office:value-type="float" office:value="375.9" calcext:value-type="float">
            <text:p>375.9</text:p>
          </table:table-cell>
          <table:table-cell office:value-type="float" office:value="0.9329448316" calcext:value-type="float">
            <text:p>9.329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6.3" calcext:value-type="float">
            <text:p>376.3</text:p>
          </table:table-cell>
          <table:table-cell office:value-type="float" office:value="0.9320405378" calcext:value-type="float">
            <text:p>9.3204E-01</text:p>
          </table:table-cell>
          <table:table-cell table:style-name="ce10" office:value-type="float" office:value="376.3" calcext:value-type="float">
            <text:p>376.3</text:p>
          </table:table-cell>
          <table:table-cell office:value-type="float" office:value="0.9320405378" calcext:value-type="float">
            <text:p>9.320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6.7" calcext:value-type="float">
            <text:p>376.7</text:p>
          </table:table-cell>
          <table:table-cell office:value-type="float" office:value="0.9273340817" calcext:value-type="float">
            <text:p>9.2733E-01</text:p>
          </table:table-cell>
          <table:table-cell table:style-name="ce10" office:value-type="float" office:value="376.7" calcext:value-type="float">
            <text:p>376.7</text:p>
          </table:table-cell>
          <table:table-cell office:value-type="float" office:value="0.9273340817" calcext:value-type="float">
            <text:p>9.2733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7.1" calcext:value-type="float">
            <text:p>377.1</text:p>
          </table:table-cell>
          <table:table-cell office:value-type="float" office:value="0.9234638318" calcext:value-type="float">
            <text:p>9.2346E-01</text:p>
          </table:table-cell>
          <table:table-cell table:style-name="ce10" office:value-type="float" office:value="377.1" calcext:value-type="float">
            <text:p>377.1</text:p>
          </table:table-cell>
          <table:table-cell office:value-type="float" office:value="0.9234638318" calcext:value-type="float">
            <text:p>9.234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7.5" calcext:value-type="float">
            <text:p>377.5</text:p>
          </table:table-cell>
          <table:table-cell office:value-type="float" office:value="0.917826846" calcext:value-type="float">
            <text:p>9.1783E-01</text:p>
          </table:table-cell>
          <table:table-cell table:style-name="ce10" office:value-type="float" office:value="377.5" calcext:value-type="float">
            <text:p>377.5</text:p>
          </table:table-cell>
          <table:table-cell office:value-type="float" office:value="0.917826846" calcext:value-type="float">
            <text:p>9.1783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7.9" calcext:value-type="float">
            <text:p>377.9</text:p>
          </table:table-cell>
          <table:table-cell office:value-type="float" office:value="0.9259217492" calcext:value-type="float">
            <text:p>9.2592E-01</text:p>
          </table:table-cell>
          <table:table-cell table:style-name="ce10" office:value-type="float" office:value="377.9" calcext:value-type="float">
            <text:p>377.9</text:p>
          </table:table-cell>
          <table:table-cell office:value-type="float" office:value="0.9259217492" calcext:value-type="float">
            <text:p>9.259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8.3" calcext:value-type="float">
            <text:p>378.3</text:p>
          </table:table-cell>
          <table:table-cell office:value-type="float" office:value="0.9258602404" calcext:value-type="float">
            <text:p>9.2586E-01</text:p>
          </table:table-cell>
          <table:table-cell table:style-name="ce10" office:value-type="float" office:value="378.3" calcext:value-type="float">
            <text:p>378.3</text:p>
          </table:table-cell>
          <table:table-cell office:value-type="float" office:value="0.9258602404" calcext:value-type="float">
            <text:p>9.258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8.7" calcext:value-type="float">
            <text:p>378.7</text:p>
          </table:table-cell>
          <table:table-cell office:value-type="float" office:value="0.9236182097" calcext:value-type="float">
            <text:p>9.2362E-01</text:p>
          </table:table-cell>
          <table:table-cell table:style-name="ce10" office:value-type="float" office:value="378.7" calcext:value-type="float">
            <text:p>378.7</text:p>
          </table:table-cell>
          <table:table-cell office:value-type="float" office:value="0.9236182097" calcext:value-type="float">
            <text:p>9.236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9.1" calcext:value-type="float">
            <text:p>379.1</text:p>
          </table:table-cell>
          <table:table-cell office:value-type="float" office:value="0.9244385184" calcext:value-type="float">
            <text:p>9.2444E-01</text:p>
          </table:table-cell>
          <table:table-cell table:style-name="ce10" office:value-type="float" office:value="379.1" calcext:value-type="float">
            <text:p>379.1</text:p>
          </table:table-cell>
          <table:table-cell office:value-type="float" office:value="0.9244385184" calcext:value-type="float">
            <text:p>9.244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9.5" calcext:value-type="float">
            <text:p>379.5</text:p>
          </table:table-cell>
          <table:table-cell office:value-type="float" office:value="0.9200411311" calcext:value-type="float">
            <text:p>9.2004E-01</text:p>
          </table:table-cell>
          <table:table-cell table:style-name="ce10" office:value-type="float" office:value="379.5" calcext:value-type="float">
            <text:p>379.5</text:p>
          </table:table-cell>
          <table:table-cell office:value-type="float" office:value="0.9200411311" calcext:value-type="float">
            <text:p>9.200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9.9" calcext:value-type="float">
            <text:p>379.9</text:p>
          </table:table-cell>
          <table:table-cell office:value-type="float" office:value="0.9190830143" calcext:value-type="float">
            <text:p>9.1908E-01</text:p>
          </table:table-cell>
          <table:table-cell table:style-name="ce10" office:value-type="float" office:value="379.9" calcext:value-type="float">
            <text:p>379.9</text:p>
          </table:table-cell>
          <table:table-cell office:value-type="float" office:value="0.9190830143" calcext:value-type="float">
            <text:p>9.190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0.3" calcext:value-type="float">
            <text:p>380.3</text:p>
          </table:table-cell>
          <table:table-cell office:value-type="float" office:value="0.9141197686" calcext:value-type="float">
            <text:p>9.1412E-01</text:p>
          </table:table-cell>
          <table:table-cell table:style-name="ce10" office:value-type="float" office:value="380.3" calcext:value-type="float">
            <text:p>380.3</text:p>
          </table:table-cell>
          <table:table-cell office:value-type="float" office:value="0.9141197686" calcext:value-type="float">
            <text:p>9.141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0.6" calcext:value-type="float">
            <text:p>380.6</text:p>
          </table:table-cell>
          <table:table-cell office:value-type="float" office:value="0.9181235098" calcext:value-type="float">
            <text:p>9.1812E-01</text:p>
          </table:table-cell>
          <table:table-cell table:style-name="ce10" office:value-type="float" office:value="380.6" calcext:value-type="float">
            <text:p>380.6</text:p>
          </table:table-cell>
          <table:table-cell office:value-type="float" office:value="0.9181235098" calcext:value-type="float">
            <text:p>9.181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1" calcext:value-type="float">
            <text:p>381.0</text:p>
          </table:table-cell>
          <table:table-cell office:value-type="float" office:value="0.9146539835" calcext:value-type="float">
            <text:p>9.1465E-01</text:p>
          </table:table-cell>
          <table:table-cell table:style-name="ce10" office:value-type="float" office:value="381" calcext:value-type="float">
            <text:p>381.0</text:p>
          </table:table-cell>
          <table:table-cell office:value-type="float" office:value="0.9146539835" calcext:value-type="float">
            <text:p>9.146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1.4" calcext:value-type="float">
            <text:p>381.4</text:p>
          </table:table-cell>
          <table:table-cell office:value-type="float" office:value="0.9050022366" calcext:value-type="float">
            <text:p>9.0500E-01</text:p>
          </table:table-cell>
          <table:table-cell table:style-name="ce10" office:value-type="float" office:value="381.4" calcext:value-type="float">
            <text:p>381.4</text:p>
          </table:table-cell>
          <table:table-cell office:value-type="float" office:value="0.9050022366" calcext:value-type="float">
            <text:p>9.0500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1.8" calcext:value-type="float">
            <text:p>381.8</text:p>
          </table:table-cell>
          <table:table-cell office:value-type="float" office:value="0.9023300765" calcext:value-type="float">
            <text:p>9.0233E-01</text:p>
          </table:table-cell>
          <table:table-cell table:style-name="ce10" office:value-type="float" office:value="381.8" calcext:value-type="float">
            <text:p>381.8</text:p>
          </table:table-cell>
          <table:table-cell office:value-type="float" office:value="0.9023300765" calcext:value-type="float">
            <text:p>9.0233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2.2" calcext:value-type="float">
            <text:p>382.2</text:p>
          </table:table-cell>
          <table:table-cell office:value-type="float" office:value="0.8976813397" calcext:value-type="float">
            <text:p>8.9768E-01</text:p>
          </table:table-cell>
          <table:table-cell table:style-name="ce10" office:value-type="float" office:value="382.2" calcext:value-type="float">
            <text:p>382.2</text:p>
          </table:table-cell>
          <table:table-cell office:value-type="float" office:value="0.8976813397" calcext:value-type="float">
            <text:p>8.976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2.6" calcext:value-type="float">
            <text:p>382.6</text:p>
          </table:table-cell>
          <table:table-cell office:value-type="float" office:value="0.9041373196" calcext:value-type="float">
            <text:p>9.0414E-01</text:p>
          </table:table-cell>
          <table:table-cell table:style-name="ce10" office:value-type="float" office:value="382.6" calcext:value-type="float">
            <text:p>382.6</text:p>
          </table:table-cell>
          <table:table-cell office:value-type="float" office:value="0.9041373196" calcext:value-type="float">
            <text:p>9.041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3" calcext:value-type="float">
            <text:p>383.0</text:p>
          </table:table-cell>
          <table:table-cell office:value-type="float" office:value="0.8937833456" calcext:value-type="float">
            <text:p>8.9378E-01</text:p>
          </table:table-cell>
          <table:table-cell table:style-name="ce10" office:value-type="float" office:value="383" calcext:value-type="float">
            <text:p>383.0</text:p>
          </table:table-cell>
          <table:table-cell office:value-type="float" office:value="0.8937833456" calcext:value-type="float">
            <text:p>8.937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3.4" calcext:value-type="float">
            <text:p>383.4</text:p>
          </table:table-cell>
          <table:table-cell office:value-type="float" office:value="0.892265018" calcext:value-type="float">
            <text:p>8.9227E-01</text:p>
          </table:table-cell>
          <table:table-cell table:style-name="ce10" office:value-type="float" office:value="383.4" calcext:value-type="float">
            <text:p>383.4</text:p>
          </table:table-cell>
          <table:table-cell office:value-type="float" office:value="0.892265018" calcext:value-type="float">
            <text:p>8.9227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3.8" calcext:value-type="float">
            <text:p>383.8</text:p>
          </table:table-cell>
          <table:table-cell office:value-type="float" office:value="0.8812571388" calcext:value-type="float">
            <text:p>8.8126E-01</text:p>
          </table:table-cell>
          <table:table-cell table:style-name="ce10" office:value-type="float" office:value="383.8" calcext:value-type="float">
            <text:p>383.8</text:p>
          </table:table-cell>
          <table:table-cell office:value-type="float" office:value="0.8812571388" calcext:value-type="float">
            <text:p>8.812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4.2" calcext:value-type="float">
            <text:p>384.2</text:p>
          </table:table-cell>
          <table:table-cell office:value-type="float" office:value="0.8828541197" calcext:value-type="float">
            <text:p>8.8285E-01</text:p>
          </table:table-cell>
          <table:table-cell table:style-name="ce10" office:value-type="float" office:value="384.2" calcext:value-type="float">
            <text:p>384.2</text:p>
          </table:table-cell>
          <table:table-cell office:value-type="float" office:value="0.8828541197" calcext:value-type="float">
            <text:p>8.828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4.6" calcext:value-type="float">
            <text:p>384.6</text:p>
          </table:table-cell>
          <table:table-cell office:value-type="float" office:value="0.8815111513" calcext:value-type="float">
            <text:p>8.8151E-01</text:p>
          </table:table-cell>
          <table:table-cell table:style-name="ce10" office:value-type="float" office:value="384.6" calcext:value-type="float">
            <text:p>384.6</text:p>
          </table:table-cell>
          <table:table-cell office:value-type="float" office:value="0.8815111513" calcext:value-type="float">
            <text:p>8.815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5" calcext:value-type="float">
            <text:p>385.0</text:p>
          </table:table-cell>
          <table:table-cell office:value-type="float" office:value="0.8738891629" calcext:value-type="float">
            <text:p>8.7389E-01</text:p>
          </table:table-cell>
          <table:table-cell table:style-name="ce10" office:value-type="float" office:value="385" calcext:value-type="float">
            <text:p>385.0</text:p>
          </table:table-cell>
          <table:table-cell office:value-type="float" office:value="0.8738891629" calcext:value-type="float">
            <text:p>8.7389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5.4" calcext:value-type="float">
            <text:p>385.4</text:p>
          </table:table-cell>
          <table:table-cell office:value-type="float" office:value="0.8658082221" calcext:value-type="float">
            <text:p>8.6581E-01</text:p>
          </table:table-cell>
          <table:table-cell table:style-name="ce10" office:value-type="float" office:value="385.4" calcext:value-type="float">
            <text:p>385.4</text:p>
          </table:table-cell>
          <table:table-cell office:value-type="float" office:value="0.8658082221" calcext:value-type="float">
            <text:p>8.658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5.8" calcext:value-type="float">
            <text:p>385.8</text:p>
          </table:table-cell>
          <table:table-cell office:value-type="float" office:value="0.8641470068" calcext:value-type="float">
            <text:p>8.6415E-01</text:p>
          </table:table-cell>
          <table:table-cell table:style-name="ce10" office:value-type="float" office:value="385.8" calcext:value-type="float">
            <text:p>385.8</text:p>
          </table:table-cell>
          <table:table-cell office:value-type="float" office:value="0.8641470068" calcext:value-type="float">
            <text:p>8.641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6.2" calcext:value-type="float">
            <text:p>386.2</text:p>
          </table:table-cell>
          <table:table-cell office:value-type="float" office:value="0.8628073034" calcext:value-type="float">
            <text:p>8.6281E-01</text:p>
          </table:table-cell>
          <table:table-cell table:style-name="ce10" office:value-type="float" office:value="386.2" calcext:value-type="float">
            <text:p>386.2</text:p>
          </table:table-cell>
          <table:table-cell office:value-type="float" office:value="0.8628073034" calcext:value-type="float">
            <text:p>8.628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6.6" calcext:value-type="float">
            <text:p>386.6</text:p>
          </table:table-cell>
          <table:table-cell office:value-type="float" office:value="0.8526618975" calcext:value-type="float">
            <text:p>8.5266E-01</text:p>
          </table:table-cell>
          <table:table-cell table:style-name="ce10" office:value-type="float" office:value="386.6" calcext:value-type="float">
            <text:p>386.6</text:p>
          </table:table-cell>
          <table:table-cell office:value-type="float" office:value="0.8526618975" calcext:value-type="float">
            <text:p>8.526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7" calcext:value-type="float">
            <text:p>387.0</text:p>
          </table:table-cell>
          <table:table-cell office:value-type="float" office:value="0.8375096649" calcext:value-type="float">
            <text:p>8.3751E-01</text:p>
          </table:table-cell>
          <table:table-cell table:style-name="ce10" office:value-type="float" office:value="387" calcext:value-type="float">
            <text:p>387.0</text:p>
          </table:table-cell>
          <table:table-cell office:value-type="float" office:value="0.8375096649" calcext:value-type="float">
            <text:p>8.375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7.4" calcext:value-type="float">
            <text:p>387.4</text:p>
          </table:table-cell>
          <table:table-cell office:value-type="float" office:value="0.8398163405" calcext:value-type="float">
            <text:p>8.3982E-01</text:p>
          </table:table-cell>
          <table:table-cell table:style-name="ce10" office:value-type="float" office:value="387.4" calcext:value-type="float">
            <text:p>387.4</text:p>
          </table:table-cell>
          <table:table-cell office:value-type="float" office:value="0.8398163405" calcext:value-type="float">
            <text:p>8.398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7.8" calcext:value-type="float">
            <text:p>387.8</text:p>
          </table:table-cell>
          <table:table-cell office:value-type="float" office:value="0.8267873861" calcext:value-type="float">
            <text:p>8.2679E-01</text:p>
          </table:table-cell>
          <table:table-cell table:style-name="ce10" office:value-type="float" office:value="387.8" calcext:value-type="float">
            <text:p>387.8</text:p>
          </table:table-cell>
          <table:table-cell office:value-type="float" office:value="0.8267873861" calcext:value-type="float">
            <text:p>8.2679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8.2" calcext:value-type="float">
            <text:p>388.2</text:p>
          </table:table-cell>
          <table:table-cell office:value-type="float" office:value="0.82436982" calcext:value-type="float">
            <text:p>8.2437E-01</text:p>
          </table:table-cell>
          <table:table-cell table:style-name="ce10" office:value-type="float" office:value="388.2" calcext:value-type="float">
            <text:p>388.2</text:p>
          </table:table-cell>
          <table:table-cell office:value-type="float" office:value="0.82436982" calcext:value-type="float">
            <text:p>8.2437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8.6" calcext:value-type="float">
            <text:p>388.6</text:p>
          </table:table-cell>
          <table:table-cell office:value-type="float" office:value="0.8132054445" calcext:value-type="float">
            <text:p>8.1321E-01</text:p>
          </table:table-cell>
          <table:table-cell table:style-name="ce10" office:value-type="float" office:value="388.6" calcext:value-type="float">
            <text:p>388.6</text:p>
          </table:table-cell>
          <table:table-cell office:value-type="float" office:value="0.8132054445" calcext:value-type="float">
            <text:p>8.132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9" calcext:value-type="float">
            <text:p>389.0</text:p>
          </table:table-cell>
          <table:table-cell office:value-type="float" office:value="0.8043459327" calcext:value-type="float">
            <text:p>8.0435E-01</text:p>
          </table:table-cell>
          <table:table-cell table:style-name="ce10" office:value-type="float" office:value="389" calcext:value-type="float">
            <text:p>389.0</text:p>
          </table:table-cell>
          <table:table-cell office:value-type="float" office:value="0.8043459327" calcext:value-type="float">
            <text:p>8.043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9.4" calcext:value-type="float">
            <text:p>389.4</text:p>
          </table:table-cell>
          <table:table-cell office:value-type="float" office:value="0.8003235561" calcext:value-type="float">
            <text:p>8.0032E-01</text:p>
          </table:table-cell>
          <table:table-cell table:style-name="ce10" office:value-type="float" office:value="389.4" calcext:value-type="float">
            <text:p>389.4</text:p>
          </table:table-cell>
          <table:table-cell office:value-type="float" office:value="0.8003235561" calcext:value-type="float">
            <text:p>8.003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89.8" calcext:value-type="float">
            <text:p>389.8</text:p>
          </table:table-cell>
          <table:table-cell office:value-type="float" office:value="0.7897782196" calcext:value-type="float">
            <text:p>7.8978E-01</text:p>
          </table:table-cell>
          <table:table-cell table:style-name="ce10" office:value-type="float" office:value="389.8" calcext:value-type="float">
            <text:p>389.8</text:p>
          </table:table-cell>
          <table:table-cell office:value-type="float" office:value="0.7897782196" calcext:value-type="float">
            <text:p>7.897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0.2" calcext:value-type="float">
            <text:p>390.2</text:p>
          </table:table-cell>
          <table:table-cell office:value-type="float" office:value="0.7756406548" calcext:value-type="float">
            <text:p>7.7564E-01</text:p>
          </table:table-cell>
          <table:table-cell table:style-name="ce10" office:value-type="float" office:value="390.2" calcext:value-type="float">
            <text:p>390.2</text:p>
          </table:table-cell>
          <table:table-cell office:value-type="float" office:value="0.7756406548" calcext:value-type="float">
            <text:p>7.756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0.6" calcext:value-type="float">
            <text:p>390.6</text:p>
          </table:table-cell>
          <table:table-cell office:value-type="float" office:value="0.7681101206" calcext:value-type="float">
            <text:p>7.6811E-01</text:p>
          </table:table-cell>
          <table:table-cell table:style-name="ce10" office:value-type="float" office:value="390.6" calcext:value-type="float">
            <text:p>390.6</text:p>
          </table:table-cell>
          <table:table-cell office:value-type="float" office:value="0.7681101206" calcext:value-type="float">
            <text:p>7.681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1" calcext:value-type="float">
            <text:p>391.0</text:p>
          </table:table-cell>
          <table:table-cell office:value-type="float" office:value="0.7568131997" calcext:value-type="float">
            <text:p>7.5681E-01</text:p>
          </table:table-cell>
          <table:table-cell table:style-name="ce10" office:value-type="float" office:value="391" calcext:value-type="float">
            <text:p>391.0</text:p>
          </table:table-cell>
          <table:table-cell office:value-type="float" office:value="0.7568131997" calcext:value-type="float">
            <text:p>7.568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1.4" calcext:value-type="float">
            <text:p>391.4</text:p>
          </table:table-cell>
          <table:table-cell office:value-type="float" office:value="0.7549242457" calcext:value-type="float">
            <text:p>7.5492E-01</text:p>
          </table:table-cell>
          <table:table-cell table:style-name="ce10" office:value-type="float" office:value="391.4" calcext:value-type="float">
            <text:p>391.4</text:p>
          </table:table-cell>
          <table:table-cell office:value-type="float" office:value="0.7549242457" calcext:value-type="float">
            <text:p>7.549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1.8" calcext:value-type="float">
            <text:p>391.8</text:p>
          </table:table-cell>
          <table:table-cell office:value-type="float" office:value="0.7510062406" calcext:value-type="float">
            <text:p>7.5101E-01</text:p>
          </table:table-cell>
          <table:table-cell table:style-name="ce10" office:value-type="float" office:value="391.8" calcext:value-type="float">
            <text:p>391.8</text:p>
          </table:table-cell>
          <table:table-cell office:value-type="float" office:value="0.7510062406" calcext:value-type="float">
            <text:p>7.510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2.2" calcext:value-type="float">
            <text:p>392.2</text:p>
          </table:table-cell>
          <table:table-cell office:value-type="float" office:value="0.7358943241" calcext:value-type="float">
            <text:p>7.3589E-01</text:p>
          </table:table-cell>
          <table:table-cell table:style-name="ce10" office:value-type="float" office:value="392.2" calcext:value-type="float">
            <text:p>392.2</text:p>
          </table:table-cell>
          <table:table-cell office:value-type="float" office:value="0.7358943241" calcext:value-type="float">
            <text:p>7.3589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2.5" calcext:value-type="float">
            <text:p>392.5</text:p>
          </table:table-cell>
          <table:table-cell office:value-type="float" office:value="0.7169145023" calcext:value-type="float">
            <text:p>7.1691E-01</text:p>
          </table:table-cell>
          <table:table-cell table:style-name="ce10" office:value-type="float" office:value="392.5" calcext:value-type="float">
            <text:p>392.5</text:p>
          </table:table-cell>
          <table:table-cell office:value-type="float" office:value="0.7169145023" calcext:value-type="float">
            <text:p>7.169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2.9" calcext:value-type="float">
            <text:p>392.9</text:p>
          </table:table-cell>
          <table:table-cell office:value-type="float" office:value="0.715479699" calcext:value-type="float">
            <text:p>7.1548E-01</text:p>
          </table:table-cell>
          <table:table-cell table:style-name="ce10" office:value-type="float" office:value="392.9" calcext:value-type="float">
            <text:p>392.9</text:p>
          </table:table-cell>
          <table:table-cell office:value-type="float" office:value="0.715479699" calcext:value-type="float">
            <text:p>7.154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3.3" calcext:value-type="float">
            <text:p>393.3</text:p>
          </table:table-cell>
          <table:table-cell office:value-type="float" office:value="0.7040168816" calcext:value-type="float">
            <text:p>7.0402E-01</text:p>
          </table:table-cell>
          <table:table-cell table:style-name="ce10" office:value-type="float" office:value="393.3" calcext:value-type="float">
            <text:p>393.3</text:p>
          </table:table-cell>
          <table:table-cell office:value-type="float" office:value="0.7040168816" calcext:value-type="float">
            <text:p>7.040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3.7" calcext:value-type="float">
            <text:p>393.7</text:p>
          </table:table-cell>
          <table:table-cell office:value-type="float" office:value="0.6973117574" calcext:value-type="float">
            <text:p>6.9731E-01</text:p>
          </table:table-cell>
          <table:table-cell table:style-name="ce10" office:value-type="float" office:value="393.7" calcext:value-type="float">
            <text:p>393.7</text:p>
          </table:table-cell>
          <table:table-cell office:value-type="float" office:value="0.6973117574" calcext:value-type="float">
            <text:p>6.973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4.1" calcext:value-type="float">
            <text:p>394.1</text:p>
          </table:table-cell>
          <table:table-cell office:value-type="float" office:value="0.6960640746" calcext:value-type="float">
            <text:p>6.9606E-01</text:p>
          </table:table-cell>
          <table:table-cell table:style-name="ce10" office:value-type="float" office:value="394.1" calcext:value-type="float">
            <text:p>394.1</text:p>
          </table:table-cell>
          <table:table-cell office:value-type="float" office:value="0.6960640746" calcext:value-type="float">
            <text:p>6.960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4.5" calcext:value-type="float">
            <text:p>394.5</text:p>
          </table:table-cell>
          <table:table-cell office:value-type="float" office:value="0.6898165653" calcext:value-type="float">
            <text:p>6.8982E-01</text:p>
          </table:table-cell>
          <table:table-cell table:style-name="ce10" office:value-type="float" office:value="394.5" calcext:value-type="float">
            <text:p>394.5</text:p>
          </table:table-cell>
          <table:table-cell office:value-type="float" office:value="0.6898165653" calcext:value-type="float">
            <text:p>6.898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4.9" calcext:value-type="float">
            <text:p>394.9</text:p>
          </table:table-cell>
          <table:table-cell office:value-type="float" office:value="0.6648281826" calcext:value-type="float">
            <text:p>6.6483E-01</text:p>
          </table:table-cell>
          <table:table-cell table:style-name="ce10" office:value-type="float" office:value="394.9" calcext:value-type="float">
            <text:p>394.9</text:p>
          </table:table-cell>
          <table:table-cell office:value-type="float" office:value="0.6648281826" calcext:value-type="float">
            <text:p>6.6483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5.3" calcext:value-type="float">
            <text:p>395.3</text:p>
          </table:table-cell>
          <table:table-cell office:value-type="float" office:value="0.6660821662" calcext:value-type="float">
            <text:p>6.6608E-01</text:p>
          </table:table-cell>
          <table:table-cell table:style-name="ce10" office:value-type="float" office:value="395.3" calcext:value-type="float">
            <text:p>395.3</text:p>
          </table:table-cell>
          <table:table-cell office:value-type="float" office:value="0.6660821662" calcext:value-type="float">
            <text:p>6.660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5.7" calcext:value-type="float">
            <text:p>395.7</text:p>
          </table:table-cell>
          <table:table-cell office:value-type="float" office:value="0.6628395627" calcext:value-type="float">
            <text:p>6.6284E-01</text:p>
          </table:table-cell>
          <table:table-cell table:style-name="ce10" office:value-type="float" office:value="395.7" calcext:value-type="float">
            <text:p>395.7</text:p>
          </table:table-cell>
          <table:table-cell office:value-type="float" office:value="0.6628395627" calcext:value-type="float">
            <text:p>6.628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6.1" calcext:value-type="float">
            <text:p>396.1</text:p>
          </table:table-cell>
          <table:table-cell office:value-type="float" office:value="0.6483520683" calcext:value-type="float">
            <text:p>6.4835E-01</text:p>
          </table:table-cell>
          <table:table-cell table:style-name="ce10" office:value-type="float" office:value="396.1" calcext:value-type="float">
            <text:p>396.1</text:p>
          </table:table-cell>
          <table:table-cell office:value-type="float" office:value="0.6483520683" calcext:value-type="float">
            <text:p>6.483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6.5" calcext:value-type="float">
            <text:p>396.5</text:p>
          </table:table-cell>
          <table:table-cell office:value-type="float" office:value="0.6374386546" calcext:value-type="float">
            <text:p>6.3744E-01</text:p>
          </table:table-cell>
          <table:table-cell table:style-name="ce10" office:value-type="float" office:value="396.5" calcext:value-type="float">
            <text:p>396.5</text:p>
          </table:table-cell>
          <table:table-cell office:value-type="float" office:value="0.6374386546" calcext:value-type="float">
            <text:p>6.374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6.9" calcext:value-type="float">
            <text:p>396.9</text:p>
          </table:table-cell>
          <table:table-cell office:value-type="float" office:value="0.6353745623" calcext:value-type="float">
            <text:p>6.3537E-01</text:p>
          </table:table-cell>
          <table:table-cell table:style-name="ce10" office:value-type="float" office:value="396.9" calcext:value-type="float">
            <text:p>396.9</text:p>
          </table:table-cell>
          <table:table-cell office:value-type="float" office:value="0.6353745623" calcext:value-type="float">
            <text:p>6.3537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7.3" calcext:value-type="float">
            <text:p>397.3</text:p>
          </table:table-cell>
          <table:table-cell office:value-type="float" office:value="0.625425642" calcext:value-type="float">
            <text:p>6.2543E-01</text:p>
          </table:table-cell>
          <table:table-cell table:style-name="ce10" office:value-type="float" office:value="397.3" calcext:value-type="float">
            <text:p>397.3</text:p>
          </table:table-cell>
          <table:table-cell office:value-type="float" office:value="0.625425642" calcext:value-type="float">
            <text:p>6.2543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7.7" calcext:value-type="float">
            <text:p>397.7</text:p>
          </table:table-cell>
          <table:table-cell office:value-type="float" office:value="0.6215322884" calcext:value-type="float">
            <text:p>6.2153E-01</text:p>
          </table:table-cell>
          <table:table-cell table:style-name="ce10" office:value-type="float" office:value="397.7" calcext:value-type="float">
            <text:p>397.7</text:p>
          </table:table-cell>
          <table:table-cell office:value-type="float" office:value="0.6215322884" calcext:value-type="float">
            <text:p>6.2153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8.1" calcext:value-type="float">
            <text:p>398.1</text:p>
          </table:table-cell>
          <table:table-cell office:value-type="float" office:value="0.6152677945" calcext:value-type="float">
            <text:p>6.1527E-01</text:p>
          </table:table-cell>
          <table:table-cell table:style-name="ce10" office:value-type="float" office:value="398.1" calcext:value-type="float">
            <text:p>398.1</text:p>
          </table:table-cell>
          <table:table-cell office:value-type="float" office:value="0.6152677945" calcext:value-type="float">
            <text:p>6.1527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8.5" calcext:value-type="float">
            <text:p>398.5</text:p>
          </table:table-cell>
          <table:table-cell office:value-type="float" office:value="0.6083809086" calcext:value-type="float">
            <text:p>6.0838E-01</text:p>
          </table:table-cell>
          <table:table-cell table:style-name="ce10" office:value-type="float" office:value="398.5" calcext:value-type="float">
            <text:p>398.5</text:p>
          </table:table-cell>
          <table:table-cell office:value-type="float" office:value="0.6083809086" calcext:value-type="float">
            <text:p>6.083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8.9" calcext:value-type="float">
            <text:p>398.9</text:p>
          </table:table-cell>
          <table:table-cell office:value-type="float" office:value="0.5990979313" calcext:value-type="float">
            <text:p>5.9910E-01</text:p>
          </table:table-cell>
          <table:table-cell table:style-name="ce10" office:value-type="float" office:value="398.9" calcext:value-type="float">
            <text:p>398.9</text:p>
          </table:table-cell>
          <table:table-cell office:value-type="float" office:value="0.5990979313" calcext:value-type="float">
            <text:p>5.9910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9.3" calcext:value-type="float">
            <text:p>399.3</text:p>
          </table:table-cell>
          <table:table-cell office:value-type="float" office:value="0.5910476351" calcext:value-type="float">
            <text:p>5.9105E-01</text:p>
          </table:table-cell>
          <table:table-cell table:style-name="ce10" office:value-type="float" office:value="399.3" calcext:value-type="float">
            <text:p>399.3</text:p>
          </table:table-cell>
          <table:table-cell office:value-type="float" office:value="0.5910476351" calcext:value-type="float">
            <text:p>5.910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9.7" calcext:value-type="float">
            <text:p>399.7</text:p>
          </table:table-cell>
          <table:table-cell office:value-type="float" office:value="0.5845783814" calcext:value-type="float">
            <text:p>5.8458E-01</text:p>
          </table:table-cell>
          <table:table-cell table:style-name="ce10" office:value-type="float" office:value="399.7" calcext:value-type="float">
            <text:p>399.7</text:p>
          </table:table-cell>
          <table:table-cell office:value-type="float" office:value="0.5845783814" calcext:value-type="float">
            <text:p>5.845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0.1" calcext:value-type="float">
            <text:p>400.1</text:p>
          </table:table-cell>
          <table:table-cell office:value-type="float" office:value="0.5853605954" calcext:value-type="float">
            <text:p>5.8536E-01</text:p>
          </table:table-cell>
          <table:table-cell table:style-name="ce10" office:value-type="float" office:value="400.1" calcext:value-type="float">
            <text:p>400.1</text:p>
          </table:table-cell>
          <table:table-cell office:value-type="float" office:value="0.5853605954" calcext:value-type="float">
            <text:p>5.853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0.5" calcext:value-type="float">
            <text:p>400.5</text:p>
          </table:table-cell>
          <table:table-cell office:value-type="float" office:value="0.581014128" calcext:value-type="float">
            <text:p>5.8101E-01</text:p>
          </table:table-cell>
          <table:table-cell table:style-name="ce10" office:value-type="float" office:value="400.5" calcext:value-type="float">
            <text:p>400.5</text:p>
          </table:table-cell>
          <table:table-cell office:value-type="float" office:value="0.581014128" calcext:value-type="float">
            <text:p>5.810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0.9" calcext:value-type="float">
            <text:p>400.9</text:p>
          </table:table-cell>
          <table:table-cell office:value-type="float" office:value="0.5683669744" calcext:value-type="float">
            <text:p>5.6837E-01</text:p>
          </table:table-cell>
          <table:table-cell table:style-name="ce10" office:value-type="float" office:value="400.9" calcext:value-type="float">
            <text:p>400.9</text:p>
          </table:table-cell>
          <table:table-cell office:value-type="float" office:value="0.5683669744" calcext:value-type="float">
            <text:p>5.6837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1.3" calcext:value-type="float">
            <text:p>401.3</text:p>
          </table:table-cell>
          <table:table-cell office:value-type="float" office:value="0.560684022" calcext:value-type="float">
            <text:p>5.6068E-01</text:p>
          </table:table-cell>
          <table:table-cell table:style-name="ce10" office:value-type="float" office:value="401.3" calcext:value-type="float">
            <text:p>401.3</text:p>
          </table:table-cell>
          <table:table-cell office:value-type="float" office:value="0.560684022" calcext:value-type="float">
            <text:p>5.606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1.7" calcext:value-type="float">
            <text:p>401.7</text:p>
          </table:table-cell>
          <table:table-cell office:value-type="float" office:value="0.5640026034" calcext:value-type="float">
            <text:p>5.6400E-01</text:p>
          </table:table-cell>
          <table:table-cell table:style-name="ce10" office:value-type="float" office:value="401.7" calcext:value-type="float">
            <text:p>401.7</text:p>
          </table:table-cell>
          <table:table-cell office:value-type="float" office:value="0.5640026034" calcext:value-type="float">
            <text:p>5.6400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2.1" calcext:value-type="float">
            <text:p>402.1</text:p>
          </table:table-cell>
          <table:table-cell office:value-type="float" office:value="0.5571752137" calcext:value-type="float">
            <text:p>5.5718E-01</text:p>
          </table:table-cell>
          <table:table-cell table:style-name="ce10" office:value-type="float" office:value="402.1" calcext:value-type="float">
            <text:p>402.1</text:p>
          </table:table-cell>
          <table:table-cell office:value-type="float" office:value="0.5571752137" calcext:value-type="float">
            <text:p>5.571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2.5" calcext:value-type="float">
            <text:p>402.5</text:p>
          </table:table-cell>
          <table:table-cell office:value-type="float" office:value="0.5477354028" calcext:value-type="float">
            <text:p>5.4774E-01</text:p>
          </table:table-cell>
          <table:table-cell table:style-name="ce10" office:value-type="float" office:value="402.5" calcext:value-type="float">
            <text:p>402.5</text:p>
          </table:table-cell>
          <table:table-cell office:value-type="float" office:value="0.5477354028" calcext:value-type="float">
            <text:p>5.477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2.8" calcext:value-type="float">
            <text:p>402.8</text:p>
          </table:table-cell>
          <table:table-cell office:value-type="float" office:value="0.5379068167" calcext:value-type="float">
            <text:p>5.3791E-01</text:p>
          </table:table-cell>
          <table:table-cell table:style-name="ce10" office:value-type="float" office:value="402.8" calcext:value-type="float">
            <text:p>402.8</text:p>
          </table:table-cell>
          <table:table-cell office:value-type="float" office:value="0.5379068167" calcext:value-type="float">
            <text:p>5.379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3.2" calcext:value-type="float">
            <text:p>403.2</text:p>
          </table:table-cell>
          <table:table-cell office:value-type="float" office:value="0.5368865026" calcext:value-type="float">
            <text:p>5.3689E-01</text:p>
          </table:table-cell>
          <table:table-cell table:style-name="ce10" office:value-type="float" office:value="403.2" calcext:value-type="float">
            <text:p>403.2</text:p>
          </table:table-cell>
          <table:table-cell office:value-type="float" office:value="0.5368865026" calcext:value-type="float">
            <text:p>5.3689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3.6" calcext:value-type="float">
            <text:p>403.6</text:p>
          </table:table-cell>
          <table:table-cell office:value-type="float" office:value="0.5337560785" calcext:value-type="float">
            <text:p>5.3376E-01</text:p>
          </table:table-cell>
          <table:table-cell table:style-name="ce10" office:value-type="float" office:value="403.6" calcext:value-type="float">
            <text:p>403.6</text:p>
          </table:table-cell>
          <table:table-cell office:value-type="float" office:value="0.5337560785" calcext:value-type="float">
            <text:p>5.337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4" calcext:value-type="float">
            <text:p>404.0</text:p>
          </table:table-cell>
          <table:table-cell office:value-type="float" office:value="0.5252802934" calcext:value-type="float">
            <text:p>5.2528E-01</text:p>
          </table:table-cell>
          <table:table-cell table:style-name="ce10" office:value-type="float" office:value="404" calcext:value-type="float">
            <text:p>404.0</text:p>
          </table:table-cell>
          <table:table-cell office:value-type="float" office:value="0.5252802934" calcext:value-type="float">
            <text:p>5.252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4.4" calcext:value-type="float">
            <text:p>404.4</text:p>
          </table:table-cell>
          <table:table-cell office:value-type="float" office:value="0.5178209258" calcext:value-type="float">
            <text:p>5.1782E-01</text:p>
          </table:table-cell>
          <table:table-cell table:style-name="ce10" office:value-type="float" office:value="404.4" calcext:value-type="float">
            <text:p>404.4</text:p>
          </table:table-cell>
          <table:table-cell office:value-type="float" office:value="0.5178209258" calcext:value-type="float">
            <text:p>5.178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4.8" calcext:value-type="float">
            <text:p>404.8</text:p>
          </table:table-cell>
          <table:table-cell office:value-type="float" office:value="0.5068670253" calcext:value-type="float">
            <text:p>5.0687E-01</text:p>
          </table:table-cell>
          <table:table-cell table:style-name="ce10" office:value-type="float" office:value="404.8" calcext:value-type="float">
            <text:p>404.8</text:p>
          </table:table-cell>
          <table:table-cell office:value-type="float" office:value="0.5068670253" calcext:value-type="float">
            <text:p>5.0687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5.2" calcext:value-type="float">
            <text:p>405.2</text:p>
          </table:table-cell>
          <table:table-cell office:value-type="float" office:value="0.5115104182" calcext:value-type="float">
            <text:p>5.1151E-01</text:p>
          </table:table-cell>
          <table:table-cell table:style-name="ce10" office:value-type="float" office:value="405.2" calcext:value-type="float">
            <text:p>405.2</text:p>
          </table:table-cell>
          <table:table-cell office:value-type="float" office:value="0.5115104182" calcext:value-type="float">
            <text:p>5.115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5.6" calcext:value-type="float">
            <text:p>405.6</text:p>
          </table:table-cell>
          <table:table-cell office:value-type="float" office:value="0.5117480926" calcext:value-type="float">
            <text:p>5.1175E-01</text:p>
          </table:table-cell>
          <table:table-cell table:style-name="ce10" office:value-type="float" office:value="405.6" calcext:value-type="float">
            <text:p>405.6</text:p>
          </table:table-cell>
          <table:table-cell office:value-type="float" office:value="0.5117480926" calcext:value-type="float">
            <text:p>5.117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6" calcext:value-type="float">
            <text:p>406.0</text:p>
          </table:table-cell>
          <table:table-cell office:value-type="float" office:value="0.4967845188" calcext:value-type="float">
            <text:p>4.9678E-01</text:p>
          </table:table-cell>
          <table:table-cell table:style-name="ce10" office:value-type="float" office:value="406" calcext:value-type="float">
            <text:p>406.0</text:p>
          </table:table-cell>
          <table:table-cell office:value-type="float" office:value="0.4967845188" calcext:value-type="float">
            <text:p>4.967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6.4" calcext:value-type="float">
            <text:p>406.4</text:p>
          </table:table-cell>
          <table:table-cell office:value-type="float" office:value="0.4889767259" calcext:value-type="float">
            <text:p>4.8898E-01</text:p>
          </table:table-cell>
          <table:table-cell table:style-name="ce10" office:value-type="float" office:value="406.4" calcext:value-type="float">
            <text:p>406.4</text:p>
          </table:table-cell>
          <table:table-cell office:value-type="float" office:value="0.4889767259" calcext:value-type="float">
            <text:p>4.889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6.8" calcext:value-type="float">
            <text:p>406.8</text:p>
          </table:table-cell>
          <table:table-cell office:value-type="float" office:value="0.4772044521" calcext:value-type="float">
            <text:p>4.7720E-01</text:p>
          </table:table-cell>
          <table:table-cell table:style-name="ce10" office:value-type="float" office:value="406.8" calcext:value-type="float">
            <text:p>406.8</text:p>
          </table:table-cell>
          <table:table-cell office:value-type="float" office:value="0.4772044521" calcext:value-type="float">
            <text:p>4.7720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7.2" calcext:value-type="float">
            <text:p>407.2</text:p>
          </table:table-cell>
          <table:table-cell office:value-type="float" office:value="0.4659356279" calcext:value-type="float">
            <text:p>4.6594E-01</text:p>
          </table:table-cell>
          <table:table-cell table:style-name="ce10" office:value-type="float" office:value="407.2" calcext:value-type="float">
            <text:p>407.2</text:p>
          </table:table-cell>
          <table:table-cell office:value-type="float" office:value="0.4659356279" calcext:value-type="float">
            <text:p>4.659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7.6" calcext:value-type="float">
            <text:p>407.6</text:p>
          </table:table-cell>
          <table:table-cell office:value-type="float" office:value="0.4724784091" calcext:value-type="float">
            <text:p>4.7248E-01</text:p>
          </table:table-cell>
          <table:table-cell table:style-name="ce10" office:value-type="float" office:value="407.6" calcext:value-type="float">
            <text:p>407.6</text:p>
          </table:table-cell>
          <table:table-cell office:value-type="float" office:value="0.4724784091" calcext:value-type="float">
            <text:p>4.724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8" calcext:value-type="float">
            <text:p>408.0</text:p>
          </table:table-cell>
          <table:table-cell office:value-type="float" office:value="0.4611603687" calcext:value-type="float">
            <text:p>4.6116E-01</text:p>
          </table:table-cell>
          <table:table-cell table:style-name="ce10" office:value-type="float" office:value="408" calcext:value-type="float">
            <text:p>408.0</text:p>
          </table:table-cell>
          <table:table-cell office:value-type="float" office:value="0.4611603687" calcext:value-type="float">
            <text:p>4.611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8.4" calcext:value-type="float">
            <text:p>408.4</text:p>
          </table:table-cell>
          <table:table-cell office:value-type="float" office:value="0.465413017" calcext:value-type="float">
            <text:p>4.6541E-01</text:p>
          </table:table-cell>
          <table:table-cell table:style-name="ce10" office:value-type="float" office:value="408.4" calcext:value-type="float">
            <text:p>408.4</text:p>
          </table:table-cell>
          <table:table-cell office:value-type="float" office:value="0.465413017" calcext:value-type="float">
            <text:p>4.654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8.8" calcext:value-type="float">
            <text:p>408.8</text:p>
          </table:table-cell>
          <table:table-cell office:value-type="float" office:value="0.4570219123" calcext:value-type="float">
            <text:p>4.5702E-01</text:p>
          </table:table-cell>
          <table:table-cell table:style-name="ce10" office:value-type="float" office:value="408.8" calcext:value-type="float">
            <text:p>408.8</text:p>
          </table:table-cell>
          <table:table-cell office:value-type="float" office:value="0.4570219123" calcext:value-type="float">
            <text:p>4.570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9.2" calcext:value-type="float">
            <text:p>409.2</text:p>
          </table:table-cell>
          <table:table-cell office:value-type="float" office:value="0.4505178708" calcext:value-type="float">
            <text:p>4.5052E-01</text:p>
          </table:table-cell>
          <table:table-cell table:style-name="ce10" office:value-type="float" office:value="409.2" calcext:value-type="float">
            <text:p>409.2</text:p>
          </table:table-cell>
          <table:table-cell office:value-type="float" office:value="0.4505178708" calcext:value-type="float">
            <text:p>4.505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9.6" calcext:value-type="float">
            <text:p>409.6</text:p>
          </table:table-cell>
          <table:table-cell office:value-type="float" office:value="0.4458788949" calcext:value-type="float">
            <text:p>4.4588E-01</text:p>
          </table:table-cell>
          <table:table-cell table:style-name="ce10" office:value-type="float" office:value="409.6" calcext:value-type="float">
            <text:p>409.6</text:p>
          </table:table-cell>
          <table:table-cell office:value-type="float" office:value="0.4458788949" calcext:value-type="float">
            <text:p>4.458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0" calcext:value-type="float">
            <text:p>410.0</text:p>
          </table:table-cell>
          <table:table-cell office:value-type="float" office:value="0.4375752434" calcext:value-type="float">
            <text:p>4.3758E-01</text:p>
          </table:table-cell>
          <table:table-cell table:style-name="ce10" office:value-type="float" office:value="410" calcext:value-type="float">
            <text:p>410.0</text:p>
          </table:table-cell>
          <table:table-cell office:value-type="float" office:value="0.4375752434" calcext:value-type="float">
            <text:p>4.375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0.4" calcext:value-type="float">
            <text:p>410.4</text:p>
          </table:table-cell>
          <table:table-cell office:value-type="float" office:value="0.4247302164" calcext:value-type="float">
            <text:p>4.2473E-01</text:p>
          </table:table-cell>
          <table:table-cell table:style-name="ce10" office:value-type="float" office:value="410.4" calcext:value-type="float">
            <text:p>410.4</text:p>
          </table:table-cell>
          <table:table-cell office:value-type="float" office:value="0.4247302164" calcext:value-type="float">
            <text:p>4.2473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0.8" calcext:value-type="float">
            <text:p>410.8</text:p>
          </table:table-cell>
          <table:table-cell office:value-type="float" office:value="0.421817575" calcext:value-type="float">
            <text:p>4.2182E-01</text:p>
          </table:table-cell>
          <table:table-cell table:style-name="ce10" office:value-type="float" office:value="410.8" calcext:value-type="float">
            <text:p>410.8</text:p>
          </table:table-cell>
          <table:table-cell office:value-type="float" office:value="0.421817575" calcext:value-type="float">
            <text:p>4.218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1.2" calcext:value-type="float">
            <text:p>411.2</text:p>
          </table:table-cell>
          <table:table-cell office:value-type="float" office:value="0.4269631544" calcext:value-type="float">
            <text:p>4.2696E-01</text:p>
          </table:table-cell>
          <table:table-cell table:style-name="ce10" office:value-type="float" office:value="411.2" calcext:value-type="float">
            <text:p>411.2</text:p>
          </table:table-cell>
          <table:table-cell office:value-type="float" office:value="0.4269631544" calcext:value-type="float">
            <text:p>4.269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1.6" calcext:value-type="float">
            <text:p>411.6</text:p>
          </table:table-cell>
          <table:table-cell office:value-type="float" office:value="0.4160550358" calcext:value-type="float">
            <text:p>4.1606E-01</text:p>
          </table:table-cell>
          <table:table-cell table:style-name="ce10" office:value-type="float" office:value="411.6" calcext:value-type="float">
            <text:p>411.6</text:p>
          </table:table-cell>
          <table:table-cell office:value-type="float" office:value="0.4160550358" calcext:value-type="float">
            <text:p>4.160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2" calcext:value-type="float">
            <text:p>412.0</text:p>
          </table:table-cell>
          <table:table-cell office:value-type="float" office:value="0.4043091225" calcext:value-type="float">
            <text:p>4.0431E-01</text:p>
          </table:table-cell>
          <table:table-cell table:style-name="ce10" office:value-type="float" office:value="412" calcext:value-type="float">
            <text:p>412.0</text:p>
          </table:table-cell>
          <table:table-cell office:value-type="float" office:value="0.4043091225" calcext:value-type="float">
            <text:p>4.043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2.4" calcext:value-type="float">
            <text:p>412.4</text:p>
          </table:table-cell>
          <table:table-cell office:value-type="float" office:value="0.3976120257" calcext:value-type="float">
            <text:p>3.9761E-01</text:p>
          </table:table-cell>
          <table:table-cell table:style-name="ce10" office:value-type="float" office:value="412.4" calcext:value-type="float">
            <text:p>412.4</text:p>
          </table:table-cell>
          <table:table-cell office:value-type="float" office:value="0.3976120257" calcext:value-type="float">
            <text:p>3.976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2.7" calcext:value-type="float">
            <text:p>412.7</text:p>
          </table:table-cell>
          <table:table-cell office:value-type="float" office:value="0.3955820476" calcext:value-type="float">
            <text:p>3.9558E-01</text:p>
          </table:table-cell>
          <table:table-cell table:style-name="ce10" office:value-type="float" office:value="412.7" calcext:value-type="float">
            <text:p>412.7</text:p>
          </table:table-cell>
          <table:table-cell office:value-type="float" office:value="0.3955820476" calcext:value-type="float">
            <text:p>3.955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3.1" calcext:value-type="float">
            <text:p>413.1</text:p>
          </table:table-cell>
          <table:table-cell office:value-type="float" office:value="0.3894015049" calcext:value-type="float">
            <text:p>3.8940E-01</text:p>
          </table:table-cell>
          <table:table-cell table:style-name="ce10" office:value-type="float" office:value="413.1" calcext:value-type="float">
            <text:p>413.1</text:p>
          </table:table-cell>
          <table:table-cell office:value-type="float" office:value="0.3894015049" calcext:value-type="float">
            <text:p>3.8940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3.5" calcext:value-type="float">
            <text:p>413.5</text:p>
          </table:table-cell>
          <table:table-cell office:value-type="float" office:value="0.3861093125" calcext:value-type="float">
            <text:p>3.8611E-01</text:p>
          </table:table-cell>
          <table:table-cell table:style-name="ce10" office:value-type="float" office:value="413.5" calcext:value-type="float">
            <text:p>413.5</text:p>
          </table:table-cell>
          <table:table-cell office:value-type="float" office:value="0.3861093125" calcext:value-type="float">
            <text:p>3.861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3.9" calcext:value-type="float">
            <text:p>413.9</text:p>
          </table:table-cell>
          <table:table-cell office:value-type="float" office:value="0.3865411902" calcext:value-type="float">
            <text:p>3.8654E-01</text:p>
          </table:table-cell>
          <table:table-cell table:style-name="ce10" office:value-type="float" office:value="413.9" calcext:value-type="float">
            <text:p>413.9</text:p>
          </table:table-cell>
          <table:table-cell office:value-type="float" office:value="0.3865411902" calcext:value-type="float">
            <text:p>3.865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4.3" calcext:value-type="float">
            <text:p>414.3</text:p>
          </table:table-cell>
          <table:table-cell office:value-type="float" office:value="0.3781785209" calcext:value-type="float">
            <text:p>3.7818E-01</text:p>
          </table:table-cell>
          <table:table-cell table:style-name="ce10" office:value-type="float" office:value="414.3" calcext:value-type="float">
            <text:p>414.3</text:p>
          </table:table-cell>
          <table:table-cell office:value-type="float" office:value="0.3781785209" calcext:value-type="float">
            <text:p>3.781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4.7" calcext:value-type="float">
            <text:p>414.7</text:p>
          </table:table-cell>
          <table:table-cell office:value-type="float" office:value="0.3711352269" calcext:value-type="float">
            <text:p>3.7114E-01</text:p>
          </table:table-cell>
          <table:table-cell table:style-name="ce10" office:value-type="float" office:value="414.7" calcext:value-type="float">
            <text:p>414.7</text:p>
          </table:table-cell>
          <table:table-cell office:value-type="float" office:value="0.3711352269" calcext:value-type="float">
            <text:p>3.711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5.1" calcext:value-type="float">
            <text:p>415.1</text:p>
          </table:table-cell>
          <table:table-cell office:value-type="float" office:value="0.3655817315" calcext:value-type="float">
            <text:p>3.6558E-01</text:p>
          </table:table-cell>
          <table:table-cell table:style-name="ce10" office:value-type="float" office:value="415.1" calcext:value-type="float">
            <text:p>415.1</text:p>
          </table:table-cell>
          <table:table-cell office:value-type="float" office:value="0.3655817315" calcext:value-type="float">
            <text:p>3.655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5.5" calcext:value-type="float">
            <text:p>415.5</text:p>
          </table:table-cell>
          <table:table-cell office:value-type="float" office:value="0.3575331524" calcext:value-type="float">
            <text:p>3.5753E-01</text:p>
          </table:table-cell>
          <table:table-cell table:style-name="ce10" office:value-type="float" office:value="415.5" calcext:value-type="float">
            <text:p>415.5</text:p>
          </table:table-cell>
          <table:table-cell office:value-type="float" office:value="0.3575331524" calcext:value-type="float">
            <text:p>3.5753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5.9" calcext:value-type="float">
            <text:p>415.9</text:p>
          </table:table-cell>
          <table:table-cell office:value-type="float" office:value="0.3620170145" calcext:value-type="float">
            <text:p>3.6202E-01</text:p>
          </table:table-cell>
          <table:table-cell table:style-name="ce10" office:value-type="float" office:value="415.9" calcext:value-type="float">
            <text:p>415.9</text:p>
          </table:table-cell>
          <table:table-cell office:value-type="float" office:value="0.3620170145" calcext:value-type="float">
            <text:p>3.620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6.3" calcext:value-type="float">
            <text:p>416.3</text:p>
          </table:table-cell>
          <table:table-cell office:value-type="float" office:value="0.3462039416" calcext:value-type="float">
            <text:p>3.4620E-01</text:p>
          </table:table-cell>
          <table:table-cell table:style-name="ce10" office:value-type="float" office:value="416.3" calcext:value-type="float">
            <text:p>416.3</text:p>
          </table:table-cell>
          <table:table-cell office:value-type="float" office:value="0.3462039416" calcext:value-type="float">
            <text:p>3.4620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6.7" calcext:value-type="float">
            <text:p>416.7</text:p>
          </table:table-cell>
          <table:table-cell office:value-type="float" office:value="0.3438848582" calcext:value-type="float">
            <text:p>3.4388E-01</text:p>
          </table:table-cell>
          <table:table-cell table:style-name="ce10" office:value-type="float" office:value="416.7" calcext:value-type="float">
            <text:p>416.7</text:p>
          </table:table-cell>
          <table:table-cell office:value-type="float" office:value="0.3438848582" calcext:value-type="float">
            <text:p>3.438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7.1" calcext:value-type="float">
            <text:p>417.1</text:p>
          </table:table-cell>
          <table:table-cell office:value-type="float" office:value="0.3325343719" calcext:value-type="float">
            <text:p>3.3253E-01</text:p>
          </table:table-cell>
          <table:table-cell table:style-name="ce10" office:value-type="float" office:value="417.1" calcext:value-type="float">
            <text:p>417.1</text:p>
          </table:table-cell>
          <table:table-cell office:value-type="float" office:value="0.3325343719" calcext:value-type="float">
            <text:p>3.3253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7.5" calcext:value-type="float">
            <text:p>417.5</text:p>
          </table:table-cell>
          <table:table-cell office:value-type="float" office:value="0.3362618452" calcext:value-type="float">
            <text:p>3.3626E-01</text:p>
          </table:table-cell>
          <table:table-cell table:style-name="ce10" office:value-type="float" office:value="417.5" calcext:value-type="float">
            <text:p>417.5</text:p>
          </table:table-cell>
          <table:table-cell office:value-type="float" office:value="0.3362618452" calcext:value-type="float">
            <text:p>3.362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7.9" calcext:value-type="float">
            <text:p>417.9</text:p>
          </table:table-cell>
          <table:table-cell office:value-type="float" office:value="0.3231746685" calcext:value-type="float">
            <text:p>3.2317E-01</text:p>
          </table:table-cell>
          <table:table-cell table:style-name="ce10" office:value-type="float" office:value="417.9" calcext:value-type="float">
            <text:p>417.9</text:p>
          </table:table-cell>
          <table:table-cell office:value-type="float" office:value="0.3231746685" calcext:value-type="float">
            <text:p>3.2317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8.3" calcext:value-type="float">
            <text:p>418.3</text:p>
          </table:table-cell>
          <table:table-cell office:value-type="float" office:value="0.3295612233" calcext:value-type="float">
            <text:p>3.2956E-01</text:p>
          </table:table-cell>
          <table:table-cell table:style-name="ce10" office:value-type="float" office:value="418.3" calcext:value-type="float">
            <text:p>418.3</text:p>
          </table:table-cell>
          <table:table-cell office:value-type="float" office:value="0.3295612233" calcext:value-type="float">
            <text:p>3.295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8.7" calcext:value-type="float">
            <text:p>418.7</text:p>
          </table:table-cell>
          <table:table-cell office:value-type="float" office:value="0.3163303566" calcext:value-type="float">
            <text:p>3.1633E-01</text:p>
          </table:table-cell>
          <table:table-cell table:style-name="ce10" office:value-type="float" office:value="418.7" calcext:value-type="float">
            <text:p>418.7</text:p>
          </table:table-cell>
          <table:table-cell office:value-type="float" office:value="0.3163303566" calcext:value-type="float">
            <text:p>3.1633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9.1" calcext:value-type="float">
            <text:p>419.1</text:p>
          </table:table-cell>
          <table:table-cell office:value-type="float" office:value="0.3145048699" calcext:value-type="float">
            <text:p>3.1450E-01</text:p>
          </table:table-cell>
          <table:table-cell table:style-name="ce10" office:value-type="float" office:value="419.1" calcext:value-type="float">
            <text:p>419.1</text:p>
          </table:table-cell>
          <table:table-cell office:value-type="float" office:value="0.3145048699" calcext:value-type="float">
            <text:p>3.1450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9.5" calcext:value-type="float">
            <text:p>419.5</text:p>
          </table:table-cell>
          <table:table-cell office:value-type="float" office:value="0.3099347783" calcext:value-type="float">
            <text:p>3.0993E-01</text:p>
          </table:table-cell>
          <table:table-cell table:style-name="ce10" office:value-type="float" office:value="419.5" calcext:value-type="float">
            <text:p>419.5</text:p>
          </table:table-cell>
          <table:table-cell office:value-type="float" office:value="0.3099347783" calcext:value-type="float">
            <text:p>3.0993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9.9" calcext:value-type="float">
            <text:p>419.9</text:p>
          </table:table-cell>
          <table:table-cell office:value-type="float" office:value="0.3011148859" calcext:value-type="float">
            <text:p>3.0111E-01</text:p>
          </table:table-cell>
          <table:table-cell table:style-name="ce10" office:value-type="float" office:value="419.9" calcext:value-type="float">
            <text:p>419.9</text:p>
          </table:table-cell>
          <table:table-cell office:value-type="float" office:value="0.3011148859" calcext:value-type="float">
            <text:p>3.011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0.3" calcext:value-type="float">
            <text:p>420.3</text:p>
          </table:table-cell>
          <table:table-cell office:value-type="float" office:value="0.2992121499" calcext:value-type="float">
            <text:p>2.9921E-01</text:p>
          </table:table-cell>
          <table:table-cell table:style-name="ce10" office:value-type="float" office:value="420.3" calcext:value-type="float">
            <text:p>420.3</text:p>
          </table:table-cell>
          <table:table-cell office:value-type="float" office:value="0.2992121499" calcext:value-type="float">
            <text:p>2.992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0.7" calcext:value-type="float">
            <text:p>420.7</text:p>
          </table:table-cell>
          <table:table-cell office:value-type="float" office:value="0.2945465356" calcext:value-type="float">
            <text:p>2.9455E-01</text:p>
          </table:table-cell>
          <table:table-cell table:style-name="ce10" office:value-type="float" office:value="420.7" calcext:value-type="float">
            <text:p>420.7</text:p>
          </table:table-cell>
          <table:table-cell office:value-type="float" office:value="0.2945465356" calcext:value-type="float">
            <text:p>2.945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1.1" calcext:value-type="float">
            <text:p>421.1</text:p>
          </table:table-cell>
          <table:table-cell office:value-type="float" office:value="0.2979482645" calcext:value-type="float">
            <text:p>2.9795E-01</text:p>
          </table:table-cell>
          <table:table-cell table:style-name="ce10" office:value-type="float" office:value="421.1" calcext:value-type="float">
            <text:p>421.1</text:p>
          </table:table-cell>
          <table:table-cell office:value-type="float" office:value="0.2979482645" calcext:value-type="float">
            <text:p>2.979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1.5" calcext:value-type="float">
            <text:p>421.5</text:p>
          </table:table-cell>
          <table:table-cell office:value-type="float" office:value="0.2893462049" calcext:value-type="float">
            <text:p>2.8935E-01</text:p>
          </table:table-cell>
          <table:table-cell table:style-name="ce10" office:value-type="float" office:value="421.5" calcext:value-type="float">
            <text:p>421.5</text:p>
          </table:table-cell>
          <table:table-cell office:value-type="float" office:value="0.2893462049" calcext:value-type="float">
            <text:p>2.893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1.8" calcext:value-type="float">
            <text:p>421.8</text:p>
          </table:table-cell>
          <table:table-cell office:value-type="float" office:value="0.288751991" calcext:value-type="float">
            <text:p>2.8875E-01</text:p>
          </table:table-cell>
          <table:table-cell table:style-name="ce10" office:value-type="float" office:value="421.8" calcext:value-type="float">
            <text:p>421.8</text:p>
          </table:table-cell>
          <table:table-cell office:value-type="float" office:value="0.288751991" calcext:value-type="float">
            <text:p>2.887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2.2" calcext:value-type="float">
            <text:p>422.2</text:p>
          </table:table-cell>
          <table:table-cell office:value-type="float" office:value="0.2776902603" calcext:value-type="float">
            <text:p>2.7769E-01</text:p>
          </table:table-cell>
          <table:table-cell table:style-name="ce10" office:value-type="float" office:value="422.2" calcext:value-type="float">
            <text:p>422.2</text:p>
          </table:table-cell>
          <table:table-cell office:value-type="float" office:value="0.2776902603" calcext:value-type="float">
            <text:p>2.7769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2.6" calcext:value-type="float">
            <text:p>422.6</text:p>
          </table:table-cell>
          <table:table-cell office:value-type="float" office:value="0.2769782928" calcext:value-type="float">
            <text:p>2.7698E-01</text:p>
          </table:table-cell>
          <table:table-cell table:style-name="ce10" office:value-type="float" office:value="422.6" calcext:value-type="float">
            <text:p>422.6</text:p>
          </table:table-cell>
          <table:table-cell office:value-type="float" office:value="0.2769782928" calcext:value-type="float">
            <text:p>2.769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3" calcext:value-type="float">
            <text:p>423.0</text:p>
          </table:table-cell>
          <table:table-cell office:value-type="float" office:value="0.270053876" calcext:value-type="float">
            <text:p>2.7005E-01</text:p>
          </table:table-cell>
          <table:table-cell table:style-name="ce10" office:value-type="float" office:value="423" calcext:value-type="float">
            <text:p>423.0</text:p>
          </table:table-cell>
          <table:table-cell office:value-type="float" office:value="0.270053876" calcext:value-type="float">
            <text:p>2.700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3.4" calcext:value-type="float">
            <text:p>423.4</text:p>
          </table:table-cell>
          <table:table-cell office:value-type="float" office:value="0.2638554758" calcext:value-type="float">
            <text:p>2.6386E-01</text:p>
          </table:table-cell>
          <table:table-cell table:style-name="ce10" office:value-type="float" office:value="423.4" calcext:value-type="float">
            <text:p>423.4</text:p>
          </table:table-cell>
          <table:table-cell office:value-type="float" office:value="0.2638554758" calcext:value-type="float">
            <text:p>2.638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3.8" calcext:value-type="float">
            <text:p>423.8</text:p>
          </table:table-cell>
          <table:table-cell office:value-type="float" office:value="0.2607599262" calcext:value-type="float">
            <text:p>2.6076E-01</text:p>
          </table:table-cell>
          <table:table-cell table:style-name="ce10" office:value-type="float" office:value="423.8" calcext:value-type="float">
            <text:p>423.8</text:p>
          </table:table-cell>
          <table:table-cell office:value-type="float" office:value="0.2607599262" calcext:value-type="float">
            <text:p>2.607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4.2" calcext:value-type="float">
            <text:p>424.2</text:p>
          </table:table-cell>
          <table:table-cell office:value-type="float" office:value="0.26228501" calcext:value-type="float">
            <text:p>2.6229E-01</text:p>
          </table:table-cell>
          <table:table-cell table:style-name="ce10" office:value-type="float" office:value="424.2" calcext:value-type="float">
            <text:p>424.2</text:p>
          </table:table-cell>
          <table:table-cell office:value-type="float" office:value="0.26228501" calcext:value-type="float">
            <text:p>2.6229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4.6" calcext:value-type="float">
            <text:p>424.6</text:p>
          </table:table-cell>
          <table:table-cell office:value-type="float" office:value="0.2602310716" calcext:value-type="float">
            <text:p>2.6023E-01</text:p>
          </table:table-cell>
          <table:table-cell table:style-name="ce10" office:value-type="float" office:value="424.6" calcext:value-type="float">
            <text:p>424.6</text:p>
          </table:table-cell>
          <table:table-cell office:value-type="float" office:value="0.2602310716" calcext:value-type="float">
            <text:p>2.6023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5" calcext:value-type="float">
            <text:p>425.0</text:p>
          </table:table-cell>
          <table:table-cell office:value-type="float" office:value="0.2575118068" calcext:value-type="float">
            <text:p>2.5751E-01</text:p>
          </table:table-cell>
          <table:table-cell table:style-name="ce10" office:value-type="float" office:value="425" calcext:value-type="float">
            <text:p>425.0</text:p>
          </table:table-cell>
          <table:table-cell office:value-type="float" office:value="0.2575118068" calcext:value-type="float">
            <text:p>2.575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5.4" calcext:value-type="float">
            <text:p>425.4</text:p>
          </table:table-cell>
          <table:table-cell office:value-type="float" office:value="0.2433034047" calcext:value-type="float">
            <text:p>2.4330E-01</text:p>
          </table:table-cell>
          <table:table-cell table:style-name="ce10" office:value-type="float" office:value="425.4" calcext:value-type="float">
            <text:p>425.4</text:p>
          </table:table-cell>
          <table:table-cell office:value-type="float" office:value="0.2433034047" calcext:value-type="float">
            <text:p>2.4330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5.8" calcext:value-type="float">
            <text:p>425.8</text:p>
          </table:table-cell>
          <table:table-cell office:value-type="float" office:value="0.2497358769" calcext:value-type="float">
            <text:p>2.4974E-01</text:p>
          </table:table-cell>
          <table:table-cell table:style-name="ce10" office:value-type="float" office:value="425.8" calcext:value-type="float">
            <text:p>425.8</text:p>
          </table:table-cell>
          <table:table-cell office:value-type="float" office:value="0.2497358769" calcext:value-type="float">
            <text:p>2.497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6.2" calcext:value-type="float">
            <text:p>426.2</text:p>
          </table:table-cell>
          <table:table-cell office:value-type="float" office:value="0.2323645534" calcext:value-type="float">
            <text:p>2.3236E-01</text:p>
          </table:table-cell>
          <table:table-cell table:style-name="ce10" office:value-type="float" office:value="426.2" calcext:value-type="float">
            <text:p>426.2</text:p>
          </table:table-cell>
          <table:table-cell office:value-type="float" office:value="0.2323645534" calcext:value-type="float">
            <text:p>2.323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6.6" calcext:value-type="float">
            <text:p>426.6</text:p>
          </table:table-cell>
          <table:table-cell office:value-type="float" office:value="0.2382247757" calcext:value-type="float">
            <text:p>2.3822E-01</text:p>
          </table:table-cell>
          <table:table-cell table:style-name="ce10" office:value-type="float" office:value="426.6" calcext:value-type="float">
            <text:p>426.6</text:p>
          </table:table-cell>
          <table:table-cell office:value-type="float" office:value="0.2382247757" calcext:value-type="float">
            <text:p>2.382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7" calcext:value-type="float">
            <text:p>427.0</text:p>
          </table:table-cell>
          <table:table-cell office:value-type="float" office:value="0.2331222365" calcext:value-type="float">
            <text:p>2.3312E-01</text:p>
          </table:table-cell>
          <table:table-cell table:style-name="ce10" office:value-type="float" office:value="427" calcext:value-type="float">
            <text:p>427.0</text:p>
          </table:table-cell>
          <table:table-cell office:value-type="float" office:value="0.2331222365" calcext:value-type="float">
            <text:p>2.331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7.4" calcext:value-type="float">
            <text:p>427.4</text:p>
          </table:table-cell>
          <table:table-cell office:value-type="float" office:value="0.2261130188" calcext:value-type="float">
            <text:p>2.2611E-01</text:p>
          </table:table-cell>
          <table:table-cell table:style-name="ce10" office:value-type="float" office:value="427.4" calcext:value-type="float">
            <text:p>427.4</text:p>
          </table:table-cell>
          <table:table-cell office:value-type="float" office:value="0.2261130188" calcext:value-type="float">
            <text:p>2.261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7.8" calcext:value-type="float">
            <text:p>427.8</text:p>
          </table:table-cell>
          <table:table-cell office:value-type="float" office:value="0.2300640295" calcext:value-type="float">
            <text:p>2.3006E-01</text:p>
          </table:table-cell>
          <table:table-cell table:style-name="ce10" office:value-type="float" office:value="427.8" calcext:value-type="float">
            <text:p>427.8</text:p>
          </table:table-cell>
          <table:table-cell office:value-type="float" office:value="0.2300640295" calcext:value-type="float">
            <text:p>2.300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8.2" calcext:value-type="float">
            <text:p>428.2</text:p>
          </table:table-cell>
          <table:table-cell office:value-type="float" office:value="0.2290656835" calcext:value-type="float">
            <text:p>2.2907E-01</text:p>
          </table:table-cell>
          <table:table-cell table:style-name="ce10" office:value-type="float" office:value="428.2" calcext:value-type="float">
            <text:p>428.2</text:p>
          </table:table-cell>
          <table:table-cell office:value-type="float" office:value="0.2290656835" calcext:value-type="float">
            <text:p>2.2907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8.6" calcext:value-type="float">
            <text:p>428.6</text:p>
          </table:table-cell>
          <table:table-cell office:value-type="float" office:value="0.2135578709" calcext:value-type="float">
            <text:p>2.1356E-01</text:p>
          </table:table-cell>
          <table:table-cell table:style-name="ce10" office:value-type="float" office:value="428.6" calcext:value-type="float">
            <text:p>428.6</text:p>
          </table:table-cell>
          <table:table-cell office:value-type="float" office:value="0.2135578709" calcext:value-type="float">
            <text:p>2.135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9" calcext:value-type="float">
            <text:p>429.0</text:p>
          </table:table-cell>
          <table:table-cell office:value-type="float" office:value="0.2158616774" calcext:value-type="float">
            <text:p>2.1586E-01</text:p>
          </table:table-cell>
          <table:table-cell table:style-name="ce10" office:value-type="float" office:value="429" calcext:value-type="float">
            <text:p>429.0</text:p>
          </table:table-cell>
          <table:table-cell office:value-type="float" office:value="0.2158616774" calcext:value-type="float">
            <text:p>2.158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9.4" calcext:value-type="float">
            <text:p>429.4</text:p>
          </table:table-cell>
          <table:table-cell office:value-type="float" office:value="0.202198811" calcext:value-type="float">
            <text:p>2.0220E-01</text:p>
          </table:table-cell>
          <table:table-cell table:style-name="ce10" office:value-type="float" office:value="429.4" calcext:value-type="float">
            <text:p>429.4</text:p>
          </table:table-cell>
          <table:table-cell office:value-type="float" office:value="0.202198811" calcext:value-type="float">
            <text:p>2.0220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29.8" calcext:value-type="float">
            <text:p>429.8</text:p>
          </table:table-cell>
          <table:table-cell office:value-type="float" office:value="0.2149233155" calcext:value-type="float">
            <text:p>2.1492E-01</text:p>
          </table:table-cell>
          <table:table-cell table:style-name="ce10" office:value-type="float" office:value="429.8" calcext:value-type="float">
            <text:p>429.8</text:p>
          </table:table-cell>
          <table:table-cell office:value-type="float" office:value="0.2149233155" calcext:value-type="float">
            <text:p>2.149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0.1" calcext:value-type="float">
            <text:p>430.1</text:p>
          </table:table-cell>
          <table:table-cell office:value-type="float" office:value="0.2099723434" calcext:value-type="float">
            <text:p>2.0997E-01</text:p>
          </table:table-cell>
          <table:table-cell table:style-name="ce10" office:value-type="float" office:value="430.1" calcext:value-type="float">
            <text:p>430.1</text:p>
          </table:table-cell>
          <table:table-cell office:value-type="float" office:value="0.2099723434" calcext:value-type="float">
            <text:p>2.0997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0.5" calcext:value-type="float">
            <text:p>430.5</text:p>
          </table:table-cell>
          <table:table-cell office:value-type="float" office:value="0.201999154" calcext:value-type="float">
            <text:p>2.0200E-01</text:p>
          </table:table-cell>
          <table:table-cell table:style-name="ce10" office:value-type="float" office:value="430.5" calcext:value-type="float">
            <text:p>430.5</text:p>
          </table:table-cell>
          <table:table-cell office:value-type="float" office:value="0.201999154" calcext:value-type="float">
            <text:p>2.0200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0.9" calcext:value-type="float">
            <text:p>430.9</text:p>
          </table:table-cell>
          <table:table-cell office:value-type="float" office:value="0.2019236816" calcext:value-type="float">
            <text:p>2.0192E-01</text:p>
          </table:table-cell>
          <table:table-cell table:style-name="ce10" office:value-type="float" office:value="430.9" calcext:value-type="float">
            <text:p>430.9</text:p>
          </table:table-cell>
          <table:table-cell office:value-type="float" office:value="0.2019236816" calcext:value-type="float">
            <text:p>2.019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1.3" calcext:value-type="float">
            <text:p>431.3</text:p>
          </table:table-cell>
          <table:table-cell office:value-type="float" office:value="0.2016210382" calcext:value-type="float">
            <text:p>2.0162E-01</text:p>
          </table:table-cell>
          <table:table-cell table:style-name="ce10" office:value-type="float" office:value="431.3" calcext:value-type="float">
            <text:p>431.3</text:p>
          </table:table-cell>
          <table:table-cell office:value-type="float" office:value="0.2016210382" calcext:value-type="float">
            <text:p>2.016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1.7" calcext:value-type="float">
            <text:p>431.7</text:p>
          </table:table-cell>
          <table:table-cell office:value-type="float" office:value="0.1894141612" calcext:value-type="float">
            <text:p>1.8941E-01</text:p>
          </table:table-cell>
          <table:table-cell table:style-name="ce10" office:value-type="float" office:value="431.7" calcext:value-type="float">
            <text:p>431.7</text:p>
          </table:table-cell>
          <table:table-cell office:value-type="float" office:value="0.1894141612" calcext:value-type="float">
            <text:p>1.894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2.1" calcext:value-type="float">
            <text:p>432.1</text:p>
          </table:table-cell>
          <table:table-cell office:value-type="float" office:value="0.1875696216" calcext:value-type="float">
            <text:p>1.8757E-01</text:p>
          </table:table-cell>
          <table:table-cell table:style-name="ce10" office:value-type="float" office:value="432.1" calcext:value-type="float">
            <text:p>432.1</text:p>
          </table:table-cell>
          <table:table-cell office:value-type="float" office:value="0.1875696216" calcext:value-type="float">
            <text:p>1.8757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2.5" calcext:value-type="float">
            <text:p>432.5</text:p>
          </table:table-cell>
          <table:table-cell office:value-type="float" office:value="0.1842875479" calcext:value-type="float">
            <text:p>1.8429E-01</text:p>
          </table:table-cell>
          <table:table-cell table:style-name="ce10" office:value-type="float" office:value="432.5" calcext:value-type="float">
            <text:p>432.5</text:p>
          </table:table-cell>
          <table:table-cell office:value-type="float" office:value="0.1842875479" calcext:value-type="float">
            <text:p>1.8429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2.9" calcext:value-type="float">
            <text:p>432.9</text:p>
          </table:table-cell>
          <table:table-cell office:value-type="float" office:value="0.1798380819" calcext:value-type="float">
            <text:p>1.7984E-01</text:p>
          </table:table-cell>
          <table:table-cell table:style-name="ce10" office:value-type="float" office:value="432.9" calcext:value-type="float">
            <text:p>432.9</text:p>
          </table:table-cell>
          <table:table-cell office:value-type="float" office:value="0.1798380819" calcext:value-type="float">
            <text:p>1.798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3.3" calcext:value-type="float">
            <text:p>433.3</text:p>
          </table:table-cell>
          <table:table-cell office:value-type="float" office:value="0.1803230913" calcext:value-type="float">
            <text:p>1.8032E-01</text:p>
          </table:table-cell>
          <table:table-cell table:style-name="ce10" office:value-type="float" office:value="433.3" calcext:value-type="float">
            <text:p>433.3</text:p>
          </table:table-cell>
          <table:table-cell office:value-type="float" office:value="0.1803230913" calcext:value-type="float">
            <text:p>1.803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3.7" calcext:value-type="float">
            <text:p>433.7</text:p>
          </table:table-cell>
          <table:table-cell office:value-type="float" office:value="0.18215758" calcext:value-type="float">
            <text:p>1.8216E-01</text:p>
          </table:table-cell>
          <table:table-cell table:style-name="ce10" office:value-type="float" office:value="433.7" calcext:value-type="float">
            <text:p>433.7</text:p>
          </table:table-cell>
          <table:table-cell office:value-type="float" office:value="0.18215758" calcext:value-type="float">
            <text:p>1.821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4.1" calcext:value-type="float">
            <text:p>434.1</text:p>
          </table:table-cell>
          <table:table-cell office:value-type="float" office:value="0.1676756043" calcext:value-type="float">
            <text:p>1.6768E-01</text:p>
          </table:table-cell>
          <table:table-cell table:style-name="ce10" office:value-type="float" office:value="434.1" calcext:value-type="float">
            <text:p>434.1</text:p>
          </table:table-cell>
          <table:table-cell office:value-type="float" office:value="0.1676756043" calcext:value-type="float">
            <text:p>1.676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4.5" calcext:value-type="float">
            <text:p>434.5</text:p>
          </table:table-cell>
          <table:table-cell office:value-type="float" office:value="0.1755149933" calcext:value-type="float">
            <text:p>1.7551E-01</text:p>
          </table:table-cell>
          <table:table-cell table:style-name="ce10" office:value-type="float" office:value="434.5" calcext:value-type="float">
            <text:p>434.5</text:p>
          </table:table-cell>
          <table:table-cell office:value-type="float" office:value="0.1755149933" calcext:value-type="float">
            <text:p>1.755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4.9" calcext:value-type="float">
            <text:p>434.9</text:p>
          </table:table-cell>
          <table:table-cell office:value-type="float" office:value="0.1728114946" calcext:value-type="float">
            <text:p>1.7281E-01</text:p>
          </table:table-cell>
          <table:table-cell table:style-name="ce10" office:value-type="float" office:value="434.9" calcext:value-type="float">
            <text:p>434.9</text:p>
          </table:table-cell>
          <table:table-cell office:value-type="float" office:value="0.1728114946" calcext:value-type="float">
            <text:p>1.728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5.3" calcext:value-type="float">
            <text:p>435.3</text:p>
          </table:table-cell>
          <table:table-cell office:value-type="float" office:value="0.166306022" calcext:value-type="float">
            <text:p>1.6631E-01</text:p>
          </table:table-cell>
          <table:table-cell table:style-name="ce10" office:value-type="float" office:value="435.3" calcext:value-type="float">
            <text:p>435.3</text:p>
          </table:table-cell>
          <table:table-cell office:value-type="float" office:value="0.166306022" calcext:value-type="float">
            <text:p>1.663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5.7" calcext:value-type="float">
            <text:p>435.7</text:p>
          </table:table-cell>
          <table:table-cell office:value-type="float" office:value="0.1716419149" calcext:value-type="float">
            <text:p>1.7164E-01</text:p>
          </table:table-cell>
          <table:table-cell table:style-name="ce10" office:value-type="float" office:value="435.7" calcext:value-type="float">
            <text:p>435.7</text:p>
          </table:table-cell>
          <table:table-cell office:value-type="float" office:value="0.1716419149" calcext:value-type="float">
            <text:p>1.716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6.1" calcext:value-type="float">
            <text:p>436.1</text:p>
          </table:table-cell>
          <table:table-cell office:value-type="float" office:value="0.1664200988" calcext:value-type="float">
            <text:p>1.6642E-01</text:p>
          </table:table-cell>
          <table:table-cell table:style-name="ce10" office:value-type="float" office:value="436.1" calcext:value-type="float">
            <text:p>436.1</text:p>
          </table:table-cell>
          <table:table-cell office:value-type="float" office:value="0.1664200988" calcext:value-type="float">
            <text:p>1.664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6.5" calcext:value-type="float">
            <text:p>436.5</text:p>
          </table:table-cell>
          <table:table-cell office:value-type="float" office:value="0.1629996234" calcext:value-type="float">
            <text:p>1.6300E-01</text:p>
          </table:table-cell>
          <table:table-cell table:style-name="ce10" office:value-type="float" office:value="436.5" calcext:value-type="float">
            <text:p>436.5</text:p>
          </table:table-cell>
          <table:table-cell office:value-type="float" office:value="0.1629996234" calcext:value-type="float">
            <text:p>1.6300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6.9" calcext:value-type="float">
            <text:p>436.9</text:p>
          </table:table-cell>
          <table:table-cell office:value-type="float" office:value="0.1591386668" calcext:value-type="float">
            <text:p>1.5914E-01</text:p>
          </table:table-cell>
          <table:table-cell table:style-name="ce10" office:value-type="float" office:value="436.9" calcext:value-type="float">
            <text:p>436.9</text:p>
          </table:table-cell>
          <table:table-cell office:value-type="float" office:value="0.1591386668" calcext:value-type="float">
            <text:p>1.591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7.3" calcext:value-type="float">
            <text:p>437.3</text:p>
          </table:table-cell>
          <table:table-cell office:value-type="float" office:value="0.1547539556" calcext:value-type="float">
            <text:p>1.5475E-01</text:p>
          </table:table-cell>
          <table:table-cell table:style-name="ce10" office:value-type="float" office:value="437.3" calcext:value-type="float">
            <text:p>437.3</text:p>
          </table:table-cell>
          <table:table-cell office:value-type="float" office:value="0.1547539556" calcext:value-type="float">
            <text:p>1.547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7.7" calcext:value-type="float">
            <text:p>437.7</text:p>
          </table:table-cell>
          <table:table-cell office:value-type="float" office:value="0.1534158582" calcext:value-type="float">
            <text:p>1.5342E-01</text:p>
          </table:table-cell>
          <table:table-cell table:style-name="ce10" office:value-type="float" office:value="437.7" calcext:value-type="float">
            <text:p>437.7</text:p>
          </table:table-cell>
          <table:table-cell office:value-type="float" office:value="0.1534158582" calcext:value-type="float">
            <text:p>1.534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8.1" calcext:value-type="float">
            <text:p>438.1</text:p>
          </table:table-cell>
          <table:table-cell office:value-type="float" office:value="0.1472522051" calcext:value-type="float">
            <text:p>1.4725E-01</text:p>
          </table:table-cell>
          <table:table-cell table:style-name="ce10" office:value-type="float" office:value="438.1" calcext:value-type="float">
            <text:p>438.1</text:p>
          </table:table-cell>
          <table:table-cell office:value-type="float" office:value="0.1472522051" calcext:value-type="float">
            <text:p>1.472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8.4" calcext:value-type="float">
            <text:p>438.4</text:p>
          </table:table-cell>
          <table:table-cell office:value-type="float" office:value="0.1476032976" calcext:value-type="float">
            <text:p>1.4760E-01</text:p>
          </table:table-cell>
          <table:table-cell table:style-name="ce10" office:value-type="float" office:value="438.4" calcext:value-type="float">
            <text:p>438.4</text:p>
          </table:table-cell>
          <table:table-cell office:value-type="float" office:value="0.1476032976" calcext:value-type="float">
            <text:p>1.4760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8.8" calcext:value-type="float">
            <text:p>438.8</text:p>
          </table:table-cell>
          <table:table-cell office:value-type="float" office:value="0.1502208934" calcext:value-type="float">
            <text:p>1.5022E-01</text:p>
          </table:table-cell>
          <table:table-cell table:style-name="ce10" office:value-type="float" office:value="438.8" calcext:value-type="float">
            <text:p>438.8</text:p>
          </table:table-cell>
          <table:table-cell office:value-type="float" office:value="0.1502208934" calcext:value-type="float">
            <text:p>1.502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9.2" calcext:value-type="float">
            <text:p>439.2</text:p>
          </table:table-cell>
          <table:table-cell office:value-type="float" office:value="0.1463197089" calcext:value-type="float">
            <text:p>1.4632E-01</text:p>
          </table:table-cell>
          <table:table-cell table:style-name="ce10" office:value-type="float" office:value="439.2" calcext:value-type="float">
            <text:p>439.2</text:p>
          </table:table-cell>
          <table:table-cell office:value-type="float" office:value="0.1463197089" calcext:value-type="float">
            <text:p>1.463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39.6" calcext:value-type="float">
            <text:p>439.6</text:p>
          </table:table-cell>
          <table:table-cell office:value-type="float" office:value="0.1407015794" calcext:value-type="float">
            <text:p>1.4070E-01</text:p>
          </table:table-cell>
          <table:table-cell table:style-name="ce10" office:value-type="float" office:value="439.6" calcext:value-type="float">
            <text:p>439.6</text:p>
          </table:table-cell>
          <table:table-cell office:value-type="float" office:value="0.1407015794" calcext:value-type="float">
            <text:p>1.4070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0" calcext:value-type="float">
            <text:p>440.0</text:p>
          </table:table-cell>
          <table:table-cell office:value-type="float" office:value="0.1469707722" calcext:value-type="float">
            <text:p>1.4697E-01</text:p>
          </table:table-cell>
          <table:table-cell table:style-name="ce10" office:value-type="float" office:value="440" calcext:value-type="float">
            <text:p>440.0</text:p>
          </table:table-cell>
          <table:table-cell office:value-type="float" office:value="0.1469707722" calcext:value-type="float">
            <text:p>1.4697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0.4" calcext:value-type="float">
            <text:p>440.4</text:p>
          </table:table-cell>
          <table:table-cell office:value-type="float" office:value="0.1376181855" calcext:value-type="float">
            <text:p>1.3762E-01</text:p>
          </table:table-cell>
          <table:table-cell table:style-name="ce10" office:value-type="float" office:value="440.4" calcext:value-type="float">
            <text:p>440.4</text:p>
          </table:table-cell>
          <table:table-cell office:value-type="float" office:value="0.1376181855" calcext:value-type="float">
            <text:p>1.376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0.8" calcext:value-type="float">
            <text:p>440.8</text:p>
          </table:table-cell>
          <table:table-cell office:value-type="float" office:value="0.1382524538" calcext:value-type="float">
            <text:p>1.3825E-01</text:p>
          </table:table-cell>
          <table:table-cell table:style-name="ce10" office:value-type="float" office:value="440.8" calcext:value-type="float">
            <text:p>440.8</text:p>
          </table:table-cell>
          <table:table-cell office:value-type="float" office:value="0.1382524538" calcext:value-type="float">
            <text:p>1.382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1.2" calcext:value-type="float">
            <text:p>441.2</text:p>
          </table:table-cell>
          <table:table-cell office:value-type="float" office:value="0.1382929583" calcext:value-type="float">
            <text:p>1.3829E-01</text:p>
          </table:table-cell>
          <table:table-cell table:style-name="ce10" office:value-type="float" office:value="441.2" calcext:value-type="float">
            <text:p>441.2</text:p>
          </table:table-cell>
          <table:table-cell office:value-type="float" office:value="0.1382929583" calcext:value-type="float">
            <text:p>1.3829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1.6" calcext:value-type="float">
            <text:p>441.6</text:p>
          </table:table-cell>
          <table:table-cell office:value-type="float" office:value="0.1367997376" calcext:value-type="float">
            <text:p>1.3680E-01</text:p>
          </table:table-cell>
          <table:table-cell table:style-name="ce10" office:value-type="float" office:value="441.6" calcext:value-type="float">
            <text:p>441.6</text:p>
          </table:table-cell>
          <table:table-cell office:value-type="float" office:value="0.1367997376" calcext:value-type="float">
            <text:p>1.3680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2" calcext:value-type="float">
            <text:p>442.0</text:p>
          </table:table-cell>
          <table:table-cell office:value-type="float" office:value="0.1315469569" calcext:value-type="float">
            <text:p>1.3155E-01</text:p>
          </table:table-cell>
          <table:table-cell table:style-name="ce10" office:value-type="float" office:value="442" calcext:value-type="float">
            <text:p>442.0</text:p>
          </table:table-cell>
          <table:table-cell office:value-type="float" office:value="0.1315469569" calcext:value-type="float">
            <text:p>1.315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2.4" calcext:value-type="float">
            <text:p>442.4</text:p>
          </table:table-cell>
          <table:table-cell office:value-type="float" office:value="0.133061838" calcext:value-type="float">
            <text:p>1.3306E-01</text:p>
          </table:table-cell>
          <table:table-cell table:style-name="ce10" office:value-type="float" office:value="442.4" calcext:value-type="float">
            <text:p>442.4</text:p>
          </table:table-cell>
          <table:table-cell office:value-type="float" office:value="0.133061838" calcext:value-type="float">
            <text:p>1.330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2.8" calcext:value-type="float">
            <text:p>442.8</text:p>
          </table:table-cell>
          <table:table-cell office:value-type="float" office:value="0.1388091355" calcext:value-type="float">
            <text:p>1.3881E-01</text:p>
          </table:table-cell>
          <table:table-cell table:style-name="ce10" office:value-type="float" office:value="442.8" calcext:value-type="float">
            <text:p>442.8</text:p>
          </table:table-cell>
          <table:table-cell office:value-type="float" office:value="0.1388091355" calcext:value-type="float">
            <text:p>1.388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3.2" calcext:value-type="float">
            <text:p>443.2</text:p>
          </table:table-cell>
          <table:table-cell office:value-type="float" office:value="0.1268676812" calcext:value-type="float">
            <text:p>1.2687E-01</text:p>
          </table:table-cell>
          <table:table-cell table:style-name="ce10" office:value-type="float" office:value="443.2" calcext:value-type="float">
            <text:p>443.2</text:p>
          </table:table-cell>
          <table:table-cell office:value-type="float" office:value="0.1268676812" calcext:value-type="float">
            <text:p>1.2687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3.6" calcext:value-type="float">
            <text:p>443.6</text:p>
          </table:table-cell>
          <table:table-cell office:value-type="float" office:value="0.127658187" calcext:value-type="float">
            <text:p>1.2766E-01</text:p>
          </table:table-cell>
          <table:table-cell table:style-name="ce10" office:value-type="float" office:value="443.6" calcext:value-type="float">
            <text:p>443.6</text:p>
          </table:table-cell>
          <table:table-cell office:value-type="float" office:value="0.127658187" calcext:value-type="float">
            <text:p>1.276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4" calcext:value-type="float">
            <text:p>444.0</text:p>
          </table:table-cell>
          <table:table-cell office:value-type="float" office:value="0.1242017704" calcext:value-type="float">
            <text:p>1.2420E-01</text:p>
          </table:table-cell>
          <table:table-cell table:style-name="ce10" office:value-type="float" office:value="444" calcext:value-type="float">
            <text:p>444.0</text:p>
          </table:table-cell>
          <table:table-cell office:value-type="float" office:value="0.1242017704" calcext:value-type="float">
            <text:p>1.2420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4.4" calcext:value-type="float">
            <text:p>444.4</text:p>
          </table:table-cell>
          <table:table-cell office:value-type="float" office:value="0.1234443624" calcext:value-type="float">
            <text:p>1.2344E-01</text:p>
          </table:table-cell>
          <table:table-cell table:style-name="ce10" office:value-type="float" office:value="444.4" calcext:value-type="float">
            <text:p>444.4</text:p>
          </table:table-cell>
          <table:table-cell office:value-type="float" office:value="0.1234443624" calcext:value-type="float">
            <text:p>1.234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4.8" calcext:value-type="float">
            <text:p>444.8</text:p>
          </table:table-cell>
          <table:table-cell office:value-type="float" office:value="0.1197361154" calcext:value-type="float">
            <text:p>1.1974E-01</text:p>
          </table:table-cell>
          <table:table-cell table:style-name="ce10" office:value-type="float" office:value="444.8" calcext:value-type="float">
            <text:p>444.8</text:p>
          </table:table-cell>
          <table:table-cell office:value-type="float" office:value="0.1197361154" calcext:value-type="float">
            <text:p>1.197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5.2" calcext:value-type="float">
            <text:p>445.2</text:p>
          </table:table-cell>
          <table:table-cell office:value-type="float" office:value="0.1214337691" calcext:value-type="float">
            <text:p>1.2143E-01</text:p>
          </table:table-cell>
          <table:table-cell table:style-name="ce10" office:value-type="float" office:value="445.2" calcext:value-type="float">
            <text:p>445.2</text:p>
          </table:table-cell>
          <table:table-cell office:value-type="float" office:value="0.1214337691" calcext:value-type="float">
            <text:p>1.2143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5.6" calcext:value-type="float">
            <text:p>445.6</text:p>
          </table:table-cell>
          <table:table-cell office:value-type="float" office:value="0.1136644437" calcext:value-type="float">
            <text:p>1.1366E-01</text:p>
          </table:table-cell>
          <table:table-cell table:style-name="ce10" office:value-type="float" office:value="445.6" calcext:value-type="float">
            <text:p>445.6</text:p>
          </table:table-cell>
          <table:table-cell office:value-type="float" office:value="0.1136644437" calcext:value-type="float">
            <text:p>1.1366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5.9" calcext:value-type="float">
            <text:p>445.9</text:p>
          </table:table-cell>
          <table:table-cell office:value-type="float" office:value="0.115743653" calcext:value-type="float">
            <text:p>1.1574E-01</text:p>
          </table:table-cell>
          <table:table-cell table:style-name="ce10" office:value-type="float" office:value="445.9" calcext:value-type="float">
            <text:p>445.9</text:p>
          </table:table-cell>
          <table:table-cell office:value-type="float" office:value="0.115743653" calcext:value-type="float">
            <text:p>1.157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6.3" calcext:value-type="float">
            <text:p>446.3</text:p>
          </table:table-cell>
          <table:table-cell office:value-type="float" office:value="0.1091228838" calcext:value-type="float">
            <text:p>1.0912E-01</text:p>
          </table:table-cell>
          <table:table-cell table:style-name="ce10" office:value-type="float" office:value="446.3" calcext:value-type="float">
            <text:p>446.3</text:p>
          </table:table-cell>
          <table:table-cell office:value-type="float" office:value="0.1091228838" calcext:value-type="float">
            <text:p>1.091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6.7" calcext:value-type="float">
            <text:p>446.7</text:p>
          </table:table-cell>
          <table:table-cell office:value-type="float" office:value="0.114282359" calcext:value-type="float">
            <text:p>1.1428E-01</text:p>
          </table:table-cell>
          <table:table-cell table:style-name="ce10" office:value-type="float" office:value="446.7" calcext:value-type="float">
            <text:p>446.7</text:p>
          </table:table-cell>
          <table:table-cell office:value-type="float" office:value="0.114282359" calcext:value-type="float">
            <text:p>1.1428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7.1" calcext:value-type="float">
            <text:p>447.1</text:p>
          </table:table-cell>
          <table:table-cell office:value-type="float" office:value="0.1156957134" calcext:value-type="float">
            <text:p>1.1570E-01</text:p>
          </table:table-cell>
          <table:table-cell table:style-name="ce10" office:value-type="float" office:value="447.1" calcext:value-type="float">
            <text:p>447.1</text:p>
          </table:table-cell>
          <table:table-cell office:value-type="float" office:value="0.1156957134" calcext:value-type="float">
            <text:p>1.1570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7.5" calcext:value-type="float">
            <text:p>447.5</text:p>
          </table:table-cell>
          <table:table-cell office:value-type="float" office:value="0.1068103601" calcext:value-type="float">
            <text:p>1.0681E-01</text:p>
          </table:table-cell>
          <table:table-cell table:style-name="ce10" office:value-type="float" office:value="447.5" calcext:value-type="float">
            <text:p>447.5</text:p>
          </table:table-cell>
          <table:table-cell office:value-type="float" office:value="0.1068103601" calcext:value-type="float">
            <text:p>1.0681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7.9" calcext:value-type="float">
            <text:p>447.9</text:p>
          </table:table-cell>
          <table:table-cell office:value-type="float" office:value="0.1062400712" calcext:value-type="float">
            <text:p>1.0624E-01</text:p>
          </table:table-cell>
          <table:table-cell table:style-name="ce10" office:value-type="float" office:value="447.9" calcext:value-type="float">
            <text:p>447.9</text:p>
          </table:table-cell>
          <table:table-cell office:value-type="float" office:value="0.1062400712" calcext:value-type="float">
            <text:p>1.0624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8.3" calcext:value-type="float">
            <text:p>448.3</text:p>
          </table:table-cell>
          <table:table-cell office:value-type="float" office:value="0.0988350253" calcext:value-type="float">
            <text:p>9.8835E-02</text:p>
          </table:table-cell>
          <table:table-cell table:style-name="ce10" office:value-type="float" office:value="448.3" calcext:value-type="float">
            <text:p>448.3</text:p>
          </table:table-cell>
          <table:table-cell office:value-type="float" office:value="0.0988350253" calcext:value-type="float">
            <text:p>9.883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8.7" calcext:value-type="float">
            <text:p>448.7</text:p>
          </table:table-cell>
          <table:table-cell office:value-type="float" office:value="0.0986795957" calcext:value-type="float">
            <text:p>9.8680E-02</text:p>
          </table:table-cell>
          <table:table-cell table:style-name="ce10" office:value-type="float" office:value="448.7" calcext:value-type="float">
            <text:p>448.7</text:p>
          </table:table-cell>
          <table:table-cell office:value-type="float" office:value="0.0986795957" calcext:value-type="float">
            <text:p>9.868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9.1" calcext:value-type="float">
            <text:p>449.1</text:p>
          </table:table-cell>
          <table:table-cell office:value-type="float" office:value="0.1009251881" calcext:value-type="float">
            <text:p>1.0093E-01</text:p>
          </table:table-cell>
          <table:table-cell table:style-name="ce10" office:value-type="float" office:value="449.1" calcext:value-type="float">
            <text:p>449.1</text:p>
          </table:table-cell>
          <table:table-cell office:value-type="float" office:value="0.1009251881" calcext:value-type="float">
            <text:p>1.0093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9.5" calcext:value-type="float">
            <text:p>449.5</text:p>
          </table:table-cell>
          <table:table-cell office:value-type="float" office:value="0.1051490229" calcext:value-type="float">
            <text:p>1.0515E-01</text:p>
          </table:table-cell>
          <table:table-cell table:style-name="ce10" office:value-type="float" office:value="449.5" calcext:value-type="float">
            <text:p>449.5</text:p>
          </table:table-cell>
          <table:table-cell office:value-type="float" office:value="0.1051490229" calcext:value-type="float">
            <text:p>1.0515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49.9" calcext:value-type="float">
            <text:p>449.9</text:p>
          </table:table-cell>
          <table:table-cell office:value-type="float" office:value="0.097588336" calcext:value-type="float">
            <text:p>9.7588E-02</text:p>
          </table:table-cell>
          <table:table-cell table:style-name="ce10" office:value-type="float" office:value="449.9" calcext:value-type="float">
            <text:p>449.9</text:p>
          </table:table-cell>
          <table:table-cell office:value-type="float" office:value="0.097588336" calcext:value-type="float">
            <text:p>9.758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0.3" calcext:value-type="float">
            <text:p>450.3</text:p>
          </table:table-cell>
          <table:table-cell office:value-type="float" office:value="0.1003166691" calcext:value-type="float">
            <text:p>1.0032E-01</text:p>
          </table:table-cell>
          <table:table-cell table:style-name="ce10" office:value-type="float" office:value="450.3" calcext:value-type="float">
            <text:p>450.3</text:p>
          </table:table-cell>
          <table:table-cell office:value-type="float" office:value="0.1003166691" calcext:value-type="float">
            <text:p>1.0032E-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0.7" calcext:value-type="float">
            <text:p>450.7</text:p>
          </table:table-cell>
          <table:table-cell office:value-type="float" office:value="0.0973551787" calcext:value-type="float">
            <text:p>9.7355E-02</text:p>
          </table:table-cell>
          <table:table-cell table:style-name="ce10" office:value-type="float" office:value="450.7" calcext:value-type="float">
            <text:p>450.7</text:p>
          </table:table-cell>
          <table:table-cell office:value-type="float" office:value="0.0973551787" calcext:value-type="float">
            <text:p>9.735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1.1" calcext:value-type="float">
            <text:p>451.1</text:p>
          </table:table-cell>
          <table:table-cell office:value-type="float" office:value="0.0952477819" calcext:value-type="float">
            <text:p>9.5248E-02</text:p>
          </table:table-cell>
          <table:table-cell table:style-name="ce10" office:value-type="float" office:value="451.1" calcext:value-type="float">
            <text:p>451.1</text:p>
          </table:table-cell>
          <table:table-cell office:value-type="float" office:value="0.0952477819" calcext:value-type="float">
            <text:p>9.524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1.5" calcext:value-type="float">
            <text:p>451.5</text:p>
          </table:table-cell>
          <table:table-cell office:value-type="float" office:value="0.0929788811" calcext:value-type="float">
            <text:p>9.2979E-02</text:p>
          </table:table-cell>
          <table:table-cell table:style-name="ce10" office:value-type="float" office:value="451.5" calcext:value-type="float">
            <text:p>451.5</text:p>
          </table:table-cell>
          <table:table-cell office:value-type="float" office:value="0.0929788811" calcext:value-type="float">
            <text:p>9.297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1.9" calcext:value-type="float">
            <text:p>451.9</text:p>
          </table:table-cell>
          <table:table-cell office:value-type="float" office:value="0.0914255232" calcext:value-type="float">
            <text:p>9.1426E-02</text:p>
          </table:table-cell>
          <table:table-cell table:style-name="ce10" office:value-type="float" office:value="451.9" calcext:value-type="float">
            <text:p>451.9</text:p>
          </table:table-cell>
          <table:table-cell office:value-type="float" office:value="0.0914255232" calcext:value-type="float">
            <text:p>9.142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2.3" calcext:value-type="float">
            <text:p>452.3</text:p>
          </table:table-cell>
          <table:table-cell office:value-type="float" office:value="0.0832416" calcext:value-type="float">
            <text:p>8.3242E-02</text:p>
          </table:table-cell>
          <table:table-cell table:style-name="ce10" office:value-type="float" office:value="452.3" calcext:value-type="float">
            <text:p>452.3</text:p>
          </table:table-cell>
          <table:table-cell office:value-type="float" office:value="0.0832416" calcext:value-type="float">
            <text:p>8.324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2.7" calcext:value-type="float">
            <text:p>452.7</text:p>
          </table:table-cell>
          <table:table-cell office:value-type="float" office:value="0.0904785999" calcext:value-type="float">
            <text:p>9.0479E-02</text:p>
          </table:table-cell>
          <table:table-cell table:style-name="ce10" office:value-type="float" office:value="452.7" calcext:value-type="float">
            <text:p>452.7</text:p>
          </table:table-cell>
          <table:table-cell office:value-type="float" office:value="0.0904785999" calcext:value-type="float">
            <text:p>9.047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3" calcext:value-type="float">
            <text:p>453.0</text:p>
          </table:table-cell>
          <table:table-cell office:value-type="float" office:value="0.0856957619" calcext:value-type="float">
            <text:p>8.5696E-02</text:p>
          </table:table-cell>
          <table:table-cell table:style-name="ce10" office:value-type="float" office:value="453" calcext:value-type="float">
            <text:p>453.0</text:p>
          </table:table-cell>
          <table:table-cell office:value-type="float" office:value="0.0856957619" calcext:value-type="float">
            <text:p>8.569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3.4" calcext:value-type="float">
            <text:p>453.4</text:p>
          </table:table-cell>
          <table:table-cell office:value-type="float" office:value="0.0880658885" calcext:value-type="float">
            <text:p>8.8066E-02</text:p>
          </table:table-cell>
          <table:table-cell table:style-name="ce10" office:value-type="float" office:value="453.4" calcext:value-type="float">
            <text:p>453.4</text:p>
          </table:table-cell>
          <table:table-cell office:value-type="float" office:value="0.0880658885" calcext:value-type="float">
            <text:p>8.806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3.8" calcext:value-type="float">
            <text:p>453.8</text:p>
          </table:table-cell>
          <table:table-cell office:value-type="float" office:value="0.0902370235" calcext:value-type="float">
            <text:p>9.0237E-02</text:p>
          </table:table-cell>
          <table:table-cell table:style-name="ce10" office:value-type="float" office:value="453.8" calcext:value-type="float">
            <text:p>453.8</text:p>
          </table:table-cell>
          <table:table-cell office:value-type="float" office:value="0.0902370235" calcext:value-type="float">
            <text:p>9.023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4.2" calcext:value-type="float">
            <text:p>454.2</text:p>
          </table:table-cell>
          <table:table-cell office:value-type="float" office:value="0.0850029365" calcext:value-type="float">
            <text:p>8.5003E-02</text:p>
          </table:table-cell>
          <table:table-cell table:style-name="ce10" office:value-type="float" office:value="454.2" calcext:value-type="float">
            <text:p>454.2</text:p>
          </table:table-cell>
          <table:table-cell office:value-type="float" office:value="0.0850029365" calcext:value-type="float">
            <text:p>8.5003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4.6" calcext:value-type="float">
            <text:p>454.6</text:p>
          </table:table-cell>
          <table:table-cell office:value-type="float" office:value="0.0790683057" calcext:value-type="float">
            <text:p>7.9068E-02</text:p>
          </table:table-cell>
          <table:table-cell table:style-name="ce10" office:value-type="float" office:value="454.6" calcext:value-type="float">
            <text:p>454.6</text:p>
          </table:table-cell>
          <table:table-cell office:value-type="float" office:value="0.0790683057" calcext:value-type="float">
            <text:p>7.906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5" calcext:value-type="float">
            <text:p>455.0</text:p>
          </table:table-cell>
          <table:table-cell office:value-type="float" office:value="0.0751442912" calcext:value-type="float">
            <text:p>7.5144E-02</text:p>
          </table:table-cell>
          <table:table-cell table:style-name="ce10" office:value-type="float" office:value="455" calcext:value-type="float">
            <text:p>455.0</text:p>
          </table:table-cell>
          <table:table-cell office:value-type="float" office:value="0.0751442912" calcext:value-type="float">
            <text:p>7.514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5.4" calcext:value-type="float">
            <text:p>455.4</text:p>
          </table:table-cell>
          <table:table-cell office:value-type="float" office:value="0.079545697" calcext:value-type="float">
            <text:p>7.9546E-02</text:p>
          </table:table-cell>
          <table:table-cell table:style-name="ce10" office:value-type="float" office:value="455.4" calcext:value-type="float">
            <text:p>455.4</text:p>
          </table:table-cell>
          <table:table-cell office:value-type="float" office:value="0.079545697" calcext:value-type="float">
            <text:p>7.954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5.8" calcext:value-type="float">
            <text:p>455.8</text:p>
          </table:table-cell>
          <table:table-cell office:value-type="float" office:value="0.0797114757" calcext:value-type="float">
            <text:p>7.9711E-02</text:p>
          </table:table-cell>
          <table:table-cell table:style-name="ce10" office:value-type="float" office:value="455.8" calcext:value-type="float">
            <text:p>455.8</text:p>
          </table:table-cell>
          <table:table-cell office:value-type="float" office:value="0.0797114757" calcext:value-type="float">
            <text:p>7.971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6.2" calcext:value-type="float">
            <text:p>456.2</text:p>
          </table:table-cell>
          <table:table-cell office:value-type="float" office:value="0.0753204311" calcext:value-type="float">
            <text:p>7.5320E-02</text:p>
          </table:table-cell>
          <table:table-cell table:style-name="ce10" office:value-type="float" office:value="456.2" calcext:value-type="float">
            <text:p>456.2</text:p>
          </table:table-cell>
          <table:table-cell office:value-type="float" office:value="0.0753204311" calcext:value-type="float">
            <text:p>7.532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6.6" calcext:value-type="float">
            <text:p>456.6</text:p>
          </table:table-cell>
          <table:table-cell office:value-type="float" office:value="0.07665488" calcext:value-type="float">
            <text:p>7.6655E-02</text:p>
          </table:table-cell>
          <table:table-cell table:style-name="ce10" office:value-type="float" office:value="456.6" calcext:value-type="float">
            <text:p>456.6</text:p>
          </table:table-cell>
          <table:table-cell office:value-type="float" office:value="0.07665488" calcext:value-type="float">
            <text:p>7.665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7" calcext:value-type="float">
            <text:p>457.0</text:p>
          </table:table-cell>
          <table:table-cell office:value-type="float" office:value="0.0758540185" calcext:value-type="float">
            <text:p>7.5854E-02</text:p>
          </table:table-cell>
          <table:table-cell table:style-name="ce10" office:value-type="float" office:value="457" calcext:value-type="float">
            <text:p>457.0</text:p>
          </table:table-cell>
          <table:table-cell office:value-type="float" office:value="0.0758540185" calcext:value-type="float">
            <text:p>7.585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7.4" calcext:value-type="float">
            <text:p>457.4</text:p>
          </table:table-cell>
          <table:table-cell office:value-type="float" office:value="0.0743465672" calcext:value-type="float">
            <text:p>7.4347E-02</text:p>
          </table:table-cell>
          <table:table-cell table:style-name="ce10" office:value-type="float" office:value="457.4" calcext:value-type="float">
            <text:p>457.4</text:p>
          </table:table-cell>
          <table:table-cell office:value-type="float" office:value="0.0743465672" calcext:value-type="float">
            <text:p>7.434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7.8" calcext:value-type="float">
            <text:p>457.8</text:p>
          </table:table-cell>
          <table:table-cell office:value-type="float" office:value="0.0762344545" calcext:value-type="float">
            <text:p>7.6234E-02</text:p>
          </table:table-cell>
          <table:table-cell table:style-name="ce10" office:value-type="float" office:value="457.8" calcext:value-type="float">
            <text:p>457.8</text:p>
          </table:table-cell>
          <table:table-cell office:value-type="float" office:value="0.0762344545" calcext:value-type="float">
            <text:p>7.623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8.2" calcext:value-type="float">
            <text:p>458.2</text:p>
          </table:table-cell>
          <table:table-cell office:value-type="float" office:value="0.0658907361" calcext:value-type="float">
            <text:p>6.5891E-02</text:p>
          </table:table-cell>
          <table:table-cell table:style-name="ce10" office:value-type="float" office:value="458.2" calcext:value-type="float">
            <text:p>458.2</text:p>
          </table:table-cell>
          <table:table-cell office:value-type="float" office:value="0.0658907361" calcext:value-type="float">
            <text:p>6.589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8.6" calcext:value-type="float">
            <text:p>458.6</text:p>
          </table:table-cell>
          <table:table-cell office:value-type="float" office:value="0.0782958674" calcext:value-type="float">
            <text:p>7.8296E-02</text:p>
          </table:table-cell>
          <table:table-cell table:style-name="ce10" office:value-type="float" office:value="458.6" calcext:value-type="float">
            <text:p>458.6</text:p>
          </table:table-cell>
          <table:table-cell office:value-type="float" office:value="0.0782958674" calcext:value-type="float">
            <text:p>7.829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9" calcext:value-type="float">
            <text:p>459.0</text:p>
          </table:table-cell>
          <table:table-cell office:value-type="float" office:value="0.067855111" calcext:value-type="float">
            <text:p>6.7855E-02</text:p>
          </table:table-cell>
          <table:table-cell table:style-name="ce10" office:value-type="float" office:value="459" calcext:value-type="float">
            <text:p>459.0</text:p>
          </table:table-cell>
          <table:table-cell office:value-type="float" office:value="0.067855111" calcext:value-type="float">
            <text:p>6.785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9.4" calcext:value-type="float">
            <text:p>459.4</text:p>
          </table:table-cell>
          <table:table-cell office:value-type="float" office:value="0.0694521041" calcext:value-type="float">
            <text:p>6.9452E-02</text:p>
          </table:table-cell>
          <table:table-cell table:style-name="ce10" office:value-type="float" office:value="459.4" calcext:value-type="float">
            <text:p>459.4</text:p>
          </table:table-cell>
          <table:table-cell office:value-type="float" office:value="0.0694521041" calcext:value-type="float">
            <text:p>6.945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9.8" calcext:value-type="float">
            <text:p>459.8</text:p>
          </table:table-cell>
          <table:table-cell office:value-type="float" office:value="0.0720343836" calcext:value-type="float">
            <text:p>7.2034E-02</text:p>
          </table:table-cell>
          <table:table-cell table:style-name="ce10" office:value-type="float" office:value="459.8" calcext:value-type="float">
            <text:p>459.8</text:p>
          </table:table-cell>
          <table:table-cell office:value-type="float" office:value="0.0720343836" calcext:value-type="float">
            <text:p>7.203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0.1" calcext:value-type="float">
            <text:p>460.1</text:p>
          </table:table-cell>
          <table:table-cell office:value-type="float" office:value="0.0716177665" calcext:value-type="float">
            <text:p>7.1618E-02</text:p>
          </table:table-cell>
          <table:table-cell table:style-name="ce10" office:value-type="float" office:value="460.1" calcext:value-type="float">
            <text:p>460.1</text:p>
          </table:table-cell>
          <table:table-cell office:value-type="float" office:value="0.0716177665" calcext:value-type="float">
            <text:p>7.161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0.5" calcext:value-type="float">
            <text:p>460.5</text:p>
          </table:table-cell>
          <table:table-cell office:value-type="float" office:value="0.0673965299" calcext:value-type="float">
            <text:p>6.7397E-02</text:p>
          </table:table-cell>
          <table:table-cell table:style-name="ce10" office:value-type="float" office:value="460.5" calcext:value-type="float">
            <text:p>460.5</text:p>
          </table:table-cell>
          <table:table-cell office:value-type="float" office:value="0.0673965299" calcext:value-type="float">
            <text:p>6.739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0.9" calcext:value-type="float">
            <text:p>460.9</text:p>
          </table:table-cell>
          <table:table-cell office:value-type="float" office:value="0.0649165171" calcext:value-type="float">
            <text:p>6.4917E-02</text:p>
          </table:table-cell>
          <table:table-cell table:style-name="ce10" office:value-type="float" office:value="460.9" calcext:value-type="float">
            <text:p>460.9</text:p>
          </table:table-cell>
          <table:table-cell office:value-type="float" office:value="0.0649165171" calcext:value-type="float">
            <text:p>6.491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1.3" calcext:value-type="float">
            <text:p>461.3</text:p>
          </table:table-cell>
          <table:table-cell office:value-type="float" office:value="0.0666560861" calcext:value-type="float">
            <text:p>6.6656E-02</text:p>
          </table:table-cell>
          <table:table-cell table:style-name="ce10" office:value-type="float" office:value="461.3" calcext:value-type="float">
            <text:p>461.3</text:p>
          </table:table-cell>
          <table:table-cell office:value-type="float" office:value="0.0666560861" calcext:value-type="float">
            <text:p>6.665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1.7" calcext:value-type="float">
            <text:p>461.7</text:p>
          </table:table-cell>
          <table:table-cell office:value-type="float" office:value="0.0721165377" calcext:value-type="float">
            <text:p>7.2117E-02</text:p>
          </table:table-cell>
          <table:table-cell table:style-name="ce10" office:value-type="float" office:value="461.7" calcext:value-type="float">
            <text:p>461.7</text:p>
          </table:table-cell>
          <table:table-cell office:value-type="float" office:value="0.0721165377" calcext:value-type="float">
            <text:p>7.211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2.1" calcext:value-type="float">
            <text:p>462.1</text:p>
          </table:table-cell>
          <table:table-cell office:value-type="float" office:value="0.0653355425" calcext:value-type="float">
            <text:p>6.5336E-02</text:p>
          </table:table-cell>
          <table:table-cell table:style-name="ce10" office:value-type="float" office:value="462.1" calcext:value-type="float">
            <text:p>462.1</text:p>
          </table:table-cell>
          <table:table-cell office:value-type="float" office:value="0.0653355425" calcext:value-type="float">
            <text:p>6.533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2.5" calcext:value-type="float">
            <text:p>462.5</text:p>
          </table:table-cell>
          <table:table-cell office:value-type="float" office:value="0.0679188832" calcext:value-type="float">
            <text:p>6.7919E-02</text:p>
          </table:table-cell>
          <table:table-cell table:style-name="ce10" office:value-type="float" office:value="462.5" calcext:value-type="float">
            <text:p>462.5</text:p>
          </table:table-cell>
          <table:table-cell office:value-type="float" office:value="0.0679188832" calcext:value-type="float">
            <text:p>6.791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2.9" calcext:value-type="float">
            <text:p>462.9</text:p>
          </table:table-cell>
          <table:table-cell office:value-type="float" office:value="0.0650313447" calcext:value-type="float">
            <text:p>6.5031E-02</text:p>
          </table:table-cell>
          <table:table-cell table:style-name="ce10" office:value-type="float" office:value="462.9" calcext:value-type="float">
            <text:p>462.9</text:p>
          </table:table-cell>
          <table:table-cell office:value-type="float" office:value="0.0650313447" calcext:value-type="float">
            <text:p>6.503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3.3" calcext:value-type="float">
            <text:p>463.3</text:p>
          </table:table-cell>
          <table:table-cell office:value-type="float" office:value="0.0607216803" calcext:value-type="float">
            <text:p>6.0722E-02</text:p>
          </table:table-cell>
          <table:table-cell table:style-name="ce10" office:value-type="float" office:value="463.3" calcext:value-type="float">
            <text:p>463.3</text:p>
          </table:table-cell>
          <table:table-cell office:value-type="float" office:value="0.0607216803" calcext:value-type="float">
            <text:p>6.072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3.7" calcext:value-type="float">
            <text:p>463.7</text:p>
          </table:table-cell>
          <table:table-cell office:value-type="float" office:value="0.0615832144" calcext:value-type="float">
            <text:p>6.1583E-02</text:p>
          </table:table-cell>
          <table:table-cell table:style-name="ce10" office:value-type="float" office:value="463.7" calcext:value-type="float">
            <text:p>463.7</text:p>
          </table:table-cell>
          <table:table-cell office:value-type="float" office:value="0.0615832144" calcext:value-type="float">
            <text:p>6.1583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4.1" calcext:value-type="float">
            <text:p>464.1</text:p>
          </table:table-cell>
          <table:table-cell office:value-type="float" office:value="0.0631712951" calcext:value-type="float">
            <text:p>6.3171E-02</text:p>
          </table:table-cell>
          <table:table-cell table:style-name="ce10" office:value-type="float" office:value="464.1" calcext:value-type="float">
            <text:p>464.1</text:p>
          </table:table-cell>
          <table:table-cell office:value-type="float" office:value="0.0631712951" calcext:value-type="float">
            <text:p>6.317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4.5" calcext:value-type="float">
            <text:p>464.5</text:p>
          </table:table-cell>
          <table:table-cell office:value-type="float" office:value="0.0587815855" calcext:value-type="float">
            <text:p>5.8782E-02</text:p>
          </table:table-cell>
          <table:table-cell table:style-name="ce10" office:value-type="float" office:value="464.5" calcext:value-type="float">
            <text:p>464.5</text:p>
          </table:table-cell>
          <table:table-cell office:value-type="float" office:value="0.0587815855" calcext:value-type="float">
            <text:p>5.878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4.9" calcext:value-type="float">
            <text:p>464.9</text:p>
          </table:table-cell>
          <table:table-cell office:value-type="float" office:value="0.0639004086" calcext:value-type="float">
            <text:p>6.3900E-02</text:p>
          </table:table-cell>
          <table:table-cell table:style-name="ce10" office:value-type="float" office:value="464.9" calcext:value-type="float">
            <text:p>464.9</text:p>
          </table:table-cell>
          <table:table-cell office:value-type="float" office:value="0.0639004086" calcext:value-type="float">
            <text:p>6.390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5.3" calcext:value-type="float">
            <text:p>465.3</text:p>
          </table:table-cell>
          <table:table-cell office:value-type="float" office:value="0.0547899864" calcext:value-type="float">
            <text:p>5.4790E-02</text:p>
          </table:table-cell>
          <table:table-cell table:style-name="ce10" office:value-type="float" office:value="465.3" calcext:value-type="float">
            <text:p>465.3</text:p>
          </table:table-cell>
          <table:table-cell office:value-type="float" office:value="0.0547899864" calcext:value-type="float">
            <text:p>5.479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5.7" calcext:value-type="float">
            <text:p>465.7</text:p>
          </table:table-cell>
          <table:table-cell office:value-type="float" office:value="0.06021428" calcext:value-type="float">
            <text:p>6.0214E-02</text:p>
          </table:table-cell>
          <table:table-cell table:style-name="ce10" office:value-type="float" office:value="465.7" calcext:value-type="float">
            <text:p>465.7</text:p>
          </table:table-cell>
          <table:table-cell office:value-type="float" office:value="0.06021428" calcext:value-type="float">
            <text:p>6.021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6.1" calcext:value-type="float">
            <text:p>466.1</text:p>
          </table:table-cell>
          <table:table-cell office:value-type="float" office:value="0.0521647034" calcext:value-type="float">
            <text:p>5.2165E-02</text:p>
          </table:table-cell>
          <table:table-cell table:style-name="ce10" office:value-type="float" office:value="466.1" calcext:value-type="float">
            <text:p>466.1</text:p>
          </table:table-cell>
          <table:table-cell office:value-type="float" office:value="0.0521647034" calcext:value-type="float">
            <text:p>5.216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6.5" calcext:value-type="float">
            <text:p>466.5</text:p>
          </table:table-cell>
          <table:table-cell office:value-type="float" office:value="0.0534495918" calcext:value-type="float">
            <text:p>5.3450E-02</text:p>
          </table:table-cell>
          <table:table-cell table:style-name="ce10" office:value-type="float" office:value="466.5" calcext:value-type="float">
            <text:p>466.5</text:p>
          </table:table-cell>
          <table:table-cell office:value-type="float" office:value="0.0534495918" calcext:value-type="float">
            <text:p>5.345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6.8" calcext:value-type="float">
            <text:p>466.8</text:p>
          </table:table-cell>
          <table:table-cell office:value-type="float" office:value="0.0575515744" calcext:value-type="float">
            <text:p>5.7552E-02</text:p>
          </table:table-cell>
          <table:table-cell table:style-name="ce10" office:value-type="float" office:value="466.8" calcext:value-type="float">
            <text:p>466.8</text:p>
          </table:table-cell>
          <table:table-cell office:value-type="float" office:value="0.0575515744" calcext:value-type="float">
            <text:p>5.755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7.2" calcext:value-type="float">
            <text:p>467.2</text:p>
          </table:table-cell>
          <table:table-cell office:value-type="float" office:value="0.0505102009" calcext:value-type="float">
            <text:p>5.0510E-02</text:p>
          </table:table-cell>
          <table:table-cell table:style-name="ce10" office:value-type="float" office:value="467.2" calcext:value-type="float">
            <text:p>467.2</text:p>
          </table:table-cell>
          <table:table-cell office:value-type="float" office:value="0.0505102009" calcext:value-type="float">
            <text:p>5.051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7.6" calcext:value-type="float">
            <text:p>467.6</text:p>
          </table:table-cell>
          <table:table-cell office:value-type="float" office:value="0.0593629892" calcext:value-type="float">
            <text:p>5.9363E-02</text:p>
          </table:table-cell>
          <table:table-cell table:style-name="ce10" office:value-type="float" office:value="467.6" calcext:value-type="float">
            <text:p>467.6</text:p>
          </table:table-cell>
          <table:table-cell office:value-type="float" office:value="0.0593629892" calcext:value-type="float">
            <text:p>5.9363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8" calcext:value-type="float">
            <text:p>468.0</text:p>
          </table:table-cell>
          <table:table-cell office:value-type="float" office:value="0.0512456341" calcext:value-type="float">
            <text:p>5.1246E-02</text:p>
          </table:table-cell>
          <table:table-cell table:style-name="ce10" office:value-type="float" office:value="468" calcext:value-type="float">
            <text:p>468.0</text:p>
          </table:table-cell>
          <table:table-cell office:value-type="float" office:value="0.0512456341" calcext:value-type="float">
            <text:p>5.124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8.4" calcext:value-type="float">
            <text:p>468.4</text:p>
          </table:table-cell>
          <table:table-cell office:value-type="float" office:value="0.0555482943" calcext:value-type="float">
            <text:p>5.5548E-02</text:p>
          </table:table-cell>
          <table:table-cell table:style-name="ce10" office:value-type="float" office:value="468.4" calcext:value-type="float">
            <text:p>468.4</text:p>
          </table:table-cell>
          <table:table-cell office:value-type="float" office:value="0.0555482943" calcext:value-type="float">
            <text:p>5.554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8.8" calcext:value-type="float">
            <text:p>468.8</text:p>
          </table:table-cell>
          <table:table-cell office:value-type="float" office:value="0.057869248" calcext:value-type="float">
            <text:p>5.7869E-02</text:p>
          </table:table-cell>
          <table:table-cell table:style-name="ce10" office:value-type="float" office:value="468.8" calcext:value-type="float">
            <text:p>468.8</text:p>
          </table:table-cell>
          <table:table-cell office:value-type="float" office:value="0.057869248" calcext:value-type="float">
            <text:p>5.786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9.2" calcext:value-type="float">
            <text:p>469.2</text:p>
          </table:table-cell>
          <table:table-cell office:value-type="float" office:value="0.0516390851" calcext:value-type="float">
            <text:p>5.1639E-02</text:p>
          </table:table-cell>
          <table:table-cell table:style-name="ce10" office:value-type="float" office:value="469.2" calcext:value-type="float">
            <text:p>469.2</text:p>
          </table:table-cell>
          <table:table-cell office:value-type="float" office:value="0.0516390851" calcext:value-type="float">
            <text:p>5.163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69.6" calcext:value-type="float">
            <text:p>469.6</text:p>
          </table:table-cell>
          <table:table-cell office:value-type="float" office:value="0.04277419" calcext:value-type="float">
            <text:p>4.2774E-02</text:p>
          </table:table-cell>
          <table:table-cell table:style-name="ce10" office:value-type="float" office:value="469.6" calcext:value-type="float">
            <text:p>469.6</text:p>
          </table:table-cell>
          <table:table-cell office:value-type="float" office:value="0.04277419" calcext:value-type="float">
            <text:p>4.277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0" calcext:value-type="float">
            <text:p>470.0</text:p>
          </table:table-cell>
          <table:table-cell office:value-type="float" office:value="0.0474368348" calcext:value-type="float">
            <text:p>4.7437E-02</text:p>
          </table:table-cell>
          <table:table-cell table:style-name="ce10" office:value-type="float" office:value="470" calcext:value-type="float">
            <text:p>470.0</text:p>
          </table:table-cell>
          <table:table-cell office:value-type="float" office:value="0.0474368348" calcext:value-type="float">
            <text:p>4.743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0.4" calcext:value-type="float">
            <text:p>470.4</text:p>
          </table:table-cell>
          <table:table-cell office:value-type="float" office:value="0.0470985038" calcext:value-type="float">
            <text:p>4.7099E-02</text:p>
          </table:table-cell>
          <table:table-cell table:style-name="ce10" office:value-type="float" office:value="470.4" calcext:value-type="float">
            <text:p>470.4</text:p>
          </table:table-cell>
          <table:table-cell office:value-type="float" office:value="0.0470985038" calcext:value-type="float">
            <text:p>4.709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0.8" calcext:value-type="float">
            <text:p>470.8</text:p>
          </table:table-cell>
          <table:table-cell office:value-type="float" office:value="0.052444907" calcext:value-type="float">
            <text:p>5.2445E-02</text:p>
          </table:table-cell>
          <table:table-cell table:style-name="ce10" office:value-type="float" office:value="470.8" calcext:value-type="float">
            <text:p>470.8</text:p>
          </table:table-cell>
          <table:table-cell office:value-type="float" office:value="0.052444907" calcext:value-type="float">
            <text:p>5.244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1.2" calcext:value-type="float">
            <text:p>471.2</text:p>
          </table:table-cell>
          <table:table-cell office:value-type="float" office:value="0.0522599645" calcext:value-type="float">
            <text:p>5.2260E-02</text:p>
          </table:table-cell>
          <table:table-cell table:style-name="ce10" office:value-type="float" office:value="471.2" calcext:value-type="float">
            <text:p>471.2</text:p>
          </table:table-cell>
          <table:table-cell office:value-type="float" office:value="0.0522599645" calcext:value-type="float">
            <text:p>5.226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1.6" calcext:value-type="float">
            <text:p>471.6</text:p>
          </table:table-cell>
          <table:table-cell office:value-type="float" office:value="0.0474612532" calcext:value-type="float">
            <text:p>4.7461E-02</text:p>
          </table:table-cell>
          <table:table-cell table:style-name="ce10" office:value-type="float" office:value="471.6" calcext:value-type="float">
            <text:p>471.6</text:p>
          </table:table-cell>
          <table:table-cell office:value-type="float" office:value="0.0474612532" calcext:value-type="float">
            <text:p>4.746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2" calcext:value-type="float">
            <text:p>472.0</text:p>
          </table:table-cell>
          <table:table-cell office:value-type="float" office:value="0.0464475842" calcext:value-type="float">
            <text:p>4.6448E-02</text:p>
          </table:table-cell>
          <table:table-cell table:style-name="ce10" office:value-type="float" office:value="472" calcext:value-type="float">
            <text:p>472.0</text:p>
          </table:table-cell>
          <table:table-cell office:value-type="float" office:value="0.0464475842" calcext:value-type="float">
            <text:p>4.644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2.4" calcext:value-type="float">
            <text:p>472.4</text:p>
          </table:table-cell>
          <table:table-cell office:value-type="float" office:value="0.0502996677" calcext:value-type="float">
            <text:p>5.0300E-02</text:p>
          </table:table-cell>
          <table:table-cell table:style-name="ce10" office:value-type="float" office:value="472.4" calcext:value-type="float">
            <text:p>472.4</text:p>
          </table:table-cell>
          <table:table-cell office:value-type="float" office:value="0.0502996677" calcext:value-type="float">
            <text:p>5.030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2.8" calcext:value-type="float">
            <text:p>472.8</text:p>
          </table:table-cell>
          <table:table-cell office:value-type="float" office:value="0.0430423045" calcext:value-type="float">
            <text:p>4.3042E-02</text:p>
          </table:table-cell>
          <table:table-cell table:style-name="ce10" office:value-type="float" office:value="472.8" calcext:value-type="float">
            <text:p>472.8</text:p>
          </table:table-cell>
          <table:table-cell office:value-type="float" office:value="0.0430423045" calcext:value-type="float">
            <text:p>4.304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3.1" calcext:value-type="float">
            <text:p>473.1</text:p>
          </table:table-cell>
          <table:table-cell office:value-type="float" office:value="0.0394573976" calcext:value-type="float">
            <text:p>3.9457E-02</text:p>
          </table:table-cell>
          <table:table-cell table:style-name="ce10" office:value-type="float" office:value="473.1" calcext:value-type="float">
            <text:p>473.1</text:p>
          </table:table-cell>
          <table:table-cell office:value-type="float" office:value="0.0394573976" calcext:value-type="float">
            <text:p>3.945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3.5" calcext:value-type="float">
            <text:p>473.5</text:p>
          </table:table-cell>
          <table:table-cell office:value-type="float" office:value="0.0473562922" calcext:value-type="float">
            <text:p>4.7356E-02</text:p>
          </table:table-cell>
          <table:table-cell table:style-name="ce10" office:value-type="float" office:value="473.5" calcext:value-type="float">
            <text:p>473.5</text:p>
          </table:table-cell>
          <table:table-cell office:value-type="float" office:value="0.0473562922" calcext:value-type="float">
            <text:p>4.735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3.9" calcext:value-type="float">
            <text:p>473.9</text:p>
          </table:table-cell>
          <table:table-cell office:value-type="float" office:value="0.0453125145" calcext:value-type="float">
            <text:p>4.5313E-02</text:p>
          </table:table-cell>
          <table:table-cell table:style-name="ce10" office:value-type="float" office:value="473.9" calcext:value-type="float">
            <text:p>473.9</text:p>
          </table:table-cell>
          <table:table-cell office:value-type="float" office:value="0.0453125145" calcext:value-type="float">
            <text:p>4.5313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4.3" calcext:value-type="float">
            <text:p>474.3</text:p>
          </table:table-cell>
          <table:table-cell office:value-type="float" office:value="0.0460125243" calcext:value-type="float">
            <text:p>4.6013E-02</text:p>
          </table:table-cell>
          <table:table-cell table:style-name="ce10" office:value-type="float" office:value="474.3" calcext:value-type="float">
            <text:p>474.3</text:p>
          </table:table-cell>
          <table:table-cell office:value-type="float" office:value="0.0460125243" calcext:value-type="float">
            <text:p>4.6013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4.7" calcext:value-type="float">
            <text:p>474.7</text:p>
          </table:table-cell>
          <table:table-cell office:value-type="float" office:value="0.044064253" calcext:value-type="float">
            <text:p>4.4064E-02</text:p>
          </table:table-cell>
          <table:table-cell table:style-name="ce10" office:value-type="float" office:value="474.7" calcext:value-type="float">
            <text:p>474.7</text:p>
          </table:table-cell>
          <table:table-cell office:value-type="float" office:value="0.044064253" calcext:value-type="float">
            <text:p>4.406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5.1" calcext:value-type="float">
            <text:p>475.1</text:p>
          </table:table-cell>
          <table:table-cell office:value-type="float" office:value="0.0398213776" calcext:value-type="float">
            <text:p>3.9821E-02</text:p>
          </table:table-cell>
          <table:table-cell table:style-name="ce10" office:value-type="float" office:value="475.1" calcext:value-type="float">
            <text:p>475.1</text:p>
          </table:table-cell>
          <table:table-cell office:value-type="float" office:value="0.0398213776" calcext:value-type="float">
            <text:p>3.982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5.5" calcext:value-type="float">
            <text:p>475.5</text:p>
          </table:table-cell>
          <table:table-cell office:value-type="float" office:value="0.0430540617" calcext:value-type="float">
            <text:p>4.3054E-02</text:p>
          </table:table-cell>
          <table:table-cell table:style-name="ce10" office:value-type="float" office:value="475.5" calcext:value-type="float">
            <text:p>475.5</text:p>
          </table:table-cell>
          <table:table-cell office:value-type="float" office:value="0.0430540617" calcext:value-type="float">
            <text:p>4.305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5.9" calcext:value-type="float">
            <text:p>475.9</text:p>
          </table:table-cell>
          <table:table-cell office:value-type="float" office:value="0.0387714843" calcext:value-type="float">
            <text:p>3.8771E-02</text:p>
          </table:table-cell>
          <table:table-cell table:style-name="ce10" office:value-type="float" office:value="475.9" calcext:value-type="float">
            <text:p>475.9</text:p>
          </table:table-cell>
          <table:table-cell office:value-type="float" office:value="0.0387714843" calcext:value-type="float">
            <text:p>3.877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6.3" calcext:value-type="float">
            <text:p>476.3</text:p>
          </table:table-cell>
          <table:table-cell office:value-type="float" office:value="0.0397237325" calcext:value-type="float">
            <text:p>3.9724E-02</text:p>
          </table:table-cell>
          <table:table-cell table:style-name="ce10" office:value-type="float" office:value="476.3" calcext:value-type="float">
            <text:p>476.3</text:p>
          </table:table-cell>
          <table:table-cell office:value-type="float" office:value="0.0397237325" calcext:value-type="float">
            <text:p>3.972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6.7" calcext:value-type="float">
            <text:p>476.7</text:p>
          </table:table-cell>
          <table:table-cell office:value-type="float" office:value="0.0412224381" calcext:value-type="float">
            <text:p>4.1222E-02</text:p>
          </table:table-cell>
          <table:table-cell table:style-name="ce10" office:value-type="float" office:value="476.7" calcext:value-type="float">
            <text:p>476.7</text:p>
          </table:table-cell>
          <table:table-cell office:value-type="float" office:value="0.0412224381" calcext:value-type="float">
            <text:p>4.122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7.1" calcext:value-type="float">
            <text:p>477.1</text:p>
          </table:table-cell>
          <table:table-cell office:value-type="float" office:value="0.0471803936" calcext:value-type="float">
            <text:p>4.7180E-02</text:p>
          </table:table-cell>
          <table:table-cell table:style-name="ce10" office:value-type="float" office:value="477.1" calcext:value-type="float">
            <text:p>477.1</text:p>
          </table:table-cell>
          <table:table-cell office:value-type="float" office:value="0.0471803936" calcext:value-type="float">
            <text:p>4.718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7.5" calcext:value-type="float">
            <text:p>477.5</text:p>
          </table:table-cell>
          <table:table-cell office:value-type="float" office:value="0.044070322" calcext:value-type="float">
            <text:p>4.4070E-02</text:p>
          </table:table-cell>
          <table:table-cell table:style-name="ce10" office:value-type="float" office:value="477.5" calcext:value-type="float">
            <text:p>477.5</text:p>
          </table:table-cell>
          <table:table-cell office:value-type="float" office:value="0.044070322" calcext:value-type="float">
            <text:p>4.407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7.9" calcext:value-type="float">
            <text:p>477.9</text:p>
          </table:table-cell>
          <table:table-cell office:value-type="float" office:value="0.0398309745" calcext:value-type="float">
            <text:p>3.9831E-02</text:p>
          </table:table-cell>
          <table:table-cell table:style-name="ce10" office:value-type="float" office:value="477.9" calcext:value-type="float">
            <text:p>477.9</text:p>
          </table:table-cell>
          <table:table-cell office:value-type="float" office:value="0.0398309745" calcext:value-type="float">
            <text:p>3.983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8.3" calcext:value-type="float">
            <text:p>478.3</text:p>
          </table:table-cell>
          <table:table-cell office:value-type="float" office:value="0.0382754766" calcext:value-type="float">
            <text:p>3.8275E-02</text:p>
          </table:table-cell>
          <table:table-cell table:style-name="ce10" office:value-type="float" office:value="478.3" calcext:value-type="float">
            <text:p>478.3</text:p>
          </table:table-cell>
          <table:table-cell office:value-type="float" office:value="0.0382754766" calcext:value-type="float">
            <text:p>3.827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8.7" calcext:value-type="float">
            <text:p>478.7</text:p>
          </table:table-cell>
          <table:table-cell office:value-type="float" office:value="0.0348648732" calcext:value-type="float">
            <text:p>3.4865E-02</text:p>
          </table:table-cell>
          <table:table-cell table:style-name="ce10" office:value-type="float" office:value="478.7" calcext:value-type="float">
            <text:p>478.7</text:p>
          </table:table-cell>
          <table:table-cell office:value-type="float" office:value="0.0348648732" calcext:value-type="float">
            <text:p>3.486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9.1" calcext:value-type="float">
            <text:p>479.1</text:p>
          </table:table-cell>
          <table:table-cell office:value-type="float" office:value="0.0379125387" calcext:value-type="float">
            <text:p>3.7913E-02</text:p>
          </table:table-cell>
          <table:table-cell table:style-name="ce10" office:value-type="float" office:value="479.1" calcext:value-type="float">
            <text:p>479.1</text:p>
          </table:table-cell>
          <table:table-cell office:value-type="float" office:value="0.0379125387" calcext:value-type="float">
            <text:p>3.7913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9.4" calcext:value-type="float">
            <text:p>479.4</text:p>
          </table:table-cell>
          <table:table-cell office:value-type="float" office:value="0.0368752998" calcext:value-type="float">
            <text:p>3.6875E-02</text:p>
          </table:table-cell>
          <table:table-cell table:style-name="ce10" office:value-type="float" office:value="479.4" calcext:value-type="float">
            <text:p>479.4</text:p>
          </table:table-cell>
          <table:table-cell office:value-type="float" office:value="0.0368752998" calcext:value-type="float">
            <text:p>3.687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79.8" calcext:value-type="float">
            <text:p>479.8</text:p>
          </table:table-cell>
          <table:table-cell office:value-type="float" office:value="0.0385937167" calcext:value-type="float">
            <text:p>3.8594E-02</text:p>
          </table:table-cell>
          <table:table-cell table:style-name="ce10" office:value-type="float" office:value="479.8" calcext:value-type="float">
            <text:p>479.8</text:p>
          </table:table-cell>
          <table:table-cell office:value-type="float" office:value="0.0385937167" calcext:value-type="float">
            <text:p>3.859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0.2" calcext:value-type="float">
            <text:p>480.2</text:p>
          </table:table-cell>
          <table:table-cell office:value-type="float" office:value="0.0429918874" calcext:value-type="float">
            <text:p>4.2992E-02</text:p>
          </table:table-cell>
          <table:table-cell table:style-name="ce10" office:value-type="float" office:value="480.2" calcext:value-type="float">
            <text:p>480.2</text:p>
          </table:table-cell>
          <table:table-cell office:value-type="float" office:value="0.0429918874" calcext:value-type="float">
            <text:p>4.299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0.6" calcext:value-type="float">
            <text:p>480.6</text:p>
          </table:table-cell>
          <table:table-cell office:value-type="float" office:value="0.0387665239" calcext:value-type="float">
            <text:p>3.8767E-02</text:p>
          </table:table-cell>
          <table:table-cell table:style-name="ce10" office:value-type="float" office:value="480.6" calcext:value-type="float">
            <text:p>480.6</text:p>
          </table:table-cell>
          <table:table-cell office:value-type="float" office:value="0.0387665239" calcext:value-type="float">
            <text:p>3.876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1" calcext:value-type="float">
            <text:p>481.0</text:p>
          </table:table-cell>
          <table:table-cell office:value-type="float" office:value="0.0411653435" calcext:value-type="float">
            <text:p>4.1165E-02</text:p>
          </table:table-cell>
          <table:table-cell table:style-name="ce10" office:value-type="float" office:value="481" calcext:value-type="float">
            <text:p>481.0</text:p>
          </table:table-cell>
          <table:table-cell office:value-type="float" office:value="0.0411653435" calcext:value-type="float">
            <text:p>4.116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1.4" calcext:value-type="float">
            <text:p>481.4</text:p>
          </table:table-cell>
          <table:table-cell office:value-type="float" office:value="0.0351864351" calcext:value-type="float">
            <text:p>3.5186E-02</text:p>
          </table:table-cell>
          <table:table-cell table:style-name="ce10" office:value-type="float" office:value="481.4" calcext:value-type="float">
            <text:p>481.4</text:p>
          </table:table-cell>
          <table:table-cell office:value-type="float" office:value="0.0351864351" calcext:value-type="float">
            <text:p>3.518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1.8" calcext:value-type="float">
            <text:p>481.8</text:p>
          </table:table-cell>
          <table:table-cell office:value-type="float" office:value="0.0355541097" calcext:value-type="float">
            <text:p>3.5554E-02</text:p>
          </table:table-cell>
          <table:table-cell table:style-name="ce10" office:value-type="float" office:value="481.8" calcext:value-type="float">
            <text:p>481.8</text:p>
          </table:table-cell>
          <table:table-cell office:value-type="float" office:value="0.0355541097" calcext:value-type="float">
            <text:p>3.555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2.2" calcext:value-type="float">
            <text:p>482.2</text:p>
          </table:table-cell>
          <table:table-cell office:value-type="float" office:value="0.0380412554" calcext:value-type="float">
            <text:p>3.8041E-02</text:p>
          </table:table-cell>
          <table:table-cell table:style-name="ce10" office:value-type="float" office:value="482.2" calcext:value-type="float">
            <text:p>482.2</text:p>
          </table:table-cell>
          <table:table-cell office:value-type="float" office:value="0.0380412554" calcext:value-type="float">
            <text:p>3.804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2.6" calcext:value-type="float">
            <text:p>482.6</text:p>
          </table:table-cell>
          <table:table-cell office:value-type="float" office:value="0.0377865354" calcext:value-type="float">
            <text:p>3.7787E-02</text:p>
          </table:table-cell>
          <table:table-cell table:style-name="ce10" office:value-type="float" office:value="482.6" calcext:value-type="float">
            <text:p>482.6</text:p>
          </table:table-cell>
          <table:table-cell office:value-type="float" office:value="0.0377865354" calcext:value-type="float">
            <text:p>3.778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3" calcext:value-type="float">
            <text:p>483.0</text:p>
          </table:table-cell>
          <table:table-cell office:value-type="float" office:value="0.0304718919" calcext:value-type="float">
            <text:p>3.0472E-02</text:p>
          </table:table-cell>
          <table:table-cell table:style-name="ce10" office:value-type="float" office:value="483" calcext:value-type="float">
            <text:p>483.0</text:p>
          </table:table-cell>
          <table:table-cell office:value-type="float" office:value="0.0304718919" calcext:value-type="float">
            <text:p>3.047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3.4" calcext:value-type="float">
            <text:p>483.4</text:p>
          </table:table-cell>
          <table:table-cell office:value-type="float" office:value="0.0369081888" calcext:value-type="float">
            <text:p>3.6908E-02</text:p>
          </table:table-cell>
          <table:table-cell table:style-name="ce10" office:value-type="float" office:value="483.4" calcext:value-type="float">
            <text:p>483.4</text:p>
          </table:table-cell>
          <table:table-cell office:value-type="float" office:value="0.0369081888" calcext:value-type="float">
            <text:p>3.690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3.8" calcext:value-type="float">
            <text:p>483.8</text:p>
          </table:table-cell>
          <table:table-cell office:value-type="float" office:value="0.0365826653" calcext:value-type="float">
            <text:p>3.6583E-02</text:p>
          </table:table-cell>
          <table:table-cell table:style-name="ce10" office:value-type="float" office:value="483.8" calcext:value-type="float">
            <text:p>483.8</text:p>
          </table:table-cell>
          <table:table-cell office:value-type="float" office:value="0.0365826653" calcext:value-type="float">
            <text:p>3.6583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4.2" calcext:value-type="float">
            <text:p>484.2</text:p>
          </table:table-cell>
          <table:table-cell office:value-type="float" office:value="0.0306400789" calcext:value-type="float">
            <text:p>3.0640E-02</text:p>
          </table:table-cell>
          <table:table-cell table:style-name="ce10" office:value-type="float" office:value="484.2" calcext:value-type="float">
            <text:p>484.2</text:p>
          </table:table-cell>
          <table:table-cell office:value-type="float" office:value="0.0306400789" calcext:value-type="float">
            <text:p>3.064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4.6" calcext:value-type="float">
            <text:p>484.6</text:p>
          </table:table-cell>
          <table:table-cell office:value-type="float" office:value="0.0294983356" calcext:value-type="float">
            <text:p>2.9498E-02</text:p>
          </table:table-cell>
          <table:table-cell table:style-name="ce10" office:value-type="float" office:value="484.6" calcext:value-type="float">
            <text:p>484.6</text:p>
          </table:table-cell>
          <table:table-cell office:value-type="float" office:value="0.0294983356" calcext:value-type="float">
            <text:p>2.949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5" calcext:value-type="float">
            <text:p>485.0</text:p>
          </table:table-cell>
          <table:table-cell office:value-type="float" office:value="0.0300781264" calcext:value-type="float">
            <text:p>3.0078E-02</text:p>
          </table:table-cell>
          <table:table-cell table:style-name="ce10" office:value-type="float" office:value="485" calcext:value-type="float">
            <text:p>485.0</text:p>
          </table:table-cell>
          <table:table-cell office:value-type="float" office:value="0.0300781264" calcext:value-type="float">
            <text:p>3.007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5.3" calcext:value-type="float">
            <text:p>485.3</text:p>
          </table:table-cell>
          <table:table-cell office:value-type="float" office:value="0.0338435711" calcext:value-type="float">
            <text:p>3.3844E-02</text:p>
          </table:table-cell>
          <table:table-cell table:style-name="ce10" office:value-type="float" office:value="485.3" calcext:value-type="float">
            <text:p>485.3</text:p>
          </table:table-cell>
          <table:table-cell office:value-type="float" office:value="0.0338435711" calcext:value-type="float">
            <text:p>3.384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5.7" calcext:value-type="float">
            <text:p>485.7</text:p>
          </table:table-cell>
          <table:table-cell office:value-type="float" office:value="0.0297664256" calcext:value-type="float">
            <text:p>2.9766E-02</text:p>
          </table:table-cell>
          <table:table-cell table:style-name="ce10" office:value-type="float" office:value="485.7" calcext:value-type="float">
            <text:p>485.7</text:p>
          </table:table-cell>
          <table:table-cell office:value-type="float" office:value="0.0297664256" calcext:value-type="float">
            <text:p>2.976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6.1" calcext:value-type="float">
            <text:p>486.1</text:p>
          </table:table-cell>
          <table:table-cell office:value-type="float" office:value="0.0338527844" calcext:value-type="float">
            <text:p>3.3853E-02</text:p>
          </table:table-cell>
          <table:table-cell table:style-name="ce10" office:value-type="float" office:value="486.1" calcext:value-type="float">
            <text:p>486.1</text:p>
          </table:table-cell>
          <table:table-cell office:value-type="float" office:value="0.0338527844" calcext:value-type="float">
            <text:p>3.3853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6.5" calcext:value-type="float">
            <text:p>486.5</text:p>
          </table:table-cell>
          <table:table-cell office:value-type="float" office:value="0.0324185314" calcext:value-type="float">
            <text:p>3.2419E-02</text:p>
          </table:table-cell>
          <table:table-cell table:style-name="ce10" office:value-type="float" office:value="486.5" calcext:value-type="float">
            <text:p>486.5</text:p>
          </table:table-cell>
          <table:table-cell office:value-type="float" office:value="0.0324185314" calcext:value-type="float">
            <text:p>3.241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6.9" calcext:value-type="float">
            <text:p>486.9</text:p>
          </table:table-cell>
          <table:table-cell office:value-type="float" office:value="0.031595527" calcext:value-type="float">
            <text:p>3.1596E-02</text:p>
          </table:table-cell>
          <table:table-cell table:style-name="ce10" office:value-type="float" office:value="486.9" calcext:value-type="float">
            <text:p>486.9</text:p>
          </table:table-cell>
          <table:table-cell office:value-type="float" office:value="0.031595527" calcext:value-type="float">
            <text:p>3.159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7.3" calcext:value-type="float">
            <text:p>487.3</text:p>
          </table:table-cell>
          <table:table-cell office:value-type="float" office:value="0.0281922287" calcext:value-type="float">
            <text:p>2.8192E-02</text:p>
          </table:table-cell>
          <table:table-cell table:style-name="ce10" office:value-type="float" office:value="487.3" calcext:value-type="float">
            <text:p>487.3</text:p>
          </table:table-cell>
          <table:table-cell office:value-type="float" office:value="0.0281922287" calcext:value-type="float">
            <text:p>2.819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7.7" calcext:value-type="float">
            <text:p>487.7</text:p>
          </table:table-cell>
          <table:table-cell office:value-type="float" office:value="0.0335709313" calcext:value-type="float">
            <text:p>3.3571E-02</text:p>
          </table:table-cell>
          <table:table-cell table:style-name="ce10" office:value-type="float" office:value="487.7" calcext:value-type="float">
            <text:p>487.7</text:p>
          </table:table-cell>
          <table:table-cell office:value-type="float" office:value="0.0335709313" calcext:value-type="float">
            <text:p>3.357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8.1" calcext:value-type="float">
            <text:p>488.1</text:p>
          </table:table-cell>
          <table:table-cell office:value-type="float" office:value="0.0267936525" calcext:value-type="float">
            <text:p>2.6794E-02</text:p>
          </table:table-cell>
          <table:table-cell table:style-name="ce10" office:value-type="float" office:value="488.1" calcext:value-type="float">
            <text:p>488.1</text:p>
          </table:table-cell>
          <table:table-cell office:value-type="float" office:value="0.0267936525" calcext:value-type="float">
            <text:p>2.679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8.5" calcext:value-type="float">
            <text:p>488.5</text:p>
          </table:table-cell>
          <table:table-cell office:value-type="float" office:value="0.0278416999" calcext:value-type="float">
            <text:p>2.7842E-02</text:p>
          </table:table-cell>
          <table:table-cell table:style-name="ce10" office:value-type="float" office:value="488.5" calcext:value-type="float">
            <text:p>488.5</text:p>
          </table:table-cell>
          <table:table-cell office:value-type="float" office:value="0.0278416999" calcext:value-type="float">
            <text:p>2.784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8.9" calcext:value-type="float">
            <text:p>488.9</text:p>
          </table:table-cell>
          <table:table-cell office:value-type="float" office:value="0.0301600826" calcext:value-type="float">
            <text:p>3.0160E-02</text:p>
          </table:table-cell>
          <table:table-cell table:style-name="ce10" office:value-type="float" office:value="488.9" calcext:value-type="float">
            <text:p>488.9</text:p>
          </table:table-cell>
          <table:table-cell office:value-type="float" office:value="0.0301600826" calcext:value-type="float">
            <text:p>3.016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9.3" calcext:value-type="float">
            <text:p>489.3</text:p>
          </table:table-cell>
          <table:table-cell office:value-type="float" office:value="0.0326179471" calcext:value-type="float">
            <text:p>3.2618E-02</text:p>
          </table:table-cell>
          <table:table-cell table:style-name="ce10" office:value-type="float" office:value="489.3" calcext:value-type="float">
            <text:p>489.3</text:p>
          </table:table-cell>
          <table:table-cell office:value-type="float" office:value="0.0326179471" calcext:value-type="float">
            <text:p>3.261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9.7" calcext:value-type="float">
            <text:p>489.7</text:p>
          </table:table-cell>
          <table:table-cell office:value-type="float" office:value="0.0343652292" calcext:value-type="float">
            <text:p>3.4365E-02</text:p>
          </table:table-cell>
          <table:table-cell table:style-name="ce10" office:value-type="float" office:value="489.7" calcext:value-type="float">
            <text:p>489.7</text:p>
          </table:table-cell>
          <table:table-cell office:value-type="float" office:value="0.0343652292" calcext:value-type="float">
            <text:p>3.436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0.1" calcext:value-type="float">
            <text:p>490.1</text:p>
          </table:table-cell>
          <table:table-cell office:value-type="float" office:value="0.0300137688" calcext:value-type="float">
            <text:p>3.0014E-02</text:p>
          </table:table-cell>
          <table:table-cell table:style-name="ce10" office:value-type="float" office:value="490.1" calcext:value-type="float">
            <text:p>490.1</text:p>
          </table:table-cell>
          <table:table-cell office:value-type="float" office:value="0.0300137688" calcext:value-type="float">
            <text:p>3.001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0.5" calcext:value-type="float">
            <text:p>490.5</text:p>
          </table:table-cell>
          <table:table-cell office:value-type="float" office:value="0.0348182563" calcext:value-type="float">
            <text:p>3.4818E-02</text:p>
          </table:table-cell>
          <table:table-cell table:style-name="ce10" office:value-type="float" office:value="490.5" calcext:value-type="float">
            <text:p>490.5</text:p>
          </table:table-cell>
          <table:table-cell office:value-type="float" office:value="0.0348182563" calcext:value-type="float">
            <text:p>3.481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0.9" calcext:value-type="float">
            <text:p>490.9</text:p>
          </table:table-cell>
          <table:table-cell office:value-type="float" office:value="0.0232944004" calcext:value-type="float">
            <text:p>2.3294E-02</text:p>
          </table:table-cell>
          <table:table-cell table:style-name="ce10" office:value-type="float" office:value="490.9" calcext:value-type="float">
            <text:p>490.9</text:p>
          </table:table-cell>
          <table:table-cell office:value-type="float" office:value="0.0232944004" calcext:value-type="float">
            <text:p>2.329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1.2" calcext:value-type="float">
            <text:p>491.2</text:p>
          </table:table-cell>
          <table:table-cell office:value-type="float" office:value="0.029782036" calcext:value-type="float">
            <text:p>2.9782E-02</text:p>
          </table:table-cell>
          <table:table-cell table:style-name="ce10" office:value-type="float" office:value="491.2" calcext:value-type="float">
            <text:p>491.2</text:p>
          </table:table-cell>
          <table:table-cell office:value-type="float" office:value="0.029782036" calcext:value-type="float">
            <text:p>2.978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1.6" calcext:value-type="float">
            <text:p>491.6</text:p>
          </table:table-cell>
          <table:table-cell office:value-type="float" office:value="0.0300915114" calcext:value-type="float">
            <text:p>3.0092E-02</text:p>
          </table:table-cell>
          <table:table-cell table:style-name="ce10" office:value-type="float" office:value="491.6" calcext:value-type="float">
            <text:p>491.6</text:p>
          </table:table-cell>
          <table:table-cell office:value-type="float" office:value="0.0300915114" calcext:value-type="float">
            <text:p>3.009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2" calcext:value-type="float">
            <text:p>492.0</text:p>
          </table:table-cell>
          <table:table-cell office:value-type="float" office:value="0.038316191" calcext:value-type="float">
            <text:p>3.8316E-02</text:p>
          </table:table-cell>
          <table:table-cell table:style-name="ce10" office:value-type="float" office:value="492" calcext:value-type="float">
            <text:p>492.0</text:p>
          </table:table-cell>
          <table:table-cell office:value-type="float" office:value="0.038316191" calcext:value-type="float">
            <text:p>3.831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2.4" calcext:value-type="float">
            <text:p>492.4</text:p>
          </table:table-cell>
          <table:table-cell office:value-type="float" office:value="0.0346790551" calcext:value-type="float">
            <text:p>3.4679E-02</text:p>
          </table:table-cell>
          <table:table-cell table:style-name="ce10" office:value-type="float" office:value="492.4" calcext:value-type="float">
            <text:p>492.4</text:p>
          </table:table-cell>
          <table:table-cell office:value-type="float" office:value="0.0346790551" calcext:value-type="float">
            <text:p>3.467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2.8" calcext:value-type="float">
            <text:p>492.8</text:p>
          </table:table-cell>
          <table:table-cell office:value-type="float" office:value="0.0229093319" calcext:value-type="float">
            <text:p>2.2909E-02</text:p>
          </table:table-cell>
          <table:table-cell table:style-name="ce10" office:value-type="float" office:value="492.8" calcext:value-type="float">
            <text:p>492.8</text:p>
          </table:table-cell>
          <table:table-cell office:value-type="float" office:value="0.0229093319" calcext:value-type="float">
            <text:p>2.290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3.2" calcext:value-type="float">
            <text:p>493.2</text:p>
          </table:table-cell>
          <table:table-cell office:value-type="float" office:value="0.035083873" calcext:value-type="float">
            <text:p>3.5084E-02</text:p>
          </table:table-cell>
          <table:table-cell table:style-name="ce10" office:value-type="float" office:value="493.2" calcext:value-type="float">
            <text:p>493.2</text:p>
          </table:table-cell>
          <table:table-cell office:value-type="float" office:value="0.035083873" calcext:value-type="float">
            <text:p>3.508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3.6" calcext:value-type="float">
            <text:p>493.6</text:p>
          </table:table-cell>
          <table:table-cell office:value-type="float" office:value="0.0254789177" calcext:value-type="float">
            <text:p>2.5479E-02</text:p>
          </table:table-cell>
          <table:table-cell table:style-name="ce10" office:value-type="float" office:value="493.6" calcext:value-type="float">
            <text:p>493.6</text:p>
          </table:table-cell>
          <table:table-cell office:value-type="float" office:value="0.0254789177" calcext:value-type="float">
            <text:p>2.547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4" calcext:value-type="float">
            <text:p>494.0</text:p>
          </table:table-cell>
          <table:table-cell office:value-type="float" office:value="0.0214298553" calcext:value-type="float">
            <text:p>2.1430E-02</text:p>
          </table:table-cell>
          <table:table-cell table:style-name="ce10" office:value-type="float" office:value="494" calcext:value-type="float">
            <text:p>494.0</text:p>
          </table:table-cell>
          <table:table-cell office:value-type="float" office:value="0.0214298553" calcext:value-type="float">
            <text:p>2.143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4.4" calcext:value-type="float">
            <text:p>494.4</text:p>
          </table:table-cell>
          <table:table-cell office:value-type="float" office:value="0.0174935049" calcext:value-type="float">
            <text:p>1.7494E-02</text:p>
          </table:table-cell>
          <table:table-cell table:style-name="ce10" office:value-type="float" office:value="494.4" calcext:value-type="float">
            <text:p>494.4</text:p>
          </table:table-cell>
          <table:table-cell office:value-type="float" office:value="0.0174935049" calcext:value-type="float">
            <text:p>1.749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4.8" calcext:value-type="float">
            <text:p>494.8</text:p>
          </table:table-cell>
          <table:table-cell office:value-type="float" office:value="0.0297266097" calcext:value-type="float">
            <text:p>2.9727E-02</text:p>
          </table:table-cell>
          <table:table-cell table:style-name="ce10" office:value-type="float" office:value="494.8" calcext:value-type="float">
            <text:p>494.8</text:p>
          </table:table-cell>
          <table:table-cell office:value-type="float" office:value="0.0297266097" calcext:value-type="float">
            <text:p>2.972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5.2" calcext:value-type="float">
            <text:p>495.2</text:p>
          </table:table-cell>
          <table:table-cell office:value-type="float" office:value="0.0202884035" calcext:value-type="float">
            <text:p>2.0288E-02</text:p>
          </table:table-cell>
          <table:table-cell table:style-name="ce10" office:value-type="float" office:value="495.2" calcext:value-type="float">
            <text:p>495.2</text:p>
          </table:table-cell>
          <table:table-cell office:value-type="float" office:value="0.0202884035" calcext:value-type="float">
            <text:p>2.028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5.6" calcext:value-type="float">
            <text:p>495.6</text:p>
          </table:table-cell>
          <table:table-cell office:value-type="float" office:value="0.0236328738" calcext:value-type="float">
            <text:p>2.3633E-02</text:p>
          </table:table-cell>
          <table:table-cell table:style-name="ce10" office:value-type="float" office:value="495.6" calcext:value-type="float">
            <text:p>495.6</text:p>
          </table:table-cell>
          <table:table-cell office:value-type="float" office:value="0.0236328738" calcext:value-type="float">
            <text:p>2.3633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6" calcext:value-type="float">
            <text:p>496.0</text:p>
          </table:table-cell>
          <table:table-cell office:value-type="float" office:value="0.0261910642" calcext:value-type="float">
            <text:p>2.6191E-02</text:p>
          </table:table-cell>
          <table:table-cell table:style-name="ce10" office:value-type="float" office:value="496" calcext:value-type="float">
            <text:p>496.0</text:p>
          </table:table-cell>
          <table:table-cell office:value-type="float" office:value="0.0261910642" calcext:value-type="float">
            <text:p>2.619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6.4" calcext:value-type="float">
            <text:p>496.4</text:p>
          </table:table-cell>
          <table:table-cell office:value-type="float" office:value="0.0272371627" calcext:value-type="float">
            <text:p>2.7237E-02</text:p>
          </table:table-cell>
          <table:table-cell table:style-name="ce10" office:value-type="float" office:value="496.4" calcext:value-type="float">
            <text:p>496.4</text:p>
          </table:table-cell>
          <table:table-cell office:value-type="float" office:value="0.0272371627" calcext:value-type="float">
            <text:p>2.723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6.7" calcext:value-type="float">
            <text:p>496.7</text:p>
          </table:table-cell>
          <table:table-cell office:value-type="float" office:value="0.0297956364" calcext:value-type="float">
            <text:p>2.9796E-02</text:p>
          </table:table-cell>
          <table:table-cell table:style-name="ce10" office:value-type="float" office:value="496.7" calcext:value-type="float">
            <text:p>496.7</text:p>
          </table:table-cell>
          <table:table-cell office:value-type="float" office:value="0.0297956364" calcext:value-type="float">
            <text:p>2.979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7.1" calcext:value-type="float">
            <text:p>497.1</text:p>
          </table:table-cell>
          <table:table-cell office:value-type="float" office:value="0.0300455071" calcext:value-type="float">
            <text:p>3.0046E-02</text:p>
          </table:table-cell>
          <table:table-cell table:style-name="ce10" office:value-type="float" office:value="497.1" calcext:value-type="float">
            <text:p>497.1</text:p>
          </table:table-cell>
          <table:table-cell office:value-type="float" office:value="0.0300455071" calcext:value-type="float">
            <text:p>3.004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7.5" calcext:value-type="float">
            <text:p>497.5</text:p>
          </table:table-cell>
          <table:table-cell office:value-type="float" office:value="0.0298163291" calcext:value-type="float">
            <text:p>2.9816E-02</text:p>
          </table:table-cell>
          <table:table-cell table:style-name="ce10" office:value-type="float" office:value="497.5" calcext:value-type="float">
            <text:p>497.5</text:p>
          </table:table-cell>
          <table:table-cell office:value-type="float" office:value="0.0298163291" calcext:value-type="float">
            <text:p>2.981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7.9" calcext:value-type="float">
            <text:p>497.9</text:p>
          </table:table-cell>
          <table:table-cell office:value-type="float" office:value="0.0274258039" calcext:value-type="float">
            <text:p>2.7426E-02</text:p>
          </table:table-cell>
          <table:table-cell table:style-name="ce10" office:value-type="float" office:value="497.9" calcext:value-type="float">
            <text:p>497.9</text:p>
          </table:table-cell>
          <table:table-cell office:value-type="float" office:value="0.0274258039" calcext:value-type="float">
            <text:p>2.742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8.3" calcext:value-type="float">
            <text:p>498.3</text:p>
          </table:table-cell>
          <table:table-cell office:value-type="float" office:value="0.0233920794" calcext:value-type="float">
            <text:p>2.3392E-02</text:p>
          </table:table-cell>
          <table:table-cell table:style-name="ce10" office:value-type="float" office:value="498.3" calcext:value-type="float">
            <text:p>498.3</text:p>
          </table:table-cell>
          <table:table-cell office:value-type="float" office:value="0.0233920794" calcext:value-type="float">
            <text:p>2.339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8.7" calcext:value-type="float">
            <text:p>498.7</text:p>
          </table:table-cell>
          <table:table-cell office:value-type="float" office:value="0.0259408383" calcext:value-type="float">
            <text:p>2.5941E-02</text:p>
          </table:table-cell>
          <table:table-cell table:style-name="ce10" office:value-type="float" office:value="498.7" calcext:value-type="float">
            <text:p>498.7</text:p>
          </table:table-cell>
          <table:table-cell office:value-type="float" office:value="0.0259408383" calcext:value-type="float">
            <text:p>2.594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9.1" calcext:value-type="float">
            <text:p>499.1</text:p>
          </table:table-cell>
          <table:table-cell office:value-type="float" office:value="0.0258447328" calcext:value-type="float">
            <text:p>2.5845E-02</text:p>
          </table:table-cell>
          <table:table-cell table:style-name="ce10" office:value-type="float" office:value="499.1" calcext:value-type="float">
            <text:p>499.1</text:p>
          </table:table-cell>
          <table:table-cell office:value-type="float" office:value="0.0258447328" calcext:value-type="float">
            <text:p>2.584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9.5" calcext:value-type="float">
            <text:p>499.5</text:p>
          </table:table-cell>
          <table:table-cell office:value-type="float" office:value="0.0316691088" calcext:value-type="float">
            <text:p>3.1669E-02</text:p>
          </table:table-cell>
          <table:table-cell table:style-name="ce10" office:value-type="float" office:value="499.5" calcext:value-type="float">
            <text:p>499.5</text:p>
          </table:table-cell>
          <table:table-cell office:value-type="float" office:value="0.0316691088" calcext:value-type="float">
            <text:p>3.166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99.9" calcext:value-type="float">
            <text:p>499.9</text:p>
          </table:table-cell>
          <table:table-cell office:value-type="float" office:value="0.0194050721" calcext:value-type="float">
            <text:p>1.9405E-02</text:p>
          </table:table-cell>
          <table:table-cell table:style-name="ce10" office:value-type="float" office:value="499.9" calcext:value-type="float">
            <text:p>499.9</text:p>
          </table:table-cell>
          <table:table-cell office:value-type="float" office:value="0.0194050721" calcext:value-type="float">
            <text:p>1.940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0.3" calcext:value-type="float">
            <text:p>500.3</text:p>
          </table:table-cell>
          <table:table-cell office:value-type="float" office:value="0.0276780071" calcext:value-type="float">
            <text:p>2.7678E-02</text:p>
          </table:table-cell>
          <table:table-cell table:style-name="ce10" office:value-type="float" office:value="500.3" calcext:value-type="float">
            <text:p>500.3</text:p>
          </table:table-cell>
          <table:table-cell office:value-type="float" office:value="0.0276780071" calcext:value-type="float">
            <text:p>2.767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0.7" calcext:value-type="float">
            <text:p>500.7</text:p>
          </table:table-cell>
          <table:table-cell office:value-type="float" office:value="0.0208532237" calcext:value-type="float">
            <text:p>2.0853E-02</text:p>
          </table:table-cell>
          <table:table-cell table:style-name="ce10" office:value-type="float" office:value="500.7" calcext:value-type="float">
            <text:p>500.7</text:p>
          </table:table-cell>
          <table:table-cell office:value-type="float" office:value="0.0208532237" calcext:value-type="float">
            <text:p>2.0853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1.1" calcext:value-type="float">
            <text:p>501.1</text:p>
          </table:table-cell>
          <table:table-cell office:value-type="float" office:value="0.0258880481" calcext:value-type="float">
            <text:p>2.5888E-02</text:p>
          </table:table-cell>
          <table:table-cell table:style-name="ce10" office:value-type="float" office:value="501.1" calcext:value-type="float">
            <text:p>501.1</text:p>
          </table:table-cell>
          <table:table-cell office:value-type="float" office:value="0.0258880481" calcext:value-type="float">
            <text:p>2.588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1.5" calcext:value-type="float">
            <text:p>501.5</text:p>
          </table:table-cell>
          <table:table-cell office:value-type="float" office:value="0.0247936698" calcext:value-type="float">
            <text:p>2.4794E-02</text:p>
          </table:table-cell>
          <table:table-cell table:style-name="ce10" office:value-type="float" office:value="501.5" calcext:value-type="float">
            <text:p>501.5</text:p>
          </table:table-cell>
          <table:table-cell office:value-type="float" office:value="0.0247936698" calcext:value-type="float">
            <text:p>2.479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1.9" calcext:value-type="float">
            <text:p>501.9</text:p>
          </table:table-cell>
          <table:table-cell office:value-type="float" office:value="0.0289845206" calcext:value-type="float">
            <text:p>2.8985E-02</text:p>
          </table:table-cell>
          <table:table-cell table:style-name="ce10" office:value-type="float" office:value="501.9" calcext:value-type="float">
            <text:p>501.9</text:p>
          </table:table-cell>
          <table:table-cell office:value-type="float" office:value="0.0289845206" calcext:value-type="float">
            <text:p>2.898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2.2" calcext:value-type="float">
            <text:p>502.2</text:p>
          </table:table-cell>
          <table:table-cell office:value-type="float" office:value="0.024726798" calcext:value-type="float">
            <text:p>2.4727E-02</text:p>
          </table:table-cell>
          <table:table-cell table:style-name="ce10" office:value-type="float" office:value="502.2" calcext:value-type="float">
            <text:p>502.2</text:p>
          </table:table-cell>
          <table:table-cell office:value-type="float" office:value="0.024726798" calcext:value-type="float">
            <text:p>2.472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2.6" calcext:value-type="float">
            <text:p>502.6</text:p>
          </table:table-cell>
          <table:table-cell office:value-type="float" office:value="0.0267516057" calcext:value-type="float">
            <text:p>2.6752E-02</text:p>
          </table:table-cell>
          <table:table-cell table:style-name="ce10" office:value-type="float" office:value="502.6" calcext:value-type="float">
            <text:p>502.6</text:p>
          </table:table-cell>
          <table:table-cell office:value-type="float" office:value="0.0267516057" calcext:value-type="float">
            <text:p>2.675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3" calcext:value-type="float">
            <text:p>503.0</text:p>
          </table:table-cell>
          <table:table-cell office:value-type="float" office:value="0.0287819728" calcext:value-type="float">
            <text:p>2.8782E-02</text:p>
          </table:table-cell>
          <table:table-cell table:style-name="ce10" office:value-type="float" office:value="503" calcext:value-type="float">
            <text:p>503.0</text:p>
          </table:table-cell>
          <table:table-cell office:value-type="float" office:value="0.0287819728" calcext:value-type="float">
            <text:p>2.878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3.4" calcext:value-type="float">
            <text:p>503.4</text:p>
          </table:table-cell>
          <table:table-cell office:value-type="float" office:value="0.0203384343" calcext:value-type="float">
            <text:p>2.0338E-02</text:p>
          </table:table-cell>
          <table:table-cell table:style-name="ce10" office:value-type="float" office:value="503.4" calcext:value-type="float">
            <text:p>503.4</text:p>
          </table:table-cell>
          <table:table-cell office:value-type="float" office:value="0.0203384343" calcext:value-type="float">
            <text:p>2.033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3.8" calcext:value-type="float">
            <text:p>503.8</text:p>
          </table:table-cell>
          <table:table-cell office:value-type="float" office:value="0.0231706224" calcext:value-type="float">
            <text:p>2.3171E-02</text:p>
          </table:table-cell>
          <table:table-cell table:style-name="ce10" office:value-type="float" office:value="503.8" calcext:value-type="float">
            <text:p>503.8</text:p>
          </table:table-cell>
          <table:table-cell office:value-type="float" office:value="0.0231706224" calcext:value-type="float">
            <text:p>2.317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4.2" calcext:value-type="float">
            <text:p>504.2</text:p>
          </table:table-cell>
          <table:table-cell office:value-type="float" office:value="0.0171479244" calcext:value-type="float">
            <text:p>1.7148E-02</text:p>
          </table:table-cell>
          <table:table-cell table:style-name="ce10" office:value-type="float" office:value="504.2" calcext:value-type="float">
            <text:p>504.2</text:p>
          </table:table-cell>
          <table:table-cell office:value-type="float" office:value="0.0171479244" calcext:value-type="float">
            <text:p>1.714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4.6" calcext:value-type="float">
            <text:p>504.6</text:p>
          </table:table-cell>
          <table:table-cell office:value-type="float" office:value="0.0205267786" calcext:value-type="float">
            <text:p>2.0527E-02</text:p>
          </table:table-cell>
          <table:table-cell table:style-name="ce10" office:value-type="float" office:value="504.6" calcext:value-type="float">
            <text:p>504.6</text:p>
          </table:table-cell>
          <table:table-cell office:value-type="float" office:value="0.0205267786" calcext:value-type="float">
            <text:p>2.052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5" calcext:value-type="float">
            <text:p>505.0</text:p>
          </table:table-cell>
          <table:table-cell office:value-type="float" office:value="0.0232786546" calcext:value-type="float">
            <text:p>2.3279E-02</text:p>
          </table:table-cell>
          <table:table-cell table:style-name="ce10" office:value-type="float" office:value="505" calcext:value-type="float">
            <text:p>505.0</text:p>
          </table:table-cell>
          <table:table-cell office:value-type="float" office:value="0.0232786546" calcext:value-type="float">
            <text:p>2.327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5.4" calcext:value-type="float">
            <text:p>505.4</text:p>
          </table:table-cell>
          <table:table-cell office:value-type="float" office:value="0.0194167154" calcext:value-type="float">
            <text:p>1.9417E-02</text:p>
          </table:table-cell>
          <table:table-cell table:style-name="ce10" office:value-type="float" office:value="505.4" calcext:value-type="float">
            <text:p>505.4</text:p>
          </table:table-cell>
          <table:table-cell office:value-type="float" office:value="0.0194167154" calcext:value-type="float">
            <text:p>1.941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5.8" calcext:value-type="float">
            <text:p>505.8</text:p>
          </table:table-cell>
          <table:table-cell office:value-type="float" office:value="0.0197471546" calcext:value-type="float">
            <text:p>1.9747E-02</text:p>
          </table:table-cell>
          <table:table-cell table:style-name="ce10" office:value-type="float" office:value="505.8" calcext:value-type="float">
            <text:p>505.8</text:p>
          </table:table-cell>
          <table:table-cell office:value-type="float" office:value="0.0197471546" calcext:value-type="float">
            <text:p>1.974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6.2" calcext:value-type="float">
            <text:p>506.2</text:p>
          </table:table-cell>
          <table:table-cell office:value-type="float" office:value="0.0178183399" calcext:value-type="float">
            <text:p>1.7818E-02</text:p>
          </table:table-cell>
          <table:table-cell table:style-name="ce10" office:value-type="float" office:value="506.2" calcext:value-type="float">
            <text:p>506.2</text:p>
          </table:table-cell>
          <table:table-cell office:value-type="float" office:value="0.0178183399" calcext:value-type="float">
            <text:p>1.781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6.6" calcext:value-type="float">
            <text:p>506.6</text:p>
          </table:table-cell>
          <table:table-cell office:value-type="float" office:value="0.0258777099" calcext:value-type="float">
            <text:p>2.5878E-02</text:p>
          </table:table-cell>
          <table:table-cell table:style-name="ce10" office:value-type="float" office:value="506.6" calcext:value-type="float">
            <text:p>506.6</text:p>
          </table:table-cell>
          <table:table-cell office:value-type="float" office:value="0.0258777099" calcext:value-type="float">
            <text:p>2.587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7" calcext:value-type="float">
            <text:p>507.0</text:p>
          </table:table-cell>
          <table:table-cell office:value-type="float" office:value="0.0247455594" calcext:value-type="float">
            <text:p>2.4746E-02</text:p>
          </table:table-cell>
          <table:table-cell table:style-name="ce10" office:value-type="float" office:value="507" calcext:value-type="float">
            <text:p>507.0</text:p>
          </table:table-cell>
          <table:table-cell office:value-type="float" office:value="0.0247455594" calcext:value-type="float">
            <text:p>2.474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7.3" calcext:value-type="float">
            <text:p>507.3</text:p>
          </table:table-cell>
          <table:table-cell office:value-type="float" office:value="0.0242515047" calcext:value-type="float">
            <text:p>2.4252E-02</text:p>
          </table:table-cell>
          <table:table-cell table:style-name="ce10" office:value-type="float" office:value="507.3" calcext:value-type="float">
            <text:p>507.3</text:p>
          </table:table-cell>
          <table:table-cell office:value-type="float" office:value="0.0242515047" calcext:value-type="float">
            <text:p>2.425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7.7" calcext:value-type="float">
            <text:p>507.7</text:p>
          </table:table-cell>
          <table:table-cell office:value-type="float" office:value="0.0221726491" calcext:value-type="float">
            <text:p>2.2173E-02</text:p>
          </table:table-cell>
          <table:table-cell table:style-name="ce10" office:value-type="float" office:value="507.7" calcext:value-type="float">
            <text:p>507.7</text:p>
          </table:table-cell>
          <table:table-cell office:value-type="float" office:value="0.0221726491" calcext:value-type="float">
            <text:p>2.2173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8.1" calcext:value-type="float">
            <text:p>508.1</text:p>
          </table:table-cell>
          <table:table-cell office:value-type="float" office:value="0.0226181408" calcext:value-type="float">
            <text:p>2.2618E-02</text:p>
          </table:table-cell>
          <table:table-cell table:style-name="ce10" office:value-type="float" office:value="508.1" calcext:value-type="float">
            <text:p>508.1</text:p>
          </table:table-cell>
          <table:table-cell office:value-type="float" office:value="0.0226181408" calcext:value-type="float">
            <text:p>2.261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8.5" calcext:value-type="float">
            <text:p>508.5</text:p>
          </table:table-cell>
          <table:table-cell office:value-type="float" office:value="0.0226395776" calcext:value-type="float">
            <text:p>2.2640E-02</text:p>
          </table:table-cell>
          <table:table-cell table:style-name="ce10" office:value-type="float" office:value="508.5" calcext:value-type="float">
            <text:p>508.5</text:p>
          </table:table-cell>
          <table:table-cell office:value-type="float" office:value="0.0226395776" calcext:value-type="float">
            <text:p>2.264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8.9" calcext:value-type="float">
            <text:p>508.9</text:p>
          </table:table-cell>
          <table:table-cell office:value-type="float" office:value="0.0226086578" calcext:value-type="float">
            <text:p>2.2609E-02</text:p>
          </table:table-cell>
          <table:table-cell table:style-name="ce10" office:value-type="float" office:value="508.9" calcext:value-type="float">
            <text:p>508.9</text:p>
          </table:table-cell>
          <table:table-cell office:value-type="float" office:value="0.0226086578" calcext:value-type="float">
            <text:p>2.260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9.3" calcext:value-type="float">
            <text:p>509.3</text:p>
          </table:table-cell>
          <table:table-cell office:value-type="float" office:value="0.0210883326" calcext:value-type="float">
            <text:p>2.1088E-02</text:p>
          </table:table-cell>
          <table:table-cell table:style-name="ce10" office:value-type="float" office:value="509.3" calcext:value-type="float">
            <text:p>509.3</text:p>
          </table:table-cell>
          <table:table-cell office:value-type="float" office:value="0.0210883326" calcext:value-type="float">
            <text:p>2.108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9.7" calcext:value-type="float">
            <text:p>509.7</text:p>
          </table:table-cell>
          <table:table-cell office:value-type="float" office:value="0.0227333086" calcext:value-type="float">
            <text:p>2.2733E-02</text:p>
          </table:table-cell>
          <table:table-cell table:style-name="ce10" office:value-type="float" office:value="509.7" calcext:value-type="float">
            <text:p>509.7</text:p>
          </table:table-cell>
          <table:table-cell office:value-type="float" office:value="0.0227333086" calcext:value-type="float">
            <text:p>2.2733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0.1" calcext:value-type="float">
            <text:p>510.1</text:p>
          </table:table-cell>
          <table:table-cell office:value-type="float" office:value="0.0147085177" calcext:value-type="float">
            <text:p>1.4709E-02</text:p>
          </table:table-cell>
          <table:table-cell table:style-name="ce10" office:value-type="float" office:value="510.1" calcext:value-type="float">
            <text:p>510.1</text:p>
          </table:table-cell>
          <table:table-cell office:value-type="float" office:value="0.0147085177" calcext:value-type="float">
            <text:p>1.470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0.5" calcext:value-type="float">
            <text:p>510.5</text:p>
          </table:table-cell>
          <table:table-cell office:value-type="float" office:value="0.0223386202" calcext:value-type="float">
            <text:p>2.2339E-02</text:p>
          </table:table-cell>
          <table:table-cell table:style-name="ce10" office:value-type="float" office:value="510.5" calcext:value-type="float">
            <text:p>510.5</text:p>
          </table:table-cell>
          <table:table-cell office:value-type="float" office:value="0.0223386202" calcext:value-type="float">
            <text:p>2.233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0.9" calcext:value-type="float">
            <text:p>510.9</text:p>
          </table:table-cell>
          <table:table-cell office:value-type="float" office:value="0.01983367" calcext:value-type="float">
            <text:p>1.9834E-02</text:p>
          </table:table-cell>
          <table:table-cell table:style-name="ce10" office:value-type="float" office:value="510.9" calcext:value-type="float">
            <text:p>510.9</text:p>
          </table:table-cell>
          <table:table-cell office:value-type="float" office:value="0.01983367" calcext:value-type="float">
            <text:p>1.983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1.3" calcext:value-type="float">
            <text:p>511.3</text:p>
          </table:table-cell>
          <table:table-cell office:value-type="float" office:value="0.0206604746" calcext:value-type="float">
            <text:p>2.0660E-02</text:p>
          </table:table-cell>
          <table:table-cell table:style-name="ce10" office:value-type="float" office:value="511.3" calcext:value-type="float">
            <text:p>511.3</text:p>
          </table:table-cell>
          <table:table-cell office:value-type="float" office:value="0.0206604746" calcext:value-type="float">
            <text:p>2.066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1.7" calcext:value-type="float">
            <text:p>511.7</text:p>
          </table:table-cell>
          <table:table-cell office:value-type="float" office:value="0.0197211315" calcext:value-type="float">
            <text:p>1.9721E-02</text:p>
          </table:table-cell>
          <table:table-cell table:style-name="ce10" office:value-type="float" office:value="511.7" calcext:value-type="float">
            <text:p>511.7</text:p>
          </table:table-cell>
          <table:table-cell office:value-type="float" office:value="0.0197211315" calcext:value-type="float">
            <text:p>1.972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2.1" calcext:value-type="float">
            <text:p>512.1</text:p>
          </table:table-cell>
          <table:table-cell office:value-type="float" office:value="0.0237766939" calcext:value-type="float">
            <text:p>2.3777E-02</text:p>
          </table:table-cell>
          <table:table-cell table:style-name="ce10" office:value-type="float" office:value="512.1" calcext:value-type="float">
            <text:p>512.1</text:p>
          </table:table-cell>
          <table:table-cell office:value-type="float" office:value="0.0237766939" calcext:value-type="float">
            <text:p>2.377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2.4" calcext:value-type="float">
            <text:p>512.4</text:p>
          </table:table-cell>
          <table:table-cell office:value-type="float" office:value="0.0209783515" calcext:value-type="float">
            <text:p>2.0978E-02</text:p>
          </table:table-cell>
          <table:table-cell table:style-name="ce10" office:value-type="float" office:value="512.4" calcext:value-type="float">
            <text:p>512.4</text:p>
          </table:table-cell>
          <table:table-cell office:value-type="float" office:value="0.0209783515" calcext:value-type="float">
            <text:p>2.097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2.8" calcext:value-type="float">
            <text:p>512.8</text:p>
          </table:table-cell>
          <table:table-cell office:value-type="float" office:value="0.011344157" calcext:value-type="float">
            <text:p>1.1344E-02</text:p>
          </table:table-cell>
          <table:table-cell table:style-name="ce10" office:value-type="float" office:value="512.8" calcext:value-type="float">
            <text:p>512.8</text:p>
          </table:table-cell>
          <table:table-cell office:value-type="float" office:value="0.011344157" calcext:value-type="float">
            <text:p>1.134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3.2" calcext:value-type="float">
            <text:p>513.2</text:p>
          </table:table-cell>
          <table:table-cell office:value-type="float" office:value="0.0266204631" calcext:value-type="float">
            <text:p>2.6620E-02</text:p>
          </table:table-cell>
          <table:table-cell table:style-name="ce10" office:value-type="float" office:value="513.2" calcext:value-type="float">
            <text:p>513.2</text:p>
          </table:table-cell>
          <table:table-cell office:value-type="float" office:value="0.0266204631" calcext:value-type="float">
            <text:p>2.662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3.6" calcext:value-type="float">
            <text:p>513.6</text:p>
          </table:table-cell>
          <table:table-cell office:value-type="float" office:value="0.0176870685" calcext:value-type="float">
            <text:p>1.7687E-02</text:p>
          </table:table-cell>
          <table:table-cell table:style-name="ce10" office:value-type="float" office:value="513.6" calcext:value-type="float">
            <text:p>513.6</text:p>
          </table:table-cell>
          <table:table-cell office:value-type="float" office:value="0.0176870685" calcext:value-type="float">
            <text:p>1.768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4" calcext:value-type="float">
            <text:p>514.0</text:p>
          </table:table-cell>
          <table:table-cell office:value-type="float" office:value="0.0169198441" calcext:value-type="float">
            <text:p>1.6920E-02</text:p>
          </table:table-cell>
          <table:table-cell table:style-name="ce10" office:value-type="float" office:value="514" calcext:value-type="float">
            <text:p>514.0</text:p>
          </table:table-cell>
          <table:table-cell office:value-type="float" office:value="0.0169198441" calcext:value-type="float">
            <text:p>1.692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4.4" calcext:value-type="float">
            <text:p>514.4</text:p>
          </table:table-cell>
          <table:table-cell office:value-type="float" office:value="0.0167461505" calcext:value-type="float">
            <text:p>1.6746E-02</text:p>
          </table:table-cell>
          <table:table-cell table:style-name="ce10" office:value-type="float" office:value="514.4" calcext:value-type="float">
            <text:p>514.4</text:p>
          </table:table-cell>
          <table:table-cell office:value-type="float" office:value="0.0167461505" calcext:value-type="float">
            <text:p>1.674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4.8" calcext:value-type="float">
            <text:p>514.8</text:p>
          </table:table-cell>
          <table:table-cell office:value-type="float" office:value="0.0162030151" calcext:value-type="float">
            <text:p>1.6203E-02</text:p>
          </table:table-cell>
          <table:table-cell table:style-name="ce10" office:value-type="float" office:value="514.8" calcext:value-type="float">
            <text:p>514.8</text:p>
          </table:table-cell>
          <table:table-cell office:value-type="float" office:value="0.0162030151" calcext:value-type="float">
            <text:p>1.6203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5.2" calcext:value-type="float">
            <text:p>515.2</text:p>
          </table:table-cell>
          <table:table-cell office:value-type="float" office:value="0.0147993606" calcext:value-type="float">
            <text:p>1.4799E-02</text:p>
          </table:table-cell>
          <table:table-cell table:style-name="ce10" office:value-type="float" office:value="515.2" calcext:value-type="float">
            <text:p>515.2</text:p>
          </table:table-cell>
          <table:table-cell office:value-type="float" office:value="0.0147993606" calcext:value-type="float">
            <text:p>1.479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5.6" calcext:value-type="float">
            <text:p>515.6</text:p>
          </table:table-cell>
          <table:table-cell office:value-type="float" office:value="0.0180747595" calcext:value-type="float">
            <text:p>1.8075E-02</text:p>
          </table:table-cell>
          <table:table-cell table:style-name="ce10" office:value-type="float" office:value="515.6" calcext:value-type="float">
            <text:p>515.6</text:p>
          </table:table-cell>
          <table:table-cell office:value-type="float" office:value="0.0180747595" calcext:value-type="float">
            <text:p>1.807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6" calcext:value-type="float">
            <text:p>516.0</text:p>
          </table:table-cell>
          <table:table-cell office:value-type="float" office:value="0.0167922577" calcext:value-type="float">
            <text:p>1.6792E-02</text:p>
          </table:table-cell>
          <table:table-cell table:style-name="ce10" office:value-type="float" office:value="516" calcext:value-type="float">
            <text:p>516.0</text:p>
          </table:table-cell>
          <table:table-cell office:value-type="float" office:value="0.0167922577" calcext:value-type="float">
            <text:p>1.679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6.4" calcext:value-type="float">
            <text:p>516.4</text:p>
          </table:table-cell>
          <table:table-cell office:value-type="float" office:value="0.0177776729" calcext:value-type="float">
            <text:p>1.7778E-02</text:p>
          </table:table-cell>
          <table:table-cell table:style-name="ce10" office:value-type="float" office:value="516.4" calcext:value-type="float">
            <text:p>516.4</text:p>
          </table:table-cell>
          <table:table-cell office:value-type="float" office:value="0.0177776729" calcext:value-type="float">
            <text:p>1.777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6.8" calcext:value-type="float">
            <text:p>516.8</text:p>
          </table:table-cell>
          <table:table-cell office:value-type="float" office:value="0.0165243168" calcext:value-type="float">
            <text:p>1.6524E-02</text:p>
          </table:table-cell>
          <table:table-cell table:style-name="ce10" office:value-type="float" office:value="516.8" calcext:value-type="float">
            <text:p>516.8</text:p>
          </table:table-cell>
          <table:table-cell office:value-type="float" office:value="0.0165243168" calcext:value-type="float">
            <text:p>1.652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7.2" calcext:value-type="float">
            <text:p>517.2</text:p>
          </table:table-cell>
          <table:table-cell office:value-type="float" office:value="0.0239157121" calcext:value-type="float">
            <text:p>2.3916E-02</text:p>
          </table:table-cell>
          <table:table-cell table:style-name="ce10" office:value-type="float" office:value="517.2" calcext:value-type="float">
            <text:p>517.2</text:p>
          </table:table-cell>
          <table:table-cell office:value-type="float" office:value="0.0239157121" calcext:value-type="float">
            <text:p>2.391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7.5" calcext:value-type="float">
            <text:p>517.5</text:p>
          </table:table-cell>
          <table:table-cell office:value-type="float" office:value="0.0240863509" calcext:value-type="float">
            <text:p>2.4086E-02</text:p>
          </table:table-cell>
          <table:table-cell table:style-name="ce10" office:value-type="float" office:value="517.5" calcext:value-type="float">
            <text:p>517.5</text:p>
          </table:table-cell>
          <table:table-cell office:value-type="float" office:value="0.0240863509" calcext:value-type="float">
            <text:p>2.408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7.9" calcext:value-type="float">
            <text:p>517.9</text:p>
          </table:table-cell>
          <table:table-cell office:value-type="float" office:value="0.0159251222" calcext:value-type="float">
            <text:p>1.5925E-02</text:p>
          </table:table-cell>
          <table:table-cell table:style-name="ce10" office:value-type="float" office:value="517.9" calcext:value-type="float">
            <text:p>517.9</text:p>
          </table:table-cell>
          <table:table-cell office:value-type="float" office:value="0.0159251222" calcext:value-type="float">
            <text:p>1.592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8.3" calcext:value-type="float">
            <text:p>518.3</text:p>
          </table:table-cell>
          <table:table-cell office:value-type="float" office:value="0.0188905835" calcext:value-type="float">
            <text:p>1.8891E-02</text:p>
          </table:table-cell>
          <table:table-cell table:style-name="ce10" office:value-type="float" office:value="518.3" calcext:value-type="float">
            <text:p>518.3</text:p>
          </table:table-cell>
          <table:table-cell office:value-type="float" office:value="0.0188905835" calcext:value-type="float">
            <text:p>1.889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8.7" calcext:value-type="float">
            <text:p>518.7</text:p>
          </table:table-cell>
          <table:table-cell office:value-type="float" office:value="0.0244947291" calcext:value-type="float">
            <text:p>2.4495E-02</text:p>
          </table:table-cell>
          <table:table-cell table:style-name="ce10" office:value-type="float" office:value="518.7" calcext:value-type="float">
            <text:p>518.7</text:p>
          </table:table-cell>
          <table:table-cell office:value-type="float" office:value="0.0244947291" calcext:value-type="float">
            <text:p>2.449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9.1" calcext:value-type="float">
            <text:p>519.1</text:p>
          </table:table-cell>
          <table:table-cell office:value-type="float" office:value="0.0231321293" calcext:value-type="float">
            <text:p>2.3132E-02</text:p>
          </table:table-cell>
          <table:table-cell table:style-name="ce10" office:value-type="float" office:value="519.1" calcext:value-type="float">
            <text:p>519.1</text:p>
          </table:table-cell>
          <table:table-cell office:value-type="float" office:value="0.0231321293" calcext:value-type="float">
            <text:p>2.313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9.5" calcext:value-type="float">
            <text:p>519.5</text:p>
          </table:table-cell>
          <table:table-cell office:value-type="float" office:value="0.0119905702" calcext:value-type="float">
            <text:p>1.1991E-02</text:p>
          </table:table-cell>
          <table:table-cell table:style-name="ce10" office:value-type="float" office:value="519.5" calcext:value-type="float">
            <text:p>519.5</text:p>
          </table:table-cell>
          <table:table-cell office:value-type="float" office:value="0.0119905702" calcext:value-type="float">
            <text:p>1.199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19.9" calcext:value-type="float">
            <text:p>519.9</text:p>
          </table:table-cell>
          <table:table-cell office:value-type="float" office:value="0.0212746724" calcext:value-type="float">
            <text:p>2.1275E-02</text:p>
          </table:table-cell>
          <table:table-cell table:style-name="ce10" office:value-type="float" office:value="519.9" calcext:value-type="float">
            <text:p>519.9</text:p>
          </table:table-cell>
          <table:table-cell office:value-type="float" office:value="0.0212746724" calcext:value-type="float">
            <text:p>2.127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0.3" calcext:value-type="float">
            <text:p>520.3</text:p>
          </table:table-cell>
          <table:table-cell office:value-type="float" office:value="0.0148101758" calcext:value-type="float">
            <text:p>1.4810E-02</text:p>
          </table:table-cell>
          <table:table-cell table:style-name="ce10" office:value-type="float" office:value="520.3" calcext:value-type="float">
            <text:p>520.3</text:p>
          </table:table-cell>
          <table:table-cell office:value-type="float" office:value="0.0148101758" calcext:value-type="float">
            <text:p>1.481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0.7" calcext:value-type="float">
            <text:p>520.7</text:p>
          </table:table-cell>
          <table:table-cell office:value-type="float" office:value="0.016719771" calcext:value-type="float">
            <text:p>1.6720E-02</text:p>
          </table:table-cell>
          <table:table-cell table:style-name="ce10" office:value-type="float" office:value="520.7" calcext:value-type="float">
            <text:p>520.7</text:p>
          </table:table-cell>
          <table:table-cell office:value-type="float" office:value="0.016719771" calcext:value-type="float">
            <text:p>1.672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1.1" calcext:value-type="float">
            <text:p>521.1</text:p>
          </table:table-cell>
          <table:table-cell office:value-type="float" office:value="0.0135072904" calcext:value-type="float">
            <text:p>1.3507E-02</text:p>
          </table:table-cell>
          <table:table-cell table:style-name="ce10" office:value-type="float" office:value="521.1" calcext:value-type="float">
            <text:p>521.1</text:p>
          </table:table-cell>
          <table:table-cell office:value-type="float" office:value="0.0135072904" calcext:value-type="float">
            <text:p>1.350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1.5" calcext:value-type="float">
            <text:p>521.5</text:p>
          </table:table-cell>
          <table:table-cell office:value-type="float" office:value="0.015579234" calcext:value-type="float">
            <text:p>1.5579E-02</text:p>
          </table:table-cell>
          <table:table-cell table:style-name="ce10" office:value-type="float" office:value="521.5" calcext:value-type="float">
            <text:p>521.5</text:p>
          </table:table-cell>
          <table:table-cell office:value-type="float" office:value="0.015579234" calcext:value-type="float">
            <text:p>1.557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1.9" calcext:value-type="float">
            <text:p>521.9</text:p>
          </table:table-cell>
          <table:table-cell office:value-type="float" office:value="0.0098323132" calcext:value-type="float">
            <text:p>9.8323E-03</text:p>
          </table:table-cell>
          <table:table-cell table:style-name="ce10" office:value-type="float" office:value="521.9" calcext:value-type="float">
            <text:p>521.9</text:p>
          </table:table-cell>
          <table:table-cell office:value-type="float" office:value="0.0098323132" calcext:value-type="float">
            <text:p>9.8323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2.2" calcext:value-type="float">
            <text:p>522.2</text:p>
          </table:table-cell>
          <table:table-cell office:value-type="float" office:value="0.0160834507" calcext:value-type="float">
            <text:p>1.6083E-02</text:p>
          </table:table-cell>
          <table:table-cell table:style-name="ce10" office:value-type="float" office:value="522.2" calcext:value-type="float">
            <text:p>522.2</text:p>
          </table:table-cell>
          <table:table-cell office:value-type="float" office:value="0.0160834507" calcext:value-type="float">
            <text:p>1.6083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2.6" calcext:value-type="float">
            <text:p>522.6</text:p>
          </table:table-cell>
          <table:table-cell office:value-type="float" office:value="0.0135100742" calcext:value-type="float">
            <text:p>1.3510E-02</text:p>
          </table:table-cell>
          <table:table-cell table:style-name="ce10" office:value-type="float" office:value="522.6" calcext:value-type="float">
            <text:p>522.6</text:p>
          </table:table-cell>
          <table:table-cell office:value-type="float" office:value="0.0135100742" calcext:value-type="float">
            <text:p>1.351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3" calcext:value-type="float">
            <text:p>523.0</text:p>
          </table:table-cell>
          <table:table-cell office:value-type="float" office:value="0.0197536654" calcext:value-type="float">
            <text:p>1.9754E-02</text:p>
          </table:table-cell>
          <table:table-cell table:style-name="ce10" office:value-type="float" office:value="523" calcext:value-type="float">
            <text:p>523.0</text:p>
          </table:table-cell>
          <table:table-cell office:value-type="float" office:value="0.0197536654" calcext:value-type="float">
            <text:p>1.975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3.4" calcext:value-type="float">
            <text:p>523.4</text:p>
          </table:table-cell>
          <table:table-cell office:value-type="float" office:value="0.0179672275" calcext:value-type="float">
            <text:p>1.7967E-02</text:p>
          </table:table-cell>
          <table:table-cell table:style-name="ce10" office:value-type="float" office:value="523.4" calcext:value-type="float">
            <text:p>523.4</text:p>
          </table:table-cell>
          <table:table-cell office:value-type="float" office:value="0.0179672275" calcext:value-type="float">
            <text:p>1.796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3.8" calcext:value-type="float">
            <text:p>523.8</text:p>
          </table:table-cell>
          <table:table-cell office:value-type="float" office:value="0.0204274339" calcext:value-type="float">
            <text:p>2.0427E-02</text:p>
          </table:table-cell>
          <table:table-cell table:style-name="ce10" office:value-type="float" office:value="523.8" calcext:value-type="float">
            <text:p>523.8</text:p>
          </table:table-cell>
          <table:table-cell office:value-type="float" office:value="0.0204274339" calcext:value-type="float">
            <text:p>2.042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4.2" calcext:value-type="float">
            <text:p>524.2</text:p>
          </table:table-cell>
          <table:table-cell office:value-type="float" office:value="0.0143078186" calcext:value-type="float">
            <text:p>1.4308E-02</text:p>
          </table:table-cell>
          <table:table-cell table:style-name="ce10" office:value-type="float" office:value="524.2" calcext:value-type="float">
            <text:p>524.2</text:p>
          </table:table-cell>
          <table:table-cell office:value-type="float" office:value="0.0143078186" calcext:value-type="float">
            <text:p>1.430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4.6" calcext:value-type="float">
            <text:p>524.6</text:p>
          </table:table-cell>
          <table:table-cell office:value-type="float" office:value="0.0247076599" calcext:value-type="float">
            <text:p>2.4708E-02</text:p>
          </table:table-cell>
          <table:table-cell table:style-name="ce10" office:value-type="float" office:value="524.6" calcext:value-type="float">
            <text:p>524.6</text:p>
          </table:table-cell>
          <table:table-cell office:value-type="float" office:value="0.0247076599" calcext:value-type="float">
            <text:p>2.470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5" calcext:value-type="float">
            <text:p>525.0</text:p>
          </table:table-cell>
          <table:table-cell office:value-type="float" office:value="0.019387689" calcext:value-type="float">
            <text:p>1.9388E-02</text:p>
          </table:table-cell>
          <table:table-cell table:style-name="ce10" office:value-type="float" office:value="525" calcext:value-type="float">
            <text:p>525.0</text:p>
          </table:table-cell>
          <table:table-cell office:value-type="float" office:value="0.019387689" calcext:value-type="float">
            <text:p>1.938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5.4" calcext:value-type="float">
            <text:p>525.4</text:p>
          </table:table-cell>
          <table:table-cell office:value-type="float" office:value="0.0217499834" calcext:value-type="float">
            <text:p>2.1750E-02</text:p>
          </table:table-cell>
          <table:table-cell table:style-name="ce10" office:value-type="float" office:value="525.4" calcext:value-type="float">
            <text:p>525.4</text:p>
          </table:table-cell>
          <table:table-cell office:value-type="float" office:value="0.0217499834" calcext:value-type="float">
            <text:p>2.175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5.8" calcext:value-type="float">
            <text:p>525.8</text:p>
          </table:table-cell>
          <table:table-cell office:value-type="float" office:value="0.0219773982" calcext:value-type="float">
            <text:p>2.1977E-02</text:p>
          </table:table-cell>
          <table:table-cell table:style-name="ce10" office:value-type="float" office:value="525.8" calcext:value-type="float">
            <text:p>525.8</text:p>
          </table:table-cell>
          <table:table-cell office:value-type="float" office:value="0.0219773982" calcext:value-type="float">
            <text:p>2.197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6.2" calcext:value-type="float">
            <text:p>526.2</text:p>
          </table:table-cell>
          <table:table-cell office:value-type="float" office:value="0.0089936524" calcext:value-type="float">
            <text:p>8.9937E-03</text:p>
          </table:table-cell>
          <table:table-cell table:style-name="ce10" office:value-type="float" office:value="526.2" calcext:value-type="float">
            <text:p>526.2</text:p>
          </table:table-cell>
          <table:table-cell office:value-type="float" office:value="0.0089936524" calcext:value-type="float">
            <text:p>8.9937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6.6" calcext:value-type="float">
            <text:p>526.6</text:p>
          </table:table-cell>
          <table:table-cell office:value-type="float" office:value="0.0125527151" calcext:value-type="float">
            <text:p>1.2553E-02</text:p>
          </table:table-cell>
          <table:table-cell table:style-name="ce10" office:value-type="float" office:value="526.6" calcext:value-type="float">
            <text:p>526.6</text:p>
          </table:table-cell>
          <table:table-cell office:value-type="float" office:value="0.0125527151" calcext:value-type="float">
            <text:p>1.2553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6.9" calcext:value-type="float">
            <text:p>526.9</text:p>
          </table:table-cell>
          <table:table-cell office:value-type="float" office:value="0.0167172854" calcext:value-type="float">
            <text:p>1.6717E-02</text:p>
          </table:table-cell>
          <table:table-cell table:style-name="ce10" office:value-type="float" office:value="526.9" calcext:value-type="float">
            <text:p>526.9</text:p>
          </table:table-cell>
          <table:table-cell office:value-type="float" office:value="0.0167172854" calcext:value-type="float">
            <text:p>1.671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7.3" calcext:value-type="float">
            <text:p>527.3</text:p>
          </table:table-cell>
          <table:table-cell office:value-type="float" office:value="0.008620539" calcext:value-type="float">
            <text:p>8.6205E-03</text:p>
          </table:table-cell>
          <table:table-cell table:style-name="ce10" office:value-type="float" office:value="527.3" calcext:value-type="float">
            <text:p>527.3</text:p>
          </table:table-cell>
          <table:table-cell office:value-type="float" office:value="0.008620539" calcext:value-type="float">
            <text:p>8.6205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7.7" calcext:value-type="float">
            <text:p>527.7</text:p>
          </table:table-cell>
          <table:table-cell office:value-type="float" office:value="0.018965114" calcext:value-type="float">
            <text:p>1.8965E-02</text:p>
          </table:table-cell>
          <table:table-cell table:style-name="ce10" office:value-type="float" office:value="527.7" calcext:value-type="float">
            <text:p>527.7</text:p>
          </table:table-cell>
          <table:table-cell office:value-type="float" office:value="0.018965114" calcext:value-type="float">
            <text:p>1.896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8.1" calcext:value-type="float">
            <text:p>528.1</text:p>
          </table:table-cell>
          <table:table-cell office:value-type="float" office:value="0.0118884784" calcext:value-type="float">
            <text:p>1.1888E-02</text:p>
          </table:table-cell>
          <table:table-cell table:style-name="ce10" office:value-type="float" office:value="528.1" calcext:value-type="float">
            <text:p>528.1</text:p>
          </table:table-cell>
          <table:table-cell office:value-type="float" office:value="0.0118884784" calcext:value-type="float">
            <text:p>1.188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8.5" calcext:value-type="float">
            <text:p>528.5</text:p>
          </table:table-cell>
          <table:table-cell office:value-type="float" office:value="0.0158374805" calcext:value-type="float">
            <text:p>1.5837E-02</text:p>
          </table:table-cell>
          <table:table-cell table:style-name="ce10" office:value-type="float" office:value="528.5" calcext:value-type="float">
            <text:p>528.5</text:p>
          </table:table-cell>
          <table:table-cell office:value-type="float" office:value="0.0158374805" calcext:value-type="float">
            <text:p>1.583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8.9" calcext:value-type="float">
            <text:p>528.9</text:p>
          </table:table-cell>
          <table:table-cell office:value-type="float" office:value="0.0138487915" calcext:value-type="float">
            <text:p>1.3849E-02</text:p>
          </table:table-cell>
          <table:table-cell table:style-name="ce10" office:value-type="float" office:value="528.9" calcext:value-type="float">
            <text:p>528.9</text:p>
          </table:table-cell>
          <table:table-cell office:value-type="float" office:value="0.0138487915" calcext:value-type="float">
            <text:p>1.384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9.3" calcext:value-type="float">
            <text:p>529.3</text:p>
          </table:table-cell>
          <table:table-cell office:value-type="float" office:value="0.011168131" calcext:value-type="float">
            <text:p>1.1168E-02</text:p>
          </table:table-cell>
          <table:table-cell table:style-name="ce10" office:value-type="float" office:value="529.3" calcext:value-type="float">
            <text:p>529.3</text:p>
          </table:table-cell>
          <table:table-cell office:value-type="float" office:value="0.011168131" calcext:value-type="float">
            <text:p>1.116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29.7" calcext:value-type="float">
            <text:p>529.7</text:p>
          </table:table-cell>
          <table:table-cell office:value-type="float" office:value="0.0158465556" calcext:value-type="float">
            <text:p>1.5847E-02</text:p>
          </table:table-cell>
          <table:table-cell table:style-name="ce10" office:value-type="float" office:value="529.7" calcext:value-type="float">
            <text:p>529.7</text:p>
          </table:table-cell>
          <table:table-cell office:value-type="float" office:value="0.0158465556" calcext:value-type="float">
            <text:p>1.584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0.1" calcext:value-type="float">
            <text:p>530.1</text:p>
          </table:table-cell>
          <table:table-cell office:value-type="float" office:value="0.0204534665" calcext:value-type="float">
            <text:p>2.0453E-02</text:p>
          </table:table-cell>
          <table:table-cell table:style-name="ce10" office:value-type="float" office:value="530.1" calcext:value-type="float">
            <text:p>530.1</text:p>
          </table:table-cell>
          <table:table-cell office:value-type="float" office:value="0.0204534665" calcext:value-type="float">
            <text:p>2.0453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0.5" calcext:value-type="float">
            <text:p>530.5</text:p>
          </table:table-cell>
          <table:table-cell office:value-type="float" office:value="0.0085987594" calcext:value-type="float">
            <text:p>8.5988E-03</text:p>
          </table:table-cell>
          <table:table-cell table:style-name="ce10" office:value-type="float" office:value="530.5" calcext:value-type="float">
            <text:p>530.5</text:p>
          </table:table-cell>
          <table:table-cell office:value-type="float" office:value="0.0085987594" calcext:value-type="float">
            <text:p>8.5988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0.9" calcext:value-type="float">
            <text:p>530.9</text:p>
          </table:table-cell>
          <table:table-cell office:value-type="float" office:value="0.0065453794" calcext:value-type="float">
            <text:p>6.5454E-03</text:p>
          </table:table-cell>
          <table:table-cell table:style-name="ce10" office:value-type="float" office:value="530.9" calcext:value-type="float">
            <text:p>530.9</text:p>
          </table:table-cell>
          <table:table-cell office:value-type="float" office:value="0.0065453794" calcext:value-type="float">
            <text:p>6.5454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1.3" calcext:value-type="float">
            <text:p>531.3</text:p>
          </table:table-cell>
          <table:table-cell office:value-type="float" office:value="0.0111760053" calcext:value-type="float">
            <text:p>1.1176E-02</text:p>
          </table:table-cell>
          <table:table-cell table:style-name="ce10" office:value-type="float" office:value="531.3" calcext:value-type="float">
            <text:p>531.3</text:p>
          </table:table-cell>
          <table:table-cell office:value-type="float" office:value="0.0111760053" calcext:value-type="float">
            <text:p>1.117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1.6" calcext:value-type="float">
            <text:p>531.6</text:p>
          </table:table-cell>
          <table:table-cell office:value-type="float" office:value="0.0130523387" calcext:value-type="float">
            <text:p>1.3052E-02</text:p>
          </table:table-cell>
          <table:table-cell table:style-name="ce10" office:value-type="float" office:value="531.6" calcext:value-type="float">
            <text:p>531.6</text:p>
          </table:table-cell>
          <table:table-cell office:value-type="float" office:value="0.0130523387" calcext:value-type="float">
            <text:p>1.305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2" calcext:value-type="float">
            <text:p>532.0</text:p>
          </table:table-cell>
          <table:table-cell office:value-type="float" office:value="0.0078459892" calcext:value-type="float">
            <text:p>7.8460E-03</text:p>
          </table:table-cell>
          <table:table-cell table:style-name="ce10" office:value-type="float" office:value="532" calcext:value-type="float">
            <text:p>532.0</text:p>
          </table:table-cell>
          <table:table-cell office:value-type="float" office:value="0.0078459892" calcext:value-type="float">
            <text:p>7.8460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2.4" calcext:value-type="float">
            <text:p>532.4</text:p>
          </table:table-cell>
          <table:table-cell office:value-type="float" office:value="0.0045340041" calcext:value-type="float">
            <text:p>4.5340E-03</text:p>
          </table:table-cell>
          <table:table-cell table:style-name="ce10" office:value-type="float" office:value="532.4" calcext:value-type="float">
            <text:p>532.4</text:p>
          </table:table-cell>
          <table:table-cell office:value-type="float" office:value="0.0045340041" calcext:value-type="float">
            <text:p>4.5340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2.8" calcext:value-type="float">
            <text:p>532.8</text:p>
          </table:table-cell>
          <table:table-cell office:value-type="float" office:value="0.0083967659" calcext:value-type="float">
            <text:p>8.3968E-03</text:p>
          </table:table-cell>
          <table:table-cell table:style-name="ce10" office:value-type="float" office:value="532.8" calcext:value-type="float">
            <text:p>532.8</text:p>
          </table:table-cell>
          <table:table-cell office:value-type="float" office:value="0.0083967659" calcext:value-type="float">
            <text:p>8.3968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3.2" calcext:value-type="float">
            <text:p>533.2</text:p>
          </table:table-cell>
          <table:table-cell office:value-type="float" office:value="0.0130307312" calcext:value-type="float">
            <text:p>1.3031E-02</text:p>
          </table:table-cell>
          <table:table-cell table:style-name="ce10" office:value-type="float" office:value="533.2" calcext:value-type="float">
            <text:p>533.2</text:p>
          </table:table-cell>
          <table:table-cell office:value-type="float" office:value="0.0130307312" calcext:value-type="float">
            <text:p>1.303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3.6" calcext:value-type="float">
            <text:p>533.6</text:p>
          </table:table-cell>
          <table:table-cell office:value-type="float" office:value="0.0120443823" calcext:value-type="float">
            <text:p>1.2044E-02</text:p>
          </table:table-cell>
          <table:table-cell table:style-name="ce10" office:value-type="float" office:value="533.6" calcext:value-type="float">
            <text:p>533.6</text:p>
          </table:table-cell>
          <table:table-cell office:value-type="float" office:value="0.0120443823" calcext:value-type="float">
            <text:p>1.204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4" calcext:value-type="float">
            <text:p>534.0</text:p>
          </table:table-cell>
          <table:table-cell office:value-type="float" office:value="0.0089584743" calcext:value-type="float">
            <text:p>8.9585E-03</text:p>
          </table:table-cell>
          <table:table-cell table:style-name="ce10" office:value-type="float" office:value="534" calcext:value-type="float">
            <text:p>534.0</text:p>
          </table:table-cell>
          <table:table-cell office:value-type="float" office:value="0.0089584743" calcext:value-type="float">
            <text:p>8.9585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4.4" calcext:value-type="float">
            <text:p>534.4</text:p>
          </table:table-cell>
          <table:table-cell office:value-type="float" office:value="0.0028922184" calcext:value-type="float">
            <text:p>2.8922E-03</text:p>
          </table:table-cell>
          <table:table-cell table:style-name="ce10" office:value-type="float" office:value="534.4" calcext:value-type="float">
            <text:p>534.4</text:p>
          </table:table-cell>
          <table:table-cell office:value-type="float" office:value="0.0028922184" calcext:value-type="float">
            <text:p>2.8922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4.8" calcext:value-type="float">
            <text:p>534.8</text:p>
          </table:table-cell>
          <table:table-cell office:value-type="float" office:value="0.0107137702" calcext:value-type="float">
            <text:p>1.0714E-02</text:p>
          </table:table-cell>
          <table:table-cell table:style-name="ce10" office:value-type="float" office:value="534.8" calcext:value-type="float">
            <text:p>534.8</text:p>
          </table:table-cell>
          <table:table-cell office:value-type="float" office:value="0.0107137702" calcext:value-type="float">
            <text:p>1.0714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5.2" calcext:value-type="float">
            <text:p>535.2</text:p>
          </table:table-cell>
          <table:table-cell office:value-type="float" office:value="0.0103779153" calcext:value-type="float">
            <text:p>1.0378E-02</text:p>
          </table:table-cell>
          <table:table-cell table:style-name="ce10" office:value-type="float" office:value="535.2" calcext:value-type="float">
            <text:p>535.2</text:p>
          </table:table-cell>
          <table:table-cell office:value-type="float" office:value="0.0103779153" calcext:value-type="float">
            <text:p>1.037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5.6" calcext:value-type="float">
            <text:p>535.6</text:p>
          </table:table-cell>
          <table:table-cell office:value-type="float" office:value="0.0136523262" calcext:value-type="float">
            <text:p>1.3652E-02</text:p>
          </table:table-cell>
          <table:table-cell table:style-name="ce10" office:value-type="float" office:value="535.6" calcext:value-type="float">
            <text:p>535.6</text:p>
          </table:table-cell>
          <table:table-cell office:value-type="float" office:value="0.0136523262" calcext:value-type="float">
            <text:p>1.365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5.9" calcext:value-type="float">
            <text:p>535.9</text:p>
          </table:table-cell>
          <table:table-cell office:value-type="float" office:value="0.0086425314" calcext:value-type="float">
            <text:p>8.6425E-03</text:p>
          </table:table-cell>
          <table:table-cell table:style-name="ce10" office:value-type="float" office:value="535.9" calcext:value-type="float">
            <text:p>535.9</text:p>
          </table:table-cell>
          <table:table-cell office:value-type="float" office:value="0.0086425314" calcext:value-type="float">
            <text:p>8.6425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6.3" calcext:value-type="float">
            <text:p>536.3</text:p>
          </table:table-cell>
          <table:table-cell office:value-type="float" office:value="0.0114911987" calcext:value-type="float">
            <text:p>1.1491E-02</text:p>
          </table:table-cell>
          <table:table-cell table:style-name="ce10" office:value-type="float" office:value="536.3" calcext:value-type="float">
            <text:p>536.3</text:p>
          </table:table-cell>
          <table:table-cell office:value-type="float" office:value="0.0114911987" calcext:value-type="float">
            <text:p>1.149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6.7" calcext:value-type="float">
            <text:p>536.7</text:p>
          </table:table-cell>
          <table:table-cell office:value-type="float" office:value="0.0090998251" calcext:value-type="float">
            <text:p>9.0998E-03</text:p>
          </table:table-cell>
          <table:table-cell table:style-name="ce10" office:value-type="float" office:value="536.7" calcext:value-type="float">
            <text:p>536.7</text:p>
          </table:table-cell>
          <table:table-cell office:value-type="float" office:value="0.0090998251" calcext:value-type="float">
            <text:p>9.0998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7.1" calcext:value-type="float">
            <text:p>537.1</text:p>
          </table:table-cell>
          <table:table-cell office:value-type="float" office:value="0.0119477821" calcext:value-type="float">
            <text:p>1.1948E-02</text:p>
          </table:table-cell>
          <table:table-cell table:style-name="ce10" office:value-type="float" office:value="537.1" calcext:value-type="float">
            <text:p>537.1</text:p>
          </table:table-cell>
          <table:table-cell office:value-type="float" office:value="0.0119477821" calcext:value-type="float">
            <text:p>1.194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7.5" calcext:value-type="float">
            <text:p>537.5</text:p>
          </table:table-cell>
          <table:table-cell office:value-type="float" office:value="0.0043828911" calcext:value-type="float">
            <text:p>4.3829E-03</text:p>
          </table:table-cell>
          <table:table-cell table:style-name="ce10" office:value-type="float" office:value="537.5" calcext:value-type="float">
            <text:p>537.5</text:p>
          </table:table-cell>
          <table:table-cell office:value-type="float" office:value="0.0043828911" calcext:value-type="float">
            <text:p>4.3829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7.9" calcext:value-type="float">
            <text:p>537.9</text:p>
          </table:table-cell>
          <table:table-cell office:value-type="float" office:value="0.0115003009" calcext:value-type="float">
            <text:p>1.1500E-02</text:p>
          </table:table-cell>
          <table:table-cell table:style-name="ce10" office:value-type="float" office:value="537.9" calcext:value-type="float">
            <text:p>537.9</text:p>
          </table:table-cell>
          <table:table-cell office:value-type="float" office:value="0.0115003009" calcext:value-type="float">
            <text:p>1.150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8.3" calcext:value-type="float">
            <text:p>538.3</text:p>
          </table:table-cell>
          <table:table-cell office:value-type="float" office:value="0.0185970532" calcext:value-type="float">
            <text:p>1.8597E-02</text:p>
          </table:table-cell>
          <table:table-cell table:style-name="ce10" office:value-type="float" office:value="538.3" calcext:value-type="float">
            <text:p>538.3</text:p>
          </table:table-cell>
          <table:table-cell office:value-type="float" office:value="0.0185970532" calcext:value-type="float">
            <text:p>1.859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8.7" calcext:value-type="float">
            <text:p>538.7</text:p>
          </table:table-cell>
          <table:table-cell office:value-type="float" office:value="0.0078177448" calcext:value-type="float">
            <text:p>7.8177E-03</text:p>
          </table:table-cell>
          <table:table-cell table:style-name="ce10" office:value-type="float" office:value="538.7" calcext:value-type="float">
            <text:p>538.7</text:p>
          </table:table-cell>
          <table:table-cell office:value-type="float" office:value="0.0078177448" calcext:value-type="float">
            <text:p>7.8177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9.1" calcext:value-type="float">
            <text:p>539.1</text:p>
          </table:table-cell>
          <table:table-cell office:value-type="float" office:value="0.0056634453" calcext:value-type="float">
            <text:p>5.6634E-03</text:p>
          </table:table-cell>
          <table:table-cell table:style-name="ce10" office:value-type="float" office:value="539.1" calcext:value-type="float">
            <text:p>539.1</text:p>
          </table:table-cell>
          <table:table-cell office:value-type="float" office:value="0.0056634453" calcext:value-type="float">
            <text:p>5.6634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9.5" calcext:value-type="float">
            <text:p>539.5</text:p>
          </table:table-cell>
          <table:table-cell office:value-type="float" office:value="0.0048790465" calcext:value-type="float">
            <text:p>4.8790E-03</text:p>
          </table:table-cell>
          <table:table-cell table:style-name="ce10" office:value-type="float" office:value="539.5" calcext:value-type="float">
            <text:p>539.5</text:p>
          </table:table-cell>
          <table:table-cell office:value-type="float" office:value="0.0048790465" calcext:value-type="float">
            <text:p>4.8790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9.9" calcext:value-type="float">
            <text:p>539.9</text:p>
          </table:table-cell>
          <table:table-cell office:value-type="float" office:value="0.0124418735" calcext:value-type="float">
            <text:p>1.2442E-02</text:p>
          </table:table-cell>
          <table:table-cell table:style-name="ce10" office:value-type="float" office:value="539.9" calcext:value-type="float">
            <text:p>539.9</text:p>
          </table:table-cell>
          <table:table-cell office:value-type="float" office:value="0.0124418735" calcext:value-type="float">
            <text:p>1.2442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0.3" calcext:value-type="float">
            <text:p>540.3</text:p>
          </table:table-cell>
          <table:table-cell office:value-type="float" office:value="0.0079245341" calcext:value-type="float">
            <text:p>7.9245E-03</text:p>
          </table:table-cell>
          <table:table-cell table:style-name="ce10" office:value-type="float" office:value="540.3" calcext:value-type="float">
            <text:p>540.3</text:p>
          </table:table-cell>
          <table:table-cell office:value-type="float" office:value="0.0079245341" calcext:value-type="float">
            <text:p>7.9245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0.6" calcext:value-type="float">
            <text:p>540.6</text:p>
          </table:table-cell>
          <table:table-cell office:value-type="float" office:value="0.0088885274" calcext:value-type="float">
            <text:p>8.8885E-03</text:p>
          </table:table-cell>
          <table:table-cell table:style-name="ce10" office:value-type="float" office:value="540.6" calcext:value-type="float">
            <text:p>540.6</text:p>
          </table:table-cell>
          <table:table-cell office:value-type="float" office:value="0.0088885274" calcext:value-type="float">
            <text:p>8.8885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1" calcext:value-type="float">
            <text:p>541.0</text:p>
          </table:table-cell>
          <table:table-cell office:value-type="float" office:value="0.0080217008" calcext:value-type="float">
            <text:p>8.0217E-03</text:p>
          </table:table-cell>
          <table:table-cell table:style-name="ce10" office:value-type="float" office:value="541" calcext:value-type="float">
            <text:p>541.0</text:p>
          </table:table-cell>
          <table:table-cell office:value-type="float" office:value="0.0080217008" calcext:value-type="float">
            <text:p>8.0217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1.4" calcext:value-type="float">
            <text:p>541.4</text:p>
          </table:table-cell>
          <table:table-cell office:value-type="float" office:value="0.0072499375" calcext:value-type="float">
            <text:p>7.2499E-03</text:p>
          </table:table-cell>
          <table:table-cell table:style-name="ce10" office:value-type="float" office:value="541.4" calcext:value-type="float">
            <text:p>541.4</text:p>
          </table:table-cell>
          <table:table-cell office:value-type="float" office:value="0.0072499375" calcext:value-type="float">
            <text:p>7.2499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1.8" calcext:value-type="float">
            <text:p>541.8</text:p>
          </table:table-cell>
          <table:table-cell office:value-type="float" office:value="0.0122358682" calcext:value-type="float">
            <text:p>1.2236E-02</text:p>
          </table:table-cell>
          <table:table-cell table:style-name="ce10" office:value-type="float" office:value="541.8" calcext:value-type="float">
            <text:p>541.8</text:p>
          </table:table-cell>
          <table:table-cell office:value-type="float" office:value="0.0122358682" calcext:value-type="float">
            <text:p>1.223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2.2" calcext:value-type="float">
            <text:p>542.2</text:p>
          </table:table-cell>
          <table:table-cell office:value-type="float" office:value="0.0093257179" calcext:value-type="float">
            <text:p>9.3257E-03</text:p>
          </table:table-cell>
          <table:table-cell table:style-name="ce10" office:value-type="float" office:value="542.2" calcext:value-type="float">
            <text:p>542.2</text:p>
          </table:table-cell>
          <table:table-cell office:value-type="float" office:value="0.0093257179" calcext:value-type="float">
            <text:p>9.3257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2.6" calcext:value-type="float">
            <text:p>542.6</text:p>
          </table:table-cell>
          <table:table-cell office:value-type="float" office:value="0.0078645487" calcext:value-type="float">
            <text:p>7.8645E-03</text:p>
          </table:table-cell>
          <table:table-cell table:style-name="ce10" office:value-type="float" office:value="542.6" calcext:value-type="float">
            <text:p>542.6</text:p>
          </table:table-cell>
          <table:table-cell office:value-type="float" office:value="0.0078645487" calcext:value-type="float">
            <text:p>7.8645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3" calcext:value-type="float">
            <text:p>543.0</text:p>
          </table:table-cell>
          <table:table-cell office:value-type="float" office:value="0.0027718707" calcext:value-type="float">
            <text:p>2.7719E-03</text:p>
          </table:table-cell>
          <table:table-cell table:style-name="ce10" office:value-type="float" office:value="543" calcext:value-type="float">
            <text:p>543.0</text:p>
          </table:table-cell>
          <table:table-cell office:value-type="float" office:value="0.0027718707" calcext:value-type="float">
            <text:p>2.7719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3.4" calcext:value-type="float">
            <text:p>543.4</text:p>
          </table:table-cell>
          <table:table-cell office:value-type="float" office:value="0.0088246766" calcext:value-type="float">
            <text:p>8.8247E-03</text:p>
          </table:table-cell>
          <table:table-cell table:style-name="ce10" office:value-type="float" office:value="543.4" calcext:value-type="float">
            <text:p>543.4</text:p>
          </table:table-cell>
          <table:table-cell office:value-type="float" office:value="0.0088246766" calcext:value-type="float">
            <text:p>8.8247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3.8" calcext:value-type="float">
            <text:p>543.8</text:p>
          </table:table-cell>
          <table:table-cell office:value-type="float" office:value="0.0077172942" calcext:value-type="float">
            <text:p>7.7173E-03</text:p>
          </table:table-cell>
          <table:table-cell table:style-name="ce10" office:value-type="float" office:value="543.8" calcext:value-type="float">
            <text:p>543.8</text:p>
          </table:table-cell>
          <table:table-cell office:value-type="float" office:value="0.0077172942" calcext:value-type="float">
            <text:p>7.7173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4.2" calcext:value-type="float">
            <text:p>544.2</text:p>
          </table:table-cell>
          <table:table-cell office:value-type="float" office:value="0.0054215409" calcext:value-type="float">
            <text:p>5.4215E-03</text:p>
          </table:table-cell>
          <table:table-cell table:style-name="ce10" office:value-type="float" office:value="544.2" calcext:value-type="float">
            <text:p>544.2</text:p>
          </table:table-cell>
          <table:table-cell office:value-type="float" office:value="0.0054215409" calcext:value-type="float">
            <text:p>5.4215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4.6" calcext:value-type="float">
            <text:p>544.6</text:p>
          </table:table-cell>
          <table:table-cell office:value-type="float" office:value="0.0086570291" calcext:value-type="float">
            <text:p>8.6570E-03</text:p>
          </table:table-cell>
          <table:table-cell table:style-name="ce10" office:value-type="float" office:value="544.6" calcext:value-type="float">
            <text:p>544.6</text:p>
          </table:table-cell>
          <table:table-cell office:value-type="float" office:value="0.0086570291" calcext:value-type="float">
            <text:p>8.6570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4.9" calcext:value-type="float">
            <text:p>544.9</text:p>
          </table:table-cell>
          <table:table-cell office:value-type="float" office:value="0.0075382852" calcext:value-type="float">
            <text:p>7.5383E-03</text:p>
          </table:table-cell>
          <table:table-cell table:style-name="ce10" office:value-type="float" office:value="544.9" calcext:value-type="float">
            <text:p>544.9</text:p>
          </table:table-cell>
          <table:table-cell office:value-type="float" office:value="0.0075382852" calcext:value-type="float">
            <text:p>7.5383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5.3" calcext:value-type="float">
            <text:p>545.3</text:p>
          </table:table-cell>
          <table:table-cell office:value-type="float" office:value="0.0061278759" calcext:value-type="float">
            <text:p>6.1279E-03</text:p>
          </table:table-cell>
          <table:table-cell table:style-name="ce10" office:value-type="float" office:value="545.3" calcext:value-type="float">
            <text:p>545.3</text:p>
          </table:table-cell>
          <table:table-cell office:value-type="float" office:value="0.0061278759" calcext:value-type="float">
            <text:p>6.1279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5.7" calcext:value-type="float">
            <text:p>545.7</text:p>
          </table:table-cell>
          <table:table-cell office:value-type="float" office:value="0.0125948771" calcext:value-type="float">
            <text:p>1.2595E-02</text:p>
          </table:table-cell>
          <table:table-cell table:style-name="ce10" office:value-type="float" office:value="545.7" calcext:value-type="float">
            <text:p>545.7</text:p>
          </table:table-cell>
          <table:table-cell office:value-type="float" office:value="0.0125948771" calcext:value-type="float">
            <text:p>1.2595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6.1" calcext:value-type="float">
            <text:p>546.1</text:p>
          </table:table-cell>
          <table:table-cell office:value-type="float" office:value="0.0043380023" calcext:value-type="float">
            <text:p>4.3380E-03</text:p>
          </table:table-cell>
          <table:table-cell table:style-name="ce10" office:value-type="float" office:value="546.1" calcext:value-type="float">
            <text:p>546.1</text:p>
          </table:table-cell>
          <table:table-cell office:value-type="float" office:value="0.0043380023" calcext:value-type="float">
            <text:p>4.3380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6.5" calcext:value-type="float">
            <text:p>546.5</text:p>
          </table:table-cell>
          <table:table-cell office:value-type="float" office:value="0.0070244377" calcext:value-type="float">
            <text:p>7.0244E-03</text:p>
          </table:table-cell>
          <table:table-cell table:style-name="ce10" office:value-type="float" office:value="546.5" calcext:value-type="float">
            <text:p>546.5</text:p>
          </table:table-cell>
          <table:table-cell office:value-type="float" office:value="0.0070244377" calcext:value-type="float">
            <text:p>7.0244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6.9" calcext:value-type="float">
            <text:p>546.9</text:p>
          </table:table-cell>
          <table:table-cell office:value-type="float" office:value="0.0109764825" calcext:value-type="float">
            <text:p>1.0976E-02</text:p>
          </table:table-cell>
          <table:table-cell table:style-name="ce10" office:value-type="float" office:value="546.9" calcext:value-type="float">
            <text:p>546.9</text:p>
          </table:table-cell>
          <table:table-cell office:value-type="float" office:value="0.0109764825" calcext:value-type="float">
            <text:p>1.097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7.3" calcext:value-type="float">
            <text:p>547.3</text:p>
          </table:table-cell>
          <table:table-cell office:value-type="float" office:value="0.0037263349" calcext:value-type="float">
            <text:p>3.7263E-03</text:p>
          </table:table-cell>
          <table:table-cell table:style-name="ce10" office:value-type="float" office:value="547.3" calcext:value-type="float">
            <text:p>547.3</text:p>
          </table:table-cell>
          <table:table-cell office:value-type="float" office:value="0.0037263349" calcext:value-type="float">
            <text:p>3.7263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7.7" calcext:value-type="float">
            <text:p>547.7</text:p>
          </table:table-cell>
          <table:table-cell office:value-type="float" office:value="0.0008939922" calcext:value-type="float">
            <text:p>8.9399E-04</text:p>
          </table:table-cell>
          <table:table-cell table:style-name="ce10" office:value-type="float" office:value="547.7" calcext:value-type="float">
            <text:p>547.7</text:p>
          </table:table-cell>
          <table:table-cell office:value-type="float" office:value="0.0008939922" calcext:value-type="float">
            <text:p>8.9399E-0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8.1" calcext:value-type="float">
            <text:p>548.1</text:p>
          </table:table-cell>
          <table:table-cell office:value-type="float" office:value="0.0024223096" calcext:value-type="float">
            <text:p>2.4223E-03</text:p>
          </table:table-cell>
          <table:table-cell table:style-name="ce10" office:value-type="float" office:value="548.1" calcext:value-type="float">
            <text:p>548.1</text:p>
          </table:table-cell>
          <table:table-cell office:value-type="float" office:value="0.0024223096" calcext:value-type="float">
            <text:p>2.4223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8.5" calcext:value-type="float">
            <text:p>548.5</text:p>
          </table:table-cell>
          <table:table-cell office:value-type="float" office:value="0.0085487449" calcext:value-type="float">
            <text:p>8.5487E-03</text:p>
          </table:table-cell>
          <table:table-cell table:style-name="ce10" office:value-type="float" office:value="548.5" calcext:value-type="float">
            <text:p>548.5</text:p>
          </table:table-cell>
          <table:table-cell office:value-type="float" office:value="0.0085487449" calcext:value-type="float">
            <text:p>8.5487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8.9" calcext:value-type="float">
            <text:p>548.9</text:p>
          </table:table-cell>
          <table:table-cell office:value-type="float" office:value="-0.0015329133" calcext:value-type="float">
            <text:p>-1.5329E-03</text:p>
          </table:table-cell>
          <table:table-cell table:style-name="ce10" office:value-type="float" office:value="548.9" calcext:value-type="float">
            <text:p>548.9</text:p>
          </table:table-cell>
          <table:table-cell office:value-type="float" office:value="-0.0015329133" calcext:value-type="float">
            <text:p>-1.5329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9.2" calcext:value-type="float">
            <text:p>549.2</text:p>
          </table:table-cell>
          <table:table-cell office:value-type="float" office:value="0.0030449618" calcext:value-type="float">
            <text:p>3.0450E-03</text:p>
          </table:table-cell>
          <table:table-cell table:style-name="ce10" office:value-type="float" office:value="549.2" calcext:value-type="float">
            <text:p>549.2</text:p>
          </table:table-cell>
          <table:table-cell office:value-type="float" office:value="0.0030449618" calcext:value-type="float">
            <text:p>3.0450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49.6" calcext:value-type="float">
            <text:p>549.6</text:p>
          </table:table-cell>
          <table:table-cell office:value-type="float" office:value="0.0068826451" calcext:value-type="float">
            <text:p>6.8826E-03</text:p>
          </table:table-cell>
          <table:table-cell table:style-name="ce10" office:value-type="float" office:value="549.6" calcext:value-type="float">
            <text:p>549.6</text:p>
          </table:table-cell>
          <table:table-cell office:value-type="float" office:value="0.0068826451" calcext:value-type="float">
            <text:p>6.8826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0" calcext:value-type="float">
            <text:p>550.0</text:p>
          </table:table-cell>
          <table:table-cell office:value-type="float" office:value="0.0034579629" calcext:value-type="float">
            <text:p>3.4580E-03</text:p>
          </table:table-cell>
          <table:table-cell table:style-name="ce10" office:value-type="float" office:value="550" calcext:value-type="float">
            <text:p>550.0</text:p>
          </table:table-cell>
          <table:table-cell office:value-type="float" office:value="0.0034579629" calcext:value-type="float">
            <text:p>3.4580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0.4" calcext:value-type="float">
            <text:p>550.4</text:p>
          </table:table-cell>
          <table:table-cell office:value-type="float" office:value="0.0026976342" calcext:value-type="float">
            <text:p>2.6976E-03</text:p>
          </table:table-cell>
          <table:table-cell table:style-name="ce10" office:value-type="float" office:value="550.4" calcext:value-type="float">
            <text:p>550.4</text:p>
          </table:table-cell>
          <table:table-cell office:value-type="float" office:value="0.0026976342" calcext:value-type="float">
            <text:p>2.6976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0.8" calcext:value-type="float">
            <text:p>550.8</text:p>
          </table:table-cell>
          <table:table-cell office:value-type="float" office:value="0.0061291743" calcext:value-type="float">
            <text:p>6.1292E-03</text:p>
          </table:table-cell>
          <table:table-cell table:style-name="ce10" office:value-type="float" office:value="550.8" calcext:value-type="float">
            <text:p>550.8</text:p>
          </table:table-cell>
          <table:table-cell office:value-type="float" office:value="0.0061291743" calcext:value-type="float">
            <text:p>6.1292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1.2" calcext:value-type="float">
            <text:p>551.2</text:p>
          </table:table-cell>
          <table:table-cell office:value-type="float" office:value="0.003996367" calcext:value-type="float">
            <text:p>3.9964E-03</text:p>
          </table:table-cell>
          <table:table-cell table:style-name="ce10" office:value-type="float" office:value="551.2" calcext:value-type="float">
            <text:p>551.2</text:p>
          </table:table-cell>
          <table:table-cell office:value-type="float" office:value="0.003996367" calcext:value-type="float">
            <text:p>3.9964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1.6" calcext:value-type="float">
            <text:p>551.6</text:p>
          </table:table-cell>
          <table:table-cell office:value-type="float" office:value="0.0060033092" calcext:value-type="float">
            <text:p>6.0033E-03</text:p>
          </table:table-cell>
          <table:table-cell table:style-name="ce10" office:value-type="float" office:value="551.6" calcext:value-type="float">
            <text:p>551.6</text:p>
          </table:table-cell>
          <table:table-cell office:value-type="float" office:value="0.0060033092" calcext:value-type="float">
            <text:p>6.0033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2" calcext:value-type="float">
            <text:p>552.0</text:p>
          </table:table-cell>
          <table:table-cell office:value-type="float" office:value="-0.0027928005" calcext:value-type="float">
            <text:p>-2.7928E-03</text:p>
          </table:table-cell>
          <table:table-cell table:style-name="ce10" office:value-type="float" office:value="552" calcext:value-type="float">
            <text:p>552.0</text:p>
          </table:table-cell>
          <table:table-cell office:value-type="float" office:value="-0.0027928005" calcext:value-type="float">
            <text:p>-2.7928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2.4" calcext:value-type="float">
            <text:p>552.4</text:p>
          </table:table-cell>
          <table:table-cell office:value-type="float" office:value="0.0065211439" calcext:value-type="float">
            <text:p>6.5211E-03</text:p>
          </table:table-cell>
          <table:table-cell table:style-name="ce10" office:value-type="float" office:value="552.4" calcext:value-type="float">
            <text:p>552.4</text:p>
          </table:table-cell>
          <table:table-cell office:value-type="float" office:value="0.0065211439" calcext:value-type="float">
            <text:p>6.5211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2.8" calcext:value-type="float">
            <text:p>552.8</text:p>
          </table:table-cell>
          <table:table-cell office:value-type="float" office:value="0.0081595563" calcext:value-type="float">
            <text:p>8.1596E-03</text:p>
          </table:table-cell>
          <table:table-cell table:style-name="ce10" office:value-type="float" office:value="552.8" calcext:value-type="float">
            <text:p>552.8</text:p>
          </table:table-cell>
          <table:table-cell office:value-type="float" office:value="0.0081595563" calcext:value-type="float">
            <text:p>8.1596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3.1" calcext:value-type="float">
            <text:p>553.1</text:p>
          </table:table-cell>
          <table:table-cell office:value-type="float" office:value="-0.0053815597" calcext:value-type="float">
            <text:p>-5.3816E-03</text:p>
          </table:table-cell>
          <table:table-cell table:style-name="ce10" office:value-type="float" office:value="553.1" calcext:value-type="float">
            <text:p>553.1</text:p>
          </table:table-cell>
          <table:table-cell office:value-type="float" office:value="-0.0053815597" calcext:value-type="float">
            <text:p>-5.3816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3.5" calcext:value-type="float">
            <text:p>553.5</text:p>
          </table:table-cell>
          <table:table-cell office:value-type="float" office:value="0.0013933515" calcext:value-type="float">
            <text:p>1.3934E-03</text:p>
          </table:table-cell>
          <table:table-cell table:style-name="ce10" office:value-type="float" office:value="553.5" calcext:value-type="float">
            <text:p>553.5</text:p>
          </table:table-cell>
          <table:table-cell office:value-type="float" office:value="0.0013933515" calcext:value-type="float">
            <text:p>1.3934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3.9" calcext:value-type="float">
            <text:p>553.9</text:p>
          </table:table-cell>
          <table:table-cell office:value-type="float" office:value="0.0088098754" calcext:value-type="float">
            <text:p>8.8099E-03</text:p>
          </table:table-cell>
          <table:table-cell table:style-name="ce10" office:value-type="float" office:value="553.9" calcext:value-type="float">
            <text:p>553.9</text:p>
          </table:table-cell>
          <table:table-cell office:value-type="float" office:value="0.0088098754" calcext:value-type="float">
            <text:p>8.8099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4.3" calcext:value-type="float">
            <text:p>554.3</text:p>
          </table:table-cell>
          <table:table-cell office:value-type="float" office:value="0.0066956236" calcext:value-type="float">
            <text:p>6.6956E-03</text:p>
          </table:table-cell>
          <table:table-cell table:style-name="ce10" office:value-type="float" office:value="554.3" calcext:value-type="float">
            <text:p>554.3</text:p>
          </table:table-cell>
          <table:table-cell office:value-type="float" office:value="0.0066956236" calcext:value-type="float">
            <text:p>6.6956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4.7" calcext:value-type="float">
            <text:p>554.7</text:p>
          </table:table-cell>
          <table:table-cell office:value-type="float" office:value="-0.0031690745" calcext:value-type="float">
            <text:p>-3.1691E-03</text:p>
          </table:table-cell>
          <table:table-cell table:style-name="ce10" office:value-type="float" office:value="554.7" calcext:value-type="float">
            <text:p>554.7</text:p>
          </table:table-cell>
          <table:table-cell office:value-type="float" office:value="-0.0031690745" calcext:value-type="float">
            <text:p>-3.1691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5.1" calcext:value-type="float">
            <text:p>555.1</text:p>
          </table:table-cell>
          <table:table-cell office:value-type="float" office:value="0.0000272022" calcext:value-type="float">
            <text:p>2.7202E-05</text:p>
          </table:table-cell>
          <table:table-cell table:style-name="ce10" office:value-type="float" office:value="555.1" calcext:value-type="float">
            <text:p>555.1</text:p>
          </table:table-cell>
          <table:table-cell office:value-type="float" office:value="0.0000272022" calcext:value-type="float">
            <text:p>2.7202E-0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5.5" calcext:value-type="float">
            <text:p>555.5</text:p>
          </table:table-cell>
          <table:table-cell office:value-type="float" office:value="0.005218455" calcext:value-type="float">
            <text:p>5.2185E-03</text:p>
          </table:table-cell>
          <table:table-cell table:style-name="ce10" office:value-type="float" office:value="555.5" calcext:value-type="float">
            <text:p>555.5</text:p>
          </table:table-cell>
          <table:table-cell office:value-type="float" office:value="0.005218455" calcext:value-type="float">
            <text:p>5.2185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5.9" calcext:value-type="float">
            <text:p>555.9</text:p>
          </table:table-cell>
          <table:table-cell office:value-type="float" office:value="0.0066656119" calcext:value-type="float">
            <text:p>6.6656E-03</text:p>
          </table:table-cell>
          <table:table-cell table:style-name="ce10" office:value-type="float" office:value="555.9" calcext:value-type="float">
            <text:p>555.9</text:p>
          </table:table-cell>
          <table:table-cell office:value-type="float" office:value="0.0066656119" calcext:value-type="float">
            <text:p>6.6656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6.3" calcext:value-type="float">
            <text:p>556.3</text:p>
          </table:table-cell>
          <table:table-cell office:value-type="float" office:value="0.0013605669" calcext:value-type="float">
            <text:p>1.3606E-03</text:p>
          </table:table-cell>
          <table:table-cell table:style-name="ce10" office:value-type="float" office:value="556.3" calcext:value-type="float">
            <text:p>556.3</text:p>
          </table:table-cell>
          <table:table-cell office:value-type="float" office:value="0.0013605669" calcext:value-type="float">
            <text:p>1.3606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6.7" calcext:value-type="float">
            <text:p>556.7</text:p>
          </table:table-cell>
          <table:table-cell office:value-type="float" office:value="0.000957355" calcext:value-type="float">
            <text:p>9.5736E-04</text:p>
          </table:table-cell>
          <table:table-cell table:style-name="ce10" office:value-type="float" office:value="556.7" calcext:value-type="float">
            <text:p>556.7</text:p>
          </table:table-cell>
          <table:table-cell office:value-type="float" office:value="0.000957355" calcext:value-type="float">
            <text:p>9.5736E-0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7.1" calcext:value-type="float">
            <text:p>557.1</text:p>
          </table:table-cell>
          <table:table-cell office:value-type="float" office:value="0.0054547295" calcext:value-type="float">
            <text:p>5.4547E-03</text:p>
          </table:table-cell>
          <table:table-cell table:style-name="ce10" office:value-type="float" office:value="557.1" calcext:value-type="float">
            <text:p>557.1</text:p>
          </table:table-cell>
          <table:table-cell office:value-type="float" office:value="0.0054547295" calcext:value-type="float">
            <text:p>5.4547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7.4" calcext:value-type="float">
            <text:p>557.4</text:p>
          </table:table-cell>
          <table:table-cell office:value-type="float" office:value="0.0021202667" calcext:value-type="float">
            <text:p>2.1203E-03</text:p>
          </table:table-cell>
          <table:table-cell table:style-name="ce10" office:value-type="float" office:value="557.4" calcext:value-type="float">
            <text:p>557.4</text:p>
          </table:table-cell>
          <table:table-cell office:value-type="float" office:value="0.0021202667" calcext:value-type="float">
            <text:p>2.1203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7.8" calcext:value-type="float">
            <text:p>557.8</text:p>
          </table:table-cell>
          <table:table-cell office:value-type="float" office:value="0.0034925813" calcext:value-type="float">
            <text:p>3.4926E-03</text:p>
          </table:table-cell>
          <table:table-cell table:style-name="ce10" office:value-type="float" office:value="557.8" calcext:value-type="float">
            <text:p>557.8</text:p>
          </table:table-cell>
          <table:table-cell office:value-type="float" office:value="0.0034925813" calcext:value-type="float">
            <text:p>3.4926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8.2" calcext:value-type="float">
            <text:p>558.2</text:p>
          </table:table-cell>
          <table:table-cell office:value-type="float" office:value="0.0038470756" calcext:value-type="float">
            <text:p>3.8471E-03</text:p>
          </table:table-cell>
          <table:table-cell table:style-name="ce10" office:value-type="float" office:value="558.2" calcext:value-type="float">
            <text:p>558.2</text:p>
          </table:table-cell>
          <table:table-cell office:value-type="float" office:value="0.0038470756" calcext:value-type="float">
            <text:p>3.8471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8.6" calcext:value-type="float">
            <text:p>558.6</text:p>
          </table:table-cell>
          <table:table-cell office:value-type="float" office:value="0.0049617874" calcext:value-type="float">
            <text:p>4.9618E-03</text:p>
          </table:table-cell>
          <table:table-cell table:style-name="ce10" office:value-type="float" office:value="558.6" calcext:value-type="float">
            <text:p>558.6</text:p>
          </table:table-cell>
          <table:table-cell office:value-type="float" office:value="0.0049617874" calcext:value-type="float">
            <text:p>4.9618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9" calcext:value-type="float">
            <text:p>559.0</text:p>
          </table:table-cell>
          <table:table-cell office:value-type="float" office:value="0.0015549816" calcext:value-type="float">
            <text:p>1.5550E-03</text:p>
          </table:table-cell>
          <table:table-cell table:style-name="ce10" office:value-type="float" office:value="559" calcext:value-type="float">
            <text:p>559.0</text:p>
          </table:table-cell>
          <table:table-cell office:value-type="float" office:value="0.0015549816" calcext:value-type="float">
            <text:p>1.5550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9.4" calcext:value-type="float">
            <text:p>559.4</text:p>
          </table:table-cell>
          <table:table-cell office:value-type="float" office:value="0.0092449042" calcext:value-type="float">
            <text:p>9.2449E-03</text:p>
          </table:table-cell>
          <table:table-cell table:style-name="ce10" office:value-type="float" office:value="559.4" calcext:value-type="float">
            <text:p>559.4</text:p>
          </table:table-cell>
          <table:table-cell office:value-type="float" office:value="0.0092449042" calcext:value-type="float">
            <text:p>9.2449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59.8" calcext:value-type="float">
            <text:p>559.8</text:p>
          </table:table-cell>
          <table:table-cell office:value-type="float" office:value="-0.0000013512" calcext:value-type="float">
            <text:p>-1.3512E-06</text:p>
          </table:table-cell>
          <table:table-cell table:style-name="ce10" office:value-type="float" office:value="559.8" calcext:value-type="float">
            <text:p>559.8</text:p>
          </table:table-cell>
          <table:table-cell office:value-type="float" office:value="-0.0000013512" calcext:value-type="float">
            <text:p>-1.3512E-0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0.2" calcext:value-type="float">
            <text:p>560.2</text:p>
          </table:table-cell>
          <table:table-cell office:value-type="float" office:value="0.0065971599" calcext:value-type="float">
            <text:p>6.5972E-03</text:p>
          </table:table-cell>
          <table:table-cell table:style-name="ce10" office:value-type="float" office:value="560.2" calcext:value-type="float">
            <text:p>560.2</text:p>
          </table:table-cell>
          <table:table-cell office:value-type="float" office:value="0.0065971599" calcext:value-type="float">
            <text:p>6.5972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0.6" calcext:value-type="float">
            <text:p>560.6</text:p>
          </table:table-cell>
          <table:table-cell office:value-type="float" office:value="0.0017792874" calcext:value-type="float">
            <text:p>1.7793E-03</text:p>
          </table:table-cell>
          <table:table-cell table:style-name="ce10" office:value-type="float" office:value="560.6" calcext:value-type="float">
            <text:p>560.6</text:p>
          </table:table-cell>
          <table:table-cell office:value-type="float" office:value="0.0017792874" calcext:value-type="float">
            <text:p>1.7793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1" calcext:value-type="float">
            <text:p>561.0</text:p>
          </table:table-cell>
          <table:table-cell office:value-type="float" office:value="0.0080270312" calcext:value-type="float">
            <text:p>8.0270E-03</text:p>
          </table:table-cell>
          <table:table-cell table:style-name="ce10" office:value-type="float" office:value="561" calcext:value-type="float">
            <text:p>561.0</text:p>
          </table:table-cell>
          <table:table-cell office:value-type="float" office:value="0.0080270312" calcext:value-type="float">
            <text:p>8.0270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1.3" calcext:value-type="float">
            <text:p>561.3</text:p>
          </table:table-cell>
          <table:table-cell office:value-type="float" office:value="0.005196937" calcext:value-type="float">
            <text:p>5.1969E-03</text:p>
          </table:table-cell>
          <table:table-cell table:style-name="ce10" office:value-type="float" office:value="561.3" calcext:value-type="float">
            <text:p>561.3</text:p>
          </table:table-cell>
          <table:table-cell office:value-type="float" office:value="0.005196937" calcext:value-type="float">
            <text:p>5.1969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1.7" calcext:value-type="float">
            <text:p>561.7</text:p>
          </table:table-cell>
          <table:table-cell office:value-type="float" office:value="-0.0077396119" calcext:value-type="float">
            <text:p>-7.7396E-03</text:p>
          </table:table-cell>
          <table:table-cell table:style-name="ce10" office:value-type="float" office:value="561.7" calcext:value-type="float">
            <text:p>561.7</text:p>
          </table:table-cell>
          <table:table-cell office:value-type="float" office:value="-0.0077396119" calcext:value-type="float">
            <text:p>-7.7396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2.1" calcext:value-type="float">
            <text:p>562.1</text:p>
          </table:table-cell>
          <table:table-cell office:value-type="float" office:value="-0.0000036945" calcext:value-type="float">
            <text:p>-3.6945E-06</text:p>
          </table:table-cell>
          <table:table-cell table:style-name="ce10" office:value-type="float" office:value="562.1" calcext:value-type="float">
            <text:p>562.1</text:p>
          </table:table-cell>
          <table:table-cell office:value-type="float" office:value="-0.0000036945" calcext:value-type="float">
            <text:p>-3.6945E-0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2.5" calcext:value-type="float">
            <text:p>562.5</text:p>
          </table:table-cell>
          <table:table-cell office:value-type="float" office:value="-0.007687784" calcext:value-type="float">
            <text:p>-7.6878E-03</text:p>
          </table:table-cell>
          <table:table-cell table:style-name="ce10" office:value-type="float" office:value="562.5" calcext:value-type="float">
            <text:p>562.5</text:p>
          </table:table-cell>
          <table:table-cell office:value-type="float" office:value="-0.007687784" calcext:value-type="float">
            <text:p>-7.6878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2.9" calcext:value-type="float">
            <text:p>562.9</text:p>
          </table:table-cell>
          <table:table-cell office:value-type="float" office:value="0.0013188454" calcext:value-type="float">
            <text:p>1.3188E-03</text:p>
          </table:table-cell>
          <table:table-cell table:style-name="ce10" office:value-type="float" office:value="562.9" calcext:value-type="float">
            <text:p>562.9</text:p>
          </table:table-cell>
          <table:table-cell office:value-type="float" office:value="0.0013188454" calcext:value-type="float">
            <text:p>1.3188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3.3" calcext:value-type="float">
            <text:p>563.3</text:p>
          </table:table-cell>
          <table:table-cell office:value-type="float" office:value="0.0064614105" calcext:value-type="float">
            <text:p>6.4614E-03</text:p>
          </table:table-cell>
          <table:table-cell table:style-name="ce10" office:value-type="float" office:value="563.3" calcext:value-type="float">
            <text:p>563.3</text:p>
          </table:table-cell>
          <table:table-cell office:value-type="float" office:value="0.0064614105" calcext:value-type="float">
            <text:p>6.4614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3.7" calcext:value-type="float">
            <text:p>563.7</text:p>
          </table:table-cell>
          <table:table-cell office:value-type="float" office:value="-0.002016291" calcext:value-type="float">
            <text:p>-2.0163E-03</text:p>
          </table:table-cell>
          <table:table-cell table:style-name="ce10" office:value-type="float" office:value="563.7" calcext:value-type="float">
            <text:p>563.7</text:p>
          </table:table-cell>
          <table:table-cell office:value-type="float" office:value="-0.002016291" calcext:value-type="float">
            <text:p>-2.0163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4.1" calcext:value-type="float">
            <text:p>564.1</text:p>
          </table:table-cell>
          <table:table-cell office:value-type="float" office:value="0.0041230264" calcext:value-type="float">
            <text:p>4.1230E-03</text:p>
          </table:table-cell>
          <table:table-cell table:style-name="ce10" office:value-type="float" office:value="564.1" calcext:value-type="float">
            <text:p>564.1</text:p>
          </table:table-cell>
          <table:table-cell office:value-type="float" office:value="0.0041230264" calcext:value-type="float">
            <text:p>4.1230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4.5" calcext:value-type="float">
            <text:p>564.5</text:p>
          </table:table-cell>
          <table:table-cell office:value-type="float" office:value="-0.0001051494" calcext:value-type="float">
            <text:p>-1.0515E-04</text:p>
          </table:table-cell>
          <table:table-cell table:style-name="ce10" office:value-type="float" office:value="564.5" calcext:value-type="float">
            <text:p>564.5</text:p>
          </table:table-cell>
          <table:table-cell office:value-type="float" office:value="-0.0001051494" calcext:value-type="float">
            <text:p>-1.0515E-0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4.9" calcext:value-type="float">
            <text:p>564.9</text:p>
          </table:table-cell>
          <table:table-cell office:value-type="float" office:value="0.0054082387" calcext:value-type="float">
            <text:p>5.4082E-03</text:p>
          </table:table-cell>
          <table:table-cell table:style-name="ce10" office:value-type="float" office:value="564.9" calcext:value-type="float">
            <text:p>564.9</text:p>
          </table:table-cell>
          <table:table-cell office:value-type="float" office:value="0.0054082387" calcext:value-type="float">
            <text:p>5.4082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5.2" calcext:value-type="float">
            <text:p>565.2</text:p>
          </table:table-cell>
          <table:table-cell office:value-type="float" office:value="0.0065087186" calcext:value-type="float">
            <text:p>6.5087E-03</text:p>
          </table:table-cell>
          <table:table-cell table:style-name="ce10" office:value-type="float" office:value="565.2" calcext:value-type="float">
            <text:p>565.2</text:p>
          </table:table-cell>
          <table:table-cell office:value-type="float" office:value="0.0065087186" calcext:value-type="float">
            <text:p>6.5087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5.6" calcext:value-type="float">
            <text:p>565.6</text:p>
          </table:table-cell>
          <table:table-cell office:value-type="float" office:value="-0.0030297052" calcext:value-type="float">
            <text:p>-3.0297E-03</text:p>
          </table:table-cell>
          <table:table-cell table:style-name="ce10" office:value-type="float" office:value="565.6" calcext:value-type="float">
            <text:p>565.6</text:p>
          </table:table-cell>
          <table:table-cell office:value-type="float" office:value="-0.0030297052" calcext:value-type="float">
            <text:p>-3.0297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6" calcext:value-type="float">
            <text:p>566.0</text:p>
          </table:table-cell>
          <table:table-cell office:value-type="float" office:value="0.0029705722" calcext:value-type="float">
            <text:p>2.9706E-03</text:p>
          </table:table-cell>
          <table:table-cell table:style-name="ce10" office:value-type="float" office:value="566" calcext:value-type="float">
            <text:p>566.0</text:p>
          </table:table-cell>
          <table:table-cell office:value-type="float" office:value="0.0029705722" calcext:value-type="float">
            <text:p>2.9706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6.4" calcext:value-type="float">
            <text:p>566.4</text:p>
          </table:table-cell>
          <table:table-cell office:value-type="float" office:value="0.0046195152" calcext:value-type="float">
            <text:p>4.6195E-03</text:p>
          </table:table-cell>
          <table:table-cell table:style-name="ce10" office:value-type="float" office:value="566.4" calcext:value-type="float">
            <text:p>566.4</text:p>
          </table:table-cell>
          <table:table-cell office:value-type="float" office:value="0.0046195152" calcext:value-type="float">
            <text:p>4.6195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6.8" calcext:value-type="float">
            <text:p>566.8</text:p>
          </table:table-cell>
          <table:table-cell office:value-type="float" office:value="0.0009508076" calcext:value-type="float">
            <text:p>9.5081E-04</text:p>
          </table:table-cell>
          <table:table-cell table:style-name="ce10" office:value-type="float" office:value="566.8" calcext:value-type="float">
            <text:p>566.8</text:p>
          </table:table-cell>
          <table:table-cell office:value-type="float" office:value="0.0009508076" calcext:value-type="float">
            <text:p>9.5081E-0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7.2" calcext:value-type="float">
            <text:p>567.2</text:p>
          </table:table-cell>
          <table:table-cell office:value-type="float" office:value="0.0153167156" calcext:value-type="float">
            <text:p>1.5317E-02</text:p>
          </table:table-cell>
          <table:table-cell table:style-name="ce10" office:value-type="float" office:value="567.2" calcext:value-type="float">
            <text:p>567.2</text:p>
          </table:table-cell>
          <table:table-cell office:value-type="float" office:value="0.0153167156" calcext:value-type="float">
            <text:p>1.5317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7.6" calcext:value-type="float">
            <text:p>567.6</text:p>
          </table:table-cell>
          <table:table-cell office:value-type="float" office:value="-0.0075969086" calcext:value-type="float">
            <text:p>-7.5969E-03</text:p>
          </table:table-cell>
          <table:table-cell table:style-name="ce10" office:value-type="float" office:value="567.6" calcext:value-type="float">
            <text:p>567.6</text:p>
          </table:table-cell>
          <table:table-cell office:value-type="float" office:value="-0.0075969086" calcext:value-type="float">
            <text:p>-7.5969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8" calcext:value-type="float">
            <text:p>568.0</text:p>
          </table:table-cell>
          <table:table-cell office:value-type="float" office:value="-0.0000202224" calcext:value-type="float">
            <text:p>-2.0222E-05</text:p>
          </table:table-cell>
          <table:table-cell table:style-name="ce10" office:value-type="float" office:value="568" calcext:value-type="float">
            <text:p>568.0</text:p>
          </table:table-cell>
          <table:table-cell office:value-type="float" office:value="-0.0000202224" calcext:value-type="float">
            <text:p>-2.0222E-0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8.4" calcext:value-type="float">
            <text:p>568.4</text:p>
          </table:table-cell>
          <table:table-cell office:value-type="float" office:value="0.0055445437" calcext:value-type="float">
            <text:p>5.5445E-03</text:p>
          </table:table-cell>
          <table:table-cell table:style-name="ce10" office:value-type="float" office:value="568.4" calcext:value-type="float">
            <text:p>568.4</text:p>
          </table:table-cell>
          <table:table-cell office:value-type="float" office:value="0.0055445437" calcext:value-type="float">
            <text:p>5.5445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8.8" calcext:value-type="float">
            <text:p>568.8</text:p>
          </table:table-cell>
          <table:table-cell office:value-type="float" office:value="0.0114360936" calcext:value-type="float">
            <text:p>1.1436E-02</text:p>
          </table:table-cell>
          <table:table-cell table:style-name="ce10" office:value-type="float" office:value="568.8" calcext:value-type="float">
            <text:p>568.8</text:p>
          </table:table-cell>
          <table:table-cell office:value-type="float" office:value="0.0114360936" calcext:value-type="float">
            <text:p>1.1436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9.1" calcext:value-type="float">
            <text:p>569.1</text:p>
          </table:table-cell>
          <table:table-cell office:value-type="float" office:value="0.0107284115" calcext:value-type="float">
            <text:p>1.0728E-02</text:p>
          </table:table-cell>
          <table:table-cell table:style-name="ce10" office:value-type="float" office:value="569.1" calcext:value-type="float">
            <text:p>569.1</text:p>
          </table:table-cell>
          <table:table-cell office:value-type="float" office:value="0.0107284115" calcext:value-type="float">
            <text:p>1.0728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9.5" calcext:value-type="float">
            <text:p>569.5</text:p>
          </table:table-cell>
          <table:table-cell office:value-type="float" office:value="0.0105391049" calcext:value-type="float">
            <text:p>1.0539E-02</text:p>
          </table:table-cell>
          <table:table-cell table:style-name="ce10" office:value-type="float" office:value="569.5" calcext:value-type="float">
            <text:p>569.5</text:p>
          </table:table-cell>
          <table:table-cell office:value-type="float" office:value="0.0105391049" calcext:value-type="float">
            <text:p>1.0539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69.9" calcext:value-type="float">
            <text:p>569.9</text:p>
          </table:table-cell>
          <table:table-cell office:value-type="float" office:value="0.0040876097" calcext:value-type="float">
            <text:p>4.0876E-03</text:p>
          </table:table-cell>
          <table:table-cell table:style-name="ce10" office:value-type="float" office:value="569.9" calcext:value-type="float">
            <text:p>569.9</text:p>
          </table:table-cell>
          <table:table-cell office:value-type="float" office:value="0.0040876097" calcext:value-type="float">
            <text:p>4.0876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70.3" calcext:value-type="float">
            <text:p>570.3</text:p>
          </table:table-cell>
          <table:table-cell office:value-type="float" office:value="0.0148011862" calcext:value-type="float">
            <text:p>1.4801E-02</text:p>
          </table:table-cell>
          <table:table-cell table:style-name="ce10" office:value-type="float" office:value="570.3" calcext:value-type="float">
            <text:p>570.3</text:p>
          </table:table-cell>
          <table:table-cell office:value-type="float" office:value="0.0148011862" calcext:value-type="float">
            <text:p>1.4801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70.7" calcext:value-type="float">
            <text:p>570.7</text:p>
          </table:table-cell>
          <table:table-cell office:value-type="float" office:value="0.0115497462" calcext:value-type="float">
            <text:p>1.1550E-02</text:p>
          </table:table-cell>
          <table:table-cell table:style-name="ce10" office:value-type="float" office:value="570.7" calcext:value-type="float">
            <text:p>570.7</text:p>
          </table:table-cell>
          <table:table-cell office:value-type="float" office:value="0.0115497462" calcext:value-type="float">
            <text:p>1.155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71.1" calcext:value-type="float">
            <text:p>571.1</text:p>
          </table:table-cell>
          <table:table-cell office:value-type="float" office:value="0.0041960281" calcext:value-type="float">
            <text:p>4.1960E-03</text:p>
          </table:table-cell>
          <table:table-cell table:style-name="ce10" office:value-type="float" office:value="571.1" calcext:value-type="float">
            <text:p>571.1</text:p>
          </table:table-cell>
          <table:table-cell office:value-type="float" office:value="0.0041960281" calcext:value-type="float">
            <text:p>4.1960E-0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71.5" calcext:value-type="float">
            <text:p>571.5</text:p>
          </table:table-cell>
          <table:table-cell office:value-type="float" office:value="0.018079972" calcext:value-type="float">
            <text:p>1.8080E-02</text:p>
          </table:table-cell>
          <table:table-cell table:style-name="ce10" office:value-type="float" office:value="571.5" calcext:value-type="float">
            <text:p>571.5</text:p>
          </table:table-cell>
          <table:table-cell office:value-type="float" office:value="0.018079972" calcext:value-type="float">
            <text:p>1.8080E-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71.9" calcext:value-type="float">
            <text:p>571.9</text:p>
          </table:table-cell>
          <table:table-cell office:value-type="float" office:value="0.0074604464" calcext:value-type="float">
            <text:p>7.4604E-03</text:p>
          </table:table-cell>
          <table:table-cell table:style-name="ce10" office:value-type="float" office:value="571.9" calcext:value-type="float">
            <text:p>571.9</text:p>
          </table:table-cell>
          <table:table-cell office:value-type="float" office:value="0.0074604464" calcext:value-type="float">
            <text:p>7.4604E-03</text:p>
          </table:table-cell>
          <table:table-cell table:number-columns-repeated="2"/>
        </table:table-row>
        <table:table-row table:style-name="ro1" table:number-rows-repeated="104768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1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0">
      <number:number number:decimal-places="1" number:min-decimal-places="1" number:min-integer-digits="2"/>
    </number:number-style>
    <number:number-style style:name="N129">
      <number:number number:decimal-places="0" number:min-decimal-places="0" number:min-integer-digits="2"/>
    </number:number-style>
    <number:number-style style:name="N128">
      <number:number number:decimal-places="5" number:min-decimal-places="5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2:25:49.000837361</meta:creation-date>
    <dc:date>2023-06-02T10:32:57.238531989</dc:date>
    <meta:editing-duration>PT2H20M36S</meta:editing-duration>
    <meta:editing-cycles>15</meta:editing-cycles>
    <meta:generator>LibreOffice/7.3.7.2$Linux_X86_64 LibreOffice_project/30$Build-2</meta:generator>
    <meta:document-statistic meta:table-count="1" meta:cell-count="4554" meta:object-count="0"/>
  </office:meta>
</office:document-meta>
</file>